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F1" style:family="table-cell">
      <style:table-cell-properties style:vertical-align="middle" style:border-line-width="0.0007in 0.0347in 0.0007in" fo:padding="0.0194in" fo:border="2.6pt double #808080"/>
    </style:style>
    <style:style style:name="Table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8.F1" style:family="table-cell">
      <style:table-cell-properties style:vertical-align="middle" style:border-line-width="0.0007in 0.0347in 0.0007in" fo:padding="0.0194in" fo:border="2.6pt double #808080"/>
    </style:style>
    <style:style style:name="Table8.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F1" style:family="table-cell">
      <style:table-cell-properties style:border-line-width="0.0007in 0.0347in 0.0007in" fo:padding="0.0368in" fo:border="2.6pt double #808080"/>
    </style:style>
    <style:style style:name="Table4.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4.F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G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B2" style:family="table-cell" style:data-style-name="N0">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3"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4"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5"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6"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13.F1" style:family="table-cell">
      <style:table-cell-properties style:border-line-width="0.0007in 0.0347in 0.0007in" fo:padding="0.0368in" fo:border="2.6pt double #808080"/>
    </style:style>
    <style:style style:name="Table1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13.D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F1" style:family="table-cell">
      <style:table-cell-properties style:vertical-align="middle" style:border-line-width="0.0007in 0.0347in 0.0007in" fo:padding="0.0194in" fo:border="2.6pt double #808080"/>
    </style:style>
    <style:style style:name="Table10.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F1" style:family="table-cell">
      <style:table-cell-properties style:vertical-align="middle" style:border-line-width="0.0007in 0.0347in 0.0007in" fo:padding="0.0194in" fo:border="2.6pt double #808080"/>
    </style:style>
    <style:style style:name="Table11.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2.F1" style:family="table-cell">
      <style:table-cell-properties style:vertical-align="middle" style:border-line-width="0.0007in 0.0347in 0.0007in" fo:padding="0.0194in" fo:border="2.6pt double #808080"/>
    </style:style>
    <style:style style:name="Table1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0625in"/>
    </style:style>
    <style:style style:name="Table18.H" style:family="table-column">
      <style:table-column-properties style:column-width="5.3854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79in" fo:margin-left="0in" table:align="left" style:writing-mode="lr-tb"/>
    </style:style>
    <style:style style:name="Table6.A" style:family="table-column">
      <style:table-column-properties style:column-width="0.4958in"/>
    </style:style>
    <style:style style:name="Table6.B" style:family="table-column">
      <style:table-column-properties style:column-width="0.5063in"/>
    </style:style>
    <style:style style:name="Table6.D" style:family="table-column">
      <style:table-column-properties style:column-width="0.5021in"/>
    </style:style>
    <style:style style:name="Table6.E" style:family="table-column">
      <style:table-column-properties style:column-width="0.5in"/>
    </style:style>
    <style:style style:name="Table6.G" style:family="table-column">
      <style:table-column-properties style:column-width="1.0625in"/>
    </style:style>
    <style:style style:name="Table6.H" style:family="table-column">
      <style:table-column-properties style:column-width="5.3854in"/>
    </style:style>
    <style:style style:name="Table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H1" style:family="table-cell">
      <style:table-cell-properties style:vertical-align="middle" fo:background-color="#cccccc"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F1" style:family="table-cell">
      <style:table-cell-properties style:vertical-align="middle" style:border-line-width="0.0007in 0.0347in 0.0007in" fo:padding="0.0194in" fo:border="2.6pt double #808080"/>
    </style:style>
    <style:style style:name="Table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8.F1" style:family="table-cell">
      <style:table-cell-properties style:vertical-align="middle" style:border-line-width="0.0007in 0.0347in 0.0007in" fo:padding="0.0194in" fo:border="2.6pt double #808080"/>
    </style:style>
    <style:style style:name="Table8.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F1" style:family="table-cell">
      <style:table-cell-properties style:border-line-width="0.0007in 0.0347in 0.0007in" fo:padding="0.0368in" fo:border="2.6pt double #808080"/>
    </style:style>
    <style:style style:name="Table4.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4.F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G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B2" style:family="table-cell" style:data-style-name="N0">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3"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4"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5"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G6"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13.F1" style:family="table-cell">
      <style:table-cell-properties style:border-line-width="0.0007in 0.0347in 0.0007in" fo:padding="0.0368in" fo:border="2.6pt double #808080"/>
    </style:style>
    <style:style style:name="Table1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13.D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F1" style:family="table-cell">
      <style:table-cell-properties style:vertical-align="middle" style:border-line-width="0.0007in 0.0347in 0.0007in" fo:padding="0.0194in" fo:border="2.6pt double #808080"/>
    </style:style>
    <style:style style:name="Table10.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F1" style:family="table-cell">
      <style:table-cell-properties style:vertical-align="middle" style:border-line-width="0.0007in 0.0347in 0.0007in" fo:padding="0.0194in" fo:border="2.6pt double #808080"/>
    </style:style>
    <style:style style:name="Table11.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2.F1" style:family="table-cell">
      <style:table-cell-properties style:vertical-align="middle" style:border-line-width="0.0007in 0.0347in 0.0007in" fo:padding="0.0194in" fo:border="2.6pt double #808080"/>
    </style:style>
    <style:style style:name="Table1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Table_20_Heading">
      <style:paragraph-properties fo:text-align="center" style:justify-single-word="false"/>
    </style:style>
    <style:style style:name="P16" style:family="paragraph" style:parent-style-name="Contents_20_1">
      <style:paragraph-properties>
        <style:tab-stops>
          <style:tab-stop style:position="9.4252in" style:type="right" style:leader-style="dotted" style:leader-text="."/>
        </style:tab-stops>
      </style:paragraph-properties>
    </style:style>
    <style:style style:name="P17" style:family="paragraph" style:parent-style-name="Contents_20_2">
      <style:paragraph-properties>
        <style:tab-stops>
          <style:tab-stop style:position="9.4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1">
      <style:text-properties style:font-name="Times New Roman1"/>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style>
    <style:style style:name="P22" style:family="paragraph" style:parent-style-name="Heading_20_1" style:master-page-name="First_20_Page">
      <style:paragraph-properties style:page-number="auto"/>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Table_20_Contents">
      <style:paragraph-properties fo:text-align="center" style:justify-single-word="false"/>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fo:color="#000000" fo:font-size="12pt" style:font-name-asian="TimesNewRomanPSMT" style:font-size-asian="12pt" style:font-name-complex="TimesNewRomanPSMT" style:font-size-complex="12pt"/>
    </style:style>
    <style:style style:name="T11" style:family="text">
      <style:text-properties officeooo:rsid="001f6b1f"/>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1528032" text:id="ct41528032">
          <text:deletion>
            <office:change-info>
              <dc:creator>Stuart Baker</dc:creator>
              <dc:date>2015-02-07T16:34:00</dc:date>
            </office:change-info>
            <text:p text:style-name="Standard">u</text:p>
          </text:deletion>
        </text:changed-region>
        <text:changed-region xml:id="ct41528736" text:id="ct41528736">
          <text:insertion>
            <office:change-info>
              <dc:creator>Stuart Baker</dc:creator>
              <dc:date>2015-02-07T16:34:00</dc:date>
            </office:change-info>
          </text:insertion>
        </text:changed-region>
        <text:changed-region xml:id="ct41530032" text:id="ct41530032">
          <text:deletion>
            <office:change-info>
              <dc:creator>Stuart Baker</dc:creator>
              <dc:date>2015-02-07T16:34:00</dc:date>
            </office:change-info>
            <text:p text:style-name="Standard">i</text:p>
          </text:deletion>
        </text:changed-region>
        <text:changed-region xml:id="ct41530256" text:id="ct41530256">
          <text:insertion>
            <office:change-info>
              <dc:creator>Stuart Baker</dc:creator>
              <dc:date>2015-02-07T16:34:00</dc:date>
            </office:change-info>
          </text:insertion>
        </text:changed-region>
        <text:changed-region xml:id="ct41528256" text:id="ct41528256">
          <text:insertion>
            <office:change-info>
              <dc:creator>Stuart Baker</dc:creator>
              <dc:date>2015-02-07T16:34:00</dc:date>
            </office:change-info>
          </text:insertion>
        </text:changed-region>
        <text:changed-region xml:id="ct41533184" text:id="ct41533184">
          <text:deletion>
            <office:change-info>
              <dc:creator>Stuart Baker</dc:creator>
              <dc:date>2015-02-07T16:34:00</dc:date>
            </office:change-info>
            <text:p text:style-name="Standard"/>
            <text:p text:style-name="Standard">For more information on format and presentation, see: </text:p>
            <text:p text:style-name="Standard">OpenLCB Common Information Technical Note</text:p>
          </text:deletion>
        </text:changed-region>
        <text:changed-region xml:id="ct41535600" text:id="ct41535600">
          <text:insertion>
            <office:change-info>
              <dc:creator>Stuart Baker</dc:creator>
              <dc:date>2015-02-07T16:34:00</dc:date>
            </office:change-info>
          </text:insertion>
        </text:changed-region>
        <text:changed-region xml:id="ct41532784" text:id="ct41532784">
          <text:deletion>
            <office:change-info>
              <dc:creator>Stuart Baker</dc:creator>
              <dc:date>2015-02-07T16:31:00</dc:date>
            </office:change-info>
            <text:h text:style-name="Heading_20_1" text:outline-level="1">se</text:h>
          </text:deletion>
        </text:changed-region>
        <text:changed-region xml:id="ct41533728" text:id="ct41533728">
          <text:deletion>
            <office:change-info>
              <dc:creator>Stuart Baker</dc:creator>
              <dc:date>2015-02-07T16:32:00</dc:date>
            </office:change-info>
            <text:h text:style-name="Heading_20_1" text:outline-level="1">Intended U</text:h>
          </text:deletion>
        </text:changed-region>
        <text:changed-region xml:id="ct41535792" text:id="ct41535792">
          <text:insertion>
            <office:change-info>
              <dc:creator>Stuart Baker</dc:creator>
              <dc:date>2015-02-07T16:32:00</dc:date>
            </office:change-info>
          </text:insertion>
        </text:changed-region>
        <text:changed-region xml:id="ct41532240" text:id="ct41532240">
          <text:insertion>
            <office:change-info>
              <dc:creator>Stuart Baker</dc:creator>
              <dc:date>2015-02-07T16:32:00</dc:date>
            </office:change-info>
          </text:insertion>
        </text:changed-region>
        <text:changed-region xml:id="ct41532976" text:id="ct41532976">
          <text:deletion>
            <office:change-info>
              <dc:creator>Stuart Baker</dc:creator>
              <dc:date>2015-02-07T16:34:00</dc:date>
            </office:change-info>
            <text:list xml:id="list6697296572852147256" text:style-name="L1">
              <text:list-item>
                <text:p text:style-name="P1"/>
              </text:list-item>
              <text:list-item>
                <text:p text:style-name="P1">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list-item>
            </text:list>
          </text:deletion>
        </text:changed-region>
        <text:changed-region xml:id="ct41537456" text:id="ct41537456">
          <text:deletion>
            <office:change-info>
              <dc:creator>Stuart Baker</dc:creator>
              <dc:date>2015-02-07T16:32:00</dc:date>
            </office:change-info>
            <text:h text:style-name="Heading_20_1" text:outline-level="1">Content and </text:h>
          </text:deletion>
        </text:changed-region>
        <text:changed-region xml:id="ct43449120" text:id="ct43449120">
          <text:deletion>
            <office:change-info>
              <dc:creator>Stuart Baker</dc:creator>
              <dc:date>2015-02-07T16:34:00</dc:date>
            </office:change-info>
            <text:h text:style-name="Heading_20_1" text:outline-level="1">References and Context (Normative)</text:h>
            <text:p text:style-name="Standard">(Intentionally left blank)</text:p>
            <text:h text:style-name="Heading_20_1" text:outline-level="1"/>
          </text:deletion>
        </text:changed-region>
        <text:changed-region xml:id="ct41537648" text:id="ct41537648">
          <text:deletion>
            <office:change-info>
              <dc:creator>Stuart Baker</dc:creator>
              <dc:date>2015-02-07T16:32:00</dc:date>
            </office:change-info>
            <text:h text:style-name="Heading_20_1" text:outline-level="1"><text:s/>(Normative)</text:h>
          </text:deletion>
        </text:changed-region>
        <text:changed-region xml:id="ct43469712" text:id="ct43469712">
          <text:deletion>
            <office:change-info>
              <dc:creator>Stuart Baker</dc:creator>
              <dc:date>2015-02-07T16:37:00</dc:date>
            </office:change-info>
            <text:p text:style-name="Standard">u</text:p>
          </text:deletion>
        </text:changed-region>
        <text:changed-region xml:id="ct43469904" text:id="ct43469904">
          <text:insertion>
            <office:change-info>
              <dc:creator>Stuart Baker</dc:creator>
              <dc:date>2015-02-07T16:37:00</dc:date>
            </office:change-info>
          </text:insertion>
        </text:changed-region>
        <text:changed-region xml:id="ct43470288" text:id="ct43470288">
          <text:deletion>
            <office:change-info>
              <dc:creator>Stuart Baker</dc:creator>
              <dc:date>2015-02-07T16:37:00</dc:date>
            </office:change-info>
            <text:p text:style-name="Standard">D</text:p>
          </text:deletion>
        </text:changed-region>
        <text:changed-region xml:id="ct43471536" text:id="ct43471536">
          <text:insertion>
            <office:change-info>
              <dc:creator>Stuart Baker</dc:creator>
              <dc:date>2015-02-07T16:37:00</dc:date>
            </office:change-info>
          </text:insertion>
        </text:changed-region>
        <text:changed-region xml:id="ct41599664" text:id="ct41599664">
          <text:insertion>
            <office:change-info>
              <dc:creator>Stuart Baker</dc:creator>
              <dc:date>2015-02-07T16:38:00</dc:date>
            </office:change-info>
          </text:insertion>
        </text:changed-region>
        <text:changed-region xml:id="ct43472352" text:id="ct43472352">
          <text:deletion>
            <office:change-info>
              <dc:creator>Stuart Baker</dc:creator>
              <dc:date>2015-02-07T16:38:00</dc:date>
            </office:change-info>
            <text:p text:style-name="Standard">u</text:p>
          </text:deletion>
        </text:changed-region>
        <text:changed-region xml:id="ct43472544" text:id="ct43472544">
          <text:insertion>
            <office:change-info>
              <dc:creator>Stuart Baker</dc:creator>
              <dc:date>2015-02-07T16:38:00</dc:date>
            </office:change-info>
          </text:insertion>
        </text:changed-region>
        <text:changed-region xml:id="ct43472736" text:id="ct43472736">
          <text:deletion>
            <office:change-info>
              <dc:creator>Stuart Baker</dc:creator>
              <dc:date>2015-02-07T16:38:00</dc:date>
            </office:change-info>
            <text:p text:style-name="Standard">D</text:p>
          </text:deletion>
        </text:changed-region>
        <text:changed-region xml:id="ct43471728" text:id="ct43471728">
          <text:insertion>
            <office:change-info>
              <dc:creator>Stuart Baker</dc:creator>
              <dc:date>2015-02-07T16:38:00</dc:date>
            </office:change-info>
          </text:insertion>
        </text:changed-region>
        <text:changed-region xml:id="ct41116272" text:id="ct41116272">
          <text:deletion>
            <office:change-info>
              <dc:creator>Stuart Baker</dc:creator>
              <dc:date>2015-02-07T16:38:00</dc:date>
            </office:change-info>
            <text:p text:style-name="Standard">u</text:p>
          </text:deletion>
        </text:changed-region>
        <text:changed-region xml:id="ct41115600" text:id="ct41115600">
          <text:insertion>
            <office:change-info>
              <dc:creator>Stuart Baker</dc:creator>
              <dc:date>2015-02-07T16:38:00</dc:date>
            </office:change-info>
          </text:insertion>
        </text:changed-region>
        <text:changed-region xml:id="ct43471920" text:id="ct43471920">
          <text:deletion>
            <office:change-info>
              <dc:creator>Stuart Baker</dc:creator>
              <dc:date>2015-02-07T16:38:00</dc:date>
            </office:change-info>
            <text:p text:style-name="Standard">i</text:p>
          </text:deletion>
        </text:changed-region>
        <text:changed-region xml:id="ct43472112" text:id="ct43472112">
          <text:insertion>
            <office:change-info>
              <dc:creator>Stuart Baker</dc:creator>
              <dc:date>2015-02-07T16:38:00</dc:date>
            </office:change-info>
          </text:insertion>
        </text:changed-region>
        <text:changed-region xml:id="ct41537184" text:id="ct41537184">
          <text:deletion>
            <office:change-info>
              <dc:creator>Stuart Baker</dc:creator>
              <dc:date>2015-02-07T16:38:00</dc:date>
            </office:change-info>
            <text:p text:style-name="Standard">n</text:p>
          </text:deletion>
        </text:changed-region>
        <text:changed-region xml:id="ct43474336" text:id="ct43474336">
          <text:insertion>
            <office:change-info>
              <dc:creator>Stuart Baker</dc:creator>
              <dc:date>2015-02-07T16:38:00</dc:date>
            </office:change-info>
          </text:insertion>
        </text:changed-region>
        <text:changed-region xml:id="ct43474528" text:id="ct43474528">
          <text:deletion>
            <office:change-info>
              <dc:creator>Stuart Baker</dc:creator>
              <dc:date>2015-02-07T16:38:00</dc:date>
            </office:change-info>
            <text:p text:style-name="Standard">i</text:p>
          </text:deletion>
        </text:changed-region>
        <text:changed-region xml:id="ct43474720" text:id="ct43474720">
          <text:insertion>
            <office:change-info>
              <dc:creator>Stuart Baker</dc:creator>
              <dc:date>2015-02-07T16:38:00</dc:date>
            </office:change-info>
          </text:insertion>
        </text:changed-region>
        <text:changed-region xml:id="ct43475104" text:id="ct43475104">
          <text:deletion>
            <office:change-info>
              <dc:creator>Stuart Baker</dc:creator>
              <dc:date>2015-02-07T16:38:00</dc:date>
            </office:change-info>
            <text:p text:style-name="Standard">n</text:p>
          </text:deletion>
        </text:changed-region>
        <text:changed-region xml:id="ct43474912" text:id="ct43474912">
          <text:insertion>
            <office:change-info>
              <dc:creator>Stuart Baker</dc:creator>
              <dc:date>2015-02-07T16:38:00</dc:date>
            </office:change-info>
          </text:insertion>
        </text:changed-region>
        <text:changed-region xml:id="ct41470336" text:id="ct41470336">
          <text:deletion>
            <office:change-info>
              <dc:creator>Stuart Baker</dc:creator>
              <dc:date>2015-02-07T16:40:00</dc:date>
            </office:change-info>
            <text:p text:style-name="Standard"/>
            <text:p text:style-name="Standard"/>
          </text:deletion>
        </text:changed-region>
        <text:changed-region xml:id="ct43475296" text:id="ct43475296">
          <text:insertion>
            <office:change-info>
              <dc:creator>Stuart Baker</dc:creator>
              <dc:date>2015-02-07T16:40:00</dc:date>
            </office:change-info>
          </text:insertion>
        </text:changed-region>
        <text:changed-region xml:id="ct41115920" text:id="ct41115920">
          <text:deletion>
            <office:change-info>
              <dc:creator>Stuart Baker</dc:creator>
              <dc:date>2015-02-07T16:40:00</dc:date>
            </office:change-info>
            <text:p text:style-name="Standard">hose t</text:p>
          </text:deletion>
        </text:changed-region>
        <text:changed-region xml:id="ct41468560" text:id="ct41468560">
          <text:deletion>
            <office:change-info>
              <dc:creator>Stuart Baker</dc:creator>
              <dc:date>2015-02-07T16:40:00</dc:date>
            </office:change-info>
            <text:p text:style-name="Standard">u</text:p>
          </text:deletion>
        </text:changed-region>
        <text:changed-region xml:id="ct41116800" text:id="ct41116800">
          <text:insertion>
            <office:change-info>
              <dc:creator>Stuart Baker</dc:creator>
              <dc:date>2015-02-07T16:40:00</dc:date>
            </office:change-info>
          </text:insertion>
        </text:changed-region>
        <text:changed-region xml:id="ct41491120" text:id="ct41491120">
          <text:deletion>
            <office:change-info>
              <dc:creator>Stuart Baker</dc:creator>
              <dc:date>2015-02-07T16:40:00</dc:date>
            </office:change-info>
            <text:p text:style-name="Standard">D</text:p>
          </text:deletion>
        </text:changed-region>
        <text:changed-region xml:id="ct43475696" text:id="ct43475696">
          <text:insertion>
            <office:change-info>
              <dc:creator>Stuart Baker</dc:creator>
              <dc:date>2015-02-07T16:40:00</dc:date>
            </office:change-info>
          </text:insertion>
        </text:changed-region>
        <text:changed-region xml:id="ct42082400" text:id="ct42082400">
          <text:deletion>
            <office:change-info>
              <dc:creator>Stuart Baker</dc:creator>
              <dc:date>2015-02-07T13:20:00</dc:date>
            </office:change-info>
            <text:p text:style-name="Standard"/>
            <text:p text:style-name="Standard"/>
            <text:p text:style-name="Standard"/>
            <text:p text:style-name="Standard"/>
          </text:deletion>
        </text:changed-region>
        <text:changed-region xml:id="ct41493104" text:id="ct41493104">
          <text:deletion>
            <office:change-info>
              <dc:creator>Stuart Baker</dc:creator>
              <dc:date>2015-02-07T16:39:00</dc:date>
            </office:change-info>
            <text:p text:style-name="Standard"/>
            <text:p text:style-name="Standard">Allocated ranges shall not be reused for other allocations.</text:p>
          </text:deletion>
        </text:changed-region>
        <text:changed-region xml:id="ct41493376" text:id="ct41493376">
          <text:insertion>
            <office:change-info>
              <dc:creator>Stuart Baker</dc:creator>
              <dc:date>2015-02-07T16:39:00</dc:date>
            </office:change-info>
          </text:insertion>
        </text:changed-region>
        <text:changed-region xml:id="ct41470032" text:id="ct41470032">
          <text:insertion>
            <office:change-info>
              <dc:creator>Stuart Baker</dc:creator>
              <dc:date>2015-02-07T16:40:00</dc:date>
            </office:change-info>
          </text:insertion>
        </text:changed-region>
        <text:changed-region xml:id="ct42082592" text:id="ct42082592">
          <text:insertion>
            <office:change-info>
              <dc:creator>Stuart Baker</dc:creator>
              <dc:date>2015-02-07T13:20:00</dc:date>
            </office:change-info>
          </text:insertion>
        </text:changed-region>
        <text:changed-region xml:id="ct43476704" text:id="ct43476704">
          <text:insertion>
            <office:change-info>
              <dc:creator>Stuart Baker</dc:creator>
              <dc:date>2015-02-07T13:29:00</dc:date>
            </office:change-info>
          </text:insertion>
        </text:changed-region>
        <text:changed-region xml:id="ct43477120" text:id="ct43477120">
          <text:insertion>
            <office:change-info>
              <dc:creator>Stuart Baker</dc:creator>
              <dc:date>2015-02-07T13:31:00</dc:date>
            </office:change-info>
          </text:insertion>
        </text:changed-region>
        <text:changed-region xml:id="ct43476896" text:id="ct43476896">
          <text:insertion>
            <office:change-info>
              <dc:creator>Stuart Baker</dc:creator>
              <dc:date>2015-02-07T13:32:00</dc:date>
            </office:change-info>
          </text:insertion>
        </text:changed-region>
        <text:changed-region xml:id="ct43478224" text:id="ct43478224">
          <text:insertion>
            <office:change-info>
              <dc:creator>Stuart Baker</dc:creator>
              <dc:date>2015-02-07T13:20:00</dc:date>
            </office:change-info>
          </text:insertion>
        </text:changed-region>
        <text:changed-region xml:id="ct43478032" text:id="ct43478032">
          <text:insertion>
            <office:change-info>
              <dc:creator>Stuart Baker</dc:creator>
              <dc:date>2015-02-07T13:20:00</dc:date>
            </office:change-info>
          </text:insertion>
        </text:changed-region>
        <text:changed-region xml:id="ct43478416" text:id="ct43478416">
          <text:insertion>
            <office:change-info>
              <dc:creator>Stuart Baker</dc:creator>
              <dc:date>2015-02-07T13:20:00</dc:date>
            </office:change-info>
          </text:insertion>
        </text:changed-region>
        <text:changed-region xml:id="ct43478608" text:id="ct43478608">
          <text:insertion>
            <office:change-info>
              <dc:creator>Stuart Baker</dc:creator>
              <dc:date>2015-02-07T13:20:00</dc:date>
            </office:change-info>
          </text:insertion>
        </text:changed-region>
        <text:changed-region xml:id="ct42091552" text:id="ct42091552">
          <text:insertion>
            <office:change-info>
              <dc:creator>Stuart Baker</dc:creator>
              <dc:date>2015-02-07T13:20:00</dc:date>
            </office:change-info>
          </text:insertion>
        </text:changed-region>
        <text:changed-region xml:id="ct43478800" text:id="ct43478800">
          <text:insertion>
            <office:change-info>
              <dc:creator>Stuart Baker</dc:creator>
              <dc:date>2015-02-07T13:20:00</dc:date>
            </office:change-info>
          </text:insertion>
        </text:changed-region>
        <text:changed-region xml:id="ct42092384" text:id="ct42092384">
          <text:insertion>
            <office:change-info>
              <dc:creator>Stuart Baker</dc:creator>
              <dc:date>2015-02-07T13:20:00</dc:date>
            </office:change-info>
          </text:insertion>
        </text:changed-region>
        <text:changed-region xml:id="ct42092816" text:id="ct42092816">
          <text:insertion>
            <office:change-info>
              <dc:creator>Stuart Baker</dc:creator>
              <dc:date>2015-02-07T13:20:00</dc:date>
            </office:change-info>
          </text:insertion>
        </text:changed-region>
        <text:changed-region xml:id="ct42093184" text:id="ct42093184">
          <text:insertion>
            <office:change-info>
              <dc:creator>Stuart Baker</dc:creator>
              <dc:date>2015-02-07T13:22:00</dc:date>
            </office:change-info>
          </text:insertion>
        </text:changed-region>
        <text:changed-region xml:id="ct43479264" text:id="ct43479264">
          <text:insertion>
            <office:change-info>
              <dc:creator>Stuart Baker</dc:creator>
              <dc:date>2015-02-07T13:22:00</dc:date>
            </office:change-info>
          </text:insertion>
        </text:changed-region>
        <text:changed-region xml:id="ct43479536" text:id="ct43479536">
          <text:insertion>
            <office:change-info>
              <dc:creator>Stuart Baker</dc:creator>
              <dc:date>2015-02-07T13:22:00</dc:date>
            </office:change-info>
          </text:insertion>
        </text:changed-region>
        <text:changed-region xml:id="ct43479728" text:id="ct43479728">
          <text:insertion>
            <office:change-info>
              <dc:creator>Stuart Baker</dc:creator>
              <dc:date>2015-02-07T13:22:00</dc:date>
            </office:change-info>
          </text:insertion>
        </text:changed-region>
        <text:changed-region xml:id="ct43479920" text:id="ct43479920">
          <text:insertion>
            <office:change-info>
              <dc:creator>Stuart Baker</dc:creator>
              <dc:date>2015-02-07T13:22:00</dc:date>
            </office:change-info>
          </text:insertion>
        </text:changed-region>
        <text:changed-region xml:id="ct43473808" text:id="ct43473808">
          <text:insertion>
            <office:change-info>
              <dc:creator>Stuart Baker</dc:creator>
              <dc:date>2015-02-07T13:22:00</dc:date>
            </office:change-info>
          </text:insertion>
        </text:changed-region>
        <text:changed-region xml:id="ct42011168" text:id="ct42011168">
          <text:insertion>
            <office:change-info>
              <dc:creator>Stuart Baker</dc:creator>
              <dc:date>2015-02-07T13:22:00</dc:date>
            </office:change-info>
          </text:insertion>
        </text:changed-region>
        <text:changed-region xml:id="ct43474080" text:id="ct43474080">
          <text:insertion>
            <office:change-info>
              <dc:creator>Stuart Baker</dc:creator>
              <dc:date>2015-02-07T13:22:00</dc:date>
            </office:change-info>
          </text:insertion>
        </text:changed-region>
        <text:changed-region xml:id="ct43482016" text:id="ct43482016">
          <text:insertion>
            <office:change-info>
              <dc:creator>Stuart Baker</dc:creator>
              <dc:date>2015-02-07T13:20:00</dc:date>
            </office:change-info>
          </text:insertion>
        </text:changed-region>
        <text:changed-region xml:id="ct43482208" text:id="ct43482208">
          <text:insertion>
            <office:change-info>
              <dc:creator>Stuart Baker</dc:creator>
              <dc:date>2015-02-07T13:21:00</dc:date>
            </office:change-info>
          </text:insertion>
        </text:changed-region>
        <text:changed-region xml:id="ct43482400" text:id="ct43482400">
          <text:insertion>
            <office:change-info>
              <dc:creator>Stuart Baker</dc:creator>
              <dc:date>2015-02-07T13:21:00</dc:date>
            </office:change-info>
          </text:insertion>
        </text:changed-region>
        <text:changed-region xml:id="ct43482592" text:id="ct43482592">
          <text:insertion>
            <office:change-info>
              <dc:creator>Stuart Baker</dc:creator>
              <dc:date>2015-02-07T13:21:00</dc:date>
            </office:change-info>
          </text:insertion>
        </text:changed-region>
        <text:changed-region xml:id="ct42013312" text:id="ct42013312">
          <text:insertion>
            <office:change-info>
              <dc:creator>Stuart Baker</dc:creator>
              <dc:date>2015-02-07T13:21:00</dc:date>
            </office:change-info>
          </text:insertion>
        </text:changed-region>
        <text:changed-region xml:id="ct42013680" text:id="ct42013680">
          <text:insertion>
            <office:change-info>
              <dc:creator>Stuart Baker</dc:creator>
              <dc:date>2015-02-07T13:21:00</dc:date>
            </office:change-info>
          </text:insertion>
        </text:changed-region>
        <text:changed-region xml:id="ct42014112" text:id="ct42014112">
          <text:insertion>
            <office:change-info>
              <dc:creator>Stuart Baker</dc:creator>
              <dc:date>2015-02-07T13:20:00</dc:date>
            </office:change-info>
          </text:insertion>
        </text:changed-region>
        <text:changed-region xml:id="ct43482784" text:id="ct43482784">
          <text:insertion>
            <office:change-info>
              <dc:creator>Stuart Baker</dc:creator>
              <dc:date>2015-02-07T13:22:00</dc:date>
            </office:change-info>
          </text:insertion>
        </text:changed-region>
        <text:changed-region xml:id="ct43483632" text:id="ct43483632">
          <text:insertion>
            <office:change-info>
              <dc:creator>Stuart Baker</dc:creator>
              <dc:date>2015-02-07T13:20:00</dc:date>
            </office:change-info>
          </text:insertion>
        </text:changed-region>
        <text:changed-region xml:id="ct43483824" text:id="ct43483824">
          <text:insertion>
            <office:change-info>
              <dc:creator>Stuart Baker</dc:creator>
              <dc:date>2015-02-07T13:21:00</dc:date>
            </office:change-info>
          </text:insertion>
        </text:changed-region>
        <text:changed-region xml:id="ct43484016" text:id="ct43484016">
          <text:insertion>
            <office:change-info>
              <dc:creator>Stuart Baker</dc:creator>
              <dc:date>2015-02-07T13:21:00</dc:date>
            </office:change-info>
          </text:insertion>
        </text:changed-region>
        <text:changed-region xml:id="ct43484208" text:id="ct43484208">
          <text:insertion>
            <office:change-info>
              <dc:creator>Stuart Baker</dc:creator>
              <dc:date>2015-02-07T13:20:00</dc:date>
            </office:change-info>
          </text:insertion>
        </text:changed-region>
        <text:changed-region xml:id="ct41514176" text:id="ct41514176">
          <text:insertion>
            <office:change-info>
              <dc:creator>Stuart Baker</dc:creator>
              <dc:date>2015-02-07T13:20:00</dc:date>
            </office:change-info>
          </text:insertion>
        </text:changed-region>
        <text:changed-region xml:id="ct42011536" text:id="ct42011536">
          <text:insertion>
            <office:change-info>
              <dc:creator>Stuart Baker</dc:creator>
              <dc:date>2015-02-07T13:20:00</dc:date>
            </office:change-info>
          </text:insertion>
        </text:changed-region>
        <text:changed-region xml:id="ct42094960" text:id="ct42094960">
          <text:insertion>
            <office:change-info>
              <dc:creator>Stuart Baker</dc:creator>
              <dc:date>2015-02-07T13:20:00</dc:date>
            </office:change-info>
          </text:insertion>
        </text:changed-region>
        <text:changed-region xml:id="ct41513744" text:id="ct41513744">
          <text:insertion>
            <office:change-info>
              <dc:creator>Stuart Baker</dc:creator>
              <dc:date>2015-02-07T13:20:00</dc:date>
            </office:change-info>
          </text:insertion>
        </text:changed-region>
        <text:changed-region xml:id="ct43484512" text:id="ct43484512">
          <text:insertion>
            <office:change-info>
              <dc:creator>Stuart Baker</dc:creator>
              <dc:date>2015-02-07T13:23:00</dc:date>
            </office:change-info>
          </text:insertion>
        </text:changed-region>
        <text:changed-region xml:id="ct43485424" text:id="ct43485424">
          <text:insertion>
            <office:change-info>
              <dc:creator>Stuart Baker</dc:creator>
              <dc:date>2015-02-07T13:20:00</dc:date>
            </office:change-info>
          </text:insertion>
        </text:changed-region>
        <text:changed-region xml:id="ct43485696" text:id="ct43485696">
          <text:insertion>
            <office:change-info>
              <dc:creator>Stuart Baker</dc:creator>
              <dc:date>2015-02-07T13:21:00</dc:date>
            </office:change-info>
          </text:insertion>
        </text:changed-region>
        <text:changed-region xml:id="ct43485056" text:id="ct43485056">
          <text:insertion>
            <office:change-info>
              <dc:creator>Stuart Baker</dc:creator>
              <dc:date>2015-02-07T13:21:00</dc:date>
            </office:change-info>
          </text:insertion>
        </text:changed-region>
        <text:changed-region xml:id="ct43485888" text:id="ct43485888">
          <text:insertion>
            <office:change-info>
              <dc:creator>Stuart Baker</dc:creator>
              <dc:date>2015-02-07T13:20:00</dc:date>
            </office:change-info>
          </text:insertion>
        </text:changed-region>
        <text:changed-region xml:id="ct41515584" text:id="ct41515584">
          <text:insertion>
            <office:change-info>
              <dc:creator>Stuart Baker</dc:creator>
              <dc:date>2015-02-07T13:20:00</dc:date>
            </office:change-info>
          </text:insertion>
        </text:changed-region>
        <text:changed-region xml:id="ct41514480" text:id="ct41514480">
          <text:insertion>
            <office:change-info>
              <dc:creator>Stuart Baker</dc:creator>
              <dc:date>2015-02-07T13:20:00</dc:date>
            </office:change-info>
          </text:insertion>
        </text:changed-region>
        <text:changed-region xml:id="ct41666880" text:id="ct41666880">
          <text:insertion>
            <office:change-info>
              <dc:creator>Stuart Baker</dc:creator>
              <dc:date>2015-02-07T13:20:00</dc:date>
            </office:change-info>
          </text:insertion>
        </text:changed-region>
        <text:changed-region xml:id="ct41666512" text:id="ct41666512">
          <text:insertion>
            <office:change-info>
              <dc:creator>Stuart Baker</dc:creator>
              <dc:date>2015-02-07T13:20:00</dc:date>
            </office:change-info>
          </text:insertion>
        </text:changed-region>
        <text:changed-region xml:id="ct43486144" text:id="ct43486144">
          <text:insertion>
            <office:change-info>
              <dc:creator>Stuart Baker</dc:creator>
              <dc:date>2015-02-07T13:23:00</dc:date>
            </office:change-info>
          </text:insertion>
        </text:changed-region>
        <text:changed-region xml:id="ct43486480" text:id="ct43486480">
          <text:insertion>
            <office:change-info>
              <dc:creator>Stuart Baker</dc:creator>
              <dc:date>2015-02-07T13:24:00</dc:date>
            </office:change-info>
          </text:insertion>
        </text:changed-region>
        <text:changed-region xml:id="ct43487328" text:id="ct43487328">
          <text:insertion>
            <office:change-info>
              <dc:creator>Stuart Baker</dc:creator>
              <dc:date>2015-02-07T13:20:00</dc:date>
            </office:change-info>
          </text:insertion>
        </text:changed-region>
        <text:changed-region xml:id="ct43487520" text:id="ct43487520">
          <text:insertion>
            <office:change-info>
              <dc:creator>Stuart Baker</dc:creator>
              <dc:date>2015-02-07T13:21:00</dc:date>
            </office:change-info>
          </text:insertion>
        </text:changed-region>
        <text:changed-region xml:id="ct43487024" text:id="ct43487024">
          <text:insertion>
            <office:change-info>
              <dc:creator>Stuart Baker</dc:creator>
              <dc:date>2015-02-07T13:21:00</dc:date>
            </office:change-info>
          </text:insertion>
        </text:changed-region>
        <text:changed-region xml:id="ct43487712" text:id="ct43487712">
          <text:insertion>
            <office:change-info>
              <dc:creator>Stuart Baker</dc:creator>
              <dc:date>2015-02-07T13:20:00</dc:date>
            </office:change-info>
          </text:insertion>
        </text:changed-region>
        <text:changed-region xml:id="ct43487904" text:id="ct43487904">
          <text:insertion>
            <office:change-info>
              <dc:creator>Stuart Baker</dc:creator>
              <dc:date>2015-02-07T13:20:00</dc:date>
            </office:change-info>
          </text:insertion>
        </text:changed-region>
        <text:changed-region xml:id="ct41473312" text:id="ct41473312">
          <text:insertion>
            <office:change-info>
              <dc:creator>Stuart Baker</dc:creator>
              <dc:date>2015-02-07T13:20:00</dc:date>
            </office:change-info>
          </text:insertion>
        </text:changed-region>
        <text:changed-region xml:id="ct41668416" text:id="ct41668416">
          <text:insertion>
            <office:change-info>
              <dc:creator>Stuart Baker</dc:creator>
              <dc:date>2015-02-07T13:20:00</dc:date>
            </office:change-info>
          </text:insertion>
        </text:changed-region>
        <text:changed-region xml:id="ct43488096" text:id="ct43488096">
          <text:insertion>
            <office:change-info>
              <dc:creator>Stuart Baker</dc:creator>
              <dc:date>2015-02-07T13:20:00</dc:date>
            </office:change-info>
          </text:insertion>
        </text:changed-region>
        <text:changed-region xml:id="ct43488288" text:id="ct43488288">
          <text:insertion>
            <office:change-info>
              <dc:creator>Stuart Baker</dc:creator>
              <dc:date>2015-02-07T13:24:00</dc:date>
            </office:change-info>
          </text:insertion>
        </text:changed-region>
        <text:changed-region xml:id="ct43488832" text:id="ct43488832">
          <text:insertion>
            <office:change-info>
              <dc:creator>Stuart Baker</dc:creator>
              <dc:date>2015-02-07T13:25:00</dc:date>
            </office:change-info>
          </text:insertion>
        </text:changed-region>
        <text:changed-region xml:id="ct43489024" text:id="ct43489024">
          <text:insertion>
            <office:change-info>
              <dc:creator>Stuart Baker</dc:creator>
              <dc:date>2015-02-07T13:25:00</dc:date>
            </office:change-info>
          </text:insertion>
        </text:changed-region>
        <text:changed-region xml:id="ct43489216" text:id="ct43489216">
          <text:insertion>
            <office:change-info>
              <dc:creator>Stuart Baker</dc:creator>
              <dc:date>2015-02-07T13:25:00</dc:date>
            </office:change-info>
          </text:insertion>
        </text:changed-region>
        <text:changed-region xml:id="ct43489408" text:id="ct43489408">
          <text:insertion>
            <office:change-info>
              <dc:creator>Stuart Baker</dc:creator>
              <dc:date>2015-02-07T13:25:00</dc:date>
            </office:change-info>
          </text:insertion>
        </text:changed-region>
        <text:changed-region xml:id="ct43488480" text:id="ct43488480">
          <text:insertion>
            <office:change-info>
              <dc:creator>Stuart Baker</dc:creator>
              <dc:date>2015-02-07T13:25:00</dc:date>
            </office:change-info>
          </text:insertion>
        </text:changed-region>
        <text:changed-region xml:id="ct43489744" text:id="ct43489744">
          <text:insertion>
            <office:change-info>
              <dc:creator>Stuart Baker</dc:creator>
              <dc:date>2015-02-07T13:25:00</dc:date>
            </office:change-info>
          </text:insertion>
        </text:changed-region>
        <text:changed-region xml:id="ct41474480" text:id="ct41474480">
          <text:insertion>
            <office:change-info>
              <dc:creator>Stuart Baker</dc:creator>
              <dc:date>2015-02-07T13:25:00</dc:date>
            </office:change-info>
          </text:insertion>
        </text:changed-region>
        <text:changed-region xml:id="ct43489936" text:id="ct43489936">
          <text:insertion>
            <office:change-info>
              <dc:creator>Stuart Baker</dc:creator>
              <dc:date>2015-02-07T13:26:00</dc:date>
            </office:change-info>
          </text:insertion>
        </text:changed-region>
        <text:changed-region xml:id="ct43490816" text:id="ct43490816">
          <text:insertion>
            <office:change-info>
              <dc:creator>Stuart Baker</dc:creator>
              <dc:date>2015-02-07T13:25:00</dc:date>
            </office:change-info>
          </text:insertion>
        </text:changed-region>
        <text:changed-region xml:id="ct43491008" text:id="ct43491008">
          <text:insertion>
            <office:change-info>
              <dc:creator>Stuart Baker</dc:creator>
              <dc:date>2015-02-07T13:25:00</dc:date>
            </office:change-info>
          </text:insertion>
        </text:changed-region>
        <text:changed-region xml:id="ct43491200" text:id="ct43491200">
          <text:insertion>
            <office:change-info>
              <dc:creator>Stuart Baker</dc:creator>
              <dc:date>2015-02-07T13:25:00</dc:date>
            </office:change-info>
          </text:insertion>
        </text:changed-region>
        <text:changed-region xml:id="ct43082448" text:id="ct43082448">
          <text:insertion>
            <office:change-info>
              <dc:creator>Stuart Baker</dc:creator>
              <dc:date>2015-02-07T13:25:00</dc:date>
            </office:change-info>
          </text:insertion>
        </text:changed-region>
        <text:changed-region xml:id="ct43492304" text:id="ct43492304">
          <text:insertion>
            <office:change-info>
              <dc:creator>Stuart Baker</dc:creator>
              <dc:date>2015-02-07T13:25:00</dc:date>
            </office:change-info>
          </text:insertion>
        </text:changed-region>
        <text:changed-region xml:id="ct43490352" text:id="ct43490352">
          <text:insertion>
            <office:change-info>
              <dc:creator>Stuart Baker</dc:creator>
              <dc:date>2015-02-07T13:25:00</dc:date>
            </office:change-info>
          </text:insertion>
        </text:changed-region>
        <text:changed-region xml:id="ct43491392" text:id="ct43491392">
          <text:insertion>
            <office:change-info>
              <dc:creator>Stuart Baker</dc:creator>
              <dc:date>2015-02-07T13:25:00</dc:date>
            </office:change-info>
          </text:insertion>
        </text:changed-region>
        <text:changed-region xml:id="ct43491856" text:id="ct43491856">
          <text:insertion>
            <office:change-info>
              <dc:creator>Stuart Baker</dc:creator>
              <dc:date>2015-02-07T13:26:00</dc:date>
            </office:change-info>
          </text:insertion>
        </text:changed-region>
        <text:changed-region xml:id="ct43083552" text:id="ct43083552">
          <text:insertion>
            <office:change-info>
              <dc:creator>Stuart Baker</dc:creator>
              <dc:date>2015-02-07T14:48:00</dc:date>
            </office:change-info>
          </text:insertion>
        </text:changed-region>
        <text:changed-region xml:id="ct43492720" text:id="ct43492720">
          <text:insertion>
            <office:change-info>
              <dc:creator>Stuart Baker</dc:creator>
              <dc:date>2015-02-07T13:27:00</dc:date>
            </office:change-info>
          </text:insertion>
        </text:changed-region>
        <text:changed-region xml:id="ct42051136" text:id="ct42051136">
          <text:insertion>
            <office:change-info>
              <dc:creator>Stuart Baker</dc:creator>
              <dc:date>2015-02-07T13:25:00</dc:date>
            </office:change-info>
          </text:insertion>
        </text:changed-region>
        <text:changed-region xml:id="ct43492912" text:id="ct43492912">
          <text:insertion>
            <office:change-info>
              <dc:creator>Stuart Baker</dc:creator>
              <dc:date>2015-02-07T13:25:00</dc:date>
            </office:change-info>
          </text:insertion>
        </text:changed-region>
        <text:changed-region xml:id="ct43493104" text:id="ct43493104">
          <text:insertion>
            <office:change-info>
              <dc:creator>Stuart Baker</dc:creator>
              <dc:date>2015-02-07T13:25:00</dc:date>
            </office:change-info>
          </text:insertion>
        </text:changed-region>
        <text:changed-region xml:id="ct42052240" text:id="ct42052240">
          <text:insertion>
            <office:change-info>
              <dc:creator>Stuart Baker</dc:creator>
              <dc:date>2015-02-07T13:25:00</dc:date>
            </office:change-info>
          </text:insertion>
        </text:changed-region>
        <text:changed-region xml:id="ct42052608" text:id="ct42052608">
          <text:insertion>
            <office:change-info>
              <dc:creator>Stuart Baker</dc:creator>
              <dc:date>2015-02-07T13:25:00</dc:date>
            </office:change-info>
          </text:insertion>
        </text:changed-region>
        <text:changed-region xml:id="ct43480320" text:id="ct43480320">
          <text:insertion>
            <office:change-info>
              <dc:creator>Stuart Baker</dc:creator>
              <dc:date>2015-02-07T13:25:00</dc:date>
            </office:change-info>
          </text:insertion>
        </text:changed-region>
        <text:changed-region xml:id="ct43494032" text:id="ct43494032">
          <text:insertion>
            <office:change-info>
              <dc:creator>Stuart Baker</dc:creator>
              <dc:date>2015-02-07T13:25:00</dc:date>
            </office:change-info>
          </text:insertion>
        </text:changed-region>
        <text:changed-region xml:id="ct43480768" text:id="ct43480768">
          <text:insertion>
            <office:change-info>
              <dc:creator>Stuart Baker</dc:creator>
              <dc:date>2015-02-07T13:28:00</dc:date>
            </office:change-info>
          </text:insertion>
        </text:changed-region>
        <text:changed-region xml:id="ct43496688" text:id="ct43496688">
          <text:insertion>
            <office:change-info>
              <dc:creator>Stuart Baker</dc:creator>
              <dc:date>2015-02-07T14:16:00</dc:date>
            </office:change-info>
          </text:insertion>
        </text:changed-region>
        <text:changed-region xml:id="ct42054448" text:id="ct42054448">
          <text:insertion>
            <office:change-info>
              <dc:creator>Stuart Baker</dc:creator>
              <dc:date>2015-02-07T14:16:00</dc:date>
            </office:change-info>
          </text:insertion>
        </text:changed-region>
        <text:changed-region xml:id="ct43493792" text:id="ct43493792">
          <text:insertion>
            <office:change-info>
              <dc:creator>Stuart Baker</dc:creator>
              <dc:date>2015-02-07T14:16:00</dc:date>
            </office:change-info>
          </text:insertion>
        </text:changed-region>
        <text:changed-region xml:id="ct42054880" text:id="ct42054880">
          <text:insertion>
            <office:change-info>
              <dc:creator>Stuart Baker</dc:creator>
              <dc:date>2015-02-07T14:16:00</dc:date>
            </office:change-info>
          </text:insertion>
        </text:changed-region>
        <text:changed-region xml:id="ct41653040" text:id="ct41653040">
          <text:insertion>
            <office:change-info>
              <dc:creator>Stuart Baker</dc:creator>
              <dc:date>2015-02-07T14:16:00</dc:date>
            </office:change-info>
          </text:insertion>
        </text:changed-region>
        <text:changed-region xml:id="ct42053712" text:id="ct42053712">
          <text:insertion>
            <office:change-info>
              <dc:creator>Stuart Baker</dc:creator>
              <dc:date>2015-02-07T14:16:00</dc:date>
            </office:change-info>
          </text:insertion>
        </text:changed-region>
        <text:changed-region xml:id="ct42052976" text:id="ct42052976">
          <text:insertion>
            <office:change-info>
              <dc:creator>Stuart Baker</dc:creator>
              <dc:date>2015-02-07T14:16:00</dc:date>
            </office:change-info>
          </text:insertion>
        </text:changed-region>
        <text:changed-region xml:id="ct41654512" text:id="ct41654512">
          <text:insertion>
            <office:change-info>
              <dc:creator>Stuart Baker</dc:creator>
              <dc:date>2015-02-07T14:16:00</dc:date>
            </office:change-info>
          </text:insertion>
        </text:changed-region>
        <text:changed-region xml:id="ct43496880" text:id="ct43496880">
          <text:insertion>
            <office:change-info>
              <dc:creator>Stuart Baker</dc:creator>
              <dc:date>2015-02-07T14:17:00</dc:date>
            </office:change-info>
          </text:insertion>
        </text:changed-region>
        <text:changed-region xml:id="ct43497344" text:id="ct43497344">
          <text:insertion>
            <office:change-info>
              <dc:creator>Stuart Baker</dc:creator>
              <dc:date>2015-02-07T13:25:00</dc:date>
            </office:change-info>
          </text:insertion>
        </text:changed-region>
        <text:changed-region xml:id="ct43497680" text:id="ct43497680">
          <text:insertion>
            <office:change-info>
              <dc:creator>Stuart Baker</dc:creator>
              <dc:date>2015-02-07T13:25:00</dc:date>
            </office:change-info>
          </text:insertion>
        </text:changed-region>
        <text:changed-region xml:id="ct43497872" text:id="ct43497872">
          <text:insertion>
            <office:change-info>
              <dc:creator>Stuart Baker</dc:creator>
              <dc:date>2015-02-07T13:25:00</dc:date>
            </office:change-info>
          </text:insertion>
        </text:changed-region>
        <text:changed-region xml:id="ct41655248" text:id="ct41655248">
          <text:insertion>
            <office:change-info>
              <dc:creator>Stuart Baker</dc:creator>
              <dc:date>2015-02-07T13:25:00</dc:date>
            </office:change-info>
          </text:insertion>
        </text:changed-region>
        <text:changed-region xml:id="ct41656720" text:id="ct41656720">
          <text:insertion>
            <office:change-info>
              <dc:creator>Stuart Baker</dc:creator>
              <dc:date>2015-02-07T13:25:00</dc:date>
            </office:change-info>
          </text:insertion>
        </text:changed-region>
        <text:changed-region xml:id="ct43498064" text:id="ct43498064">
          <text:insertion>
            <office:change-info>
              <dc:creator>Stuart Baker</dc:creator>
              <dc:date>2015-02-07T13:25:00</dc:date>
            </office:change-info>
          </text:insertion>
        </text:changed-region>
        <text:changed-region xml:id="ct41656352" text:id="ct41656352">
          <text:insertion>
            <office:change-info>
              <dc:creator>Stuart Baker</dc:creator>
              <dc:date>2015-02-07T13:25:00</dc:date>
            </office:change-info>
          </text:insertion>
        </text:changed-region>
        <text:changed-region xml:id="ct43498400" text:id="ct43498400">
          <text:insertion>
            <office:change-info>
              <dc:creator>Stuart Baker</dc:creator>
              <dc:date>2015-02-07T13:25:00</dc:date>
            </office:change-info>
          </text:insertion>
        </text:changed-region>
        <text:changed-region xml:id="ct43490544" text:id="ct43490544">
          <text:insertion>
            <office:change-info>
              <dc:creator>Stuart Baker</dc:creator>
              <dc:date>2015-02-07T13:23:00</dc:date>
            </office:change-info>
          </text:insertion>
        </text:changed-region>
        <text:changed-region xml:id="ct43501344" text:id="ct43501344">
          <text:insertion>
            <office:change-info>
              <dc:creator>Stuart Baker</dc:creator>
              <dc:date>2015-02-07T13:38:00</dc:date>
            </office:change-info>
          </text:insertion>
        </text:changed-region>
        <text:changed-region xml:id="ct43082160" text:id="ct43082160">
          <text:insertion>
            <office:change-info>
              <dc:creator>Stuart Baker</dc:creator>
              <dc:date>2015-02-07T13:11:00</dc:date>
            </office:change-info>
          </text:insertion>
        </text:changed-region>
        <text:changed-region xml:id="ct43081408" text:id="ct43081408">
          <text:insertion>
            <office:change-info>
              <dc:creator>Stuart Baker</dc:creator>
              <dc:date>2015-02-07T14:26:00</dc:date>
            </office:change-info>
          </text:insertion>
        </text:changed-region>
        <text:changed-region xml:id="ct41653840" text:id="ct41653840">
          <text:insertion>
            <office:change-info>
              <dc:creator>Stuart Baker</dc:creator>
              <dc:date>2015-02-07T14:27:00</dc:date>
            </office:change-info>
          </text:insertion>
        </text:changed-region>
        <text:changed-region xml:id="ct42057312" text:id="ct42057312">
          <text:insertion>
            <office:change-info>
              <dc:creator>Stuart Baker</dc:creator>
              <dc:date>2015-02-07T13:11:00</dc:date>
            </office:change-info>
          </text:insertion>
        </text:changed-region>
        <text:changed-region xml:id="ct42058112" text:id="ct42058112">
          <text:insertion>
            <office:change-info>
              <dc:creator>Stuart Baker</dc:creator>
              <dc:date>2015-02-07T13:11:00</dc:date>
            </office:change-info>
          </text:insertion>
        </text:changed-region>
        <text:changed-region xml:id="ct42058416" text:id="ct42058416">
          <text:insertion>
            <office:change-info>
              <dc:creator>Stuart Baker</dc:creator>
              <dc:date>2015-02-07T13:11:00</dc:date>
            </office:change-info>
          </text:insertion>
        </text:changed-region>
        <text:changed-region xml:id="ct43503936" text:id="ct43503936">
          <text:insertion>
            <office:change-info>
              <dc:creator>Stuart Baker</dc:creator>
              <dc:date>2015-02-07T13:11:00</dc:date>
            </office:change-info>
          </text:insertion>
        </text:changed-region>
        <text:changed-region xml:id="ct43504128" text:id="ct43504128">
          <text:insertion>
            <office:change-info>
              <dc:creator>Stuart Baker</dc:creator>
              <dc:date>2015-02-07T13:11:00</dc:date>
            </office:change-info>
          </text:insertion>
        </text:changed-region>
        <text:changed-region xml:id="ct42059520" text:id="ct42059520">
          <text:insertion>
            <office:change-info>
              <dc:creator>Stuart Baker</dc:creator>
              <dc:date>2015-02-07T13:11:00</dc:date>
            </office:change-info>
          </text:insertion>
        </text:changed-region>
        <text:changed-region xml:id="ct42059152" text:id="ct42059152">
          <text:insertion>
            <office:change-info>
              <dc:creator>Stuart Baker</dc:creator>
              <dc:date>2015-02-07T13:11:00</dc:date>
            </office:change-info>
          </text:insertion>
        </text:changed-region>
        <text:changed-region xml:id="ct43477568" text:id="ct43477568">
          <text:insertion>
            <office:change-info>
              <dc:creator>Stuart Baker</dc:creator>
              <dc:date>2015-02-07T13:11:00</dc:date>
            </office:change-info>
          </text:insertion>
        </text:changed-region>
        <text:changed-region xml:id="ct43477840" text:id="ct43477840">
          <text:insertion>
            <office:change-info>
              <dc:creator>Stuart Baker</dc:creator>
              <dc:date>2015-02-07T13:11:00</dc:date>
            </office:change-info>
          </text:insertion>
        </text:changed-region>
        <text:changed-region xml:id="ct42060320" text:id="ct42060320">
          <text:insertion>
            <office:change-info>
              <dc:creator>Stuart Baker</dc:creator>
              <dc:date>2015-02-07T13:11:00</dc:date>
            </office:change-info>
          </text:insertion>
        </text:changed-region>
        <text:changed-region xml:id="ct41908528" text:id="ct41908528">
          <text:insertion>
            <office:change-info>
              <dc:creator>Stuart Baker</dc:creator>
              <dc:date>2015-02-07T13:11:00</dc:date>
            </office:change-info>
          </text:insertion>
        </text:changed-region>
        <text:changed-region xml:id="ct43512816" text:id="ct43512816">
          <text:insertion>
            <office:change-info>
              <dc:creator>Stuart Baker</dc:creator>
              <dc:date>2015-02-07T13:13:00</dc:date>
            </office:change-info>
          </text:insertion>
        </text:changed-region>
        <text:changed-region xml:id="ct41910000" text:id="ct41910000">
          <text:insertion>
            <office:change-info>
              <dc:creator>Stuart Baker</dc:creator>
              <dc:date>2015-02-07T13:13:00</dc:date>
            </office:change-info>
          </text:insertion>
        </text:changed-region>
        <text:changed-region xml:id="ct43513008" text:id="ct43513008">
          <text:insertion>
            <office:change-info>
              <dc:creator>Stuart Baker</dc:creator>
              <dc:date>2015-02-07T13:13:00</dc:date>
            </office:change-info>
          </text:insertion>
        </text:changed-region>
        <text:changed-region xml:id="ct43513200" text:id="ct43513200">
          <text:insertion>
            <office:change-info>
              <dc:creator>Stuart Baker</dc:creator>
              <dc:date>2015-02-07T13:13:00</dc:date>
            </office:change-info>
          </text:insertion>
        </text:changed-region>
        <text:changed-region xml:id="ct41911168" text:id="ct41911168">
          <text:insertion>
            <office:change-info>
              <dc:creator>Stuart Baker</dc:creator>
              <dc:date>2015-02-07T13:13:00</dc:date>
            </office:change-info>
          </text:insertion>
        </text:changed-region>
        <text:changed-region xml:id="ct43513536" text:id="ct43513536">
          <text:insertion>
            <office:change-info>
              <dc:creator>Stuart Baker</dc:creator>
              <dc:date>2015-02-07T13:11:00</dc:date>
            </office:change-info>
          </text:insertion>
        </text:changed-region>
        <text:changed-region xml:id="ct41910368" text:id="ct41910368">
          <text:insertion>
            <office:change-info>
              <dc:creator>Stuart Baker</dc:creator>
              <dc:date>2015-02-07T13:11:00</dc:date>
            </office:change-info>
          </text:insertion>
        </text:changed-region>
        <text:changed-region xml:id="ct41911536" text:id="ct41911536">
          <text:insertion>
            <office:change-info>
              <dc:creator>Stuart Baker</dc:creator>
              <dc:date>2015-02-07T13:14:00</dc:date>
            </office:change-info>
          </text:insertion>
        </text:changed-region>
        <text:changed-region xml:id="ct43513728" text:id="ct43513728">
          <text:insertion>
            <office:change-info>
              <dc:creator>Stuart Baker</dc:creator>
              <dc:date>2015-02-07T13:14:00</dc:date>
            </office:change-info>
          </text:insertion>
        </text:changed-region>
        <text:changed-region xml:id="ct41913312" text:id="ct41913312">
          <text:insertion>
            <office:change-info>
              <dc:creator>Stuart Baker</dc:creator>
              <dc:date>2015-02-07T13:11:00</dc:date>
            </office:change-info>
          </text:insertion>
        </text:changed-region>
        <text:changed-region xml:id="ct43513920" text:id="ct43513920">
          <text:insertion>
            <office:change-info>
              <dc:creator>Stuart Baker</dc:creator>
              <dc:date>2015-02-07T13:11:00</dc:date>
            </office:change-info>
          </text:insertion>
        </text:changed-region>
        <text:changed-region xml:id="ct43514624" text:id="ct43514624">
          <text:insertion>
            <office:change-info>
              <dc:creator>Stuart Baker</dc:creator>
              <dc:date>2015-02-07T13:14:00</dc:date>
            </office:change-info>
          </text:insertion>
        </text:changed-region>
        <text:changed-region xml:id="ct43515024" text:id="ct43515024">
          <text:insertion>
            <office:change-info>
              <dc:creator>Stuart Baker</dc:creator>
              <dc:date>2015-02-07T13:15:00</dc:date>
            </office:change-info>
          </text:insertion>
        </text:changed-region>
        <text:changed-region xml:id="ct43514816" text:id="ct43514816">
          <text:insertion>
            <office:change-info>
              <dc:creator>Stuart Baker</dc:creator>
              <dc:date>2015-02-07T13:16:00</dc:date>
            </office:change-info>
          </text:insertion>
        </text:changed-region>
        <text:changed-region xml:id="ct41954128" text:id="ct41954128">
          <text:insertion>
            <office:change-info>
              <dc:creator>Stuart Baker</dc:creator>
              <dc:date>2015-02-07T13:15:00</dc:date>
            </office:change-info>
          </text:insertion>
        </text:changed-region>
        <text:changed-region xml:id="ct41913008" text:id="ct41913008">
          <text:insertion>
            <office:change-info>
              <dc:creator>Stuart Baker</dc:creator>
              <dc:date>2015-02-07T13:15:00</dc:date>
            </office:change-info>
          </text:insertion>
        </text:changed-region>
        <text:changed-region xml:id="ct43515488" text:id="ct43515488">
          <text:insertion>
            <office:change-info>
              <dc:creator>Stuart Baker</dc:creator>
              <dc:date>2015-02-07T13:15:00</dc:date>
            </office:change-info>
          </text:insertion>
        </text:changed-region>
        <text:changed-region xml:id="ct41954496" text:id="ct41954496">
          <text:insertion>
            <office:change-info>
              <dc:creator>Stuart Baker</dc:creator>
              <dc:date>2015-02-07T13:15:00</dc:date>
            </office:change-info>
          </text:insertion>
        </text:changed-region>
        <text:changed-region xml:id="ct41955664" text:id="ct41955664">
          <text:insertion>
            <office:change-info>
              <dc:creator>Stuart Baker</dc:creator>
              <dc:date>2015-02-07T13:15:00</dc:date>
            </office:change-info>
          </text:insertion>
        </text:changed-region>
        <text:changed-region xml:id="ct43515680" text:id="ct43515680">
          <text:insertion>
            <office:change-info>
              <dc:creator>Stuart Baker</dc:creator>
              <dc:date>2015-02-07T13:15:00</dc:date>
            </office:change-info>
          </text:insertion>
        </text:changed-region>
        <text:changed-region xml:id="ct43515872" text:id="ct43515872">
          <text:insertion>
            <office:change-info>
              <dc:creator>Stuart Baker</dc:creator>
              <dc:date>2015-02-07T13:15:00</dc:date>
            </office:change-info>
          </text:insertion>
        </text:changed-region>
        <text:changed-region xml:id="ct43516720" text:id="ct43516720">
          <text:insertion>
            <office:change-info>
              <dc:creator>Stuart Baker</dc:creator>
              <dc:date>2015-02-07T13:17:00</dc:date>
            </office:change-info>
          </text:insertion>
        </text:changed-region>
        <text:changed-region xml:id="ct43516912" text:id="ct43516912">
          <text:insertion>
            <office:change-info>
              <dc:creator>Stuart Baker</dc:creator>
              <dc:date>2015-02-07T13:17:00</dc:date>
            </office:change-info>
          </text:insertion>
        </text:changed-region>
        <text:changed-region xml:id="ct43517104" text:id="ct43517104">
          <text:insertion>
            <office:change-info>
              <dc:creator>Stuart Baker</dc:creator>
              <dc:date>2015-02-07T13:17:00</dc:date>
            </office:change-info>
          </text:insertion>
        </text:changed-region>
        <text:changed-region xml:id="ct41911904" text:id="ct41911904">
          <text:insertion>
            <office:change-info>
              <dc:creator>Stuart Baker</dc:creator>
              <dc:date>2015-02-07T13:17:00</dc:date>
            </office:change-info>
          </text:insertion>
        </text:changed-region>
        <text:changed-region xml:id="ct41953824" text:id="ct41953824">
          <text:insertion>
            <office:change-info>
              <dc:creator>Stuart Baker</dc:creator>
              <dc:date>2015-02-07T13:17:00</dc:date>
            </office:change-info>
          </text:insertion>
        </text:changed-region>
        <text:changed-region xml:id="ct41957136" text:id="ct41957136">
          <text:insertion>
            <office:change-info>
              <dc:creator>Stuart Baker</dc:creator>
              <dc:date>2015-02-07T13:17:00</dc:date>
            </office:change-info>
          </text:insertion>
        </text:changed-region>
        <text:changed-region xml:id="ct41958544" text:id="ct41958544">
          <text:insertion>
            <office:change-info>
              <dc:creator>Stuart Baker</dc:creator>
              <dc:date>2015-02-07T13:17:00</dc:date>
            </office:change-info>
          </text:insertion>
        </text:changed-region>
        <text:changed-region xml:id="ct43518144" text:id="ct43518144">
          <text:insertion>
            <office:change-info>
              <dc:creator>Stuart Baker</dc:creator>
              <dc:date>2015-02-07T13:18:00</dc:date>
            </office:change-info>
          </text:insertion>
        </text:changed-region>
        <text:changed-region xml:id="ct43518336" text:id="ct43518336">
          <text:insertion>
            <office:change-info>
              <dc:creator>Stuart Baker</dc:creator>
              <dc:date>2015-02-07T13:18:00</dc:date>
            </office:change-info>
          </text:insertion>
        </text:changed-region>
        <text:changed-region xml:id="ct43518528" text:id="ct43518528">
          <text:insertion>
            <office:change-info>
              <dc:creator>Stuart Baker</dc:creator>
              <dc:date>2015-02-07T13:18:00</dc:date>
            </office:change-info>
          </text:insertion>
        </text:changed-region>
        <text:changed-region xml:id="ct43518720" text:id="ct43518720">
          <text:insertion>
            <office:change-info>
              <dc:creator>Stuart Baker</dc:creator>
              <dc:date>2015-02-07T13:18:00</dc:date>
            </office:change-info>
          </text:insertion>
        </text:changed-region>
        <text:changed-region xml:id="ct41895152" text:id="ct41895152">
          <text:insertion>
            <office:change-info>
              <dc:creator>Stuart Baker</dc:creator>
              <dc:date>2015-02-07T13:18:00</dc:date>
            </office:change-info>
          </text:insertion>
        </text:changed-region>
        <text:changed-region xml:id="ct43517360" text:id="ct43517360">
          <text:insertion>
            <office:change-info>
              <dc:creator>Stuart Baker</dc:creator>
              <dc:date>2015-02-07T13:18:00</dc:date>
            </office:change-info>
          </text:insertion>
        </text:changed-region>
        <text:changed-region xml:id="ct41895552" text:id="ct41895552">
          <text:insertion>
            <office:change-info>
              <dc:creator>Stuart Baker</dc:creator>
              <dc:date>2015-02-07T13:18:00</dc:date>
            </office:change-info>
          </text:insertion>
        </text:changed-region>
        <text:changed-region xml:id="ct43518912" text:id="ct43518912">
          <text:insertion>
            <office:change-info>
              <dc:creator>Stuart Baker</dc:creator>
              <dc:date>2015-02-07T13:18:00</dc:date>
            </office:change-info>
          </text:insertion>
        </text:changed-region>
        <text:changed-region xml:id="ct43520032" text:id="ct43520032">
          <text:insertion>
            <office:change-info>
              <dc:creator>Stuart Baker</dc:creator>
              <dc:date>2015-02-07T13:18:00</dc:date>
            </office:change-info>
          </text:insertion>
        </text:changed-region>
        <text:changed-region xml:id="ct43520224" text:id="ct43520224">
          <text:insertion>
            <office:change-info>
              <dc:creator>Stuart Baker</dc:creator>
              <dc:date>2015-02-07T13:18:00</dc:date>
            </office:change-info>
          </text:insertion>
        </text:changed-region>
        <text:changed-region xml:id="ct43519760" text:id="ct43519760">
          <text:insertion>
            <office:change-info>
              <dc:creator>Stuart Baker</dc:creator>
              <dc:date>2015-02-07T13:18:00</dc:date>
            </office:change-info>
          </text:insertion>
        </text:changed-region>
        <text:changed-region xml:id="ct43520416" text:id="ct43520416">
          <text:insertion>
            <office:change-info>
              <dc:creator>Stuart Baker</dc:creator>
              <dc:date>2015-02-07T13:18:00</dc:date>
            </office:change-info>
          </text:insertion>
        </text:changed-region>
        <text:changed-region xml:id="ct43519184" text:id="ct43519184">
          <text:insertion>
            <office:change-info>
              <dc:creator>Stuart Baker</dc:creator>
              <dc:date>2015-02-07T13:18:00</dc:date>
            </office:change-info>
          </text:insertion>
        </text:changed-region>
        <text:changed-region xml:id="ct41898096" text:id="ct41898096">
          <text:insertion>
            <office:change-info>
              <dc:creator>Stuart Baker</dc:creator>
              <dc:date>2015-02-07T13:18:00</dc:date>
            </office:change-info>
          </text:insertion>
        </text:changed-region>
        <text:changed-region xml:id="ct43520608" text:id="ct43520608">
          <text:insertion>
            <office:change-info>
              <dc:creator>Stuart Baker</dc:creator>
              <dc:date>2015-02-07T13:18:00</dc:date>
            </office:change-info>
          </text:insertion>
        </text:changed-region>
        <text:changed-region xml:id="ct41538752" text:id="ct41538752">
          <text:insertion>
            <office:change-info>
              <dc:creator>Stuart Baker</dc:creator>
              <dc:date>2015-02-07T13:19:00</dc:date>
            </office:change-info>
          </text:insertion>
        </text:changed-region>
        <text:changed-region xml:id="ct43522112" text:id="ct43522112">
          <text:insertion>
            <office:change-info>
              <dc:creator>Stuart Baker</dc:creator>
              <dc:date>2015-02-07T13:11:00</dc:date>
            </office:change-info>
          </text:insertion>
        </text:changed-region>
        <text:changed-region xml:id="ct43522304" text:id="ct43522304">
          <text:insertion>
            <office:change-info>
              <dc:creator>Stuart Baker</dc:creator>
              <dc:date>2015-02-07T13:19:00</dc:date>
            </office:change-info>
          </text:insertion>
        </text:changed-region>
        <text:changed-region xml:id="ct43521888" text:id="ct43521888">
          <text:insertion>
            <office:change-info>
              <dc:creator>Stuart Baker</dc:creator>
              <dc:date>2015-02-07T13:19:00</dc:date>
            </office:change-info>
          </text:insertion>
        </text:changed-region>
        <text:changed-region xml:id="ct41540224" text:id="ct41540224">
          <text:insertion>
            <office:change-info>
              <dc:creator>Stuart Baker</dc:creator>
              <dc:date>2015-02-07T13:11:00</dc:date>
            </office:change-info>
          </text:insertion>
        </text:changed-region>
        <text:changed-region xml:id="ct41539424" text:id="ct41539424">
          <text:insertion>
            <office:change-info>
              <dc:creator>Stuart Baker</dc:creator>
              <dc:date>2015-02-07T13:11:00</dc:date>
            </office:change-info>
          </text:insertion>
        </text:changed-region>
        <text:changed-region xml:id="ct43522720" text:id="ct43522720">
          <text:insertion>
            <office:change-info>
              <dc:creator>Stuart Baker</dc:creator>
              <dc:date>2015-02-07T13:11:00</dc:date>
            </office:change-info>
          </text:insertion>
        </text:changed-region>
        <text:changed-region xml:id="ct43522912" text:id="ct43522912">
          <text:insertion>
            <office:change-info>
              <dc:creator>Stuart Baker</dc:creator>
              <dc:date>2015-02-07T13:19:00</dc:date>
            </office:change-info>
          </text:insertion>
        </text:changed-region>
        <text:changed-region xml:id="ct41541696" text:id="ct41541696">
          <text:insertion>
            <office:change-info>
              <dc:creator>Stuart Baker</dc:creator>
              <dc:date>2015-02-07T13:19:00</dc:date>
            </office:change-info>
          </text:insertion>
        </text:changed-region>
        <text:changed-region xml:id="ct43521520" text:id="ct43521520">
          <text:insertion>
            <office:change-info>
              <dc:creator>Stuart Baker</dc:creator>
              <dc:date>2015-02-07T13:11:00</dc:date>
            </office:change-info>
          </text:insertion>
        </text:changed-region>
        <text:changed-region xml:id="ct41894416" text:id="ct41894416">
          <text:deletion>
            <office:change-info>
              <dc:creator>Stuart Baker</dc:creator>
              <dc:date>2015-02-07T13:08:00</dc:date>
            </office:change-info>
            <text:h text:style-name="Heading_20_2" text:outline-level="2">Unique identifiers assigned by manufacturers</text:h>
          </text:deletion>
        </text:changed-region>
        <text:changed-region xml:id="ct43494368" text:id="ct43494368">
          <text:insertion>
            <office:change-info>
              <dc:creator>Stuart Baker</dc:creator>
              <dc:date>2015-02-07T13:08:00</dc:date>
            </office:change-info>
          </text:insertion>
        </text:changed-region>
        <text:changed-region xml:id="ct41543472" text:id="ct41543472">
          <text:deletion>
            <office:change-info>
              <dc:creator>Stuart Baker</dc:creator>
              <dc:date>2015-02-07T12:51:00</dc:date>
            </office:change-info>
            <text:p text:style-name="Standard">!!br0ken!!</text:p>
          </text:deletion>
        </text:changed-region>
        <text:changed-region xml:id="ct41912640" text:id="ct41912640">
          <text:deletion>
            <office:change-info>
              <dc:creator>Stuart Baker</dc:creator>
              <dc:date>2015-02-07T13:19:00</dc:date>
            </office:change-info>
            <text:p text:style-name="Standard">Manufacturers who have been assigned a manufacturer ID number by the NMRA may, but are not required to, use their NMRA manufacturer ID number to self-assign unique identifiers within a range defined by:</text:p>
          </text:deletion>
        </text:changed-region>
        <text:changed-region xml:id="ct41894784" text:id="ct41894784">
          <text:insertion>
            <office:change-info>
              <dc:creator>Stuart Baker</dc:creator>
              <dc:date>2015-02-07T13:20:00</dc:date>
            </office:change-info>
          </text:insertion>
        </text:changed-region>
        <text:changed-region xml:id="ct41542368" text:id="ct41542368">
          <text:insertion>
            <office:change-info>
              <dc:creator>Stuart Baker</dc:creator>
              <dc:date>2015-02-07T12:47:00</dc:date>
            </office:change-info>
          </text:insertion>
        </text:changed-region>
        <text:changed-region xml:id="ct42064976" text:id="ct42064976">
          <text:insertion>
            <office:change-info>
              <dc:creator>Stuart Baker</dc:creator>
              <dc:date>2015-02-07T12:47:00</dc:date>
            </office:change-info>
          </text:insertion>
        </text:changed-region>
        <text:changed-region xml:id="ct41543104" text:id="ct41543104">
          <text:deletion>
            <office:change-info>
              <dc:creator>Stuart Baker</dc:creator>
              <dc:date>2015-02-07T12:53:00</dc:date>
            </office:change-info>
            <text:p text:style-name="P2">0x</text:p>
          </text:deletion>
        </text:changed-region>
        <text:changed-region xml:id="ct41908896" text:id="ct41908896">
          <text:deletion>
            <office:change-info>
              <dc:creator>Stuart Baker</dc:creator>
              <dc:date>2015-02-07T12:53:00</dc:date>
            </office:change-info>
            <text:p text:style-name="P2">0x</text:p>
          </text:deletion>
        </text:changed-region>
        <text:changed-region xml:id="ct42066064" text:id="ct42066064">
          <text:deletion>
            <office:change-info>
              <dc:creator>Stuart Baker</dc:creator>
              <dc:date>2015-02-07T12:53:00</dc:date>
            </office:change-info>
            <text:p text:style-name="P2">Mfg ID byte</text:p>
          </text:deletion>
        </text:changed-region>
        <text:changed-region xml:id="ct42068880" text:id="ct42068880">
          <text:insertion>
            <office:change-info>
              <dc:creator>Stuart Baker</dc:creator>
              <dc:date>2015-02-07T13:00:00</dc:date>
            </office:change-info>
          </text:insertion>
        </text:changed-region>
        <text:changed-region xml:id="ct43526784" text:id="ct43526784">
          <text:insertion>
            <office:change-info>
              <dc:creator>Stuart Baker</dc:creator>
              <dc:date>2015-02-07T12:55:00</dc:date>
            </office:change-info>
          </text:insertion>
        </text:changed-region>
        <text:changed-region xml:id="ct41543664" text:id="ct41543664">
          <text:deletion>
            <office:change-info>
              <dc:creator>Stuart Baker</dc:creator>
              <dc:date>2015-02-07T13:02:00</dc:date>
            </office:change-info>
            <text:p text:style-name="P2">a</text:p>
          </text:deletion>
        </text:changed-region>
        <text:changed-region xml:id="ct43527168" text:id="ct43527168">
          <text:insertion>
            <office:change-info>
              <dc:creator>Stuart Baker</dc:creator>
              <dc:date>2015-02-07T13:02:00</dc:date>
            </office:change-info>
          </text:insertion>
        </text:changed-region>
        <text:changed-region xml:id="ct43526976" text:id="ct43526976">
          <text:insertion>
            <office:change-info>
              <dc:creator>Stuart Baker</dc:creator>
              <dc:date>2015-02-07T13:10:00</dc:date>
            </office:change-info>
          </text:insertion>
        </text:changed-region>
        <text:changed-region xml:id="ct43527360" text:id="ct43527360">
          <text:insertion>
            <office:change-info>
              <dc:creator>Stuart Baker</dc:creator>
              <dc:date>2015-02-07T12:58:00</dc:date>
            </office:change-info>
          </text:insertion>
        </text:changed-region>
        <text:changed-region xml:id="ct42043280" text:id="ct42043280">
          <text:insertion>
            <office:change-info>
              <dc:creator>Stuart Baker</dc:creator>
              <dc:date>2015-02-07T12:55:00</dc:date>
            </office:change-info>
          </text:insertion>
        </text:changed-region>
        <text:changed-region xml:id="ct43527744" text:id="ct43527744">
          <text:insertion>
            <office:change-info>
              <dc:creator>Stuart Baker</dc:creator>
              <dc:date>2015-02-07T12:56:00</dc:date>
            </office:change-info>
          </text:insertion>
        </text:changed-region>
        <text:changed-region xml:id="ct43528224" text:id="ct43528224">
          <text:insertion>
            <office:change-info>
              <dc:creator>Stuart Baker</dc:creator>
              <dc:date>2015-02-07T12:57:00</dc:date>
            </office:change-info>
          </text:insertion>
        </text:changed-region>
        <text:changed-region xml:id="ct43529040" text:id="ct43529040">
          <text:deletion>
            <office:change-info>
              <dc:creator>D Harris</dc:creator>
              <dc:date>2015-02-07T22:19:00</dc:date>
            </office:change-info>
            <text:p text:style-name="P3"><text:s/>the</text:p>
          </text:deletion>
        </text:changed-region>
        <text:changed-region xml:id="ct43528496" text:id="ct43528496">
          <text:insertion>
            <office:change-info>
              <dc:creator>Stuart Baker</dc:creator>
              <dc:date>2015-02-07T12:57:00</dc:date>
            </office:change-info>
          </text:insertion>
        </text:changed-region>
        <text:changed-region xml:id="ct43529232" text:id="ct43529232">
          <text:insertion>
            <office:change-info>
              <dc:creator>Stuart Baker</dc:creator>
              <dc:date>2015-02-07T12:58:00</dc:date>
            </office:change-info>
          </text:insertion>
        </text:changed-region>
        <text:changed-region xml:id="ct43527552" text:id="ct43527552">
          <text:insertion>
            <office:change-info>
              <dc:creator>Stuart Baker</dc:creator>
              <dc:date>2015-02-07T12:59:00</dc:date>
            </office:change-info>
          </text:insertion>
        </text:changed-region>
        <text:changed-region xml:id="ct43529424" text:id="ct43529424">
          <text:insertion>
            <office:change-info>
              <dc:creator>Stuart Baker</dc:creator>
              <dc:date>2015-02-07T13:00:00</dc:date>
            </office:change-info>
          </text:insertion>
        </text:changed-region>
        <text:changed-region xml:id="ct42046640" text:id="ct42046640">
          <text:insertion>
            <office:change-info>
              <dc:creator>Stuart Baker</dc:creator>
              <dc:date>2015-02-07T13:00:00</dc:date>
            </office:change-info>
          </text:insertion>
        </text:changed-region>
        <text:changed-region xml:id="ct42048352" text:id="ct42048352">
          <text:insertion>
            <office:change-info>
              <dc:creator>Stuart Baker</dc:creator>
              <dc:date>2015-02-07T13:00:00</dc:date>
            </office:change-info>
          </text:insertion>
        </text:changed-region>
        <text:changed-region xml:id="ct42047664" text:id="ct42047664">
          <text:insertion>
            <office:change-info>
              <dc:creator>Stuart Baker</dc:creator>
              <dc:date>2015-02-07T13:10:00</dc:date>
            </office:change-info>
          </text:insertion>
        </text:changed-region>
        <text:changed-region xml:id="ct42045504" text:id="ct42045504">
          <text:insertion>
            <office:change-info>
              <dc:creator>Stuart Baker</dc:creator>
              <dc:date>2015-02-07T13:00:00</dc:date>
            </office:change-info>
          </text:insertion>
        </text:changed-region>
        <text:changed-region xml:id="ct42046832" text:id="ct42046832">
          <text:insertion>
            <office:change-info>
              <dc:creator>Stuart Baker</dc:creator>
              <dc:date>2015-02-07T13:01:00</dc:date>
            </office:change-info>
          </text:insertion>
        </text:changed-region>
        <text:changed-region xml:id="ct42043744" text:id="ct42043744">
          <text:insertion>
            <office:change-info>
              <dc:creator>Stuart Baker</dc:creator>
              <dc:date>2015-02-07T13:01:00</dc:date>
            </office:change-info>
          </text:insertion>
        </text:changed-region>
        <text:changed-region xml:id="ct41482736" text:id="ct41482736">
          <text:insertion>
            <office:change-info>
              <dc:creator>Stuart Baker</dc:creator>
              <dc:date>2015-02-07T13:01:00</dc:date>
            </office:change-info>
          </text:insertion>
        </text:changed-region>
        <text:changed-region xml:id="ct42045968" text:id="ct42045968">
          <text:insertion>
            <office:change-info>
              <dc:creator>Stuart Baker</dc:creator>
              <dc:date>2015-02-07T13:01:00</dc:date>
            </office:change-info>
          </text:insertion>
        </text:changed-region>
        <text:changed-region xml:id="ct42048624" text:id="ct42048624">
          <text:insertion>
            <office:change-info>
              <dc:creator>Stuart Baker</dc:creator>
              <dc:date>2015-02-07T13:02:00</dc:date>
            </office:change-info>
          </text:insertion>
        </text:changed-region>
        <text:changed-region xml:id="ct41483840" text:id="ct41483840">
          <text:insertion>
            <office:change-info>
              <dc:creator>Stuart Baker</dc:creator>
              <dc:date>2015-02-07T13:02:00</dc:date>
            </office:change-info>
          </text:insertion>
        </text:changed-region>
        <text:changed-region xml:id="ct41484208" text:id="ct41484208">
          <text:insertion>
            <office:change-info>
              <dc:creator>Stuart Baker</dc:creator>
              <dc:date>2015-02-07T13:02:00</dc:date>
            </office:change-info>
          </text:insertion>
        </text:changed-region>
        <text:changed-region xml:id="ct43530064" text:id="ct43530064">
          <text:insertion>
            <office:change-info>
              <dc:creator>D Harris</dc:creator>
              <dc:date>2015-02-07T22:20:00</dc:date>
            </office:change-info>
          </text:insertion>
        </text:changed-region>
        <text:changed-region xml:id="ct43530256" text:id="ct43530256">
          <text:insertion>
            <office:change-info>
              <dc:creator>Stuart Baker</dc:creator>
              <dc:date>2015-02-07T13:02:00</dc:date>
            </office:change-info>
          </text:insertion>
        </text:changed-region>
        <text:changed-region xml:id="ct41484576" text:id="ct41484576">
          <text:insertion>
            <office:change-info>
              <dc:creator>Stuart Baker</dc:creator>
              <dc:date>2015-02-07T13:03:00</dc:date>
            </office:change-info>
          </text:insertion>
        </text:changed-region>
        <text:changed-region xml:id="ct41485744" text:id="ct41485744">
          <text:insertion>
            <office:change-info>
              <dc:creator>Stuart Baker</dc:creator>
              <dc:date>2015-02-07T13:03:00</dc:date>
            </office:change-info>
          </text:insertion>
        </text:changed-region>
        <text:changed-region xml:id="ct41485312" text:id="ct41485312">
          <text:insertion>
            <office:change-info>
              <dc:creator>Stuart Baker</dc:creator>
              <dc:date>2015-02-07T13:03:00</dc:date>
            </office:change-info>
          </text:insertion>
        </text:changed-region>
        <text:changed-region xml:id="ct43494624" text:id="ct43494624">
          <text:insertion>
            <office:change-info>
              <dc:creator>Stuart Baker</dc:creator>
              <dc:date>2015-02-07T13:06:00</dc:date>
            </office:change-info>
          </text:insertion>
        </text:changed-region>
        <text:changed-region xml:id="ct43494816" text:id="ct43494816">
          <text:insertion>
            <office:change-info>
              <dc:creator>Stuart Baker</dc:creator>
              <dc:date>2015-02-07T13:04:00</dc:date>
            </office:change-info>
          </text:insertion>
        </text:changed-region>
        <text:changed-region xml:id="ct43495088" text:id="ct43495088">
          <text:insertion>
            <office:change-info>
              <dc:creator>Stuart Baker</dc:creator>
              <dc:date>2015-02-07T13:05:00</dc:date>
            </office:change-info>
          </text:insertion>
        </text:changed-region>
        <text:changed-region xml:id="ct43495280" text:id="ct43495280">
          <text:insertion>
            <office:change-info>
              <dc:creator>Stuart Baker</dc:creator>
              <dc:date>2015-02-07T13:05:00</dc:date>
            </office:change-info>
          </text:insertion>
        </text:changed-region>
        <text:changed-region xml:id="ct43495472" text:id="ct43495472">
          <text:insertion>
            <office:change-info>
              <dc:creator>Stuart Baker</dc:creator>
              <dc:date>2015-02-07T13:06:00</dc:date>
            </office:change-info>
          </text:insertion>
        </text:changed-region>
        <text:changed-region xml:id="ct43495936" text:id="ct43495936">
          <text:insertion>
            <office:change-info>
              <dc:creator>Stuart Baker</dc:creator>
              <dc:date>2015-02-07T13:07:00</dc:date>
            </office:change-info>
          </text:insertion>
        </text:changed-region>
        <text:changed-region xml:id="ct43495664" text:id="ct43495664">
          <text:insertion>
            <office:change-info>
              <dc:creator>Stuart Baker</dc:creator>
              <dc:date>2015-02-07T13:06:00</dc:date>
            </office:change-info>
          </text:insertion>
        </text:changed-region>
        <text:changed-region xml:id="ct43496128" text:id="ct43496128">
          <text:insertion>
            <office:change-info>
              <dc:creator>Stuart Baker</dc:creator>
              <dc:date>2015-02-07T13:07:00</dc:date>
            </office:change-info>
          </text:insertion>
        </text:changed-region>
        <text:changed-region xml:id="ct41924976" text:id="ct41924976">
          <text:insertion>
            <office:change-info>
              <dc:creator>Stuart Baker</dc:creator>
              <dc:date>2015-02-07T13:07:00</dc:date>
            </office:change-info>
          </text:insertion>
        </text:changed-region>
        <text:changed-region xml:id="ct41488624" text:id="ct41488624">
          <text:insertion>
            <office:change-info>
              <dc:creator>Stuart Baker</dc:creator>
              <dc:date>2015-02-07T13:07:00</dc:date>
            </office:change-info>
          </text:insertion>
        </text:changed-region>
        <text:changed-region xml:id="ct41489056" text:id="ct41489056">
          <text:insertion>
            <office:change-info>
              <dc:creator>Stuart Baker</dc:creator>
              <dc:date>2015-02-07T13:07:00</dc:date>
            </office:change-info>
          </text:insertion>
        </text:changed-region>
        <text:changed-region xml:id="ct41487152" text:id="ct41487152">
          <text:insertion>
            <office:change-info>
              <dc:creator>Stuart Baker</dc:creator>
              <dc:date>2015-02-07T13:07:00</dc:date>
            </office:change-info>
          </text:insertion>
        </text:changed-region>
        <text:changed-region xml:id="ct41487888" text:id="ct41487888">
          <text:insertion>
            <office:change-info>
              <dc:creator>Stuart Baker</dc:creator>
              <dc:date>2015-02-07T13:07:00</dc:date>
            </office:change-info>
          </text:insertion>
        </text:changed-region>
        <text:changed-region xml:id="ct43536976" text:id="ct43536976">
          <text:deletion>
            <office:change-info>
              <dc:creator>Stuart Baker</dc:creator>
              <dc:date>2015-02-07T13:20:00</dc:date>
            </office:change-info>
            <text:p text:style-name="Standard">Manufacturers shall ensure uniqueness for identifiers they assign.</text:p>
          </text:deletion>
        </text:changed-region>
        <text:changed-region xml:id="ct43537168" text:id="ct43537168">
          <text:deletion>
            <office:change-info>
              <dc:creator>Stuart Baker</dc:creator>
              <dc:date>2015-02-07T13:42:00</dc:date>
            </office:change-info>
            <text:h text:style-name="Heading_20_2" text:outline-level="2">Unique identifiers assigned by members of organized groups</text:h>
          </text:deletion>
        </text:changed-region>
        <text:changed-region xml:id="ct43537360" text:id="ct43537360">
          <text:insertion>
            <office:change-info>
              <dc:creator>Stuart Baker</dc:creator>
              <dc:date>2015-02-07T13:42:00</dc:date>
            </office:change-info>
          </text:insertion>
        </text:changed-region>
        <text:changed-region xml:id="ct41657088" text:id="ct41657088">
          <text:insertion>
            <office:change-info>
              <dc:creator>Stuart Baker</dc:creator>
              <dc:date>2015-02-07T13:43:00</dc:date>
            </office:change-info>
          </text:insertion>
        </text:changed-region>
        <text:changed-region xml:id="ct41925280" text:id="ct41925280">
          <text:insertion>
            <office:change-info>
              <dc:creator>Stuart Baker</dc:creator>
              <dc:date>2015-02-07T14:01:00</dc:date>
            </office:change-info>
          </text:insertion>
        </text:changed-region>
        <text:changed-region xml:id="ct43537696" text:id="ct43537696">
          <text:insertion>
            <office:change-info>
              <dc:creator>Stuart Baker</dc:creator>
              <dc:date>2015-02-07T13:43:00</dc:date>
            </office:change-info>
          </text:insertion>
        </text:changed-region>
        <text:changed-region xml:id="ct41927920" text:id="ct41927920">
          <text:insertion>
            <office:change-info>
              <dc:creator>Stuart Baker</dc:creator>
              <dc:date>2015-02-07T13:43:00</dc:date>
            </office:change-info>
          </text:insertion>
        </text:changed-region>
        <text:changed-region xml:id="ct41927120" text:id="ct41927120">
          <text:insertion>
            <office:change-info>
              <dc:creator>Stuart Baker</dc:creator>
              <dc:date>2015-02-07T13:43:00</dc:date>
            </office:change-info>
          </text:insertion>
        </text:changed-region>
        <text:changed-region xml:id="ct41926016" text:id="ct41926016">
          <text:insertion>
            <office:change-info>
              <dc:creator>Stuart Baker</dc:creator>
              <dc:date>2015-02-07T13:43:00</dc:date>
            </office:change-info>
          </text:insertion>
        </text:changed-region>
        <text:changed-region xml:id="ct43537888" text:id="ct43537888">
          <text:insertion>
            <office:change-info>
              <dc:creator>Stuart Baker</dc:creator>
              <dc:date>2015-02-07T13:43:00</dc:date>
            </office:change-info>
          </text:insertion>
        </text:changed-region>
        <text:changed-region xml:id="ct43539040" text:id="ct43539040">
          <text:insertion>
            <office:change-info>
              <dc:creator>Stuart Baker</dc:creator>
              <dc:date>2015-02-07T13:43:00</dc:date>
            </office:change-info>
          </text:insertion>
        </text:changed-region>
        <text:changed-region xml:id="ct43539232" text:id="ct43539232">
          <text:insertion>
            <office:change-info>
              <dc:creator>Stuart Baker</dc:creator>
              <dc:date>2015-02-07T13:43:00</dc:date>
            </office:change-info>
          </text:insertion>
        </text:changed-region>
        <text:changed-region xml:id="ct43539424" text:id="ct43539424">
          <text:insertion>
            <office:change-info>
              <dc:creator>Stuart Baker</dc:creator>
              <dc:date>2015-02-07T13:43:00</dc:date>
            </office:change-info>
          </text:insertion>
        </text:changed-region>
        <text:changed-region xml:id="ct43539616" text:id="ct43539616">
          <text:insertion>
            <office:change-info>
              <dc:creator>Stuart Baker</dc:creator>
              <dc:date>2015-02-07T13:43:00</dc:date>
            </office:change-info>
          </text:insertion>
        </text:changed-region>
        <text:changed-region xml:id="ct43539808" text:id="ct43539808">
          <text:insertion>
            <office:change-info>
              <dc:creator>Stuart Baker</dc:creator>
              <dc:date>2015-02-07T13:43:00</dc:date>
            </office:change-info>
          </text:insertion>
        </text:changed-region>
        <text:changed-region xml:id="ct43540000" text:id="ct43540000">
          <text:insertion>
            <office:change-info>
              <dc:creator>Stuart Baker</dc:creator>
              <dc:date>2015-02-07T13:44:00</dc:date>
            </office:change-info>
          </text:insertion>
        </text:changed-region>
        <text:changed-region xml:id="ct41930976" text:id="ct41930976">
          <text:insertion>
            <office:change-info>
              <dc:creator>Stuart Baker</dc:creator>
              <dc:date>2015-02-07T13:45:00</dc:date>
            </office:change-info>
          </text:insertion>
        </text:changed-region>
        <text:changed-region xml:id="ct41546960" text:id="ct41546960">
          <text:insertion>
            <office:change-info>
              <dc:creator>Stuart Baker</dc:creator>
              <dc:date>2015-02-07T13:45:00</dc:date>
            </office:change-info>
          </text:insertion>
        </text:changed-region>
        <text:changed-region xml:id="ct41930512" text:id="ct41930512">
          <text:insertion>
            <office:change-info>
              <dc:creator>Stuart Baker</dc:creator>
              <dc:date>2015-02-07T13:45:00</dc:date>
            </office:change-info>
          </text:insertion>
        </text:changed-region>
        <text:changed-region xml:id="ct41546528" text:id="ct41546528">
          <text:insertion>
            <office:change-info>
              <dc:creator>Stuart Baker</dc:creator>
              <dc:date>2015-02-07T13:46:00</dc:date>
            </office:change-info>
          </text:insertion>
        </text:changed-region>
        <text:changed-region xml:id="ct41928448" text:id="ct41928448">
          <text:insertion>
            <office:change-info>
              <dc:creator>Stuart Baker</dc:creator>
              <dc:date>2015-02-07T13:43:00</dc:date>
            </office:change-info>
          </text:insertion>
        </text:changed-region>
        <text:changed-region xml:id="ct41931344" text:id="ct41931344">
          <text:insertion>
            <office:change-info>
              <dc:creator>Stuart Baker</dc:creator>
              <dc:date>2015-02-07T13:43:00</dc:date>
            </office:change-info>
          </text:insertion>
        </text:changed-region>
        <text:changed-region xml:id="ct41931712" text:id="ct41931712">
          <text:insertion>
            <office:change-info>
              <dc:creator>Stuart Baker</dc:creator>
              <dc:date>2015-02-07T13:47:00</dc:date>
            </office:change-info>
          </text:insertion>
        </text:changed-region>
        <text:changed-region xml:id="ct43540192" text:id="ct43540192">
          <text:insertion>
            <office:change-info>
              <dc:creator>Stuart Baker</dc:creator>
              <dc:date>2015-02-07T13:43:00</dc:date>
            </office:change-info>
          </text:insertion>
        </text:changed-region>
        <text:changed-region xml:id="ct43541248" text:id="ct43541248">
          <text:insertion>
            <office:change-info>
              <dc:creator>Stuart Baker</dc:creator>
              <dc:date>2015-02-07T13:46:00</dc:date>
            </office:change-info>
          </text:insertion>
        </text:changed-region>
        <text:changed-region xml:id="ct41550272" text:id="ct41550272">
          <text:insertion>
            <office:change-info>
              <dc:creator>Stuart Baker</dc:creator>
              <dc:date>2015-02-07T14:05:00</dc:date>
            </office:change-info>
          </text:insertion>
        </text:changed-region>
        <text:changed-region xml:id="ct41548368" text:id="ct41548368">
          <text:insertion>
            <office:change-info>
              <dc:creator>Stuart Baker</dc:creator>
              <dc:date>2015-02-07T13:43:00</dc:date>
            </office:change-info>
          </text:insertion>
        </text:changed-region>
        <text:changed-region xml:id="ct41548736" text:id="ct41548736">
          <text:insertion>
            <office:change-info>
              <dc:creator>Stuart Baker</dc:creator>
              <dc:date>2015-02-07T13:43:00</dc:date>
            </office:change-info>
          </text:insertion>
        </text:changed-region>
        <text:changed-region xml:id="ct41549840" text:id="ct41549840">
          <text:insertion>
            <office:change-info>
              <dc:creator>Stuart Baker</dc:creator>
              <dc:date>2015-02-07T14:00:00</dc:date>
            </office:change-info>
          </text:insertion>
        </text:changed-region>
        <text:changed-region xml:id="ct41550576" text:id="ct41550576">
          <text:insertion>
            <office:change-info>
              <dc:creator>Stuart Baker</dc:creator>
              <dc:date>2015-02-07T14:00:00</dc:date>
            </office:change-info>
          </text:insertion>
        </text:changed-region>
        <text:changed-region xml:id="ct41548000" text:id="ct41548000">
          <text:insertion>
            <office:change-info>
              <dc:creator>Stuart Baker</dc:creator>
              <dc:date>2015-02-07T13:47:00</dc:date>
            </office:change-info>
          </text:insertion>
        </text:changed-region>
        <text:changed-region xml:id="ct43541440" text:id="ct43541440">
          <text:insertion>
            <office:change-info>
              <dc:creator>Stuart Baker</dc:creator>
              <dc:date>2015-02-07T13:47:00</dc:date>
            </office:change-info>
          </text:insertion>
        </text:changed-region>
        <text:changed-region xml:id="ct43543808" text:id="ct43543808">
          <text:deletion>
            <office:change-info>
              <dc:creator>Stuart Baker</dc:creator>
              <dc:date>2015-02-07T14:05:00</dc:date>
            </office:change-info>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2">0x03</text:p>
                </table:table-cell>
                <table:table-cell table:style-name="Table2.A2" office:value-type="string">
                  <text:p text:style-name="P2">0x00</text:p>
                </table:table-cell>
                <table:table-cell table:style-name="Table2.A2" table:number-columns-spanned="3" office:value-type="string">
                  <text:p text:style-name="P2">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2">0x03</text:p>
                </table:table-cell>
                <table:table-cell table:style-name="Table8.A2" office:value-type="string">
                  <text:p text:style-name="P2">0x04</text:p>
                </table:table-cell>
                <table:table-cell table:style-name="Table8.A2" table:number-columns-spanned="3" office:value-type="string">
                  <text:p text:style-name="P2">MERG Member Number</text:p>
                </table:table-cell>
                <table:covered-table-cell/>
                <table:covered-table-cell/>
                <table:table-cell table:style-name="Table8.F2" office:value-type="string">
                  <text:p text:style-name="P2">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2">0x03</text:p>
                </table:table-cell>
                <table:table-cell table:style-name="Table4.A2" office:value-type="string">
                  <text:p text:style-name="P2">0x08</text:p>
                </table:table-cell>
                <table:table-cell table:style-name="Table4.A2" office:value-type="string">
                  <text:p text:style-name="P2">LN High Byte</text:p>
                </table:table-cell>
                <table:table-cell table:style-name="Table4.A2" office:value-type="string">
                  <text:p text:style-name="P2">LN Low Byte</text:p>
                </table:table-cell>
                <table:table-cell table:style-name="Table4.A2" office:value-type="string">
                  <text:p text:style-name="P2">NN High Byte</text:p>
                </table:table-cell>
                <table:table-cell table:style-name="Table4.F2" office:value-type="string">
                  <text:p text:style-name="P2">NN Low Byte</text:p>
                </table:table-cell>
              </table:table-row>
            </table:table>
            <text:p text:style-name="Standard"/>
            <text:p text:style-name="Standard">Future definition of ranges for additional groups will use unique values in Byte 2.</text:p>
          </text:deletion>
        </text:changed-region>
        <text:changed-region xml:id="ct43481552" text:id="ct43481552">
          <text:deletion>
            <office:change-info>
              <dc:creator>Stuart Baker</dc:creator>
              <dc:date>2015-02-07T14:29:00</dc:date>
            </office:change-info>
            <text:h text:style-name="Heading_20_2" text:outline-level="2">Unique identifiers a</text:h>
          </text:deletion>
        </text:changed-region>
        <text:changed-region xml:id="ct41551008" text:id="ct41551008">
          <text:insertion>
            <office:change-info>
              <dc:creator>Stuart Baker</dc:creator>
              <dc:date>2015-02-07T14:29:00</dc:date>
            </office:change-info>
          </text:insertion>
        </text:changed-region>
        <text:changed-region xml:id="ct41925712" text:id="ct41925712">
          <text:deletion>
            <office:change-info>
              <dc:creator>Stuart Baker</dc:creator>
              <dc:date>2015-02-07T14:29:00</dc:date>
            </office:change-info>
            <text:h text:style-name="Heading_20_2" text:outline-level="2">s</text:h>
          </text:deletion>
        </text:changed-region>
        <text:changed-region xml:id="ct41552416" text:id="ct41552416">
          <text:insertion>
            <office:change-info>
              <dc:creator>Stuart Baker</dc:creator>
              <dc:date>2015-02-07T14:29:00</dc:date>
            </office:change-info>
          </text:insertion>
        </text:changed-region>
        <text:changed-region xml:id="ct41926384" text:id="ct41926384">
          <text:deletion>
            <office:change-info>
              <dc:creator>Stuart Baker</dc:creator>
              <dc:date>2015-02-07T14:29:00</dc:date>
            </office:change-info>
            <text:h text:style-name="Heading_20_2" text:outline-level="2">r</text:h>
          </text:deletion>
        </text:changed-region>
        <text:changed-region xml:id="ct41552048" text:id="ct41552048">
          <text:insertion>
            <office:change-info>
              <dc:creator>Stuart Baker</dc:creator>
              <dc:date>2015-02-07T14:29:00</dc:date>
            </office:change-info>
          </text:insertion>
        </text:changed-region>
        <text:changed-region xml:id="ct41552784" text:id="ct41552784">
          <text:deletion>
            <office:change-info>
              <dc:creator>Stuart Baker</dc:creator>
              <dc:date>2015-02-07T23:40:00</dc:date>
            </office:change-info>
            <text:h text:style-name="Heading_20_2" text:outline-level="2">-</text:h>
          </text:deletion>
        </text:changed-region>
        <text:changed-region xml:id="ct41553152" text:id="ct41553152">
          <text:deletion>
            <office:change-info>
              <dc:creator>Stuart Baker</dc:creator>
              <dc:date>2015-02-07T14:29:00</dc:date>
            </office:change-info>
            <text:h text:style-name="Heading_20_2" text:outline-level="2">t</text:h>
          </text:deletion>
        </text:changed-region>
        <text:changed-region xml:id="ct43543312" text:id="ct43543312">
          <text:insertion>
            <office:change-info>
              <dc:creator>Stuart Baker</dc:creator>
              <dc:date>2015-02-07T23:40:00</dc:date>
            </office:change-info>
          </text:insertion>
        </text:changed-region>
        <text:changed-region xml:id="ct41936336" text:id="ct41936336">
          <text:deletion>
            <office:change-info>
              <dc:creator>Stuart Baker</dc:creator>
              <dc:date>2015-02-07T14:09:00</dc:date>
            </office:change-info>
            <text:p text:style-name="Standard">stributed</text:p>
          </text:deletion>
        </text:changed-region>
        <text:changed-region xml:id="ct43541632" text:id="ct43541632">
          <text:deletion>
            <office:change-info>
              <dc:creator>Stuart Baker</dc:creator>
              <dc:date>2015-02-07T14:10:00</dc:date>
            </office:change-info>
            <text:p text:style-name="Standard">di</text:p>
          </text:deletion>
        </text:changed-region>
        <text:changed-region xml:id="ct41934208" text:id="ct41934208">
          <text:insertion>
            <office:change-info>
              <dc:creator>Stuart Baker</dc:creator>
              <dc:date>2015-02-07T14:10:00</dc:date>
            </office:change-info>
          </text:insertion>
        </text:changed-region>
        <text:changed-region xml:id="ct43543504" text:id="ct43543504">
          <text:deletion>
            <office:change-info>
              <dc:creator>Stuart Baker</dc:creator>
              <dc:date>2015-02-07T14:09:00</dc:date>
            </office:change-info>
            <text:p text:style-name="Standard"><text:s/>The openlcb.org mechanism will allocate individual unique identifiers from the following range:</text:p>
          </text:deletion>
        </text:changed-region>
        <text:changed-region xml:id="ct43545856" text:id="ct43545856">
          <text:insertion>
            <office:change-info>
              <dc:creator>Stuart Baker</dc:creator>
              <dc:date>2015-02-07T14:07:00</dc:date>
            </office:change-info>
          </text:insertion>
        </text:changed-region>
        <text:changed-region xml:id="ct43546192" text:id="ct43546192">
          <text:insertion>
            <office:change-info>
              <dc:creator>Stuart Baker</dc:creator>
              <dc:date>2015-02-07T14:07:00</dc:date>
            </office:change-info>
          </text:insertion>
        </text:changed-region>
        <text:changed-region xml:id="ct43546384" text:id="ct43546384">
          <text:insertion>
            <office:change-info>
              <dc:creator>Stuart Baker</dc:creator>
              <dc:date>2015-02-07T14:07:00</dc:date>
            </office:change-info>
          </text:insertion>
        </text:changed-region>
        <text:changed-region xml:id="ct43546576" text:id="ct43546576">
          <text:insertion>
            <office:change-info>
              <dc:creator>Stuart Baker</dc:creator>
              <dc:date>2015-02-07T14:07:00</dc:date>
            </office:change-info>
          </text:insertion>
        </text:changed-region>
        <text:changed-region xml:id="ct43546768" text:id="ct43546768">
          <text:insertion>
            <office:change-info>
              <dc:creator>Stuart Baker</dc:creator>
              <dc:date>2015-02-07T14:07:00</dc:date>
            </office:change-info>
          </text:insertion>
        </text:changed-region>
        <text:changed-region xml:id="ct43546960" text:id="ct43546960">
          <text:insertion>
            <office:change-info>
              <dc:creator>Stuart Baker</dc:creator>
              <dc:date>2015-02-07T14:07:00</dc:date>
            </office:change-info>
          </text:insertion>
        </text:changed-region>
        <text:changed-region xml:id="ct43547152" text:id="ct43547152">
          <text:insertion>
            <office:change-info>
              <dc:creator>Stuart Baker</dc:creator>
              <dc:date>2015-02-07T14:07:00</dc:date>
            </office:change-info>
          </text:insertion>
        </text:changed-region>
        <text:changed-region xml:id="ct43545488" text:id="ct43545488">
          <text:insertion>
            <office:change-info>
              <dc:creator>Stuart Baker</dc:creator>
              <dc:date>2015-02-07T14:07:00</dc:date>
            </office:change-info>
          </text:insertion>
        </text:changed-region>
        <text:changed-region xml:id="ct41947520" text:id="ct41947520">
          <text:insertion>
            <office:change-info>
              <dc:creator>Stuart Baker</dc:creator>
              <dc:date>2015-02-07T14:07:00</dc:date>
            </office:change-info>
          </text:insertion>
        </text:changed-region>
        <text:changed-region xml:id="ct41946528" text:id="ct41946528">
          <text:insertion>
            <office:change-info>
              <dc:creator>Stuart Baker</dc:creator>
              <dc:date>2015-02-07T14:08:00</dc:date>
            </office:change-info>
          </text:insertion>
        </text:changed-region>
        <text:changed-region xml:id="ct43547344" text:id="ct43547344">
          <text:insertion>
            <office:change-info>
              <dc:creator>Stuart Baker</dc:creator>
              <dc:date>2015-02-07T14:07:00</dc:date>
            </office:change-info>
          </text:insertion>
        </text:changed-region>
        <text:changed-region xml:id="ct43547536" text:id="ct43547536">
          <text:insertion>
            <office:change-info>
              <dc:creator>Stuart Baker</dc:creator>
              <dc:date>2015-02-07T14:08:00</dc:date>
            </office:change-info>
          </text:insertion>
        </text:changed-region>
        <text:changed-region xml:id="ct43547728" text:id="ct43547728">
          <text:insertion>
            <office:change-info>
              <dc:creator>Stuart Baker</dc:creator>
              <dc:date>2015-02-07T14:07:00</dc:date>
            </office:change-info>
          </text:insertion>
        </text:changed-region>
        <text:changed-region xml:id="ct43547920" text:id="ct43547920">
          <text:insertion>
            <office:change-info>
              <dc:creator>Stuart Baker</dc:creator>
              <dc:date>2015-02-07T14:07:00</dc:date>
            </office:change-info>
          </text:insertion>
        </text:changed-region>
        <text:changed-region xml:id="ct43548112" text:id="ct43548112">
          <text:insertion>
            <office:change-info>
              <dc:creator>Stuart Baker</dc:creator>
              <dc:date>2015-02-07T14:07:00</dc:date>
            </office:change-info>
          </text:insertion>
        </text:changed-region>
        <text:changed-region xml:id="ct43548304" text:id="ct43548304">
          <text:insertion>
            <office:change-info>
              <dc:creator>Stuart Baker</dc:creator>
              <dc:date>2015-02-07T14:08:00</dc:date>
            </office:change-info>
          </text:insertion>
        </text:changed-region>
        <text:changed-region xml:id="ct43548496" text:id="ct43548496">
          <text:insertion>
            <office:change-info>
              <dc:creator>Stuart Baker</dc:creator>
              <dc:date>2015-02-07T14:09:00</dc:date>
            </office:change-info>
          </text:insertion>
        </text:changed-region>
        <text:changed-region xml:id="ct43548688" text:id="ct43548688">
          <text:insertion>
            <office:change-info>
              <dc:creator>Stuart Baker</dc:creator>
              <dc:date>2015-02-07T14:09:00</dc:date>
            </office:change-info>
          </text:insertion>
        </text:changed-region>
        <text:changed-region xml:id="ct43545296" text:id="ct43545296">
          <text:insertion>
            <office:change-info>
              <dc:creator>Stuart Baker</dc:creator>
              <dc:date>2015-02-07T14:09:00</dc:date>
            </office:change-info>
          </text:insertion>
        </text:changed-region>
        <text:changed-region xml:id="ct43545104" text:id="ct43545104">
          <text:insertion>
            <office:change-info>
              <dc:creator>Stuart Baker</dc:creator>
              <dc:date>2015-02-07T14:09:00</dc:date>
            </office:change-info>
          </text:insertion>
        </text:changed-region>
        <text:changed-region xml:id="ct41949232" text:id="ct41949232">
          <text:insertion>
            <office:change-info>
              <dc:creator>Stuart Baker</dc:creator>
              <dc:date>2015-02-07T14:09:00</dc:date>
            </office:change-info>
          </text:insertion>
        </text:changed-region>
        <text:changed-region xml:id="ct43289664" text:id="ct43289664">
          <text:insertion>
            <office:change-info>
              <dc:creator>Stuart Baker</dc:creator>
              <dc:date>2015-02-07T14:09:00</dc:date>
            </office:change-info>
          </text:insertion>
        </text:changed-region>
        <text:changed-region xml:id="ct43290464" text:id="ct43290464">
          <text:insertion>
            <office:change-info>
              <dc:creator>Stuart Baker</dc:creator>
              <dc:date>2015-02-07T14:10:00</dc:date>
            </office:change-info>
          </text:insertion>
        </text:changed-region>
        <text:changed-region xml:id="ct43548880" text:id="ct43548880">
          <text:deletion>
            <office:change-info>
              <dc:creator>Stuart Baker</dc:creator>
              <dc:date>2015-02-07T14:28:00</dc:date>
            </office:change-info>
            <text:p text:style-name="Standard"/>
            <text:h text:style-name="Heading_20_2" text:outline-level="2" text:is-list-header="true">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2">0x01</text:p>
                </table:table-cell>
                <table:table-cell table:style-name="Table5.B2" office:value-type="float" office:value="1">
                  <text:p text:style-name="P2">1</text:p>
                </table:table-cell>
                <table:table-cell table:style-name="Table5.A2" office:value-type="string">
                  <text:p text:style-name="P2">0x00</text:p>
                </table:table-cell>
                <table:table-cell table:style-name="Table5.A2" office:value-type="string">
                  <text:p text:style-name="P2">0x00</text:p>
                </table:table-cell>
                <table:table-cell table:style-name="Table5.A2" office:value-type="string">
                  <text:p text:style-name="P2">0x00</text:p>
                </table:table-cell>
                <table:table-cell table:style-name="Table5.A2" office:value-type="string">
                  <text:p text:style-name="P2">0x00</text:p>
                </table:table-cell>
                <table:table-cell table:style-name="Table5.G6" office:value-type="string">
                  <text:p text:style-name="P2">Well-known Event IDs</text:p>
                </table:table-cell>
              </table:table-row>
              <table:table-row>
                <table:table-cell table:style-name="Table5.A2" office:value-type="string">
                  <text:p text:style-name="P2">0x01</text:p>
                </table:table-cell>
                <table:table-cell table:style-name="Table5.B2" office:value-type="float" office:value="1">
                  <text:p text:style-name="P2">1</text:p>
                </table:table-cell>
                <table:table-cell table:style-name="Table5.A2" office:value-type="string">
                  <text:p text:style-name="P2">0x01</text:p>
                </table:table-cell>
                <table:table-cell table:style-name="Table5.A2" office:value-type="string">
                  <text:p text:style-name="P2">0x00</text:p>
                </table:table-cell>
                <table:table-cell table:style-name="Table5.A2" table:number-columns-spanned="2" office:value-type="string">
                  <text:p text:style-name="P26">Any</text:p>
                </table:table-cell>
                <table:covered-table-cell/>
                <table:table-cell table:style-name="Table5.G6" office:value-type="string">
                  <text:p text:style-name="P2">CBUS mapped Event IDs</text:p>
                </table:table-cell>
              </table:table-row>
              <table:table-row>
                <table:table-cell table:style-name="Table5.A2" office:value-type="string">
                  <text:p text:style-name="P2">0x01</text:p>
                </table:table-cell>
                <table:table-cell table:style-name="Table5.B2" office:value-type="float" office:value="99">
                  <text:p text:style-name="P2">99</text:p>
                </table:table-cell>
                <table:table-cell table:style-name="Table5.A2" table:number-columns-spanned="4" office:value-type="string">
                  <text:p text:style-name="P26">Any</text:p>
                </table:table-cell>
                <table:covered-table-cell/>
                <table:covered-table-cell/>
                <table:covered-table-cell/>
                <table:table-cell table:style-name="Table5.G6" office:value-type="string">
                  <text:p text:style-name="P2">XpressNet translation</text:p>
                </table:table-cell>
              </table:table-row>
              <table:table-row>
                <table:table-cell table:style-name="Table5.A2" office:value-type="string">
                  <text:p text:style-name="P2">0x01</text:p>
                </table:table-cell>
                <table:table-cell table:style-name="Table5.B2" office:value-type="float" office:value="129">
                  <text:p text:style-name="P2">129</text:p>
                </table:table-cell>
                <table:table-cell table:style-name="Table5.A2" table:number-columns-spanned="4" office:value-type="string">
                  <text:p text:style-name="P26">Any</text:p>
                </table:table-cell>
                <table:covered-table-cell/>
                <table:covered-table-cell/>
                <table:covered-table-cell/>
                <table:table-cell table:style-name="Table5.G6" office:value-type="string">
                  <text:p text:style-name="P2">LocoNet packet transport</text:p>
                </table:table-cell>
              </table:table-row>
              <table:table-row>
                <table:table-cell table:style-name="Table5.A2" office:value-type="string">
                  <text:p text:style-name="P2">0x01</text:p>
                </table:table-cell>
                <table:table-cell table:style-name="Table5.B2" office:value-type="float" office:value="238">
                  <text:p text:style-name="P2">238</text:p>
                </table:table-cell>
                <table:table-cell table:style-name="Table5.A2" table:number-columns-spanned="4" office:value-type="string">
                  <text:p text:style-name="P26">Any</text:p>
                </table:table-cell>
                <table:covered-table-cell/>
                <table:covered-table-cell/>
                <table:covered-table-cell/>
                <table:table-cell table:style-name="Table5.G6" office:value-type="string">
                  <text:p text:style-name="P2">DCC translation</text:p>
                </table:table-cell>
              </table:table-row>
            </table:table>
            <text:p text:style-name="Standard"/>
          </text:deletion>
        </text:changed-region>
        <text:changed-region xml:id="ct43544912" text:id="ct43544912">
          <text:deletion>
            <office:change-info>
              <dc:creator>Stuart Baker</dc:creator>
              <dc:date>2015-02-07T14:18:00</dc:date>
            </office:change-info>
            <text:p text:style-name="Standard"/>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2">0x04</text:p>
                </table:table-cell>
                <table:table-cell table:style-name="Table13.A2" office:value-type="string">
                  <text:p text:style-name="P2">0x00</text:p>
                </table:table-cell>
                <table:table-cell table:style-name="Table13.A2" office:value-type="string">
                  <text:p text:style-name="P2">0x00</text:p>
                </table:table-cell>
                <table:table-cell table:style-name="Table13.D2" table:number-columns-spanned="3" office:value-type="string">
                  <text:p text:style-name="P2">Sequentially Assigned Values</text:p>
                </table:table-cell>
                <table:covered-table-cell/>
                <table:covered-table-cell/>
              </table:table-row>
            </table:table>
            <text:p text:style-name="Standard"/>
          </text:deletion>
        </text:changed-region>
        <text:changed-region xml:id="ct43290768" text:id="ct43290768">
          <text:insertion>
            <office:change-info>
              <dc:creator>Stuart Baker</dc:creator>
              <dc:date>2015-02-07T14:28:00</dc:date>
            </office:change-info>
          </text:insertion>
        </text:changed-region>
        <text:changed-region xml:id="ct43404928" text:id="ct43404928">
          <text:insertion>
            <office:change-info>
              <dc:creator>Stuart Baker</dc:creator>
              <dc:date>2015-02-07T15:08:00</dc:date>
            </office:change-info>
          </text:insertion>
        </text:changed-region>
        <text:changed-region xml:id="ct43544640" text:id="ct43544640">
          <text:insertion>
            <office:change-info>
              <dc:creator>Stuart Baker</dc:creator>
              <dc:date>2015-02-07T15:09:00</dc:date>
            </office:change-info>
          </text:insertion>
        </text:changed-region>
        <text:changed-region xml:id="ct43292240" text:id="ct43292240">
          <text:insertion>
            <office:change-info>
              <dc:creator>Stuart Baker</dc:creator>
              <dc:date>2015-02-07T15:10:00</dc:date>
            </office:change-info>
          </text:insertion>
        </text:changed-region>
        <text:changed-region xml:id="ct41921136" text:id="ct41921136">
          <text:insertion>
            <office:change-info>
              <dc:creator>Stuart Baker</dc:creator>
              <dc:date>2015-02-07T15:11:00</dc:date>
            </office:change-info>
          </text:insertion>
        </text:changed-region>
        <text:changed-region xml:id="ct43292608" text:id="ct43292608">
          <text:insertion>
            <office:change-info>
              <dc:creator>Stuart Baker</dc:creator>
              <dc:date>2015-02-07T15:12:00</dc:date>
            </office:change-info>
          </text:insertion>
        </text:changed-region>
        <text:changed-region xml:id="ct43550048" text:id="ct43550048">
          <text:insertion>
            <office:change-info>
              <dc:creator>Stuart Baker</dc:creator>
              <dc:date>2015-02-07T14:28:00</dc:date>
            </office:change-info>
          </text:insertion>
        </text:changed-region>
        <text:changed-region xml:id="ct43551952" text:id="ct43551952">
          <text:insertion>
            <office:change-info>
              <dc:creator>Stuart Baker</dc:creator>
              <dc:date>2015-02-07T14:28:00</dc:date>
            </office:change-info>
          </text:insertion>
        </text:changed-region>
        <text:changed-region xml:id="ct43552144" text:id="ct43552144">
          <text:insertion>
            <office:change-info>
              <dc:creator>Stuart Baker</dc:creator>
              <dc:date>2015-02-07T14:28:00</dc:date>
            </office:change-info>
          </text:insertion>
        </text:changed-region>
        <text:changed-region xml:id="ct43288560" text:id="ct43288560">
          <text:insertion>
            <office:change-info>
              <dc:creator>Stuart Baker</dc:creator>
              <dc:date>2015-02-07T14:28:00</dc:date>
            </office:change-info>
          </text:insertion>
        </text:changed-region>
        <text:changed-region xml:id="ct43552336" text:id="ct43552336">
          <text:insertion>
            <office:change-info>
              <dc:creator>Stuart Baker</dc:creator>
              <dc:date>2015-02-07T14:28:00</dc:date>
            </office:change-info>
          </text:insertion>
        </text:changed-region>
        <text:changed-region xml:id="ct43552528" text:id="ct43552528">
          <text:insertion>
            <office:change-info>
              <dc:creator>Stuart Baker</dc:creator>
              <dc:date>2015-02-07T14:28:00</dc:date>
            </office:change-info>
          </text:insertion>
        </text:changed-region>
        <text:changed-region xml:id="ct43552720" text:id="ct43552720">
          <text:insertion>
            <office:change-info>
              <dc:creator>Stuart Baker</dc:creator>
              <dc:date>2015-02-07T14:28:00</dc:date>
            </office:change-info>
          </text:insertion>
        </text:changed-region>
        <text:changed-region xml:id="ct43552912" text:id="ct43552912">
          <text:insertion>
            <office:change-info>
              <dc:creator>Stuart Baker</dc:creator>
              <dc:date>2015-02-07T14:28:00</dc:date>
            </office:change-info>
          </text:insertion>
        </text:changed-region>
        <text:changed-region xml:id="ct43553568" text:id="ct43553568">
          <text:insertion>
            <office:change-info>
              <dc:creator>Stuart Baker</dc:creator>
              <dc:date>2015-02-07T14:28:00</dc:date>
            </office:change-info>
          </text:insertion>
        </text:changed-region>
        <text:changed-region xml:id="ct43553840" text:id="ct43553840">
          <text:insertion>
            <office:change-info>
              <dc:creator>Stuart Baker</dc:creator>
              <dc:date>2015-02-07T14:28:00</dc:date>
            </office:change-info>
          </text:insertion>
        </text:changed-region>
        <text:changed-region xml:id="ct43554112" text:id="ct43554112">
          <text:insertion>
            <office:change-info>
              <dc:creator>Stuart Baker</dc:creator>
              <dc:date>2015-02-07T14:28:00</dc:date>
            </office:change-info>
          </text:insertion>
        </text:changed-region>
        <text:changed-region xml:id="ct41692544" text:id="ct41692544">
          <text:insertion>
            <office:change-info>
              <dc:creator>Stuart Baker</dc:creator>
              <dc:date>2015-02-07T14:28:00</dc:date>
            </office:change-info>
          </text:insertion>
        </text:changed-region>
        <text:changed-region xml:id="ct41691440" text:id="ct41691440">
          <text:insertion>
            <office:change-info>
              <dc:creator>Stuart Baker</dc:creator>
              <dc:date>2015-02-07T14:28:00</dc:date>
            </office:change-info>
          </text:insertion>
        </text:changed-region>
        <text:changed-region xml:id="ct41691808" text:id="ct41691808">
          <text:insertion>
            <office:change-info>
              <dc:creator>Stuart Baker</dc:creator>
              <dc:date>2015-02-07T14:28:00</dc:date>
            </office:change-info>
          </text:insertion>
        </text:changed-region>
        <text:changed-region xml:id="ct43550240" text:id="ct43550240">
          <text:insertion>
            <office:change-info>
              <dc:creator>Stuart Baker</dc:creator>
              <dc:date>2015-02-07T14:28:00</dc:date>
            </office:change-info>
          </text:insertion>
        </text:changed-region>
        <text:changed-region xml:id="ct41693648" text:id="ct41693648">
          <text:insertion>
            <office:change-info>
              <dc:creator>Stuart Baker</dc:creator>
              <dc:date>2015-02-07T14:28:00</dc:date>
            </office:change-info>
          </text:insertion>
        </text:changed-region>
        <text:changed-region xml:id="ct43554304" text:id="ct43554304">
          <text:insertion>
            <office:change-info>
              <dc:creator>Stuart Baker</dc:creator>
              <dc:date>2015-02-07T14:39:00</dc:date>
            </office:change-info>
          </text:insertion>
        </text:changed-region>
        <text:changed-region xml:id="ct43555280" text:id="ct43555280">
          <text:insertion>
            <office:change-info>
              <dc:creator>Stuart Baker</dc:creator>
              <dc:date>2015-02-07T14:28:00</dc:date>
            </office:change-info>
          </text:insertion>
        </text:changed-region>
        <text:changed-region xml:id="ct43555552" text:id="ct43555552">
          <text:insertion>
            <office:change-info>
              <dc:creator>Stuart Baker</dc:creator>
              <dc:date>2015-02-07T14:28:00</dc:date>
            </office:change-info>
          </text:insertion>
        </text:changed-region>
        <text:changed-region xml:id="ct43555824" text:id="ct43555824">
          <text:insertion>
            <office:change-info>
              <dc:creator>Stuart Baker</dc:creator>
              <dc:date>2015-02-07T14:28:00</dc:date>
            </office:change-info>
          </text:insertion>
        </text:changed-region>
        <text:changed-region xml:id="ct43556096" text:id="ct43556096">
          <text:insertion>
            <office:change-info>
              <dc:creator>Stuart Baker</dc:creator>
              <dc:date>2015-02-07T14:28:00</dc:date>
            </office:change-info>
          </text:insertion>
        </text:changed-region>
        <text:changed-region xml:id="ct41696656" text:id="ct41696656">
          <text:insertion>
            <office:change-info>
              <dc:creator>Stuart Baker</dc:creator>
              <dc:date>2015-02-07T14:35:00</dc:date>
            </office:change-info>
          </text:insertion>
        </text:changed-region>
        <text:changed-region xml:id="ct41695120" text:id="ct41695120">
          <text:insertion>
            <office:change-info>
              <dc:creator>Stuart Baker</dc:creator>
              <dc:date>2015-02-07T14:35:00</dc:date>
            </office:change-info>
          </text:insertion>
        </text:changed-region>
        <text:changed-region xml:id="ct41695488" text:id="ct41695488">
          <text:insertion>
            <office:change-info>
              <dc:creator>Stuart Baker</dc:creator>
              <dc:date>2015-02-07T14:35:00</dc:date>
            </office:change-info>
          </text:insertion>
        </text:changed-region>
        <text:changed-region xml:id="ct41694016" text:id="ct41694016">
          <text:insertion>
            <office:change-info>
              <dc:creator>Stuart Baker</dc:creator>
              <dc:date>2015-02-07T14:35:00</dc:date>
            </office:change-info>
          </text:insertion>
        </text:changed-region>
        <text:changed-region xml:id="ct41697040" text:id="ct41697040">
          <text:insertion>
            <office:change-info>
              <dc:creator>Stuart Baker</dc:creator>
              <dc:date>2015-02-07T14:38:00</dc:date>
            </office:change-info>
          </text:insertion>
        </text:changed-region>
        <text:changed-region xml:id="ct43556512" text:id="ct43556512">
          <text:insertion>
            <office:change-info>
              <dc:creator>Stuart Baker</dc:creator>
              <dc:date>2015-02-07T14:37:00</dc:date>
            </office:change-info>
          </text:insertion>
        </text:changed-region>
        <text:changed-region xml:id="ct43556784" text:id="ct43556784">
          <text:insertion>
            <office:change-info>
              <dc:creator>Stuart Baker</dc:creator>
              <dc:date>2015-02-07T14:37:00</dc:date>
            </office:change-info>
          </text:insertion>
        </text:changed-region>
        <text:changed-region xml:id="ct43557056" text:id="ct43557056">
          <text:insertion>
            <office:change-info>
              <dc:creator>Stuart Baker</dc:creator>
              <dc:date>2015-02-07T14:37:00</dc:date>
            </office:change-info>
          </text:insertion>
        </text:changed-region>
        <text:changed-region xml:id="ct43557328" text:id="ct43557328">
          <text:insertion>
            <office:change-info>
              <dc:creator>Stuart Baker</dc:creator>
              <dc:date>2015-02-07T14:37:00</dc:date>
            </office:change-info>
          </text:insertion>
        </text:changed-region>
        <text:changed-region xml:id="ct43557600" text:id="ct43557600">
          <text:insertion>
            <office:change-info>
              <dc:creator>Stuart Baker</dc:creator>
              <dc:date>2015-02-07T14:37:00</dc:date>
            </office:change-info>
          </text:insertion>
        </text:changed-region>
        <text:changed-region xml:id="ct41696224" text:id="ct41696224">
          <text:insertion>
            <office:change-info>
              <dc:creator>Stuart Baker</dc:creator>
              <dc:date>2015-02-07T14:37:00</dc:date>
            </office:change-info>
          </text:insertion>
        </text:changed-region>
        <text:changed-region xml:id="ct43553104" text:id="ct43553104">
          <text:insertion>
            <office:change-info>
              <dc:creator>Stuart Baker</dc:creator>
              <dc:date>2015-02-07T14:38:00</dc:date>
            </office:change-info>
          </text:insertion>
        </text:changed-region>
        <text:changed-region xml:id="ct40657360" text:id="ct40657360">
          <text:insertion>
            <office:change-info>
              <dc:creator>Stuart Baker</dc:creator>
              <dc:date>2015-02-07T14:38:00</dc:date>
            </office:change-info>
          </text:insertion>
        </text:changed-region>
        <text:changed-region xml:id="ct41699168" text:id="ct41699168">
          <text:insertion>
            <office:change-info>
              <dc:creator>Stuart Baker</dc:creator>
              <dc:date>2015-02-07T14:36:00</dc:date>
            </office:change-info>
          </text:insertion>
        </text:changed-region>
        <text:changed-region xml:id="ct41698800" text:id="ct41698800">
          <text:insertion>
            <office:change-info>
              <dc:creator>Stuart Baker</dc:creator>
              <dc:date>2015-02-07T14:36:00</dc:date>
            </office:change-info>
          </text:insertion>
        </text:changed-region>
        <text:changed-region xml:id="ct41700272" text:id="ct41700272">
          <text:insertion>
            <office:change-info>
              <dc:creator>Stuart Baker</dc:creator>
              <dc:date>2015-02-07T14:36:00</dc:date>
            </office:change-info>
          </text:insertion>
        </text:changed-region>
        <text:changed-region xml:id="ct41699536" text:id="ct41699536">
          <text:insertion>
            <office:change-info>
              <dc:creator>Stuart Baker</dc:creator>
              <dc:date>2015-02-07T14:36:00</dc:date>
            </office:change-info>
          </text:insertion>
        </text:changed-region>
        <text:changed-region xml:id="ct43557792" text:id="ct43557792">
          <text:insertion>
            <office:change-info>
              <dc:creator>Stuart Baker</dc:creator>
              <dc:date>2015-02-07T14:36:00</dc:date>
            </office:change-info>
          </text:insertion>
        </text:changed-region>
        <text:changed-region xml:id="ct43558480" text:id="ct43558480">
          <text:insertion>
            <office:change-info>
              <dc:creator>Stuart Baker</dc:creator>
              <dc:date>2015-02-07T14:37:00</dc:date>
            </office:change-info>
          </text:insertion>
        </text:changed-region>
        <text:changed-region xml:id="ct43558240" text:id="ct43558240">
          <text:insertion>
            <office:change-info>
              <dc:creator>Stuart Baker</dc:creator>
              <dc:date>2015-02-07T14:36:00</dc:date>
            </office:change-info>
          </text:insertion>
        </text:changed-region>
        <text:changed-region xml:id="ct43558672" text:id="ct43558672">
          <text:insertion>
            <office:change-info>
              <dc:creator>Stuart Baker</dc:creator>
              <dc:date>2015-02-07T14:38:00</dc:date>
            </office:change-info>
          </text:insertion>
        </text:changed-region>
        <text:changed-region xml:id="ct40965024" text:id="ct40965024">
          <text:insertion>
            <office:change-info>
              <dc:creator>Stuart Baker</dc:creator>
              <dc:date>2015-02-07T14:38:00</dc:date>
            </office:change-info>
          </text:insertion>
        </text:changed-region>
        <text:changed-region xml:id="ct40966128" text:id="ct40966128">
          <text:insertion>
            <office:change-info>
              <dc:creator>Stuart Baker</dc:creator>
              <dc:date>2015-02-07T14:36:00</dc:date>
            </office:change-info>
          </text:insertion>
        </text:changed-region>
        <text:changed-region xml:id="ct40963920" text:id="ct40963920">
          <text:insertion>
            <office:change-info>
              <dc:creator>Stuart Baker</dc:creator>
              <dc:date>2015-02-07T14:36:00</dc:date>
            </office:change-info>
          </text:insertion>
        </text:changed-region>
        <text:changed-region xml:id="ct40965392" text:id="ct40965392">
          <text:insertion>
            <office:change-info>
              <dc:creator>Stuart Baker</dc:creator>
              <dc:date>2015-02-07T14:36:00</dc:date>
            </office:change-info>
          </text:insertion>
        </text:changed-region>
        <text:changed-region xml:id="ct43560304" text:id="ct43560304">
          <text:insertion>
            <office:change-info>
              <dc:creator>Stuart Baker</dc:creator>
              <dc:date>2015-02-07T14:36:00</dc:date>
            </office:change-info>
          </text:insertion>
        </text:changed-region>
        <text:changed-region xml:id="ct40965760" text:id="ct40965760">
          <text:insertion>
            <office:change-info>
              <dc:creator>Stuart Baker</dc:creator>
              <dc:date>2015-02-07T14:36:00</dc:date>
            </office:change-info>
          </text:insertion>
        </text:changed-region>
        <text:changed-region xml:id="ct43559568" text:id="ct43559568">
          <text:insertion>
            <office:change-info>
              <dc:creator>Stuart Baker</dc:creator>
              <dc:date>2015-02-07T14:37:00</dc:date>
            </office:change-info>
          </text:insertion>
        </text:changed-region>
        <text:changed-region xml:id="ct43559120" text:id="ct43559120">
          <text:insertion>
            <office:change-info>
              <dc:creator>Stuart Baker</dc:creator>
              <dc:date>2015-02-07T14:36:00</dc:date>
            </office:change-info>
          </text:insertion>
        </text:changed-region>
        <text:changed-region xml:id="ct43559760" text:id="ct43559760">
          <text:insertion>
            <office:change-info>
              <dc:creator>Stuart Baker</dc:creator>
              <dc:date>2015-02-07T14:38:00</dc:date>
            </office:change-info>
          </text:insertion>
        </text:changed-region>
        <text:changed-region xml:id="ct40966928" text:id="ct40966928">
          <text:insertion>
            <office:change-info>
              <dc:creator>Stuart Baker</dc:creator>
              <dc:date>2015-02-07T14:39:00</dc:date>
            </office:change-info>
          </text:insertion>
        </text:changed-region>
        <text:changed-region xml:id="ct40967968" text:id="ct40967968">
          <text:insertion>
            <office:change-info>
              <dc:creator>Stuart Baker</dc:creator>
              <dc:date>2015-02-07T14:38:00</dc:date>
            </office:change-info>
          </text:insertion>
        </text:changed-region>
        <text:changed-region xml:id="ct40968704" text:id="ct40968704">
          <text:insertion>
            <office:change-info>
              <dc:creator>Stuart Baker</dc:creator>
              <dc:date>2015-02-07T14:36:00</dc:date>
            </office:change-info>
          </text:insertion>
        </text:changed-region>
        <text:changed-region xml:id="ct40969440" text:id="ct40969440">
          <text:insertion>
            <office:change-info>
              <dc:creator>Stuart Baker</dc:creator>
              <dc:date>2015-02-07T14:36:00</dc:date>
            </office:change-info>
          </text:insertion>
        </text:changed-region>
        <text:changed-region xml:id="ct43560640" text:id="ct43560640">
          <text:insertion>
            <office:change-info>
              <dc:creator>Stuart Baker</dc:creator>
              <dc:date>2015-02-07T14:36:00</dc:date>
            </office:change-info>
          </text:insertion>
        </text:changed-region>
        <text:changed-region xml:id="ct43560832" text:id="ct43560832">
          <text:insertion>
            <office:change-info>
              <dc:creator>Stuart Baker</dc:creator>
              <dc:date>2015-02-07T14:36:00</dc:date>
            </office:change-info>
          </text:insertion>
        </text:changed-region>
        <text:changed-region xml:id="ct43560000" text:id="ct43560000">
          <text:insertion>
            <office:change-info>
              <dc:creator>Stuart Baker</dc:creator>
              <dc:date>2015-02-07T14:36:00</dc:date>
            </office:change-info>
          </text:insertion>
        </text:changed-region>
        <text:changed-region xml:id="ct43561280" text:id="ct43561280">
          <text:insertion>
            <office:change-info>
              <dc:creator>Stuart Baker</dc:creator>
              <dc:date>2015-02-07T14:37:00</dc:date>
            </office:change-info>
          </text:insertion>
        </text:changed-region>
        <text:changed-region xml:id="ct43561024" text:id="ct43561024">
          <text:insertion>
            <office:change-info>
              <dc:creator>Stuart Baker</dc:creator>
              <dc:date>2015-02-07T14:36:00</dc:date>
            </office:change-info>
          </text:insertion>
        </text:changed-region>
        <text:changed-region xml:id="ct43562240" text:id="ct43562240">
          <text:insertion>
            <office:change-info>
              <dc:creator>Stuart Baker</dc:creator>
              <dc:date>2015-02-07T14:39:00</dc:date>
            </office:change-info>
          </text:insertion>
        </text:changed-region>
        <text:changed-region xml:id="ct40972016" text:id="ct40972016">
          <text:insertion>
            <office:change-info>
              <dc:creator>Stuart Baker</dc:creator>
              <dc:date>2015-02-07T14:38:00</dc:date>
            </office:change-info>
          </text:insertion>
        </text:changed-region>
        <text:changed-region xml:id="ct40971712" text:id="ct40971712">
          <text:insertion>
            <office:change-info>
              <dc:creator>Stuart Baker</dc:creator>
              <dc:date>2015-02-07T14:36:00</dc:date>
            </office:change-info>
          </text:insertion>
        </text:changed-region>
        <text:changed-region xml:id="ct43561968" text:id="ct43561968">
          <text:insertion>
            <office:change-info>
              <dc:creator>Stuart Baker</dc:creator>
              <dc:date>2015-02-07T14:36:00</dc:date>
            </office:change-info>
          </text:insertion>
        </text:changed-region>
        <text:changed-region xml:id="ct43561472" text:id="ct43561472">
          <text:insertion>
            <office:change-info>
              <dc:creator>Stuart Baker</dc:creator>
              <dc:date>2015-02-07T14:36:00</dc:date>
            </office:change-info>
          </text:insertion>
        </text:changed-region>
        <text:changed-region xml:id="ct40973120" text:id="ct40973120">
          <text:insertion>
            <office:change-info>
              <dc:creator>Stuart Baker</dc:creator>
              <dc:date>2015-02-07T14:36:00</dc:date>
            </office:change-info>
          </text:insertion>
        </text:changed-region>
        <text:changed-region xml:id="ct40973488" text:id="ct40973488">
          <text:insertion>
            <office:change-info>
              <dc:creator>Stuart Baker</dc:creator>
              <dc:date>2015-02-07T14:36:00</dc:date>
            </office:change-info>
          </text:insertion>
        </text:changed-region>
        <text:changed-region xml:id="ct40972752" text:id="ct40972752">
          <text:insertion>
            <office:change-info>
              <dc:creator>Stuart Baker</dc:creator>
              <dc:date>2015-02-07T14:37:00</dc:date>
            </office:change-info>
          </text:insertion>
        </text:changed-region>
        <text:changed-region xml:id="ct40972384" text:id="ct40972384">
          <text:insertion>
            <office:change-info>
              <dc:creator>Stuart Baker</dc:creator>
              <dc:date>2015-02-07T14:36:00</dc:date>
            </office:change-info>
          </text:insertion>
        </text:changed-region>
        <text:changed-region xml:id="ct43562432" text:id="ct43562432">
          <text:insertion>
            <office:change-info>
              <dc:creator>Stuart Baker</dc:creator>
              <dc:date>2015-02-07T14:39:00</dc:date>
            </office:change-info>
          </text:insertion>
        </text:changed-region>
        <text:changed-region xml:id="ct43563312" text:id="ct43563312">
          <text:insertion>
            <office:change-info>
              <dc:creator>Stuart Baker</dc:creator>
              <dc:date>2015-02-07T14:38:00</dc:date>
            </office:change-info>
          </text:insertion>
        </text:changed-region>
        <text:changed-region xml:id="ct41346928" text:id="ct41346928">
          <text:insertion>
            <office:change-info>
              <dc:creator>Stuart Baker</dc:creator>
              <dc:date>2015-02-07T14:36:00</dc:date>
            </office:change-info>
          </text:insertion>
        </text:changed-region>
        <text:changed-region xml:id="ct40974224" text:id="ct40974224">
          <text:insertion>
            <office:change-info>
              <dc:creator>Stuart Baker</dc:creator>
              <dc:date>2015-02-07T14:36:00</dc:date>
            </office:change-info>
          </text:insertion>
        </text:changed-region>
        <text:changed-region xml:id="ct41349136" text:id="ct41349136">
          <text:insertion>
            <office:change-info>
              <dc:creator>Stuart Baker</dc:creator>
              <dc:date>2015-02-07T14:36:00</dc:date>
            </office:change-info>
          </text:insertion>
        </text:changed-region>
        <text:changed-region xml:id="ct41349504" text:id="ct41349504">
          <text:insertion>
            <office:change-info>
              <dc:creator>Stuart Baker</dc:creator>
              <dc:date>2015-02-07T14:36:00</dc:date>
            </office:change-info>
          </text:insertion>
        </text:changed-region>
        <text:changed-region xml:id="ct41347664" text:id="ct41347664">
          <text:insertion>
            <office:change-info>
              <dc:creator>Stuart Baker</dc:creator>
              <dc:date>2015-02-07T14:36:00</dc:date>
            </office:change-info>
          </text:insertion>
        </text:changed-region>
        <text:changed-region xml:id="ct41348768" text:id="ct41348768">
          <text:insertion>
            <office:change-info>
              <dc:creator>Stuart Baker</dc:creator>
              <dc:date>2015-02-07T14:37:00</dc:date>
            </office:change-info>
          </text:insertion>
        </text:changed-region>
        <text:changed-region xml:id="ct43563760" text:id="ct43563760">
          <text:insertion>
            <office:change-info>
              <dc:creator>Stuart Baker</dc:creator>
              <dc:date>2015-02-07T14:36:00</dc:date>
            </office:change-info>
          </text:insertion>
        </text:changed-region>
        <text:changed-region xml:id="ct43563952" text:id="ct43563952">
          <text:insertion>
            <office:change-info>
              <dc:creator>Stuart Baker</dc:creator>
              <dc:date>2015-02-07T14:40:00</dc:date>
            </office:change-info>
          </text:insertion>
        </text:changed-region>
        <text:changed-region xml:id="ct43564400" text:id="ct43564400">
          <text:insertion>
            <office:change-info>
              <dc:creator>Stuart Baker</dc:creator>
              <dc:date>2015-02-07T14:38:00</dc:date>
            </office:change-info>
          </text:insertion>
        </text:changed-region>
        <text:changed-region xml:id="ct43566288" text:id="ct43566288">
          <text:insertion>
            <office:change-info>
              <dc:creator>Stuart Baker</dc:creator>
              <dc:date>2015-02-07T14:36:00</dc:date>
            </office:change-info>
          </text:insertion>
        </text:changed-region>
        <text:changed-region xml:id="ct41350240" text:id="ct41350240">
          <text:insertion>
            <office:change-info>
              <dc:creator>Stuart Baker</dc:creator>
              <dc:date>2015-02-07T14:36:00</dc:date>
            </office:change-info>
          </text:insertion>
        </text:changed-region>
        <text:changed-region xml:id="ct41352816" text:id="ct41352816">
          <text:insertion>
            <office:change-info>
              <dc:creator>Stuart Baker</dc:creator>
              <dc:date>2015-02-07T14:36:00</dc:date>
            </office:change-info>
          </text:insertion>
        </text:changed-region>
        <text:changed-region xml:id="ct41350608" text:id="ct41350608">
          <text:insertion>
            <office:change-info>
              <dc:creator>Stuart Baker</dc:creator>
              <dc:date>2015-02-07T14:36:00</dc:date>
            </office:change-info>
          </text:insertion>
        </text:changed-region>
        <text:changed-region xml:id="ct41350976" text:id="ct41350976">
          <text:insertion>
            <office:change-info>
              <dc:creator>Stuart Baker</dc:creator>
              <dc:date>2015-02-07T14:36:00</dc:date>
            </office:change-info>
          </text:insertion>
        </text:changed-region>
        <text:changed-region xml:id="ct41352448" text:id="ct41352448">
          <text:insertion>
            <office:change-info>
              <dc:creator>Stuart Baker</dc:creator>
              <dc:date>2015-02-07T14:37:00</dc:date>
            </office:change-info>
          </text:insertion>
        </text:changed-region>
        <text:changed-region xml:id="ct41351712" text:id="ct41351712">
          <text:insertion>
            <office:change-info>
              <dc:creator>Stuart Baker</dc:creator>
              <dc:date>2015-02-07T14:36:00</dc:date>
            </office:change-info>
          </text:insertion>
        </text:changed-region>
        <text:changed-region xml:id="ct43565280" text:id="ct43565280">
          <text:insertion>
            <office:change-info>
              <dc:creator>Stuart Baker</dc:creator>
              <dc:date>2015-02-07T14:40:00</dc:date>
            </office:change-info>
          </text:insertion>
        </text:changed-region>
        <text:changed-region xml:id="ct43565776" text:id="ct43565776">
          <text:insertion>
            <office:change-info>
              <dc:creator>Stuart Baker</dc:creator>
              <dc:date>2015-02-07T14:38:00</dc:date>
            </office:change-info>
          </text:insertion>
        </text:changed-region>
        <text:changed-region xml:id="ct43566480" text:id="ct43566480">
          <text:insertion>
            <office:change-info>
              <dc:creator>Stuart Baker</dc:creator>
              <dc:date>2015-02-07T14:39:00</dc:date>
            </office:change-info>
          </text:insertion>
        </text:changed-region>
        <text:changed-region xml:id="ct43567680" text:id="ct43567680">
          <text:insertion>
            <office:change-info>
              <dc:creator>Stuart Baker</dc:creator>
              <dc:date>2015-02-07T14:36:00</dc:date>
            </office:change-info>
          </text:insertion>
        </text:changed-region>
        <text:changed-region xml:id="ct43567952" text:id="ct43567952">
          <text:insertion>
            <office:change-info>
              <dc:creator>Stuart Baker</dc:creator>
              <dc:date>2015-02-07T14:36:00</dc:date>
            </office:change-info>
          </text:insertion>
        </text:changed-region>
        <text:changed-region xml:id="ct41355760" text:id="ct41355760">
          <text:insertion>
            <office:change-info>
              <dc:creator>Stuart Baker</dc:creator>
              <dc:date>2015-02-07T14:36:00</dc:date>
            </office:change-info>
          </text:insertion>
        </text:changed-region>
        <text:changed-region xml:id="ct41353552" text:id="ct41353552">
          <text:insertion>
            <office:change-info>
              <dc:creator>Stuart Baker</dc:creator>
              <dc:date>2015-02-07T14:36:00</dc:date>
            </office:change-info>
          </text:insertion>
        </text:changed-region>
        <text:changed-region xml:id="ct41355024" text:id="ct41355024">
          <text:insertion>
            <office:change-info>
              <dc:creator>Stuart Baker</dc:creator>
              <dc:date>2015-02-07T14:36:00</dc:date>
            </office:change-info>
          </text:insertion>
        </text:changed-region>
        <text:changed-region xml:id="ct41357232" text:id="ct41357232">
          <text:insertion>
            <office:change-info>
              <dc:creator>Stuart Baker</dc:creator>
              <dc:date>2015-02-07T14:37:00</dc:date>
            </office:change-info>
          </text:insertion>
        </text:changed-region>
        <text:changed-region xml:id="ct43567088" text:id="ct43567088">
          <text:insertion>
            <office:change-info>
              <dc:creator>Stuart Baker</dc:creator>
              <dc:date>2015-02-07T14:36:00</dc:date>
            </office:change-info>
          </text:insertion>
        </text:changed-region>
        <text:changed-region xml:id="ct41355472" text:id="ct41355472">
          <text:insertion>
            <office:change-info>
              <dc:creator>Stuart Baker</dc:creator>
              <dc:date>2015-02-07T14:40:00</dc:date>
            </office:change-info>
          </text:insertion>
        </text:changed-region>
        <text:changed-region xml:id="ct41356864" text:id="ct41356864">
          <text:insertion>
            <office:change-info>
              <dc:creator>Stuart Baker</dc:creator>
              <dc:date>2015-02-07T14:38:00</dc:date>
            </office:change-info>
          </text:insertion>
        </text:changed-region>
        <text:changed-region xml:id="ct41354656" text:id="ct41354656">
          <text:insertion>
            <office:change-info>
              <dc:creator>Stuart Baker</dc:creator>
              <dc:date>2015-02-07T14:39:00</dc:date>
            </office:change-info>
          </text:insertion>
        </text:changed-region>
        <text:changed-region xml:id="ct43568896" text:id="ct43568896">
          <text:insertion>
            <office:change-info>
              <dc:creator>Stuart Baker</dc:creator>
              <dc:date>2015-02-07T14:36:00</dc:date>
            </office:change-info>
          </text:insertion>
        </text:changed-region>
        <text:changed-region xml:id="ct43569472" text:id="ct43569472">
          <text:insertion>
            <office:change-info>
              <dc:creator>Stuart Baker</dc:creator>
              <dc:date>2015-02-07T14:36:00</dc:date>
            </office:change-info>
          </text:insertion>
        </text:changed-region>
        <text:changed-region xml:id="ct43569856" text:id="ct43569856">
          <text:insertion>
            <office:change-info>
              <dc:creator>Stuart Baker</dc:creator>
              <dc:date>2015-02-07T14:36:00</dc:date>
            </office:change-info>
          </text:insertion>
        </text:changed-region>
        <text:changed-region xml:id="ct43569664" text:id="ct43569664">
          <text:insertion>
            <office:change-info>
              <dc:creator>Stuart Baker</dc:creator>
              <dc:date>2015-02-07T14:36:00</dc:date>
            </office:change-info>
          </text:insertion>
        </text:changed-region>
        <text:changed-region xml:id="ct43570048" text:id="ct43570048">
          <text:insertion>
            <office:change-info>
              <dc:creator>Stuart Baker</dc:creator>
              <dc:date>2015-02-07T14:36:00</dc:date>
            </office:change-info>
          </text:insertion>
        </text:changed-region>
        <text:changed-region xml:id="ct41359808" text:id="ct41359808">
          <text:insertion>
            <office:change-info>
              <dc:creator>Stuart Baker</dc:creator>
              <dc:date>2015-02-07T14:37:00</dc:date>
            </office:change-info>
          </text:insertion>
        </text:changed-region>
        <text:changed-region xml:id="ct41360176" text:id="ct41360176">
          <text:insertion>
            <office:change-info>
              <dc:creator>Stuart Baker</dc:creator>
              <dc:date>2015-02-07T14:36:00</dc:date>
            </office:change-info>
          </text:insertion>
        </text:changed-region>
        <text:changed-region xml:id="ct41359072" text:id="ct41359072">
          <text:insertion>
            <office:change-info>
              <dc:creator>Stuart Baker</dc:creator>
              <dc:date>2015-02-07T14:40:00</dc:date>
            </office:change-info>
          </text:insertion>
        </text:changed-region>
        <text:changed-region xml:id="ct41441936" text:id="ct41441936">
          <text:insertion>
            <office:change-info>
              <dc:creator>Stuart Baker</dc:creator>
              <dc:date>2015-02-07T14:38:00</dc:date>
            </office:change-info>
          </text:insertion>
        </text:changed-region>
        <text:changed-region xml:id="ct41358784" text:id="ct41358784">
          <text:insertion>
            <office:change-info>
              <dc:creator>Stuart Baker</dc:creator>
              <dc:date>2015-02-07T14:39:00</dc:date>
            </office:change-info>
          </text:insertion>
        </text:changed-region>
        <text:changed-region xml:id="ct41441200" text:id="ct41441200">
          <text:insertion>
            <office:change-info>
              <dc:creator>Stuart Baker</dc:creator>
              <dc:date>2015-02-07T14:36:00</dc:date>
            </office:change-info>
          </text:insertion>
        </text:changed-region>
        <text:changed-region xml:id="ct41441392" text:id="ct41441392">
          <text:insertion>
            <office:change-info>
              <dc:creator>Stuart Baker</dc:creator>
              <dc:date>2015-02-07T14:36:00</dc:date>
            </office:change-info>
          </text:insertion>
        </text:changed-region>
        <text:changed-region xml:id="ct41440608" text:id="ct41440608">
          <text:insertion>
            <office:change-info>
              <dc:creator>Stuart Baker</dc:creator>
              <dc:date>2015-02-07T14:36:00</dc:date>
            </office:change-info>
          </text:insertion>
        </text:changed-region>
        <text:changed-region xml:id="ct43571568" text:id="ct43571568">
          <text:insertion>
            <office:change-info>
              <dc:creator>Stuart Baker</dc:creator>
              <dc:date>2015-02-07T14:36:00</dc:date>
            </office:change-info>
          </text:insertion>
        </text:changed-region>
        <text:changed-region xml:id="ct42249360" text:id="ct42249360">
          <text:insertion>
            <office:change-info>
              <dc:creator>Stuart Baker</dc:creator>
              <dc:date>2015-02-07T14:36:00</dc:date>
            </office:change-info>
          </text:insertion>
        </text:changed-region>
        <text:changed-region xml:id="ct42253040" text:id="ct42253040">
          <text:insertion>
            <office:change-info>
              <dc:creator>Stuart Baker</dc:creator>
              <dc:date>2015-02-07T14:37:00</dc:date>
            </office:change-info>
          </text:insertion>
        </text:changed-region>
        <text:changed-region xml:id="ct42251200" text:id="ct42251200">
          <text:insertion>
            <office:change-info>
              <dc:creator>Stuart Baker</dc:creator>
              <dc:date>2015-02-07T14:36:00</dc:date>
            </office:change-info>
          </text:insertion>
        </text:changed-region>
        <text:changed-region xml:id="ct42251936" text:id="ct42251936">
          <text:insertion>
            <office:change-info>
              <dc:creator>Stuart Baker</dc:creator>
              <dc:date>2015-02-07T14:40:00</dc:date>
            </office:change-info>
          </text:insertion>
        </text:changed-region>
        <text:changed-region xml:id="ct42254144" text:id="ct42254144">
          <text:insertion>
            <office:change-info>
              <dc:creator>Stuart Baker</dc:creator>
              <dc:date>2015-02-07T14:38:00</dc:date>
            </office:change-info>
          </text:insertion>
        </text:changed-region>
        <text:changed-region xml:id="ct42251568" text:id="ct42251568">
          <text:insertion>
            <office:change-info>
              <dc:creator>Stuart Baker</dc:creator>
              <dc:date>2015-02-07T14:39:00</dc:date>
            </office:change-info>
          </text:insertion>
        </text:changed-region>
        <text:changed-region xml:id="ct43571760" text:id="ct43571760">
          <text:insertion>
            <office:change-info>
              <dc:creator>Stuart Baker</dc:creator>
              <dc:date>2015-02-07T14:36:00</dc:date>
            </office:change-info>
          </text:insertion>
        </text:changed-region>
        <text:changed-region xml:id="ct42253776" text:id="ct42253776">
          <text:insertion>
            <office:change-info>
              <dc:creator>Stuart Baker</dc:creator>
              <dc:date>2015-02-07T14:36:00</dc:date>
            </office:change-info>
          </text:insertion>
        </text:changed-region>
        <text:changed-region xml:id="ct43572464" text:id="ct43572464">
          <text:insertion>
            <office:change-info>
              <dc:creator>Stuart Baker</dc:creator>
              <dc:date>2015-02-07T14:36:00</dc:date>
            </office:change-info>
          </text:insertion>
        </text:changed-region>
        <text:changed-region xml:id="ct43573360" text:id="ct43573360">
          <text:insertion>
            <office:change-info>
              <dc:creator>Stuart Baker</dc:creator>
              <dc:date>2015-02-07T14:36:00</dc:date>
            </office:change-info>
          </text:insertion>
        </text:changed-region>
        <text:changed-region xml:id="ct43571952" text:id="ct43571952">
          <text:insertion>
            <office:change-info>
              <dc:creator>Stuart Baker</dc:creator>
              <dc:date>2015-02-07T14:36:00</dc:date>
            </office:change-info>
          </text:insertion>
        </text:changed-region>
        <text:changed-region xml:id="ct42256720" text:id="ct42256720">
          <text:insertion>
            <office:change-info>
              <dc:creator>Stuart Baker</dc:creator>
              <dc:date>2015-02-07T14:37:00</dc:date>
            </office:change-info>
          </text:insertion>
        </text:changed-region>
        <text:changed-region xml:id="ct42252672" text:id="ct42252672">
          <text:insertion>
            <office:change-info>
              <dc:creator>Stuart Baker</dc:creator>
              <dc:date>2015-02-07T14:36:00</dc:date>
            </office:change-info>
          </text:insertion>
        </text:changed-region>
        <text:changed-region xml:id="ct42255248" text:id="ct42255248">
          <text:insertion>
            <office:change-info>
              <dc:creator>Stuart Baker</dc:creator>
              <dc:date>2015-02-07T14:40:00</dc:date>
            </office:change-info>
          </text:insertion>
        </text:changed-region>
        <text:changed-region xml:id="ct42255616" text:id="ct42255616">
          <text:insertion>
            <office:change-info>
              <dc:creator>Stuart Baker</dc:creator>
              <dc:date>2015-02-07T14:40:00</dc:date>
            </office:change-info>
          </text:insertion>
        </text:changed-region>
        <text:changed-region xml:id="ct42256352" text:id="ct42256352">
          <text:insertion>
            <office:change-info>
              <dc:creator>Stuart Baker</dc:creator>
              <dc:date>2015-02-07T14:38:00</dc:date>
            </office:change-info>
          </text:insertion>
        </text:changed-region>
        <text:changed-region xml:id="ct42257456" text:id="ct42257456">
          <text:insertion>
            <office:change-info>
              <dc:creator>Stuart Baker</dc:creator>
              <dc:date>2015-02-07T14:39:00</dc:date>
            </office:change-info>
          </text:insertion>
        </text:changed-region>
        <text:changed-region xml:id="ct43574000" text:id="ct43574000">
          <text:insertion>
            <office:change-info>
              <dc:creator>Stuart Baker</dc:creator>
              <dc:date>2015-02-07T14:36:00</dc:date>
            </office:change-info>
          </text:insertion>
        </text:changed-region>
        <text:changed-region xml:id="ct42257088" text:id="ct42257088">
          <text:insertion>
            <office:change-info>
              <dc:creator>Stuart Baker</dc:creator>
              <dc:date>2015-02-07T14:36:00</dc:date>
            </office:change-info>
          </text:insertion>
        </text:changed-region>
        <text:changed-region xml:id="ct42255984" text:id="ct42255984">
          <text:insertion>
            <office:change-info>
              <dc:creator>Stuart Baker</dc:creator>
              <dc:date>2015-02-07T14:36:00</dc:date>
            </office:change-info>
          </text:insertion>
        </text:changed-region>
        <text:changed-region xml:id="ct42259664" text:id="ct42259664">
          <text:insertion>
            <office:change-info>
              <dc:creator>Stuart Baker</dc:creator>
              <dc:date>2015-02-07T14:36:00</dc:date>
            </office:change-info>
          </text:insertion>
        </text:changed-region>
        <text:changed-region xml:id="ct42258928" text:id="ct42258928">
          <text:insertion>
            <office:change-info>
              <dc:creator>Stuart Baker</dc:creator>
              <dc:date>2015-02-07T14:36:00</dc:date>
            </office:change-info>
          </text:insertion>
        </text:changed-region>
        <text:changed-region xml:id="ct42261872" text:id="ct42261872">
          <text:insertion>
            <office:change-info>
              <dc:creator>Stuart Baker</dc:creator>
              <dc:date>2015-02-07T14:37:00</dc:date>
            </office:change-info>
          </text:insertion>
        </text:changed-region>
        <text:changed-region xml:id="ct42261568" text:id="ct42261568">
          <text:insertion>
            <office:change-info>
              <dc:creator>Stuart Baker</dc:creator>
              <dc:date>2015-02-07T14:36:00</dc:date>
            </office:change-info>
          </text:insertion>
        </text:changed-region>
        <text:changed-region xml:id="ct42260400" text:id="ct42260400">
          <text:insertion>
            <office:change-info>
              <dc:creator>Stuart Baker</dc:creator>
              <dc:date>2015-02-07T14:40:00</dc:date>
            </office:change-info>
          </text:insertion>
        </text:changed-region>
        <text:changed-region xml:id="ct42261136" text:id="ct42261136">
          <text:insertion>
            <office:change-info>
              <dc:creator>Stuart Baker</dc:creator>
              <dc:date>2015-02-07T14:41:00</dc:date>
            </office:change-info>
          </text:insertion>
        </text:changed-region>
        <text:changed-region xml:id="ct42262976" text:id="ct42262976">
          <text:insertion>
            <office:change-info>
              <dc:creator>Stuart Baker</dc:creator>
              <dc:date>2015-02-07T14:38:00</dc:date>
            </office:change-info>
          </text:insertion>
        </text:changed-region>
        <text:changed-region xml:id="ct42260768" text:id="ct42260768">
          <text:insertion>
            <office:change-info>
              <dc:creator>Stuart Baker</dc:creator>
              <dc:date>2015-02-07T14:39:00</dc:date>
            </office:change-info>
          </text:insertion>
        </text:changed-region>
        <text:changed-region xml:id="ct42287840" text:id="ct42287840">
          <text:insertion>
            <office:change-info>
              <dc:creator>Stuart Baker</dc:creator>
              <dc:date>2015-02-07T14:36:00</dc:date>
            </office:change-info>
          </text:insertion>
        </text:changed-region>
        <text:changed-region xml:id="ct43574192" text:id="ct43574192">
          <text:insertion>
            <office:change-info>
              <dc:creator>Stuart Baker</dc:creator>
              <dc:date>2015-02-07T14:36:00</dc:date>
            </office:change-info>
          </text:insertion>
        </text:changed-region>
        <text:changed-region xml:id="ct42259296" text:id="ct42259296">
          <text:insertion>
            <office:change-info>
              <dc:creator>Stuart Baker</dc:creator>
              <dc:date>2015-02-07T14:36:00</dc:date>
            </office:change-info>
          </text:insertion>
        </text:changed-region>
        <text:changed-region xml:id="ct42288144" text:id="ct42288144">
          <text:insertion>
            <office:change-info>
              <dc:creator>Stuart Baker</dc:creator>
              <dc:date>2015-02-07T14:36:00</dc:date>
            </office:change-info>
          </text:insertion>
        </text:changed-region>
        <text:changed-region xml:id="ct42289248" text:id="ct42289248">
          <text:insertion>
            <office:change-info>
              <dc:creator>Stuart Baker</dc:creator>
              <dc:date>2015-02-07T14:36:00</dc:date>
            </office:change-info>
          </text:insertion>
        </text:changed-region>
        <text:changed-region xml:id="ct43574880" text:id="ct43574880">
          <text:insertion>
            <office:change-info>
              <dc:creator>Stuart Baker</dc:creator>
              <dc:date>2015-02-07T14:37:00</dc:date>
            </office:change-info>
          </text:insertion>
        </text:changed-region>
        <text:changed-region xml:id="ct42289616" text:id="ct42289616">
          <text:insertion>
            <office:change-info>
              <dc:creator>Stuart Baker</dc:creator>
              <dc:date>2015-02-07T14:36:00</dc:date>
            </office:change-info>
          </text:insertion>
        </text:changed-region>
        <text:changed-region xml:id="ct42290048" text:id="ct42290048">
          <text:insertion>
            <office:change-info>
              <dc:creator>Stuart Baker</dc:creator>
              <dc:date>2015-02-07T14:41:00</dc:date>
            </office:change-info>
          </text:insertion>
        </text:changed-region>
        <text:changed-region xml:id="ct42290784" text:id="ct42290784">
          <text:insertion>
            <office:change-info>
              <dc:creator>Stuart Baker</dc:creator>
              <dc:date>2015-02-07T14:38:00</dc:date>
            </office:change-info>
          </text:insertion>
        </text:changed-region>
        <text:changed-region xml:id="ct43575072" text:id="ct43575072">
          <text:insertion>
            <office:change-info>
              <dc:creator>Stuart Baker</dc:creator>
              <dc:date>2015-02-07T14:39:00</dc:date>
            </office:change-info>
          </text:insertion>
        </text:changed-region>
        <text:changed-region xml:id="ct42290352" text:id="ct42290352">
          <text:insertion>
            <office:change-info>
              <dc:creator>Stuart Baker</dc:creator>
              <dc:date>2015-02-07T14:36:00</dc:date>
            </office:change-info>
          </text:insertion>
        </text:changed-region>
        <text:changed-region xml:id="ct42291824" text:id="ct42291824">
          <text:insertion>
            <office:change-info>
              <dc:creator>Stuart Baker</dc:creator>
              <dc:date>2015-02-07T14:36:00</dc:date>
            </office:change-info>
          </text:insertion>
        </text:changed-region>
        <text:changed-region xml:id="ct43575264" text:id="ct43575264">
          <text:insertion>
            <office:change-info>
              <dc:creator>Stuart Baker</dc:creator>
              <dc:date>2015-02-07T14:36:00</dc:date>
            </office:change-info>
          </text:insertion>
        </text:changed-region>
        <text:changed-region xml:id="ct43575456" text:id="ct43575456">
          <text:insertion>
            <office:change-info>
              <dc:creator>Stuart Baker</dc:creator>
              <dc:date>2015-02-07T14:36:00</dc:date>
            </office:change-info>
          </text:insertion>
        </text:changed-region>
        <text:changed-region xml:id="ct43575728" text:id="ct43575728">
          <text:insertion>
            <office:change-info>
              <dc:creator>Stuart Baker</dc:creator>
              <dc:date>2015-02-07T14:36:00</dc:date>
            </office:change-info>
          </text:insertion>
        </text:changed-region>
        <text:changed-region xml:id="ct42292928" text:id="ct42292928">
          <text:insertion>
            <office:change-info>
              <dc:creator>Stuart Baker</dc:creator>
              <dc:date>2015-02-07T14:37:00</dc:date>
            </office:change-info>
          </text:insertion>
        </text:changed-region>
        <text:changed-region xml:id="ct42293296" text:id="ct42293296">
          <text:insertion>
            <office:change-info>
              <dc:creator>Stuart Baker</dc:creator>
              <dc:date>2015-02-07T14:36:00</dc:date>
            </office:change-info>
          </text:insertion>
        </text:changed-region>
        <text:changed-region xml:id="ct42294464" text:id="ct42294464">
          <text:insertion>
            <office:change-info>
              <dc:creator>Stuart Baker</dc:creator>
              <dc:date>2015-02-07T14:41:00</dc:date>
            </office:change-info>
          </text:insertion>
        </text:changed-region>
        <text:changed-region xml:id="ct42294096" text:id="ct42294096">
          <text:insertion>
            <office:change-info>
              <dc:creator>Stuart Baker</dc:creator>
              <dc:date>2015-02-07T14:38:00</dc:date>
            </office:change-info>
          </text:insertion>
        </text:changed-region>
        <text:changed-region xml:id="ct42294768" text:id="ct42294768">
          <text:insertion>
            <office:change-info>
              <dc:creator>Stuart Baker</dc:creator>
              <dc:date>2015-02-07T14:39:00</dc:date>
            </office:change-info>
          </text:insertion>
        </text:changed-region>
        <text:changed-region xml:id="ct43576400" text:id="ct43576400">
          <text:insertion>
            <office:change-info>
              <dc:creator>Stuart Baker</dc:creator>
              <dc:date>2015-02-07T14:36:00</dc:date>
            </office:change-info>
          </text:insertion>
        </text:changed-region>
        <text:changed-region xml:id="ct42295200" text:id="ct42295200">
          <text:insertion>
            <office:change-info>
              <dc:creator>Stuart Baker</dc:creator>
              <dc:date>2015-02-07T14:36:00</dc:date>
            </office:change-info>
          </text:insertion>
        </text:changed-region>
        <text:changed-region xml:id="ct43574464" text:id="ct43574464">
          <text:insertion>
            <office:change-info>
              <dc:creator>Stuart Baker</dc:creator>
              <dc:date>2015-02-07T14:36:00</dc:date>
            </office:change-info>
          </text:insertion>
        </text:changed-region>
        <text:changed-region xml:id="ct43530992" text:id="ct43530992">
          <text:insertion>
            <office:change-info>
              <dc:creator>Stuart Baker</dc:creator>
              <dc:date>2015-02-07T14:36:00</dc:date>
            </office:change-info>
          </text:insertion>
        </text:changed-region>
        <text:changed-region xml:id="ct43530720" text:id="ct43530720">
          <text:insertion>
            <office:change-info>
              <dc:creator>Stuart Baker</dc:creator>
              <dc:date>2015-02-07T14:37:00</dc:date>
            </office:change-info>
          </text:insertion>
        </text:changed-region>
        <text:changed-region xml:id="ct43531568" text:id="ct43531568">
          <text:insertion>
            <office:change-info>
              <dc:creator>Stuart Baker</dc:creator>
              <dc:date>2015-02-07T14:36:00</dc:date>
            </office:change-info>
          </text:insertion>
        </text:changed-region>
        <text:changed-region xml:id="ct43531344" text:id="ct43531344">
          <text:insertion>
            <office:change-info>
              <dc:creator>Stuart Baker</dc:creator>
              <dc:date>2015-02-07T14:41:00</dc:date>
            </office:change-info>
          </text:insertion>
        </text:changed-region>
        <text:changed-region xml:id="ct43532224" text:id="ct43532224">
          <text:insertion>
            <office:change-info>
              <dc:creator>Stuart Baker</dc:creator>
              <dc:date>2015-02-07T14:38:00</dc:date>
            </office:change-info>
          </text:insertion>
        </text:changed-region>
        <text:changed-region xml:id="ct43532416" text:id="ct43532416">
          <text:insertion>
            <office:change-info>
              <dc:creator>Stuart Baker</dc:creator>
              <dc:date>2015-02-07T14:39:00</dc:date>
            </office:change-info>
          </text:insertion>
        </text:changed-region>
        <text:changed-region xml:id="ct42297344" text:id="ct42297344">
          <text:insertion>
            <office:change-info>
              <dc:creator>Stuart Baker</dc:creator>
              <dc:date>2015-02-07T14:36:00</dc:date>
            </office:change-info>
          </text:insertion>
        </text:changed-region>
        <text:changed-region xml:id="ct42296976" text:id="ct42296976">
          <text:insertion>
            <office:change-info>
              <dc:creator>Stuart Baker</dc:creator>
              <dc:date>2015-02-07T14:36:00</dc:date>
            </office:change-info>
          </text:insertion>
        </text:changed-region>
        <text:changed-region xml:id="ct42298080" text:id="ct42298080">
          <text:insertion>
            <office:change-info>
              <dc:creator>Stuart Baker</dc:creator>
              <dc:date>2015-02-07T14:36:00</dc:date>
            </office:change-info>
          </text:insertion>
        </text:changed-region>
        <text:changed-region xml:id="ct43534288" text:id="ct43534288">
          <text:insertion>
            <office:change-info>
              <dc:creator>Stuart Baker</dc:creator>
              <dc:date>2015-02-07T14:36:00</dc:date>
            </office:change-info>
          </text:insertion>
        </text:changed-region>
        <text:changed-region xml:id="ct43533104" text:id="ct43533104">
          <text:insertion>
            <office:change-info>
              <dc:creator>Stuart Baker</dc:creator>
              <dc:date>2015-02-07T14:37:00</dc:date>
            </office:change-info>
          </text:insertion>
        </text:changed-region>
        <text:changed-region xml:id="ct43532832" text:id="ct43532832">
          <text:insertion>
            <office:change-info>
              <dc:creator>Stuart Baker</dc:creator>
              <dc:date>2015-02-07T14:36:00</dc:date>
            </office:change-info>
          </text:insertion>
        </text:changed-region>
        <text:changed-region xml:id="ct42299920" text:id="ct42299920">
          <text:insertion>
            <office:change-info>
              <dc:creator>Stuart Baker</dc:creator>
              <dc:date>2015-02-07T14:41:00</dc:date>
            </office:change-info>
          </text:insertion>
        </text:changed-region>
        <text:changed-region xml:id="ct43533296" text:id="ct43533296">
          <text:insertion>
            <office:change-info>
              <dc:creator>Stuart Baker</dc:creator>
              <dc:date>2015-02-07T14:38:00</dc:date>
            </office:change-info>
          </text:insertion>
        </text:changed-region>
        <text:changed-region xml:id="ct42301088" text:id="ct42301088">
          <text:insertion>
            <office:change-info>
              <dc:creator>Stuart Baker</dc:creator>
              <dc:date>2015-02-07T14:39:00</dc:date>
            </office:change-info>
          </text:insertion>
        </text:changed-region>
        <text:changed-region xml:id="ct42300656" text:id="ct42300656">
          <text:insertion>
            <office:change-info>
              <dc:creator>Stuart Baker</dc:creator>
              <dc:date>2015-02-07T14:36:00</dc:date>
            </office:change-info>
          </text:insertion>
        </text:changed-region>
        <text:changed-region xml:id="ct43533552" text:id="ct43533552">
          <text:insertion>
            <office:change-info>
              <dc:creator>Stuart Baker</dc:creator>
              <dc:date>2015-02-07T14:36:00</dc:date>
            </office:change-info>
          </text:insertion>
        </text:changed-region>
        <text:changed-region xml:id="ct42300288" text:id="ct42300288">
          <text:insertion>
            <office:change-info>
              <dc:creator>Stuart Baker</dc:creator>
              <dc:date>2015-02-07T14:36:00</dc:date>
            </office:change-info>
          </text:insertion>
        </text:changed-region>
        <text:changed-region xml:id="ct42297712" text:id="ct42297712">
          <text:insertion>
            <office:change-info>
              <dc:creator>Stuart Baker</dc:creator>
              <dc:date>2015-02-07T14:36:00</dc:date>
            </office:change-info>
          </text:insertion>
        </text:changed-region>
        <text:changed-region xml:id="ct42299184" text:id="ct42299184">
          <text:insertion>
            <office:change-info>
              <dc:creator>Stuart Baker</dc:creator>
              <dc:date>2015-02-07T14:37:00</dc:date>
            </office:change-info>
          </text:insertion>
        </text:changed-region>
        <text:changed-region xml:id="ct43533744" text:id="ct43533744">
          <text:insertion>
            <office:change-info>
              <dc:creator>Stuart Baker</dc:creator>
              <dc:date>2015-02-07T14:36:00</dc:date>
            </office:change-info>
          </text:insertion>
        </text:changed-region>
        <text:changed-region xml:id="ct43534016" text:id="ct43534016">
          <text:insertion>
            <office:change-info>
              <dc:creator>Stuart Baker</dc:creator>
              <dc:date>2015-02-07T14:41:00</dc:date>
            </office:change-info>
          </text:insertion>
        </text:changed-region>
        <text:changed-region xml:id="ct41362912" text:id="ct41362912">
          <text:insertion>
            <office:change-info>
              <dc:creator>Stuart Baker</dc:creator>
              <dc:date>2015-02-07T14:38:00</dc:date>
            </office:change-info>
          </text:insertion>
        </text:changed-region>
        <text:changed-region xml:id="ct41362176" text:id="ct41362176">
          <text:insertion>
            <office:change-info>
              <dc:creator>Stuart Baker</dc:creator>
              <dc:date>2015-02-07T14:39:00</dc:date>
            </office:change-info>
          </text:insertion>
        </text:changed-region>
        <text:changed-region xml:id="ct43585264" text:id="ct43585264">
          <text:insertion>
            <office:change-info>
              <dc:creator>Stuart Baker</dc:creator>
              <dc:date>2015-02-07T14:36:00</dc:date>
            </office:change-info>
          </text:insertion>
        </text:changed-region>
        <text:changed-region xml:id="ct43585456" text:id="ct43585456">
          <text:insertion>
            <office:change-info>
              <dc:creator>Stuart Baker</dc:creator>
              <dc:date>2015-02-07T14:36:00</dc:date>
            </office:change-info>
          </text:insertion>
        </text:changed-region>
        <text:changed-region xml:id="ct43585648" text:id="ct43585648">
          <text:insertion>
            <office:change-info>
              <dc:creator>Stuart Baker</dc:creator>
              <dc:date>2015-02-07T14:36:00</dc:date>
            </office:change-info>
          </text:insertion>
        </text:changed-region>
        <text:changed-region xml:id="ct43585840" text:id="ct43585840">
          <text:insertion>
            <office:change-info>
              <dc:creator>Stuart Baker</dc:creator>
              <dc:date>2015-02-07T14:36:00</dc:date>
            </office:change-info>
          </text:insertion>
        </text:changed-region>
        <text:changed-region xml:id="ct43586032" text:id="ct43586032">
          <text:insertion>
            <office:change-info>
              <dc:creator>Stuart Baker</dc:creator>
              <dc:date>2015-02-07T14:37:00</dc:date>
            </office:change-info>
          </text:insertion>
        </text:changed-region>
        <text:changed-region xml:id="ct41364016" text:id="ct41364016">
          <text:insertion>
            <office:change-info>
              <dc:creator>Stuart Baker</dc:creator>
              <dc:date>2015-02-07T14:36:00</dc:date>
            </office:change-info>
          </text:insertion>
        </text:changed-region>
        <text:changed-region xml:id="ct41362544" text:id="ct41362544">
          <text:insertion>
            <office:change-info>
              <dc:creator>Stuart Baker</dc:creator>
              <dc:date>2015-02-07T14:41:00</dc:date>
            </office:change-info>
          </text:insertion>
        </text:changed-region>
        <text:changed-region xml:id="ct43586416" text:id="ct43586416">
          <text:insertion>
            <office:change-info>
              <dc:creator>Stuart Baker</dc:creator>
              <dc:date>2015-02-07T14:38:00</dc:date>
            </office:change-info>
          </text:insertion>
        </text:changed-region>
        <text:changed-region xml:id="ct43586608" text:id="ct43586608">
          <text:insertion>
            <office:change-info>
              <dc:creator>Stuart Baker</dc:creator>
              <dc:date>2015-02-07T14:39:00</dc:date>
            </office:change-info>
          </text:insertion>
        </text:changed-region>
        <text:changed-region xml:id="ct43587056" text:id="ct43587056">
          <text:insertion>
            <office:change-info>
              <dc:creator>Stuart Baker</dc:creator>
              <dc:date>2015-02-07T14:36:00</dc:date>
            </office:change-info>
          </text:insertion>
        </text:changed-region>
        <text:changed-region xml:id="ct43586800" text:id="ct43586800">
          <text:insertion>
            <office:change-info>
              <dc:creator>Stuart Baker</dc:creator>
              <dc:date>2015-02-07T14:36:00</dc:date>
            </office:change-info>
          </text:insertion>
        </text:changed-region>
        <text:changed-region xml:id="ct43587248" text:id="ct43587248">
          <text:insertion>
            <office:change-info>
              <dc:creator>Stuart Baker</dc:creator>
              <dc:date>2015-02-07T14:36:00</dc:date>
            </office:change-info>
          </text:insertion>
        </text:changed-region>
        <text:changed-region xml:id="ct41368512" text:id="ct41368512">
          <text:insertion>
            <office:change-info>
              <dc:creator>Stuart Baker</dc:creator>
              <dc:date>2015-02-07T14:36:00</dc:date>
            </office:change-info>
          </text:insertion>
        </text:changed-region>
        <text:changed-region xml:id="ct43587920" text:id="ct43587920">
          <text:insertion>
            <office:change-info>
              <dc:creator>Stuart Baker</dc:creator>
              <dc:date>2015-02-07T14:37:00</dc:date>
            </office:change-info>
          </text:insertion>
        </text:changed-region>
        <text:changed-region xml:id="ct41367392" text:id="ct41367392">
          <text:insertion>
            <office:change-info>
              <dc:creator>Stuart Baker</dc:creator>
              <dc:date>2015-02-07T14:36:00</dc:date>
            </office:change-info>
          </text:insertion>
        </text:changed-region>
        <text:changed-region xml:id="ct43586224" text:id="ct43586224">
          <text:insertion>
            <office:change-info>
              <dc:creator>Stuart Baker</dc:creator>
              <dc:date>2015-02-07T14:42:00</dc:date>
            </office:change-info>
          </text:insertion>
        </text:changed-region>
        <text:changed-region xml:id="ct41369536" text:id="ct41369536">
          <text:insertion>
            <office:change-info>
              <dc:creator>Stuart Baker</dc:creator>
              <dc:date>2015-02-07T14:38:00</dc:date>
            </office:change-info>
          </text:insertion>
        </text:changed-region>
        <text:changed-region xml:id="ct43588112" text:id="ct43588112">
          <text:insertion>
            <office:change-info>
              <dc:creator>Stuart Baker</dc:creator>
              <dc:date>2015-02-07T14:39:00</dc:date>
            </office:change-info>
          </text:insertion>
        </text:changed-region>
        <text:changed-region xml:id="ct43589024" text:id="ct43589024">
          <text:insertion>
            <office:change-info>
              <dc:creator>Stuart Baker</dc:creator>
              <dc:date>2015-02-07T14:36:00</dc:date>
            </office:change-info>
          </text:insertion>
        </text:changed-region>
        <text:changed-region xml:id="ct41370640" text:id="ct41370640">
          <text:insertion>
            <office:change-info>
              <dc:creator>Stuart Baker</dc:creator>
              <dc:date>2015-02-07T14:36:00</dc:date>
            </office:change-info>
          </text:insertion>
        </text:changed-region>
        <text:changed-region xml:id="ct43589216" text:id="ct43589216">
          <text:insertion>
            <office:change-info>
              <dc:creator>Stuart Baker</dc:creator>
              <dc:date>2015-02-07T14:36:00</dc:date>
            </office:change-info>
          </text:insertion>
        </text:changed-region>
        <text:changed-region xml:id="ct43588768" text:id="ct43588768">
          <text:insertion>
            <office:change-info>
              <dc:creator>Stuart Baker</dc:creator>
              <dc:date>2015-02-07T14:36:00</dc:date>
            </office:change-info>
          </text:insertion>
        </text:changed-region>
        <text:changed-region xml:id="ct43597424" text:id="ct43597424">
          <text:insertion>
            <office:change-info>
              <dc:creator>Stuart Baker</dc:creator>
              <dc:date>2015-02-07T14:37:00</dc:date>
            </office:change-info>
          </text:insertion>
        </text:changed-region>
        <text:changed-region xml:id="ct41372544" text:id="ct41372544">
          <text:insertion>
            <office:change-info>
              <dc:creator>Stuart Baker</dc:creator>
              <dc:date>2015-02-07T14:36:00</dc:date>
            </office:change-info>
          </text:insertion>
        </text:changed-region>
        <text:changed-region xml:id="ct41372848" text:id="ct41372848">
          <text:insertion>
            <office:change-info>
              <dc:creator>Stuart Baker</dc:creator>
              <dc:date>2015-02-07T14:42:00</dc:date>
            </office:change-info>
          </text:insertion>
        </text:changed-region>
        <text:changed-region xml:id="ct43598128" text:id="ct43598128">
          <text:insertion>
            <office:change-info>
              <dc:creator>Stuart Baker</dc:creator>
              <dc:date>2015-02-07T14:38:00</dc:date>
            </office:change-info>
          </text:insertion>
        </text:changed-region>
        <text:changed-region xml:id="ct43598320" text:id="ct43598320">
          <text:insertion>
            <office:change-info>
              <dc:creator>Stuart Baker</dc:creator>
              <dc:date>2015-02-07T14:39:00</dc:date>
            </office:change-info>
          </text:insertion>
        </text:changed-region>
        <text:changed-region xml:id="ct43598752" text:id="ct43598752">
          <text:insertion>
            <office:change-info>
              <dc:creator>Stuart Baker</dc:creator>
              <dc:date>2015-02-07T14:36:00</dc:date>
            </office:change-info>
          </text:insertion>
        </text:changed-region>
        <text:changed-region xml:id="ct41374032" text:id="ct41374032">
          <text:insertion>
            <office:change-info>
              <dc:creator>Stuart Baker</dc:creator>
              <dc:date>2015-02-07T14:36:00</dc:date>
            </office:change-info>
          </text:insertion>
        </text:changed-region>
        <text:changed-region xml:id="ct43599088" text:id="ct43599088">
          <text:insertion>
            <office:change-info>
              <dc:creator>Stuart Baker</dc:creator>
              <dc:date>2015-02-07T14:36:00</dc:date>
            </office:change-info>
          </text:insertion>
        </text:changed-region>
        <text:changed-region xml:id="ct43597616" text:id="ct43597616">
          <text:insertion>
            <office:change-info>
              <dc:creator>Stuart Baker</dc:creator>
              <dc:date>2015-02-07T14:36:00</dc:date>
            </office:change-info>
          </text:insertion>
        </text:changed-region>
        <text:changed-region xml:id="ct41373648" text:id="ct41373648">
          <text:insertion>
            <office:change-info>
              <dc:creator>Stuart Baker</dc:creator>
              <dc:date>2015-02-07T14:37:00</dc:date>
            </office:change-info>
          </text:insertion>
        </text:changed-region>
        <text:changed-region xml:id="ct41375424" text:id="ct41375424">
          <text:insertion>
            <office:change-info>
              <dc:creator>Stuart Baker</dc:creator>
              <dc:date>2015-02-07T14:36:00</dc:date>
            </office:change-info>
          </text:insertion>
        </text:changed-region>
        <text:changed-region xml:id="ct41375056" text:id="ct41375056">
          <text:insertion>
            <office:change-info>
              <dc:creator>Stuart Baker</dc:creator>
              <dc:date>2015-02-07T14:42:00</dc:date>
            </office:change-info>
          </text:insertion>
        </text:changed-region>
        <text:changed-region xml:id="ct43599280" text:id="ct43599280">
          <text:insertion>
            <office:change-info>
              <dc:creator>Stuart Baker</dc:creator>
              <dc:date>2015-02-07T14:38:00</dc:date>
            </office:change-info>
          </text:insertion>
        </text:changed-region>
        <text:changed-region xml:id="ct43599552" text:id="ct43599552">
          <text:insertion>
            <office:change-info>
              <dc:creator>Stuart Baker</dc:creator>
              <dc:date>2015-02-07T14:39:00</dc:date>
            </office:change-info>
          </text:insertion>
        </text:changed-region>
        <text:changed-region xml:id="ct43600208" text:id="ct43600208">
          <text:insertion>
            <office:change-info>
              <dc:creator>Stuart Baker</dc:creator>
              <dc:date>2015-02-07T14:36:00</dc:date>
            </office:change-info>
          </text:insertion>
        </text:changed-region>
        <text:changed-region xml:id="ct43599952" text:id="ct43599952">
          <text:insertion>
            <office:change-info>
              <dc:creator>Stuart Baker</dc:creator>
              <dc:date>2015-02-07T14:36:00</dc:date>
            </office:change-info>
          </text:insertion>
        </text:changed-region>
        <text:changed-region xml:id="ct43600608" text:id="ct43600608">
          <text:insertion>
            <office:change-info>
              <dc:creator>Stuart Baker</dc:creator>
              <dc:date>2015-02-07T14:36:00</dc:date>
            </office:change-info>
          </text:insertion>
        </text:changed-region>
        <text:changed-region xml:id="ct43600800" text:id="ct43600800">
          <text:insertion>
            <office:change-info>
              <dc:creator>Stuart Baker</dc:creator>
              <dc:date>2015-02-07T14:36:00</dc:date>
            </office:change-info>
          </text:insertion>
        </text:changed-region>
        <text:changed-region xml:id="ct41294864" text:id="ct41294864">
          <text:insertion>
            <office:change-info>
              <dc:creator>Stuart Baker</dc:creator>
              <dc:date>2015-02-07T14:37:00</dc:date>
            </office:change-info>
          </text:insertion>
        </text:changed-region>
        <text:changed-region xml:id="ct41296272" text:id="ct41296272">
          <text:insertion>
            <office:change-info>
              <dc:creator>Stuart Baker</dc:creator>
              <dc:date>2015-02-07T14:36:00</dc:date>
            </office:change-info>
          </text:insertion>
        </text:changed-region>
        <text:changed-region xml:id="ct41296704" text:id="ct41296704">
          <text:insertion>
            <office:change-info>
              <dc:creator>Stuart Baker</dc:creator>
              <dc:date>2015-02-07T14:42:00</dc:date>
            </office:change-info>
          </text:insertion>
        </text:changed-region>
        <text:changed-region xml:id="ct43600992" text:id="ct43600992">
          <text:insertion>
            <office:change-info>
              <dc:creator>Stuart Baker</dc:creator>
              <dc:date>2015-02-07T14:38:00</dc:date>
            </office:change-info>
          </text:insertion>
        </text:changed-region>
        <text:changed-region xml:id="ct43601184" text:id="ct43601184">
          <text:insertion>
            <office:change-info>
              <dc:creator>Stuart Baker</dc:creator>
              <dc:date>2015-02-07T14:39:00</dc:date>
            </office:change-info>
          </text:insertion>
        </text:changed-region>
        <text:changed-region xml:id="ct43602032" text:id="ct43602032">
          <text:insertion>
            <office:change-info>
              <dc:creator>Stuart Baker</dc:creator>
              <dc:date>2015-02-07T14:36:00</dc:date>
            </office:change-info>
          </text:insertion>
        </text:changed-region>
        <text:changed-region xml:id="ct43602224" text:id="ct43602224">
          <text:insertion>
            <office:change-info>
              <dc:creator>Stuart Baker</dc:creator>
              <dc:date>2015-02-07T14:36:00</dc:date>
            </office:change-info>
          </text:insertion>
        </text:changed-region>
        <text:changed-region xml:id="ct43602560" text:id="ct43602560">
          <text:insertion>
            <office:change-info>
              <dc:creator>Stuart Baker</dc:creator>
              <dc:date>2015-02-07T14:36:00</dc:date>
            </office:change-info>
          </text:insertion>
        </text:changed-region>
        <text:changed-region xml:id="ct43601568" text:id="ct43601568">
          <text:insertion>
            <office:change-info>
              <dc:creator>Stuart Baker</dc:creator>
              <dc:date>2015-02-07T14:36:00</dc:date>
            </office:change-info>
          </text:insertion>
        </text:changed-region>
        <text:changed-region xml:id="ct41295904" text:id="ct41295904">
          <text:insertion>
            <office:change-info>
              <dc:creator>Stuart Baker</dc:creator>
              <dc:date>2015-02-07T14:37:00</dc:date>
            </office:change-info>
          </text:insertion>
        </text:changed-region>
        <text:changed-region xml:id="ct43602752" text:id="ct43602752">
          <text:insertion>
            <office:change-info>
              <dc:creator>Stuart Baker</dc:creator>
              <dc:date>2015-02-07T14:36:00</dc:date>
            </office:change-info>
          </text:insertion>
        </text:changed-region>
        <text:changed-region xml:id="ct41300384" text:id="ct41300384">
          <text:insertion>
            <office:change-info>
              <dc:creator>Stuart Baker</dc:creator>
              <dc:date>2015-02-07T14:43:00</dc:date>
            </office:change-info>
          </text:insertion>
        </text:changed-region>
        <text:changed-region xml:id="ct43602944" text:id="ct43602944">
          <text:insertion>
            <office:change-info>
              <dc:creator>Stuart Baker</dc:creator>
              <dc:date>2015-02-07T14:43:00</dc:date>
            </office:change-info>
          </text:insertion>
        </text:changed-region>
        <text:changed-region xml:id="ct43603376" text:id="ct43603376">
          <text:insertion>
            <office:change-info>
              <dc:creator>Stuart Baker</dc:creator>
              <dc:date>2015-02-07T14:38:00</dc:date>
            </office:change-info>
          </text:insertion>
        </text:changed-region>
        <text:changed-region xml:id="ct43603568" text:id="ct43603568">
          <text:insertion>
            <office:change-info>
              <dc:creator>Stuart Baker</dc:creator>
              <dc:date>2015-02-07T14:39:00</dc:date>
            </office:change-info>
          </text:insertion>
        </text:changed-region>
        <text:changed-region xml:id="ct43603760" text:id="ct43603760">
          <text:insertion>
            <office:change-info>
              <dc:creator>Stuart Baker</dc:creator>
              <dc:date>2015-02-07T14:28:00</dc:date>
            </office:change-info>
          </text:insertion>
        </text:changed-region>
        <text:changed-region xml:id="ct41299584" text:id="ct41299584">
          <text:insertion>
            <office:change-info>
              <dc:creator>Stuart Baker</dc:creator>
              <dc:date>2015-02-07T23:13:00</dc:date>
            </office:change-info>
          </text:insertion>
        </text:changed-region>
        <text:changed-region xml:id="ct43604272" text:id="ct43604272">
          <text:insertion>
            <office:change-info>
              <dc:creator>Stuart Baker</dc:creator>
              <dc:date>2015-02-07T14:43:00</dc:date>
            </office:change-info>
          </text:insertion>
        </text:changed-region>
        <text:changed-region xml:id="ct41302896" text:id="ct41302896">
          <text:insertion>
            <office:change-info>
              <dc:creator>Stuart Baker</dc:creator>
              <dc:date>2015-02-07T14:44:00</dc:date>
            </office:change-info>
          </text:insertion>
        </text:changed-region>
        <text:changed-region xml:id="ct41294432" text:id="ct41294432">
          <text:deletion>
            <office:change-info>
              <dc:creator>Stuart Baker</dc:creator>
              <dc:date>2015-02-07T14:44:00</dc:date>
            </office:change-info>
            <text:p text:style-name="P2"/>
            <text:p text:style-name="P2"/>
          </text:deletion>
        </text:changed-region>
        <text:changed-region xml:id="ct43604464" text:id="ct43604464">
          <text:insertion>
            <office:change-info>
              <dc:creator>Stuart Baker</dc:creator>
              <dc:date>2015-02-07T14:44:00</dc:date>
            </office:change-info>
          </text:insertion>
        </text:changed-region>
        <text:changed-region xml:id="ct41304064" text:id="ct41304064">
          <text:insertion>
            <office:change-info>
              <dc:creator>Stuart Baker</dc:creator>
              <dc:date>2015-02-07T14:28:00</dc:date>
            </office:change-info>
          </text:insertion>
        </text:changed-region>
        <text:changed-region xml:id="ct41303696" text:id="ct41303696">
          <text:insertion>
            <office:change-info>
              <dc:creator>Stuart Baker</dc:creator>
              <dc:date>2015-02-07T14:45:00</dc:date>
            </office:change-info>
          </text:insertion>
        </text:changed-region>
        <text:changed-region xml:id="ct43605344" text:id="ct43605344">
          <text:insertion>
            <office:change-info>
              <dc:creator>Stuart Baker</dc:creator>
              <dc:date>2015-02-07T14:28:00</dc:date>
            </office:change-info>
          </text:insertion>
        </text:changed-region>
        <text:changed-region xml:id="ct43605536" text:id="ct43605536">
          <text:insertion>
            <office:change-info>
              <dc:creator>Stuart Baker</dc:creator>
              <dc:date>2015-02-07T23:13:00</dc:date>
            </office:change-info>
          </text:insertion>
        </text:changed-region>
        <text:changed-region xml:id="ct43604960" text:id="ct43604960">
          <text:insertion>
            <office:change-info>
              <dc:creator>Stuart Baker</dc:creator>
              <dc:date>2015-02-07T15:05:00</dc:date>
            </office:change-info>
          </text:insertion>
        </text:changed-region>
        <text:changed-region xml:id="ct43605728" text:id="ct43605728">
          <text:insertion>
            <office:change-info>
              <dc:creator>Stuart Baker</dc:creator>
              <dc:date>2015-02-07T14:45:00</dc:date>
            </office:change-info>
          </text:insertion>
        </text:changed-region>
        <text:changed-region xml:id="ct41304368" text:id="ct41304368">
          <text:insertion>
            <office:change-info>
              <dc:creator>Stuart Baker</dc:creator>
              <dc:date>2015-02-07T14:45:00</dc:date>
            </office:change-info>
          </text:insertion>
        </text:changed-region>
        <text:changed-region xml:id="ct43605920" text:id="ct43605920">
          <text:insertion>
            <office:change-info>
              <dc:creator>Stuart Baker</dc:creator>
              <dc:date>2015-02-07T14:45:00</dc:date>
            </office:change-info>
          </text:insertion>
        </text:changed-region>
        <text:changed-region xml:id="ct43606192" text:id="ct43606192">
          <text:insertion>
            <office:change-info>
              <dc:creator>Stuart Baker</dc:creator>
              <dc:date>2015-02-07T14:45:00</dc:date>
            </office:change-info>
          </text:insertion>
        </text:changed-region>
        <text:changed-region xml:id="ct43607024" text:id="ct43607024">
          <text:insertion>
            <office:change-info>
              <dc:creator>Stuart Baker</dc:creator>
              <dc:date>2015-02-07T14:28:00</dc:date>
            </office:change-info>
          </text:insertion>
        </text:changed-region>
        <text:changed-region xml:id="ct43607440" text:id="ct43607440">
          <text:insertion>
            <office:change-info>
              <dc:creator>Stuart Baker</dc:creator>
              <dc:date>2015-02-07T23:13:00</dc:date>
            </office:change-info>
          </text:insertion>
        </text:changed-region>
        <text:changed-region xml:id="ct43606384" text:id="ct43606384">
          <text:insertion>
            <office:change-info>
              <dc:creator>Stuart Baker</dc:creator>
              <dc:date>2015-02-07T15:05:00</dc:date>
            </office:change-info>
          </text:insertion>
        </text:changed-region>
        <text:changed-region xml:id="ct43606576" text:id="ct43606576">
          <text:insertion>
            <office:change-info>
              <dc:creator>Stuart Baker</dc:creator>
              <dc:date>2015-02-07T14:46:00</dc:date>
            </office:change-info>
          </text:insertion>
        </text:changed-region>
        <text:changed-region xml:id="ct43606768" text:id="ct43606768">
          <text:insertion>
            <office:change-info>
              <dc:creator>Stuart Baker</dc:creator>
              <dc:date>2015-02-07T14:46:00</dc:date>
            </office:change-info>
          </text:insertion>
        </text:changed-region>
        <text:changed-region xml:id="ct43607632" text:id="ct43607632">
          <text:insertion>
            <office:change-info>
              <dc:creator>Stuart Baker</dc:creator>
              <dc:date>2015-02-07T14:28:00</dc:date>
            </office:change-info>
          </text:insertion>
        </text:changed-region>
        <text:changed-region xml:id="ct43607824" text:id="ct43607824">
          <text:insertion>
            <office:change-info>
              <dc:creator>Stuart Baker</dc:creator>
              <dc:date>2015-02-07T23:16:00</dc:date>
            </office:change-info>
          </text:insertion>
        </text:changed-region>
        <text:changed-region xml:id="ct41308976" text:id="ct41308976">
          <text:insertion>
            <office:change-info>
              <dc:creator>Stuart Baker</dc:creator>
              <dc:date>2015-02-07T14:46:00</dc:date>
            </office:change-info>
          </text:insertion>
        </text:changed-region>
        <text:changed-region xml:id="ct40974592" text:id="ct40974592">
          <text:insertion>
            <office:change-info>
              <dc:creator>Stuart Baker</dc:creator>
              <dc:date>2015-02-07T14:28:00</dc:date>
            </office:change-info>
          </text:insertion>
        </text:changed-region>
        <text:changed-region xml:id="ct41356128" text:id="ct41356128">
          <text:deletion>
            <office:change-info>
              <dc:creator>Stuart Baker</dc:creator>
              <dc:date>2015-02-07T14:48:00</dc:date>
            </office:change-info>
            <text:h text:style-name="Heading_20_2" text:outline-level="2">Unique identifiers assigned for use with locomotive control systems</text:h>
          </text:deletion>
        </text:changed-region>
        <text:changed-region xml:id="ct40967232" text:id="ct40967232">
          <text:insertion>
            <office:change-info>
              <dc:creator>Stuart Baker</dc:creator>
              <dc:date>2015-02-07T14:48:00</dc:date>
            </office:change-info>
          </text:insertion>
        </text:changed-region>
        <text:changed-region xml:id="ct43291616" text:id="ct43291616">
          <text:deletion>
            <office:change-info>
              <dc:creator>Stuart Baker</dc:creator>
              <dc:date>2015-02-07T14:48:00</dc:date>
            </office:change-info>
            <text:p text:style-name="Standard">OpenLCB defines specific well-known identification numbers and number ranges for interoperation with existing locomotive control systems. The details of these ranges are defined in other Standards and/or have been reserved for future use.</text:p>
          </text:deletion>
        </text:changed-region>
        <text:changed-region xml:id="ct41364752" text:id="ct41364752">
          <text:insertion>
            <office:change-info>
              <dc:creator>Stuart Baker</dc:creator>
              <dc:date>2015-02-07T14:48:00</dc:date>
            </office:change-info>
          </text:insertion>
        </text:changed-region>
        <text:changed-region xml:id="ct41691072" text:id="ct41691072">
          <text:insertion>
            <office:change-info>
              <dc:creator>Stuart Baker</dc:creator>
              <dc:date>2015-02-07T14:49:00</dc:date>
            </office:change-info>
          </text:insertion>
        </text:changed-region>
        <text:changed-region xml:id="ct41370272" text:id="ct41370272">
          <text:insertion>
            <office:change-info>
              <dc:creator>Stuart Baker</dc:creator>
              <dc:date>2015-02-07T14:50:00</dc:date>
            </office:change-info>
          </text:insertion>
        </text:changed-region>
        <text:changed-region xml:id="ct41368064" text:id="ct41368064">
          <text:insertion>
            <office:change-info>
              <dc:creator>Stuart Baker</dc:creator>
              <dc:date>2015-02-07T14:51:00</dc:date>
            </office:change-info>
          </text:insertion>
        </text:changed-region>
        <text:changed-region xml:id="ct41361520" text:id="ct41361520">
          <text:insertion>
            <office:change-info>
              <dc:creator>Stuart Baker</dc:creator>
              <dc:date>2015-02-07T14:52:00</dc:date>
            </office:change-info>
          </text:insertion>
        </text:changed-region>
        <text:changed-region xml:id="ct42301472" text:id="ct42301472">
          <text:insertion>
            <office:change-info>
              <dc:creator>Stuart Baker</dc:creator>
              <dc:date>2015-02-07T14:52:00</dc:date>
            </office:change-info>
          </text:insertion>
        </text:changed-region>
        <text:changed-region xml:id="ct42254960" text:id="ct42254960">
          <text:insertion>
            <office:change-info>
              <dc:creator>Stuart Baker</dc:creator>
              <dc:date>2015-02-07T14:52:00</dc:date>
            </office:change-info>
          </text:insertion>
        </text:changed-region>
        <text:changed-region xml:id="ct43291872" text:id="ct43291872">
          <text:insertion>
            <office:change-info>
              <dc:creator>Stuart Baker</dc:creator>
              <dc:date>2015-02-07T14:52:00</dc:date>
            </office:change-info>
          </text:insertion>
        </text:changed-region>
        <text:changed-region xml:id="ct42293744" text:id="ct42293744">
          <text:insertion>
            <office:change-info>
              <dc:creator>Stuart Baker</dc:creator>
              <dc:date>2015-02-07T14:52:00</dc:date>
            </office:change-info>
          </text:insertion>
        </text:changed-region>
        <text:changed-region xml:id="ct41694384" text:id="ct41694384">
          <text:insertion>
            <office:change-info>
              <dc:creator>Stuart Baker</dc:creator>
              <dc:date>2015-02-07T14:52:00</dc:date>
            </office:change-info>
          </text:insertion>
        </text:changed-region>
        <text:changed-region xml:id="ct41133712" text:id="ct41133712">
          <text:insertion>
            <office:change-info>
              <dc:creator>Stuart Baker</dc:creator>
              <dc:date>2015-02-07T14:52:00</dc:date>
            </office:change-info>
          </text:insertion>
        </text:changed-region>
        <text:changed-region xml:id="ct41348032" text:id="ct41348032">
          <text:insertion>
            <office:change-info>
              <dc:creator>Stuart Baker</dc:creator>
              <dc:date>2015-02-07T14:52:00</dc:date>
            </office:change-info>
          </text:insertion>
        </text:changed-region>
        <text:changed-region xml:id="ct43621888" text:id="ct43621888">
          <text:insertion>
            <office:change-info>
              <dc:creator>Stuart Baker</dc:creator>
              <dc:date>2015-02-07T14:52:00</dc:date>
            </office:change-info>
          </text:insertion>
        </text:changed-region>
        <text:changed-region xml:id="ct41694752" text:id="ct41694752">
          <text:insertion>
            <office:change-info>
              <dc:creator>Stuart Baker</dc:creator>
              <dc:date>2015-02-07T14:52:00</dc:date>
            </office:change-info>
          </text:insertion>
        </text:changed-region>
        <text:changed-region xml:id="ct41347296" text:id="ct41347296">
          <text:insertion>
            <office:change-info>
              <dc:creator>Stuart Baker</dc:creator>
              <dc:date>2015-02-07T14:52:00</dc:date>
            </office:change-info>
          </text:insertion>
        </text:changed-region>
        <text:changed-region xml:id="ct41303328" text:id="ct41303328">
          <text:insertion>
            <office:change-info>
              <dc:creator>Stuart Baker</dc:creator>
              <dc:date>2015-02-07T14:52:00</dc:date>
            </office:change-info>
          </text:insertion>
        </text:changed-region>
        <text:changed-region xml:id="ct41349872" text:id="ct41349872">
          <text:insertion>
            <office:change-info>
              <dc:creator>Stuart Baker</dc:creator>
              <dc:date>2015-02-07T14:52:00</dc:date>
            </office:change-info>
          </text:insertion>
        </text:changed-region>
        <text:changed-region xml:id="ct41136592" text:id="ct41136592">
          <text:insertion>
            <office:change-info>
              <dc:creator>Stuart Baker</dc:creator>
              <dc:date>2015-02-07T14:52:00</dc:date>
            </office:change-info>
          </text:insertion>
        </text:changed-region>
        <text:changed-region xml:id="ct41135696" text:id="ct41135696">
          <text:insertion>
            <office:change-info>
              <dc:creator>Stuart Baker</dc:creator>
              <dc:date>2015-02-07T14:52:00</dc:date>
            </office:change-info>
          </text:insertion>
        </text:changed-region>
        <text:changed-region xml:id="ct41135328" text:id="ct41135328">
          <text:insertion>
            <office:change-info>
              <dc:creator>Stuart Baker</dc:creator>
              <dc:date>2015-02-07T14:52:00</dc:date>
            </office:change-info>
          </text:insertion>
        </text:changed-region>
        <text:changed-region xml:id="ct43572656" text:id="ct43572656">
          <text:insertion>
            <office:change-info>
              <dc:creator>Stuart Baker</dc:creator>
              <dc:date>2015-02-07T14:53:00</dc:date>
            </office:change-info>
          </text:insertion>
        </text:changed-region>
        <text:changed-region xml:id="ct40657104" text:id="ct40657104">
          <text:insertion>
            <office:change-info>
              <dc:creator>Stuart Baker</dc:creator>
              <dc:date>2015-02-07T14:52:00</dc:date>
            </office:change-info>
          </text:insertion>
        </text:changed-region>
        <text:changed-region xml:id="ct43557984" text:id="ct43557984">
          <text:insertion>
            <office:change-info>
              <dc:creator>Stuart Baker</dc:creator>
              <dc:date>2015-02-07T14:52:00</dc:date>
            </office:change-info>
          </text:insertion>
        </text:changed-region>
        <text:changed-region xml:id="ct43619936" text:id="ct43619936">
          <text:insertion>
            <office:change-info>
              <dc:creator>Stuart Baker</dc:creator>
              <dc:date>2015-02-07T14:52:00</dc:date>
            </office:change-info>
          </text:insertion>
        </text:changed-region>
        <text:changed-region xml:id="ct41306672" text:id="ct41306672">
          <text:deletion>
            <office:change-info>
              <dc:creator>Stuart Baker</dc:creator>
              <dc:date>2015-02-07T14:53:00</dc:date>
            </office:change-info>
            <text:p text:style-name="P2">01</text:p>
          </text:deletion>
        </text:changed-region>
        <text:changed-region xml:id="ct41374320" text:id="ct41374320">
          <text:insertion>
            <office:change-info>
              <dc:creator>Stuart Baker</dc:creator>
              <dc:date>2015-02-07T14:53:00</dc:date>
            </office:change-info>
          </text:insertion>
        </text:changed-region>
        <text:changed-region xml:id="ct41137264" text:id="ct41137264">
          <text:deletion>
            <office:change-info>
              <dc:creator>Stuart Baker</dc:creator>
              <dc:date>2015-02-07T14:53:00</dc:date>
            </office:change-info>
            <text:p text:style-name="P2">01</text:p>
          </text:deletion>
        </text:changed-region>
        <text:changed-region xml:id="ct41137632" text:id="ct41137632">
          <text:insertion>
            <office:change-info>
              <dc:creator>Stuart Baker</dc:creator>
              <dc:date>2015-02-07T14:53:00</dc:date>
            </office:change-info>
          </text:insertion>
        </text:changed-region>
        <text:changed-region xml:id="ct41140208" text:id="ct41140208">
          <text:deletion>
            <office:change-info>
              <dc:creator>Stuart Baker</dc:creator>
              <dc:date>2015-02-07T14:53:00</dc:date>
            </office:change-info>
            <text:p text:style-name="P2">01</text:p>
          </text:deletion>
        </text:changed-region>
        <text:changed-region xml:id="ct41138736" text:id="ct41138736">
          <text:insertion>
            <office:change-info>
              <dc:creator>Stuart Baker</dc:creator>
              <dc:date>2015-02-07T14:53:00</dc:date>
            </office:change-info>
          </text:insertion>
        </text:changed-region>
        <text:changed-region xml:id="ct41138000" text:id="ct41138000">
          <text:deletion>
            <office:change-info>
              <dc:creator>Stuart Baker</dc:creator>
              <dc:date>2015-02-07T14:53:00</dc:date>
            </office:change-info>
            <text:p text:style-name="P2">*</text:p>
          </text:deletion>
        </text:changed-region>
        <text:changed-region xml:id="ct41139104" text:id="ct41139104">
          <text:insertion>
            <office:change-info>
              <dc:creator>Stuart Baker</dc:creator>
              <dc:date>2015-02-07T14:53:00</dc:date>
            </office:change-info>
          </text:insertion>
        </text:changed-region>
        <text:changed-region xml:id="ct41139536" text:id="ct41139536">
          <text:insertion>
            <office:change-info>
              <dc:creator>Stuart Baker</dc:creator>
              <dc:date>2015-02-07T14:53:00</dc:date>
            </office:change-info>
          </text:insertion>
        </text:changed-region>
        <text:changed-region xml:id="ct41136160" text:id="ct41136160">
          <text:insertion>
            <office:change-info>
              <dc:creator>Stuart Baker</dc:creator>
              <dc:date>2015-02-07T14:52:00</dc:date>
            </office:change-info>
          </text:insertion>
        </text:changed-region>
        <text:changed-region xml:id="ct41132448" text:id="ct41132448">
          <text:insertion>
            <office:change-info>
              <dc:creator>Stuart Baker</dc:creator>
              <dc:date>2015-02-07T14:52:00</dc:date>
            </office:change-info>
          </text:insertion>
        </text:changed-region>
        <text:changed-region xml:id="ct41136896" text:id="ct41136896">
          <text:insertion>
            <office:change-info>
              <dc:creator>Stuart Baker</dc:creator>
              <dc:date>2015-02-07T14:53:00</dc:date>
            </office:change-info>
          </text:insertion>
        </text:changed-region>
        <text:changed-region xml:id="ct41293696" text:id="ct41293696">
          <text:deletion>
            <office:change-info>
              <dc:creator>Stuart Baker</dc:creator>
              <dc:date>2015-02-07T14:53:00</dc:date>
            </office:change-info>
            <text:p text:style-name="P2">01</text:p>
          </text:deletion>
        </text:changed-region>
        <text:changed-region xml:id="ct41140576" text:id="ct41140576">
          <text:insertion>
            <office:change-info>
              <dc:creator>Stuart Baker</dc:creator>
              <dc:date>2015-02-07T14:53:00</dc:date>
            </office:change-info>
          </text:insertion>
        </text:changed-region>
        <text:changed-region xml:id="ct41139840" text:id="ct41139840">
          <text:deletion>
            <office:change-info>
              <dc:creator>Stuart Baker</dc:creator>
              <dc:date>2015-02-07T14:53:00</dc:date>
            </office:change-info>
            <text:p text:style-name="P2">01</text:p>
          </text:deletion>
        </text:changed-region>
        <text:changed-region xml:id="ct41138368" text:id="ct41138368">
          <text:insertion>
            <office:change-info>
              <dc:creator>Stuart Baker</dc:creator>
              <dc:date>2015-02-07T14:53:00</dc:date>
            </office:change-info>
          </text:insertion>
        </text:changed-region>
        <text:changed-region xml:id="ct43619488" text:id="ct43619488">
          <text:deletion>
            <office:change-info>
              <dc:creator>Stuart Baker</dc:creator>
              <dc:date>2015-02-07T14:53:00</dc:date>
            </office:change-info>
            <text:p text:style-name="P2">02</text:p>
          </text:deletion>
        </text:changed-region>
        <text:changed-region xml:id="ct41142784" text:id="ct41142784">
          <text:insertion>
            <office:change-info>
              <dc:creator>Stuart Baker</dc:creator>
              <dc:date>2015-02-07T14:53:00</dc:date>
            </office:change-info>
          </text:insertion>
        </text:changed-region>
        <text:changed-region xml:id="ct41144016" text:id="ct41144016">
          <text:deletion>
            <office:change-info>
              <dc:creator>Stuart Baker</dc:creator>
              <dc:date>2015-02-07T14:53:00</dc:date>
            </office:change-info>
            <text:p text:style-name="P2">*</text:p>
          </text:deletion>
        </text:changed-region>
        <text:changed-region xml:id="ct41145504" text:id="ct41145504">
          <text:insertion>
            <office:change-info>
              <dc:creator>Stuart Baker</dc:creator>
              <dc:date>2015-02-07T14:53:00</dc:date>
            </office:change-info>
          </text:insertion>
        </text:changed-region>
        <text:changed-region xml:id="ct41141008" text:id="ct41141008">
          <text:insertion>
            <office:change-info>
              <dc:creator>Stuart Baker</dc:creator>
              <dc:date>2015-02-07T14:53:00</dc:date>
            </office:change-info>
          </text:insertion>
        </text:changed-region>
        <text:changed-region xml:id="ct41141616" text:id="ct41141616">
          <text:insertion>
            <office:change-info>
              <dc:creator>Stuart Baker</dc:creator>
              <dc:date>2015-02-07T14:52:00</dc:date>
            </office:change-info>
          </text:insertion>
        </text:changed-region>
        <text:changed-region xml:id="ct41144416" text:id="ct41144416">
          <text:insertion>
            <office:change-info>
              <dc:creator>Stuart Baker</dc:creator>
              <dc:date>2015-02-07T14:52:00</dc:date>
            </office:change-info>
          </text:insertion>
        </text:changed-region>
        <text:changed-region xml:id="ct41134144" text:id="ct41134144">
          <text:insertion>
            <office:change-info>
              <dc:creator>Stuart Baker</dc:creator>
              <dc:date>2015-02-07T14:53:00</dc:date>
            </office:change-info>
          </text:insertion>
        </text:changed-region>
        <text:changed-region xml:id="ct43621056" text:id="ct43621056">
          <text:deletion>
            <office:change-info>
              <dc:creator>Stuart Baker</dc:creator>
              <dc:date>2015-02-07T14:53:00</dc:date>
            </office:change-info>
            <text:p text:style-name="P2">01</text:p>
          </text:deletion>
        </text:changed-region>
        <text:changed-region xml:id="ct41132880" text:id="ct41132880">
          <text:insertion>
            <office:change-info>
              <dc:creator>Stuart Baker</dc:creator>
              <dc:date>2015-02-07T14:53:00</dc:date>
            </office:change-info>
          </text:insertion>
        </text:changed-region>
        <text:changed-region xml:id="ct41142096" text:id="ct41142096">
          <text:deletion>
            <office:change-info>
              <dc:creator>Stuart Baker</dc:creator>
              <dc:date>2015-02-07T14:53:00</dc:date>
            </office:change-info>
            <text:p text:style-name="P2">01</text:p>
          </text:deletion>
        </text:changed-region>
        <text:changed-region xml:id="ct41133104" text:id="ct41133104">
          <text:insertion>
            <office:change-info>
              <dc:creator>Stuart Baker</dc:creator>
              <dc:date>2015-02-07T14:53:00</dc:date>
            </office:change-info>
          </text:insertion>
        </text:changed-region>
        <text:changed-region xml:id="ct41146016" text:id="ct41146016">
          <text:deletion>
            <office:change-info>
              <dc:creator>Stuart Baker</dc:creator>
              <dc:date>2015-02-07T14:53:00</dc:date>
            </office:change-info>
            <text:p text:style-name="P2">03</text:p>
          </text:deletion>
        </text:changed-region>
        <text:changed-region xml:id="ct41147264" text:id="ct41147264">
          <text:insertion>
            <office:change-info>
              <dc:creator>Stuart Baker</dc:creator>
              <dc:date>2015-02-07T14:53:00</dc:date>
            </office:change-info>
          </text:insertion>
        </text:changed-region>
        <text:changed-region xml:id="ct41147888" text:id="ct41147888">
          <text:deletion>
            <office:change-info>
              <dc:creator>Stuart Baker</dc:creator>
              <dc:date>2015-02-07T14:53:00</dc:date>
            </office:change-info>
            <text:p text:style-name="P2">*</text:p>
          </text:deletion>
        </text:changed-region>
        <text:changed-region xml:id="ct41148496" text:id="ct41148496">
          <text:insertion>
            <office:change-info>
              <dc:creator>Stuart Baker</dc:creator>
              <dc:date>2015-02-07T14:53:00</dc:date>
            </office:change-info>
          </text:insertion>
        </text:changed-region>
        <text:changed-region xml:id="ct43395664" text:id="ct43395664">
          <text:insertion>
            <office:change-info>
              <dc:creator>Stuart Baker</dc:creator>
              <dc:date>2015-02-07T14:53:00</dc:date>
            </office:change-info>
          </text:insertion>
        </text:changed-region>
        <text:changed-region xml:id="ct41149584" text:id="ct41149584">
          <text:insertion>
            <office:change-info>
              <dc:creator>Stuart Baker</dc:creator>
              <dc:date>2015-02-07T14:52:00</dc:date>
            </office:change-info>
          </text:insertion>
        </text:changed-region>
        <text:changed-region xml:id="ct43621456" text:id="ct43621456">
          <text:insertion>
            <office:change-info>
              <dc:creator>Stuart Baker</dc:creator>
              <dc:date>2015-02-07T14:52:00</dc:date>
            </office:change-info>
          </text:insertion>
        </text:changed-region>
        <text:changed-region xml:id="ct43620752" text:id="ct43620752">
          <text:insertion>
            <office:change-info>
              <dc:creator>Stuart Baker</dc:creator>
              <dc:date>2015-02-07T14:53:00</dc:date>
            </office:change-info>
          </text:insertion>
        </text:changed-region>
        <text:changed-region xml:id="ct43396064" text:id="ct43396064">
          <text:deletion>
            <office:change-info>
              <dc:creator>Stuart Baker</dc:creator>
              <dc:date>2015-02-07T14:53:00</dc:date>
            </office:change-info>
            <text:p text:style-name="P2">01</text:p>
          </text:deletion>
        </text:changed-region>
        <text:changed-region xml:id="ct43620320" text:id="ct43620320">
          <text:insertion>
            <office:change-info>
              <dc:creator>Stuart Baker</dc:creator>
              <dc:date>2015-02-07T14:53:00</dc:date>
            </office:change-info>
          </text:insertion>
        </text:changed-region>
        <text:changed-region xml:id="ct43397120" text:id="ct43397120">
          <text:deletion>
            <office:change-info>
              <dc:creator>Stuart Baker</dc:creator>
              <dc:date>2015-02-07T14:53:00</dc:date>
            </office:change-info>
            <text:p text:style-name="P2">01</text:p>
          </text:deletion>
        </text:changed-region>
        <text:changed-region xml:id="ct43394672" text:id="ct43394672">
          <text:insertion>
            <office:change-info>
              <dc:creator>Stuart Baker</dc:creator>
              <dc:date>2015-02-07T14:53:00</dc:date>
            </office:change-info>
          </text:insertion>
        </text:changed-region>
        <text:changed-region xml:id="ct43398048" text:id="ct43398048">
          <text:deletion>
            <office:change-info>
              <dc:creator>Stuart Baker</dc:creator>
              <dc:date>2015-02-07T14:53:00</dc:date>
            </office:change-info>
            <text:p text:style-name="P2">04</text:p>
          </text:deletion>
        </text:changed-region>
        <text:changed-region xml:id="ct43398720" text:id="ct43398720">
          <text:insertion>
            <office:change-info>
              <dc:creator>Stuart Baker</dc:creator>
              <dc:date>2015-02-07T14:53:00</dc:date>
            </office:change-info>
          </text:insertion>
        </text:changed-region>
        <text:changed-region xml:id="ct43623072" text:id="ct43623072">
          <text:deletion>
            <office:change-info>
              <dc:creator>Stuart Baker</dc:creator>
              <dc:date>2015-02-07T14:53:00</dc:date>
            </office:change-info>
            <text:p text:style-name="P2">*</text:p>
          </text:deletion>
        </text:changed-region>
        <text:changed-region xml:id="ct43398352" text:id="ct43398352">
          <text:insertion>
            <office:change-info>
              <dc:creator>Stuart Baker</dc:creator>
              <dc:date>2015-02-07T14:53:00</dc:date>
            </office:change-info>
          </text:insertion>
        </text:changed-region>
        <text:changed-region xml:id="ct43621648" text:id="ct43621648">
          <text:insertion>
            <office:change-info>
              <dc:creator>Stuart Baker</dc:creator>
              <dc:date>2015-02-07T14:53:00</dc:date>
            </office:change-info>
          </text:insertion>
        </text:changed-region>
        <text:changed-region xml:id="ct41145248" text:id="ct41145248">
          <text:insertion>
            <office:change-info>
              <dc:creator>Stuart Baker</dc:creator>
              <dc:date>2015-02-07T16:04:00</dc:date>
            </office:change-info>
          </text:insertion>
        </text:changed-region>
        <text:changed-region xml:id="ct43620544" text:id="ct43620544">
          <text:deletion>
            <office:change-info>
              <dc:creator>Stuart Baker</dc:creator>
              <dc:date>2015-02-07T15:05:00</dc:date>
            </office:change-info>
            <text:h text:style-name="Heading_20_2" text:outline-level="2"/>
            <text:h text:style-name="Heading_20_2" text:outline-level="2" text:is-list-header="true">Unique identifier ranges assigned by request</text:h>
            <text:p text:style-name="Standard">Any individual or corporation shall be able to obtain permanent allocations of blocks of 2<text:span text:style-name="T2">8</text:span>, 2<text:span text:style-name="T2">16</text:span> <text:span text:style-name="T1">and</text:span> 2<text:span text:style-name="T2">24</text:span> node identification numbers via the <text:a xlink:type="simple" xlink:href="http://www.openlcb.org/" text:style-name="Internet_20_link" text:visited-style-name="Visited_20_Internet_20_Link">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26">0x05</text:p>
                </table:table-cell>
                <table:table-cell table:style-name="Table10.A2" office:value-type="string">
                  <text:p text:style-name="P26">0x01</text:p>
                </table:table-cell>
                <table:table-cell table:style-name="Table10.A2" table:number-columns-spanned="3" office:value-type="string">
                  <text:p text:style-name="P26">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26">0x05</text:p>
                </table:table-cell>
                <table:table-cell table:style-name="Table11.A2" office:value-type="string">
                  <text:p text:style-name="P26">0x02</text:p>
                </table:table-cell>
                <table:table-cell table:style-name="Table11.A2" table:number-columns-spanned="2" office:value-type="string">
                  <text:p text:style-name="P26">Assigned by web site</text:p>
                </table:table-cell>
                <table:covered-table-cell/>
                <table:table-cell table:style-name="Table11.E2" table:number-columns-spanned="2" office:value-type="string">
                  <text:p text:style-name="P2">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26">0x05</text:p>
                </table:table-cell>
                <table:table-cell table:style-name="Table12.A2" office:value-type="string">
                  <text:p text:style-name="P26">0x03</text:p>
                </table:table-cell>
                <table:table-cell table:style-name="Table12.A2" office:value-type="string">
                  <text:p text:style-name="P26">Assigned by web site</text:p>
                </table:table-cell>
                <table:table-cell table:style-name="Table12.D2" table:number-columns-spanned="3" office:value-type="string">
                  <text:p text:style-name="P2">Self-assigned</text:p>
                </table:table-cell>
                <table:covered-table-cell/>
                <table:covered-table-cell/>
              </table:table-row>
            </table:table>
            <text:h text:style-name="Heading_20_2" text:outline-level="2"/>
          </text:deletion>
        </text:changed-region>
        <text:changed-region xml:id="ct41146976" text:id="ct41146976">
          <text:deletion>
            <office:change-info>
              <dc:creator>Stuart Baker</dc:creator>
              <dc:date>2015-02-07T14:56:00</dc:date>
            </office:change-info>
            <text:h text:style-name="Heading_20_2" text:outline-level="2"/>
            <text:h text:style-name="Heading_20_2" text:outline-level="2"/>
          </text:deletion>
        </text:changed-region>
        <text:changed-region xml:id="ct43398960" text:id="ct43398960">
          <text:insertion>
            <office:change-info>
              <dc:creator>Stuart Baker</dc:creator>
              <dc:date>2015-02-07T16:04:00</dc:date>
            </office:change-info>
          </text:insertion>
        </text:changed-region>
        <text:changed-region xml:id="ct42298512" text:id="ct42298512">
          <text:insertion>
            <office:change-info>
              <dc:creator>Stuart Baker</dc:creator>
              <dc:date>2015-02-07T16:05:00</dc:date>
            </office:change-info>
          </text:insertion>
        </text:changed-region>
        <text:changed-region xml:id="ct41363728" text:id="ct41363728">
          <text:insertion>
            <office:change-info>
              <dc:creator>Stuart Baker</dc:creator>
              <dc:date>2015-02-07T16:06:00</dc:date>
            </office:change-info>
          </text:insertion>
        </text:changed-region>
        <text:changed-region xml:id="ct41371088" text:id="ct41371088">
          <text:insertion>
            <office:change-info>
              <dc:creator>Stuart Baker</dc:creator>
              <dc:date>2015-02-07T16:13:00</dc:date>
            </office:change-info>
          </text:insertion>
        </text:changed-region>
        <text:changed-region xml:id="ct43399360" text:id="ct43399360">
          <text:insertion>
            <office:change-info>
              <dc:creator>Stuart Baker</dc:creator>
              <dc:date>2015-02-07T16:24:00</dc:date>
            </office:change-info>
          </text:insertion>
        </text:changed-region>
        <text:changed-region xml:id="ct43402080" text:id="ct43402080">
          <text:insertion>
            <office:change-info>
              <dc:creator>Stuart Baker</dc:creator>
              <dc:date>2015-02-07T16:25:00</dc:date>
            </office:change-info>
          </text:insertion>
        </text:changed-region>
        <text:changed-region xml:id="ct41295168" text:id="ct41295168">
          <text:insertion>
            <office:change-info>
              <dc:creator>Stuart Baker</dc:creator>
              <dc:date>2015-02-07T16:26:00</dc:date>
            </office:change-info>
          </text:insertion>
        </text:changed-region>
        <text:changed-region xml:id="ct41149264" text:id="ct41149264">
          <text:insertion>
            <office:change-info>
              <dc:creator>Stuart Baker</dc:creator>
              <dc:date>2015-02-07T16:27:00</dc:date>
            </office:change-info>
          </text:insertion>
        </text:changed-region>
        <text:changed-region xml:id="ct43400400" text:id="ct43400400">
          <text:insertion>
            <office:change-info>
              <dc:creator>Stuart Baker</dc:creator>
              <dc:date>2015-02-07T16:06:00</dc:date>
            </office:change-info>
          </text:insertion>
        </text:changed-region>
        <text:changed-region xml:id="ct43396256" text:id="ct43396256">
          <text:insertion>
            <office:change-info>
              <dc:creator>Stuart Baker</dc:creator>
              <dc:date>2015-02-07T16:06:00</dc:date>
            </office:change-info>
          </text:insertion>
        </text:changed-region>
        <text:changed-region xml:id="ct43625280" text:id="ct43625280">
          <text:insertion>
            <office:change-info>
              <dc:creator>Stuart Baker</dc:creator>
              <dc:date>2015-02-07T16:06:00</dc:date>
            </office:change-info>
          </text:insertion>
        </text:changed-region>
        <text:changed-region xml:id="ct43422064" text:id="ct43422064">
          <text:insertion>
            <office:change-info>
              <dc:creator>Stuart Baker</dc:creator>
              <dc:date>2015-02-07T16:06:00</dc:date>
            </office:change-info>
          </text:insertion>
        </text:changed-region>
        <text:changed-region xml:id="ct43424224" text:id="ct43424224">
          <text:insertion>
            <office:change-info>
              <dc:creator>Stuart Baker</dc:creator>
              <dc:date>2015-02-07T16:06:00</dc:date>
            </office:change-info>
          </text:insertion>
        </text:changed-region>
        <text:changed-region xml:id="ct43625504" text:id="ct43625504">
          <text:insertion>
            <office:change-info>
              <dc:creator>Stuart Baker</dc:creator>
              <dc:date>2015-02-07T16:06:00</dc:date>
            </office:change-info>
          </text:insertion>
        </text:changed-region>
        <text:changed-region xml:id="ct43423856" text:id="ct43423856">
          <text:insertion>
            <office:change-info>
              <dc:creator>Stuart Baker</dc:creator>
              <dc:date>2015-02-07T16:06:00</dc:date>
            </office:change-info>
          </text:insertion>
        </text:changed-region>
        <text:changed-region xml:id="ct43425328" text:id="ct43425328">
          <text:insertion>
            <office:change-info>
              <dc:creator>Stuart Baker</dc:creator>
              <dc:date>2015-02-07T16:06:00</dc:date>
            </office:change-info>
          </text:insertion>
        </text:changed-region>
        <text:changed-region xml:id="ct43424592" text:id="ct43424592">
          <text:insertion>
            <office:change-info>
              <dc:creator>Stuart Baker</dc:creator>
              <dc:date>2015-02-07T16:09:00</dc:date>
            </office:change-info>
          </text:insertion>
        </text:changed-region>
        <text:changed-region xml:id="ct43425696" text:id="ct43425696">
          <text:insertion>
            <office:change-info>
              <dc:creator>Stuart Baker</dc:creator>
              <dc:date>2015-02-07T16:10:00</dc:date>
            </office:change-info>
          </text:insertion>
        </text:changed-region>
        <text:changed-region xml:id="ct43424960" text:id="ct43424960">
          <text:insertion>
            <office:change-info>
              <dc:creator>Stuart Baker</dc:creator>
              <dc:date>2015-02-07T16:09:00</dc:date>
            </office:change-info>
          </text:insertion>
        </text:changed-region>
        <text:changed-region xml:id="ct43426800" text:id="ct43426800">
          <text:insertion>
            <office:change-info>
              <dc:creator>Stuart Baker</dc:creator>
              <dc:date>2015-02-07T16:09:00</dc:date>
            </office:change-info>
          </text:insertion>
        </text:changed-region>
        <text:changed-region xml:id="ct43426432" text:id="ct43426432">
          <text:insertion>
            <office:change-info>
              <dc:creator>Stuart Baker</dc:creator>
              <dc:date>2015-02-07T16:09:00</dc:date>
            </office:change-info>
          </text:insertion>
        </text:changed-region>
        <text:changed-region xml:id="ct43426064" text:id="ct43426064">
          <text:insertion>
            <office:change-info>
              <dc:creator>Stuart Baker</dc:creator>
              <dc:date>2015-02-07T16:09:00</dc:date>
            </office:change-info>
          </text:insertion>
        </text:changed-region>
        <text:changed-region xml:id="ct43427168" text:id="ct43427168">
          <text:insertion>
            <office:change-info>
              <dc:creator>Stuart Baker</dc:creator>
              <dc:date>2015-02-07T16:09:00</dc:date>
            </office:change-info>
          </text:insertion>
        </text:changed-region>
        <text:changed-region xml:id="ct43428272" text:id="ct43428272">
          <text:insertion>
            <office:change-info>
              <dc:creator>Stuart Baker</dc:creator>
              <dc:date>2015-02-07T16:09:00</dc:date>
            </office:change-info>
          </text:insertion>
        </text:changed-region>
        <text:changed-region xml:id="ct43427904" text:id="ct43427904">
          <text:insertion>
            <office:change-info>
              <dc:creator>Stuart Baker</dc:creator>
              <dc:date>2015-02-07T16:10:00</dc:date>
            </office:change-info>
          </text:insertion>
        </text:changed-region>
        <text:changed-region xml:id="ct43429008" text:id="ct43429008">
          <text:insertion>
            <office:change-info>
              <dc:creator>Stuart Baker</dc:creator>
              <dc:date>2015-02-07T16:09:00</dc:date>
            </office:change-info>
          </text:insertion>
        </text:changed-region>
        <text:changed-region xml:id="ct43428704" text:id="ct43428704">
          <text:insertion>
            <office:change-info>
              <dc:creator>Stuart Baker</dc:creator>
              <dc:date>2015-02-07T16:09:00</dc:date>
            </office:change-info>
          </text:insertion>
        </text:changed-region>
        <text:changed-region xml:id="ct43427536" text:id="ct43427536">
          <text:insertion>
            <office:change-info>
              <dc:creator>Stuart Baker</dc:creator>
              <dc:date>2015-02-07T16:09:00</dc:date>
            </office:change-info>
          </text:insertion>
        </text:changed-region>
        <text:changed-region xml:id="ct43429440" text:id="ct43429440">
          <text:insertion>
            <office:change-info>
              <dc:creator>Stuart Baker</dc:creator>
              <dc:date>2015-02-07T16:09:00</dc:date>
            </office:change-info>
          </text:insertion>
        </text:changed-region>
        <text:changed-region xml:id="ct43429808" text:id="ct43429808">
          <text:insertion>
            <office:change-info>
              <dc:creator>Stuart Baker</dc:creator>
              <dc:date>2015-02-07T16:09:00</dc:date>
            </office:change-info>
          </text:insertion>
        </text:changed-region>
        <text:changed-region xml:id="ct43430544" text:id="ct43430544">
          <text:insertion>
            <office:change-info>
              <dc:creator>Stuart Baker</dc:creator>
              <dc:date>2015-02-07T16:08:00</dc:date>
            </office:change-info>
          </text:insertion>
        </text:changed-region>
        <text:changed-region xml:id="ct43626736" text:id="ct43626736">
          <text:deletion>
            <office:change-info>
              <dc:creator>Stuart Baker</dc:creator>
              <dc:date>2015-02-07T16:08:00</dc:date>
            </office:change-info>
            <text:p text:style-name="P2">07</text:p>
          </text:deletion>
        </text:changed-region>
        <text:changed-region xml:id="ct43626928" text:id="ct43626928">
          <text:insertion>
            <office:change-info>
              <dc:creator>Stuart Baker</dc:creator>
              <dc:date>2015-02-07T16:08:00</dc:date>
            </office:change-info>
          </text:insertion>
        </text:changed-region>
        <text:changed-region xml:id="ct43430112" text:id="ct43430112">
          <text:insertion>
            <office:change-info>
              <dc:creator>Stuart Baker</dc:creator>
              <dc:date>2015-02-07T16:08:00</dc:date>
            </office:change-info>
          </text:insertion>
        </text:changed-region>
        <text:changed-region xml:id="ct43431280" text:id="ct43431280">
          <text:deletion>
            <office:change-info>
              <dc:creator>Stuart Baker</dc:creator>
              <dc:date>2015-02-07T16:08:00</dc:date>
            </office:change-info>
            <text:p text:style-name="P2">*</text:p>
          </text:deletion>
        </text:changed-region>
        <text:changed-region xml:id="ct41149056" text:id="ct41149056">
          <text:insertion>
            <office:change-info>
              <dc:creator>Stuart Baker</dc:creator>
              <dc:date>2015-02-07T16:08:00</dc:date>
            </office:change-info>
          </text:insertion>
        </text:changed-region>
        <text:changed-region xml:id="ct43431584" text:id="ct43431584">
          <text:deletion>
            <office:change-info>
              <dc:creator>Stuart Baker</dc:creator>
              <dc:date>2015-02-07T16:08:00</dc:date>
            </office:change-info>
            <text:p text:style-name="P2">*</text:p>
          </text:deletion>
        </text:changed-region>
        <text:changed-region xml:id="ct43430912" text:id="ct43430912">
          <text:insertion>
            <office:change-info>
              <dc:creator>Stuart Baker</dc:creator>
              <dc:date>2015-02-07T16:08:00</dc:date>
            </office:change-info>
          </text:insertion>
        </text:changed-region>
        <text:changed-region xml:id="ct43431952" text:id="ct43431952">
          <text:insertion>
            <office:change-info>
              <dc:creator>Stuart Baker</dc:creator>
              <dc:date>2015-02-07T16:08:00</dc:date>
            </office:change-info>
          </text:insertion>
        </text:changed-region>
        <text:changed-region xml:id="ct43627120" text:id="ct43627120">
          <text:deletion>
            <office:change-info>
              <dc:creator>Stuart Baker</dc:creator>
              <dc:date>2015-02-07T16:08:00</dc:date>
            </office:change-info>
            <text:p text:style-name="P2">OpenLCB</text:p>
          </text:deletion>
        </text:changed-region>
        <text:changed-region xml:id="ct43433040" text:id="ct43433040">
          <text:insertion>
            <office:change-info>
              <dc:creator>Stuart Baker</dc:creator>
              <dc:date>2015-02-07T16:08:00</dc:date>
            </office:change-info>
          </text:insertion>
        </text:changed-region>
        <text:changed-region xml:id="ct43433648" text:id="ct43433648">
          <text:deletion>
            <office:change-info>
              <dc:creator>Stuart Baker</dc:creator>
              <dc:date>2015-02-07T16:08:00</dc:date>
            </office:change-info>
            <text:p text:style-name="P3">Shall not be used at any point.</text:p>
          </text:deletion>
        </text:changed-region>
        <text:changed-region xml:id="ct43434352" text:id="ct43434352">
          <text:insertion>
            <office:change-info>
              <dc:creator>Stuart Baker</dc:creator>
              <dc:date>2015-02-07T16:10:00</dc:date>
            </office:change-info>
          </text:insertion>
        </text:changed-region>
        <text:changed-region xml:id="ct43627312" text:id="ct43627312">
          <text:insertion>
            <office:change-info>
              <dc:creator>Stuart Baker</dc:creator>
              <dc:date>2015-02-07T16:10:00</dc:date>
            </office:change-info>
          </text:insertion>
        </text:changed-region>
        <text:changed-region xml:id="ct43432736" text:id="ct43432736">
          <text:insertion>
            <office:change-info>
              <dc:creator>Stuart Baker</dc:creator>
              <dc:date>2015-02-07T16:10:00</dc:date>
            </office:change-info>
          </text:insertion>
        </text:changed-region>
        <text:changed-region xml:id="ct43436400" text:id="ct43436400">
          <text:insertion>
            <office:change-info>
              <dc:creator>Stuart Baker</dc:creator>
              <dc:date>2015-02-07T16:10:00</dc:date>
            </office:change-info>
          </text:insertion>
        </text:changed-region>
        <text:changed-region xml:id="ct43437440" text:id="ct43437440">
          <text:insertion>
            <office:change-info>
              <dc:creator>Stuart Baker</dc:creator>
              <dc:date>2015-02-07T16:11:00</dc:date>
            </office:change-info>
          </text:insertion>
        </text:changed-region>
        <text:changed-region xml:id="ct43435920" text:id="ct43435920">
          <text:insertion>
            <office:change-info>
              <dc:creator>Stuart Baker</dc:creator>
              <dc:date>2015-02-07T16:11:00</dc:date>
            </office:change-info>
          </text:insertion>
        </text:changed-region>
        <text:changed-region xml:id="ct43420176" text:id="ct43420176">
          <text:insertion>
            <office:change-info>
              <dc:creator>Stuart Baker</dc:creator>
              <dc:date>2015-02-07T16:06:00</dc:date>
            </office:change-info>
          </text:insertion>
        </text:changed-region>
        <text:changed-region xml:id="ct43438432" text:id="ct43438432">
          <text:deletion>
            <office:change-info>
              <dc:creator>Stuart Baker</dc:creator>
              <dc:date>2015-02-07T15:07:00</dc:date>
            </office:change-info>
            <text:h text:style-name="Heading_20_2" text:outline-level="2">u</text:h>
          </text:deletion>
        </text:changed-region>
        <text:changed-region xml:id="ct43408624" text:id="ct43408624">
          <text:insertion>
            <office:change-info>
              <dc:creator>Stuart Baker</dc:creator>
              <dc:date>2015-02-07T15:07:00</dc:date>
            </office:change-info>
          </text:insertion>
        </text:changed-region>
        <text:changed-region xml:id="ct43623264" text:id="ct43623264">
          <text:deletion>
            <office:change-info>
              <dc:creator>Stuart Baker</dc:creator>
              <dc:date>2015-02-07T15:07:00</dc:date>
            </office:change-info>
            <text:h text:style-name="Heading_20_2" text:outline-level="2">i</text:h>
          </text:deletion>
        </text:changed-region>
        <text:changed-region xml:id="ct43628096" text:id="ct43628096">
          <text:insertion>
            <office:change-info>
              <dc:creator>Stuart Baker</dc:creator>
              <dc:date>2015-02-07T15:07:00</dc:date>
            </office:change-info>
          </text:insertion>
        </text:changed-region>
        <text:changed-region xml:id="ct43439024" text:id="ct43439024">
          <text:deletion>
            <office:change-info>
              <dc:creator>Stuart Baker</dc:creator>
              <dc:date>2015-02-07T15:07:00</dc:date>
            </office:change-info>
            <text:p text:style-name="Standard"/>
            <text:p text:style-name="Standard">Unique identifiers in the following ranges shall not be used at any point:</text:p>
          </text:deletion>
        </text:changed-region>
        <text:changed-region xml:id="ct43439392" text:id="ct43439392">
          <text:insertion>
            <office:change-info>
              <dc:creator>Stuart Baker</dc:creator>
              <dc:date>2015-02-07T15:07:00</dc:date>
            </office:change-info>
          </text:insertion>
        </text:changed-region>
        <text:changed-region xml:id="ct43440256" text:id="ct43440256">
          <text:insertion>
            <office:change-info>
              <dc:creator>Stuart Baker</dc:creator>
              <dc:date>2015-02-07T15:08:00</dc:date>
            </office:change-info>
          </text:insertion>
        </text:changed-region>
        <text:changed-region xml:id="ct43441088" text:id="ct43441088">
          <text:insertion>
            <office:change-info>
              <dc:creator>Stuart Baker</dc:creator>
              <dc:date>2015-02-07T15:06:00</dc:date>
            </office:change-info>
          </text:insertion>
        </text:changed-region>
        <text:changed-region xml:id="ct43629200" text:id="ct43629200">
          <text:deletion>
            <office:change-info>
              <dc:creator>Stuart Baker</dc:creator>
              <dc:date>2015-02-07T15:06: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describes the format and allocation of OpenLCB 48-bit <text:change text:change-id="ct41528032"/><text:change-start text:change-id="ct41528736"/>U<text:change-end text:change-id="ct41528736"/>nique <text:change text:change-id="ct41530032"/><text:change-start text:change-id="ct41530256"/>I<text:change-end text:change-id="ct41530256"/>dentifiers. It is not specific to any wire protocol.<text:change-start text:change-id="ct41528256"/></text:p>
      <text:p text:style-name="Standard"><text:change-end text:change-id="ct41528256"/><text:change text:change-id="ct41533184"/><text:change-start text:change-id="ct41535600"/>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change-end text:change-id="ct41535600"/></text:p>
      <text:h text:style-name="Heading_20_1" text:outline-level="1"><text:change text:change-id="ct41532784"/><text:change text:change-id="ct41533728"/><text:change-start text:change-id="ct41535792"/>References and Context<text:change-end text:change-id="ct41535792"/> (Informative)<text:change-start text:change-id="ct41532240"/></text:h>
      <text:p text:style-name="Standard">This specification is in the context of the following OpenLCB Standards:</text:p>
      <text:list xml:id="list122559036884985" text:continue-numbering="true" text:style-name="L1">
        <text:list-item>
          <text:p text:style-name="P19">The Message Network Standard, which <text:span text:style-name="T10">defines the basic messages and how they interact. Higher-level protocols are based on this message network, but are defined elsewhere.</text:span></text:p>
        </text:list-item>
        <text:list-item>
          <text:p text:style-name="P1">The Event Identification Standard, which defines the well-known Events Identifiers.<text:change-end text:change-id="ct41532240"/><text:change text:change-id="ct41532976"/></text:p>
        </text:list-item>
      </text:list>
      <text:h text:style-name="Heading_20_1" text:outline-level="1"><text:change text:change-id="ct41537456"/><text:change text:change-id="ct43449120"/>Format<text:change text:change-id="ct41537648"/></text:h>
      <text:p text:style-name="Standard">An OpenLCB unique identifier (<text:change text:change-id="ct43469712"/><text:change-start text:change-id="ct43469904"/>U<text:change-end text:change-id="ct43469904"/>nique ID) shall be six bytes of eight bits each. </text:p>
      <text:p text:style-name="Standard">The order of bytes in an OpenLCB unique I<text:change text:change-id="ct43470288"/><text:change-start text:change-id="ct43471536"/>dentifier<text:change-end text:change-id="ct43471536"/> shall be considered significant. The most-significant byte shall be transmitted first during communication operations. The most-significant byte shall be written first (left-most in Western format) in any human-readable representation.<text:change-start text:change-id="ct41599664"/> <text:s/>Within the tables below, byte 1 is considered the most-significant byte, while byte 6 is considered the least significant byte.<text:change-end text:change-id="ct41599664"/></text:p>
      <text:p text:style-name="Standard">An OpenLCB <text:change text:change-id="ct43472352"/><text:change-start text:change-id="ct43472544"/>U<text:change-end text:change-id="ct43472544"/>nique I<text:change text:change-id="ct43472736"/><text:change-start text:change-id="ct43471728"/>dentifier<text:change-end text:change-id="ct43471728"/> shall include one or more 1 bits. </text:p>
      <text:p text:style-name="Standard">Every OpenLCB node shall have a <text:change text:change-id="ct41116272"/><text:change-start text:change-id="ct41115600"/>U<text:change-end text:change-id="ct41115600"/>nique <text:change text:change-id="ct43471920"/><text:change-start text:change-id="ct43472112"/>I<text:change-end text:change-id="ct43472112"/>dentifier to use as a <text:change text:change-id="ct41537184"/><text:change-start text:change-id="ct43474336"/>N<text:change-end text:change-id="ct43474336"/>ode <text:change text:change-id="ct43474528"/><text:change-start text:change-id="ct43474720"/>I<text:change-end text:change-id="ct43474720"/>dentifier (<text:change text:change-id="ct43475104"/><text:change-start text:change-id="ct43474912"/>N<text:change-end text:change-id="ct43474912"/>ode ID).</text:p>
      <text:h text:style-name="Heading_20_1" text:outline-level="1">Allocation (Normative)</text:h>
      <text:p text:style-name="Standard">Unique identifiers shall be allocated using one of the mechanisms in this section.<text:change text:change-id="ct41470336"/><text:change-start text:change-id="ct43475296"/> <text:s/><text:change-end text:change-id="ct43475296"/>When additional allocation methods are defined, <text:change text:change-id="ct41115920"/>the <text:change text:change-id="ct41468560"/><text:change-start text:change-id="ct41116800"/>U<text:change-end text:change-id="ct41116800"/>nique I<text:change text:change-id="ct41491120"/><text:change-start text:change-id="ct43475696"/>dentifier<text:change-end text:change-id="ct43475696"/>s defined by those additional methods shall only provide allocation ranges that do no overlap with existing allocation ranges.<text:change text:change-id="ct42082400"/><text:change text:change-id="ct41493104"/><text:change-start text:change-id="ct41493376"/> <text:s/>Ranges that are not explicitly allocated are reserved for future use<text:change-end text:change-id="ct41493376"/><text:change-start text:change-id="ct41470032"/> unless otherwise noted within this document.<text:change-end text:change-id="ct41470032"/></text:p>
      <text:h text:style-name="Heading_20_2" text:outline-level="2"><text:change-start text:change-id="ct42082592"/><text:soft-page-break/>Overview</text:h>
      <text:p text:style-name="Standard"><text:change-end text:change-id="ct42082592"/><text:change-start text:change-id="ct43476704"/>Unique Identifiers are allocated <text:change-end text:change-id="ct43476704"/><text:change-start text:change-id="ct43477120"/>in groups starting with the most significant byte as the macro group <text:change-end text:change-id="ct43477120"/><text:change-start text:change-id="ct43476896"/>assignment.<text:change-end text:change-id="ct43476896"/></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5"><text:change-start text:change-id="ct43478224"/>Byte 1<text:change-end text:change-id="ct43478224"/></text:p>
          </table:table-cell>
          <table:table-cell table:style-name="Table14.A1" office:value-type="string">
            <text:p text:style-name="P15"><text:change-start text:change-id="ct43478032"/>Byte 2<text:change-end text:change-id="ct43478032"/></text:p>
          </table:table-cell>
          <table:table-cell table:style-name="Table14.A1" office:value-type="string">
            <text:p text:style-name="P15"><text:change-start text:change-id="ct43478416"/>Byte 3<text:change-end text:change-id="ct43478416"/></text:p>
          </table:table-cell>
          <table:table-cell table:style-name="Table14.A1" office:value-type="string">
            <text:p text:style-name="P15"><text:change-start text:change-id="ct43478608"/>Byte 4<text:change-end text:change-id="ct43478608"/></text:p>
          </table:table-cell>
          <table:table-cell table:style-name="Table14.A1" office:value-type="string">
            <text:p text:style-name="P15"><text:change-start text:change-id="ct42091552"/>Byte 5<text:change-end text:change-id="ct42091552"/></text:p>
          </table:table-cell>
          <table:table-cell table:style-name="Table14.A1" office:value-type="string">
            <text:p text:style-name="P15"><text:change-start text:change-id="ct43478800"/>Byte 6<text:change-end text:change-id="ct43478800"/></text:p>
          </table:table-cell>
          <table:table-cell table:style-name="Table14.A1" office:value-type="string">
            <text:p text:style-name="P15"><text:change-start text:change-id="ct42092384"/>Organization<text:change-end text:change-id="ct42092384"/></text:p>
          </table:table-cell>
          <table:table-cell table:style-name="Table14.H1" office:value-type="string">
            <text:p text:style-name="P15"><text:change-start text:change-id="ct42092816"/>Comment<text:change-end text:change-id="ct42092816"/></text:p>
          </table:table-cell>
        </table:table-row>
        <table:table-row>
          <table:table-cell table:style-name="Table14.C11" office:value-type="string">
            <text:p text:style-name="P2"><text:change-start text:change-id="ct42093184"/>00<text:change-end text:change-id="ct42093184"/></text:p>
          </table:table-cell>
          <table:table-cell table:style-name="Table14.B11" office:value-type="string">
            <text:p text:style-name="P2"><text:change-start text:change-id="ct43479264"/>*<text:change-end text:change-id="ct43479264"/></text:p>
          </table:table-cell>
          <table:table-cell table:style-name="Table14.C11" office:value-type="string">
            <text:p text:style-name="P2"><text:change-start text:change-id="ct43479536"/>*<text:change-end text:change-id="ct43479536"/></text:p>
          </table:table-cell>
          <table:table-cell table:style-name="Table14.D11" office:value-type="string">
            <text:p text:style-name="P2"><text:change-start text:change-id="ct43479728"/>*<text:change-end text:change-id="ct43479728"/></text:p>
          </table:table-cell>
          <table:table-cell table:style-name="Table14.F11" office:value-type="string">
            <text:p text:style-name="P2"><text:change-start text:change-id="ct43479920"/>*<text:change-end text:change-id="ct43479920"/></text:p>
          </table:table-cell>
          <table:table-cell table:style-name="Table14.F11" office:value-type="string">
            <text:p text:style-name="P2"><text:change-start text:change-id="ct43473808"/>*<text:change-end text:change-id="ct43473808"/></text:p>
          </table:table-cell>
          <table:table-cell table:style-name="Table14.G11" office:value-type="string">
            <text:p text:style-name="P2"><text:change-start text:change-id="ct42011168"/>OpenLCB<text:change-end text:change-id="ct42011168"/></text:p>
          </table:table-cell>
          <table:table-cell table:style-name="Table14.H11" office:value-type="string">
            <text:p text:style-name="P3"><text:change-start text:change-id="ct43474080"/>Reserved, leading zero indicates uninitialized or non-standard Node ID<text:change-end text:change-id="ct43474080"/></text:p>
          </table:table-cell>
        </table:table-row>
        <table:table-row>
          <table:table-cell table:style-name="Table14.C11" office:value-type="string">
            <text:p text:style-name="P2"><text:change-start text:change-id="ct43482016"/>01<text:change-end text:change-id="ct43482016"/></text:p>
          </table:table-cell>
          <table:table-cell table:style-name="Table14.B11" office:value-type="string">
            <text:p text:style-name="P2"><text:change-start text:change-id="ct43482208"/>*<text:change-end text:change-id="ct43482208"/></text:p>
          </table:table-cell>
          <table:table-cell table:style-name="Table14.C11" office:value-type="string">
            <text:p text:style-name="P2"><text:change-start text:change-id="ct43482400"/>*<text:change-end text:change-id="ct43482400"/></text:p>
          </table:table-cell>
          <table:table-cell table:style-name="Table14.D11" office:value-type="string">
            <text:p text:style-name="P2"><text:change-start text:change-id="ct43482592"/>*<text:change-end text:change-id="ct43482592"/></text:p>
          </table:table-cell>
          <table:table-cell table:style-name="Table14.F11" office:value-type="string">
            <text:p text:style-name="P2"><text:change-start text:change-id="ct42013312"/>*<text:change-end text:change-id="ct42013312"/></text:p>
          </table:table-cell>
          <table:table-cell table:style-name="Table14.F11" office:value-type="string">
            <text:p text:style-name="P2"><text:change-start text:change-id="ct42013680"/>*<text:change-end text:change-id="ct42013680"/></text:p>
          </table:table-cell>
          <table:table-cell table:style-name="Table14.G11" office:value-type="string">
            <text:p text:style-name="P2"><text:change-start text:change-id="ct42014112"/>OpenLCB<text:change-end text:change-id="ct42014112"/></text:p>
          </table:table-cell>
          <table:table-cell table:style-name="Table14.H11" office:value-type="string">
            <text:p text:style-name="P3"><text:change-start text:change-id="ct43482784"/>Reserved for well-known global identifiers<text:change-end text:change-id="ct43482784"/></text:p>
          </table:table-cell>
        </table:table-row>
        <table:table-row>
          <table:table-cell table:style-name="Table14.C11" office:value-type="string">
            <text:p text:style-name="P2"><text:change-start text:change-id="ct43483632"/>0<text:change-end text:change-id="ct43483632"/><text:change-start text:change-id="ct43483824"/>2<text:change-end text:change-id="ct43483824"/></text:p>
          </table:table-cell>
          <table:table-cell table:style-name="Table14.B11" office:value-type="string">
            <text:p text:style-name="P2"><text:change-start text:change-id="ct43484016"/>*<text:change-end text:change-id="ct43484016"/></text:p>
          </table:table-cell>
          <table:table-cell table:style-name="Table14.C11" office:value-type="string">
            <text:p text:style-name="P2"><text:change-start text:change-id="ct43484208"/>*<text:change-end text:change-id="ct43484208"/></text:p>
          </table:table-cell>
          <table:table-cell table:style-name="Table14.D11" office:value-type="string">
            <text:p text:style-name="P2"><text:change-start text:change-id="ct41514176"/>*<text:change-end text:change-id="ct41514176"/></text:p>
          </table:table-cell>
          <table:table-cell table:style-name="Table14.F11" office:value-type="string">
            <text:p text:style-name="P2"><text:change-start text:change-id="ct42011536"/>*<text:change-end text:change-id="ct42011536"/></text:p>
          </table:table-cell>
          <table:table-cell table:style-name="Table14.F11" office:value-type="string">
            <text:p text:style-name="P2"><text:change-start text:change-id="ct42094960"/>*<text:change-end text:change-id="ct42094960"/></text:p>
          </table:table-cell>
          <table:table-cell table:style-name="Table14.G11" office:value-type="string">
            <text:p text:style-name="P2"><text:change-start text:change-id="ct41513744"/>OpenLCB<text:change-end text:change-id="ct41513744"/></text:p>
          </table:table-cell>
          <table:table-cell table:style-name="Table14.H11" office:value-type="string">
            <text:p text:style-name="P3"><text:change-start text:change-id="ct43484512"/>Manufacturer Specific Assignments<text:change-end text:change-id="ct43484512"/></text:p>
          </table:table-cell>
        </table:table-row>
        <table:table-row>
          <table:table-cell table:style-name="Table14.C11" office:value-type="string">
            <text:p text:style-name="P2"><text:change-start text:change-id="ct43485424"/>0<text:change-end text:change-id="ct43485424"/><text:change-start text:change-id="ct43485696"/>3<text:change-end text:change-id="ct43485696"/></text:p>
          </table:table-cell>
          <table:table-cell table:style-name="Table14.B11" office:value-type="string">
            <text:p text:style-name="P2"><text:change-start text:change-id="ct43485056"/>*<text:change-end text:change-id="ct43485056"/></text:p>
          </table:table-cell>
          <table:table-cell table:style-name="Table14.C11" office:value-type="string">
            <text:p text:style-name="P2"><text:change-start text:change-id="ct43485888"/>*<text:change-end text:change-id="ct43485888"/></text:p>
          </table:table-cell>
          <table:table-cell table:style-name="Table14.D11" office:value-type="string">
            <text:p text:style-name="P2"><text:change-start text:change-id="ct41515584"/>*<text:change-end text:change-id="ct41515584"/></text:p>
          </table:table-cell>
          <table:table-cell table:style-name="Table14.F11" office:value-type="string">
            <text:p text:style-name="P2"><text:change-start text:change-id="ct41514480"/>*<text:change-end text:change-id="ct41514480"/></text:p>
          </table:table-cell>
          <table:table-cell table:style-name="Table14.F11" office:value-type="string">
            <text:p text:style-name="P2"><text:change-start text:change-id="ct41666880"/>*<text:change-end text:change-id="ct41666880"/></text:p>
          </table:table-cell>
          <table:table-cell table:style-name="Table14.G11" office:value-type="string">
            <text:p text:style-name="P2"><text:change-start text:change-id="ct41666512"/>OpenLCB<text:change-end text:change-id="ct41666512"/></text:p>
          </table:table-cell>
          <table:table-cell table:style-name="Table14.H11" office:value-type="string">
            <text:p text:style-name="P3"><text:change-start text:change-id="ct43486144"/>Self<text:change-end text:change-id="ct43486144"/><text:change-start text:change-id="ct43486480"/>-assigning groups space<text:change-end text:change-id="ct43486480"/></text:p>
          </table:table-cell>
        </table:table-row>
        <table:table-row>
          <table:table-cell table:style-name="Table14.C11" office:value-type="string">
            <text:p text:style-name="P2"><text:change-start text:change-id="ct43487328"/>0<text:change-end text:change-id="ct43487328"/><text:change-start text:change-id="ct43487520"/>4<text:change-end text:change-id="ct43487520"/></text:p>
          </table:table-cell>
          <table:table-cell table:style-name="Table14.B11" office:value-type="string">
            <text:p text:style-name="P2"><text:change-start text:change-id="ct43487024"/>*<text:change-end text:change-id="ct43487024"/></text:p>
          </table:table-cell>
          <table:table-cell table:style-name="Table14.C11" office:value-type="string">
            <text:p text:style-name="P2"><text:change-start text:change-id="ct43487712"/>*<text:change-end text:change-id="ct43487712"/></text:p>
          </table:table-cell>
          <table:table-cell table:style-name="Table14.D11" office:value-type="string">
            <text:p text:style-name="P2"><text:change-start text:change-id="ct43487904"/>*<text:change-end text:change-id="ct43487904"/></text:p>
          </table:table-cell>
          <table:table-cell table:style-name="Table14.F11" office:value-type="string">
            <text:p text:style-name="P2"><text:change-start text:change-id="ct41473312"/>*<text:change-end text:change-id="ct41473312"/></text:p>
          </table:table-cell>
          <table:table-cell table:style-name="Table14.F11" office:value-type="string">
            <text:p text:style-name="P2"><text:change-start text:change-id="ct41668416"/>*<text:change-end text:change-id="ct41668416"/></text:p>
          </table:table-cell>
          <table:table-cell table:style-name="Table14.G11" office:value-type="string">
            <text:p text:style-name="P2"><text:change-start text:change-id="ct43488096"/>OpenLCB<text:change-end text:change-id="ct43488096"/></text:p>
          </table:table-cell>
          <table:table-cell table:style-name="Table14.H11" office:value-type="string">
            <text:p text:style-name="P3"><text:change-start text:change-id="ct43488288"/>Individual Unique Identifiers allocated by automatic requests<text:change-end text:change-id="ct43488288"/></text:p>
          </table:table-cell>
        </table:table-row>
        <table:table-row>
          <table:table-cell table:style-name="Table14.C11" office:value-type="string">
            <text:p text:style-name="P2"><text:change-start text:change-id="ct43488832"/>05<text:change-end text:change-id="ct43488832"/></text:p>
          </table:table-cell>
          <table:table-cell table:style-name="Table14.B11" office:value-type="string">
            <text:p text:style-name="P2"><text:change-start text:change-id="ct43489024"/>*<text:change-end text:change-id="ct43489024"/></text:p>
          </table:table-cell>
          <table:table-cell table:style-name="Table14.C11" office:value-type="string">
            <text:p text:style-name="P2"><text:change-start text:change-id="ct43489216"/>*<text:change-end text:change-id="ct43489216"/></text:p>
          </table:table-cell>
          <table:table-cell table:style-name="Table14.D11" office:value-type="string">
            <text:p text:style-name="P2"><text:change-start text:change-id="ct43489408"/>*<text:change-end text:change-id="ct43489408"/></text:p>
          </table:table-cell>
          <table:table-cell table:style-name="Table14.F11" office:value-type="string">
            <text:p text:style-name="P2"><text:change-start text:change-id="ct43488480"/>*<text:change-end text:change-id="ct43488480"/></text:p>
          </table:table-cell>
          <table:table-cell table:style-name="Table14.F11" office:value-type="string">
            <text:p text:style-name="P2"><text:change-start text:change-id="ct43489744"/>*<text:change-end text:change-id="ct43489744"/></text:p>
          </table:table-cell>
          <table:table-cell table:style-name="Table14.G11" office:value-type="string">
            <text:p text:style-name="P2"><text:change-start text:change-id="ct41474480"/>OpenLCB<text:change-end text:change-id="ct41474480"/></text:p>
          </table:table-cell>
          <table:table-cell table:style-name="Table14.H11" office:value-type="string">
            <text:p text:style-name="P3"><text:change-start text:change-id="ct43489936"/>Specifically assigned ranges<text:change-end text:change-id="ct43489936"/></text:p>
          </table:table-cell>
        </table:table-row>
        <table:table-row>
          <table:table-cell table:style-name="Table14.C11" office:value-type="string">
            <text:p text:style-name="P2"><text:change-start text:change-id="ct43490816"/>06<text:change-end text:change-id="ct43490816"/></text:p>
          </table:table-cell>
          <table:table-cell table:style-name="Table14.B11" office:value-type="string">
            <text:p text:style-name="P2"><text:change-start text:change-id="ct43491008"/>*<text:change-end text:change-id="ct43491008"/></text:p>
          </table:table-cell>
          <table:table-cell table:style-name="Table14.C11" office:value-type="string">
            <text:p text:style-name="P2"><text:change-start text:change-id="ct43491200"/>*<text:change-end text:change-id="ct43491200"/></text:p>
          </table:table-cell>
          <table:table-cell table:style-name="Table14.D11" office:value-type="string">
            <text:p text:style-name="P2"><text:change-start text:change-id="ct43082448"/>*<text:change-end text:change-id="ct43082448"/></text:p>
          </table:table-cell>
          <table:table-cell table:style-name="Table14.F11" office:value-type="string">
            <text:p text:style-name="P2"><text:change-start text:change-id="ct43492304"/>*<text:change-end text:change-id="ct43492304"/></text:p>
          </table:table-cell>
          <table:table-cell table:style-name="Table14.F11" office:value-type="string">
            <text:p text:style-name="P2"><text:change-start text:change-id="ct43490352"/>*<text:change-end text:change-id="ct43490352"/></text:p>
          </table:table-cell>
          <table:table-cell table:style-name="Table14.G11" office:value-type="string">
            <text:p text:style-name="P2"><text:change-start text:change-id="ct43491392"/>OpenLCB<text:change-end text:change-id="ct43491392"/></text:p>
          </table:table-cell>
          <table:table-cell table:style-name="Table14.H11" office:value-type="string">
            <text:p text:style-name="P3"><text:change-start text:change-id="ct43491856"/>Locomotive control systems (deprecated, <text:change-end text:change-id="ct43491856"/><text:change-start text:change-id="ct43083552"/>may<text:change-end text:change-id="ct43083552"/><text:change-start text:change-id="ct43492720"/> be reassigned in the future)<text:change-end text:change-id="ct43492720"/></text:p>
          </table:table-cell>
        </table:table-row>
        <table:table-row>
          <table:table-cell table:style-name="Table14.C11" office:value-type="string">
            <text:p text:style-name="P2"><text:change-start text:change-id="ct42051136"/>07<text:change-end text:change-id="ct42051136"/></text:p>
          </table:table-cell>
          <table:table-cell table:style-name="Table14.B11" office:value-type="string">
            <text:p text:style-name="P2"><text:change-start text:change-id="ct43492912"/>*<text:change-end text:change-id="ct43492912"/></text:p>
          </table:table-cell>
          <table:table-cell table:style-name="Table14.C11" office:value-type="string">
            <text:p text:style-name="P2"><text:change-start text:change-id="ct43493104"/>*<text:change-end text:change-id="ct43493104"/></text:p>
          </table:table-cell>
          <table:table-cell table:style-name="Table14.D11" office:value-type="string">
            <text:p text:style-name="P2"><text:change-start text:change-id="ct42052240"/>*<text:change-end text:change-id="ct42052240"/></text:p>
          </table:table-cell>
          <table:table-cell table:style-name="Table14.F11" office:value-type="string">
            <text:p text:style-name="P2"><text:change-start text:change-id="ct42052608"/>*<text:change-end text:change-id="ct42052608"/></text:p>
          </table:table-cell>
          <table:table-cell table:style-name="Table14.F11" office:value-type="string">
            <text:p text:style-name="P2"><text:change-start text:change-id="ct43480320"/>*<text:change-end text:change-id="ct43480320"/></text:p>
          </table:table-cell>
          <table:table-cell table:style-name="Table14.G11" office:value-type="string">
            <text:p text:style-name="P2"><text:change-start text:change-id="ct43494032"/>OpenLCB<text:change-end text:change-id="ct43494032"/></text:p>
          </table:table-cell>
          <table:table-cell table:style-name="Table14.H11" office:value-type="string">
            <text:p text:style-name="P3"><text:change-start text:change-id="ct43480768"/>(tentative) RFID and NFC messages as events<text:change-end text:change-id="ct43480768"/></text:p>
          </table:table-cell>
        </table:table-row>
        <table:table-row>
          <table:table-cell table:style-name="Table14.C11" office:value-type="string">
            <text:p text:style-name="P2"><text:change-start text:change-id="ct43496688"/>08<text:change-end text:change-id="ct43496688"/></text:p>
          </table:table-cell>
          <table:table-cell table:style-name="Table14.B11" office:value-type="string">
            <text:p text:style-name="P2"><text:change-start text:change-id="ct42054448"/>*<text:change-end text:change-id="ct42054448"/></text:p>
          </table:table-cell>
          <table:table-cell table:style-name="Table14.C11" office:value-type="string">
            <text:p text:style-name="P2"><text:change-start text:change-id="ct43493792"/>*<text:change-end text:change-id="ct43493792"/></text:p>
          </table:table-cell>
          <table:table-cell table:style-name="Table14.D11" office:value-type="string">
            <text:p text:style-name="P2"><text:change-start text:change-id="ct42054880"/>*<text:change-end text:change-id="ct42054880"/></text:p>
          </table:table-cell>
          <table:table-cell table:style-name="Table14.F11" office:value-type="string">
            <text:p text:style-name="P2"><text:change-start text:change-id="ct41653040"/>*<text:change-end text:change-id="ct41653040"/></text:p>
          </table:table-cell>
          <table:table-cell table:style-name="Table14.F11" office:value-type="string">
            <text:p text:style-name="P2"><text:change-start text:change-id="ct42053712"/>*<text:change-end text:change-id="ct42053712"/></text:p>
          </table:table-cell>
          <table:table-cell table:style-name="Table14.G11" office:value-type="string">
            <text:p text:style-name="P2"><text:change-start text:change-id="ct42052976"/>OpenLCB<text:change-end text:change-id="ct42052976"/></text:p>
          </table:table-cell>
          <table:table-cell table:style-name="Table14.H11" office:value-type="string">
            <text:p text:style-name="P3"><text:change-start text:change-id="ct41654512"/>Temporary individually Unique Identifiers leased by <text:change-end text:change-id="ct41654512"/><text:change-start text:change-id="ct43496880"/>automatic requests<text:change-end text:change-id="ct43496880"/></text:p>
          </table:table-cell>
        </table:table-row>
        <table:table-row>
          <table:table-cell table:style-name="Table14.C11" office:value-type="string">
            <text:p text:style-name="P2"><text:change-start text:change-id="ct43497344"/>FF<text:change-end text:change-id="ct43497344"/></text:p>
          </table:table-cell>
          <table:table-cell table:style-name="Table14.B11" office:value-type="string">
            <text:p text:style-name="P2"><text:change-start text:change-id="ct43497680"/>*<text:change-end text:change-id="ct43497680"/></text:p>
          </table:table-cell>
          <table:table-cell table:style-name="Table14.C11" office:value-type="string">
            <text:p text:style-name="P2"><text:change-start text:change-id="ct43497872"/>*<text:change-end text:change-id="ct43497872"/></text:p>
          </table:table-cell>
          <table:table-cell table:style-name="Table14.D11" office:value-type="string">
            <text:p text:style-name="P2"><text:change-start text:change-id="ct41655248"/>*<text:change-end text:change-id="ct41655248"/></text:p>
          </table:table-cell>
          <table:table-cell table:style-name="Table14.F11" office:value-type="string">
            <text:p text:style-name="P2"><text:change-start text:change-id="ct41656720"/>*<text:change-end text:change-id="ct41656720"/></text:p>
          </table:table-cell>
          <table:table-cell table:style-name="Table14.F11" office:value-type="string">
            <text:p text:style-name="P2"><text:change-start text:change-id="ct43498064"/>*<text:change-end text:change-id="ct43498064"/></text:p>
          </table:table-cell>
          <table:table-cell table:style-name="Table14.G11" office:value-type="string">
            <text:p text:style-name="P2"><text:change-start text:change-id="ct41656352"/>OpenLCB<text:change-end text:change-id="ct41656352"/></text:p>
          </table:table-cell>
          <table:table-cell table:style-name="Table14.H11" office:value-type="string">
            <text:p text:style-name="P3"><text:change-start text:change-id="ct43498400"/>Reserved, indicates an error (example: <text:s/>reset non-volatile memory)<text:change-end text:change-id="ct43498400"/></text:p>
          </table:table-cell>
        </table:table-row>
      </table:table>
      <text:p text:style-name="Standard"><text:change-start text:change-id="ct43490544"/></text:p>
      <text:h text:style-name="Heading_20_2" text:outline-level="2"><text:change-end text:change-id="ct43490544"/><text:change-start text:change-id="ct43501344"/>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15">Byte 1</text:p>
            </table:table-cell>
            <table:table-cell table:style-name="Table15.A1" office:value-type="string">
              <text:p text:style-name="P15">Byte 2</text:p>
            </table:table-cell>
            <table:table-cell table:style-name="Table15.A1" office:value-type="string">
              <text:p text:style-name="P15">Byte 3</text:p>
            </table:table-cell>
            <table:table-cell table:style-name="Table15.A1" office:value-type="string">
              <text:p text:style-name="P15">Byte 4</text:p>
            </table:table-cell>
            <table:table-cell table:style-name="Table15.A1" office:value-type="string">
              <text:p text:style-name="P15">Byte 5</text:p>
            </table:table-cell>
            <table:table-cell table:style-name="Table15.A1" office:value-type="string">
              <text:p text:style-name="P15">Byte 6</text:p>
            </table:table-cell>
            <table:table-cell table:style-name="Table15.A1" office:value-type="string">
              <text:p text:style-name="P15">Organization</text:p>
            </table:table-cell>
            <table:table-cell table:style-name="Table15.H1" office:value-type="string">
              <text:p text:style-name="P15">Comment</text:p>
            </table:table-cell>
          </table:table-row>
        </table:table-header-rows>
        <table:table-row table:style-name="Table15.1">
          <table:table-cell table:style-name="Table15.C2" office:value-type="string">
            <text:p text:style-name="P2">00</text:p>
          </table:table-cell>
          <table:table-cell table:style-name="Table15.B2" office:value-type="string">
            <text:p text:style-name="P2">00</text:p>
          </table:table-cell>
          <table:table-cell table:style-name="Table15.C2" office:value-type="string">
            <text:p text:style-name="P2">00</text:p>
          </table:table-cell>
          <table:table-cell table:style-name="Table15.D2" office:value-type="string">
            <text:p text:style-name="P2">00</text:p>
          </table:table-cell>
          <table:table-cell table:style-name="Table15.F2" office:value-type="string">
            <text:p text:style-name="P2">00</text:p>
          </table:table-cell>
          <table:table-cell table:style-name="Table15.F2" office:value-type="string">
            <text:p text:style-name="P2">00</text:p>
          </table:table-cell>
          <table:table-cell table:style-name="Table15.G2" office:value-type="string">
            <text:p text:style-name="P2">OpenLCB</text:p>
          </table:table-cell>
          <table:table-cell table:style-name="Table15.H2" office:value-type="string">
            <text:p text:style-name="P3">Convenient value for “no valid Node ID assigned”</text:p>
          </table:table-cell>
        </table:table-row>
      </table:table>
      <text:p text:style-name="Standard"/>
      <text:h text:style-name="Heading_20_2" text:outline-level="2"><text:change-end text:change-id="ct43501344"/><text:change-start text:change-id="ct43082160"/>Well-Known Global Identifiers<text:change-end text:change-id="ct43082160"/><text:change-start text:change-id="ct43081408"/></text:h>
      <text:p text:style-name="Standard"><text:change-end text:change-id="ct43081408"/><text:change-start text:change-id="ct41653840"/>OpenLCB defines specific well-known identification numbers and number ranges for specific uses. The details of these ranges are defined in in either the Event Identifiers Standard or another Standard.<text:change-end text:change-id="ct41653840"/></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5"><text:change-start text:change-id="ct42057312"/>Byte 1<text:change-end text:change-id="ct42057312"/></text:p>
          </table:table-cell>
          <table:table-cell table:style-name="Table3.A1" office:value-type="string">
            <text:p text:style-name="P15"><text:change-start text:change-id="ct42058112"/>Byte 2<text:change-end text:change-id="ct42058112"/></text:p>
          </table:table-cell>
          <table:table-cell table:style-name="Table3.A1" office:value-type="string">
            <text:p text:style-name="P15"><text:change-start text:change-id="ct42058416"/>Byte 3<text:change-end text:change-id="ct42058416"/></text:p>
          </table:table-cell>
          <table:table-cell table:style-name="Table3.A1" office:value-type="string">
            <text:p text:style-name="P15"><text:change-start text:change-id="ct43503936"/>Byte 4<text:change-end text:change-id="ct43503936"/></text:p>
          </table:table-cell>
          <table:table-cell table:style-name="Table3.A1" office:value-type="string">
            <text:p text:style-name="P15"><text:change-start text:change-id="ct43504128"/>Byte 5<text:change-end text:change-id="ct43504128"/></text:p>
          </table:table-cell>
          <table:table-cell table:style-name="Table3.A1" office:value-type="string">
            <text:p text:style-name="P15"><text:change-start text:change-id="ct42059520"/>Byte 6<text:change-end text:change-id="ct42059520"/></text:p>
          </table:table-cell>
          <table:table-cell table:style-name="Table3.A1" office:value-type="string">
            <text:p text:style-name="P15"><text:change-start text:change-id="ct42059152"/>Organization<text:change-end text:change-id="ct42059152"/></text:p>
          </table:table-cell>
          <table:table-cell table:style-name="Table3.H1" office:value-type="string">
            <text:p text:style-name="P15"><text:change-start text:change-id="ct43477568"/>Comment<text:change-end text:change-id="ct43477568"/></text:p>
          </table:table-cell>
        </table:table-row>
        <table:table-row>
          <table:table-cell table:style-name="Table3.C8" office:value-type="string">
            <text:p text:style-name="P2"><text:change-start text:change-id="ct43477840"/>01<text:change-end text:change-id="ct43477840"/></text:p>
          </table:table-cell>
          <table:table-cell table:style-name="Table3.B8" office:value-type="string">
            <text:p text:style-name="P2"><text:change-start text:change-id="ct42060320"/>01<text:change-end text:change-id="ct42060320"/></text:p>
          </table:table-cell>
          <table:table-cell table:style-name="Table3.C8" office:value-type="string">
            <text:p text:style-name="P2"><text:change-start text:change-id="ct41908528"/>00<text:change-end text:change-id="ct41908528"/></text:p>
          </table:table-cell>
          <table:table-cell table:style-name="Table3.D8" office:value-type="string">
            <text:p text:style-name="P2"><text:change-start text:change-id="ct43512816"/>00<text:change-end text:change-id="ct43512816"/></text:p>
          </table:table-cell>
          <table:table-cell table:style-name="Table3.F8" office:value-type="string">
            <text:p text:style-name="P2"><text:change-start text:change-id="ct41910000"/>00<text:change-end text:change-id="ct41910000"/></text:p>
          </table:table-cell>
          <table:table-cell table:style-name="Table3.F8" office:value-type="string">
            <text:p text:style-name="P2"><text:change-start text:change-id="ct43513008"/>00<text:change-end text:change-id="ct43513008"/></text:p>
          </table:table-cell>
          <table:table-cell table:style-name="Table3.G8" office:value-type="string">
            <text:p text:style-name="P2"><text:change-start text:change-id="ct43513200"/>OpenLCB<text:change-end text:change-id="ct43513200"/></text:p>
          </table:table-cell>
          <table:table-cell table:style-name="Table3.H8" office:value-type="string">
            <text:p text:style-name="P3"><text:change-start text:change-id="ct41911168"/>Reserved for well-known Event Identifiers. <text:s/>See Event Identifiers Standard.<text:change-end text:change-id="ct41911168"/></text:p>
          </table:table-cell>
        </table:table-row>
        <table:table-row>
          <table:table-cell table:style-name="Table3.C8" office:value-type="string">
            <text:p text:style-name="P2"><text:change-start text:change-id="ct43513536"/>01<text:change-end text:change-id="ct43513536"/></text:p>
          </table:table-cell>
          <table:table-cell table:style-name="Table3.B8" office:value-type="string">
            <text:p text:style-name="P2"><text:change-start text:change-id="ct41910368"/>01<text:change-end text:change-id="ct41910368"/></text:p>
          </table:table-cell>
          <table:table-cell table:style-name="Table3.C8" office:value-type="string">
            <text:p text:style-name="P2"><text:change-start text:change-id="ct41911536"/>01<text:change-end text:change-id="ct41911536"/></text:p>
          </table:table-cell>
          <table:table-cell table:style-name="Table3.D8" office:value-type="string">
            <text:p text:style-name="P2"><text:change-start text:change-id="ct43513728"/>00<text:change-end text:change-id="ct43513728"/></text:p>
          </table:table-cell>
          <table:table-cell table:style-name="Table3.E5" table:number-columns-spanned="2" office:value-type="string">
            <text:p text:style-name="P2"><text:change-start text:change-id="ct41913312"/>Node ID<text:change-end text:change-id="ct41913312"/></text:p>
          </table:table-cell>
          <table:covered-table-cell/>
          <table:table-cell table:style-name="Table3.G8" office:value-type="string">
            <text:p text:style-name="P2"><text:change-start text:change-id="ct43513920"/>MERG<text:change-end text:change-id="ct43513920"/></text:p>
          </table:table-cell>
          <table:table-cell table:style-name="Table3.H8" office:value-type="string">
            <text:p text:style-name="P3"><text:change-start text:change-id="ct43514624"/>Reserved for CBUS-defined Event Identifiers (ON state)<text:change-end text:change-id="ct43514624"/><text:change-start text:change-id="ct43515024"/>. <text:s/>See Event Identifiers Standard<text:change-end text:change-id="ct43515024"/><text:change-start text:change-id="ct43514816"/>.<text:change-end text:change-id="ct43514816"/></text:p>
          </table:table-cell>
        </table:table-row>
        <table:table-row>
          <table:table-cell table:style-name="Table3.C8" office:value-type="string">
            <text:p text:style-name="P2"><text:change-start text:change-id="ct41954128"/>01<text:change-end text:change-id="ct41954128"/></text:p>
          </table:table-cell>
          <table:table-cell table:style-name="Table3.B8" office:value-type="string">
            <text:p text:style-name="P2"><text:change-start text:change-id="ct41913008"/>01<text:change-end text:change-id="ct41913008"/></text:p>
          </table:table-cell>
          <table:table-cell table:style-name="Table3.C8" office:value-type="string">
            <text:p text:style-name="P2"><text:change-start text:change-id="ct43515488"/>01<text:change-end text:change-id="ct43515488"/></text:p>
          </table:table-cell>
          <table:table-cell table:style-name="Table3.D8" office:value-type="string">
            <text:p text:style-name="P2"><text:change-start text:change-id="ct41954496"/>01<text:change-end text:change-id="ct41954496"/></text:p>
          </table:table-cell>
          <table:table-cell table:style-name="Table3.E5" table:number-columns-spanned="2" office:value-type="string">
            <text:p text:style-name="P2"><text:change-start text:change-id="ct41955664"/>Node ID<text:change-end text:change-id="ct41955664"/></text:p>
          </table:table-cell>
          <table:covered-table-cell/>
          <table:table-cell table:style-name="Table3.G8" office:value-type="string">
            <text:p text:style-name="P2"><text:change-start text:change-id="ct43515680"/>MERG<text:change-end text:change-id="ct43515680"/></text:p>
          </table:table-cell>
          <table:table-cell table:style-name="Table3.H8" office:value-type="string">
            <text:p text:style-name="P3"><text:change-start text:change-id="ct43515872"/>Reserved for CBUS-defined Event Identifiers (OFF state). <text:s/>See Event Identifiers Standard.<text:change-end text:change-id="ct43515872"/></text:p>
          </table:table-cell>
        </table:table-row>
        <table:table-row>
          <table:table-cell table:style-name="Table3.C8" office:value-type="string">
            <text:p text:style-name="P2"><text:change-start text:change-id="ct43516720"/>01<text:change-end text:change-id="ct43516720"/></text:p>
          </table:table-cell>
          <table:table-cell table:style-name="Table3.B8" office:value-type="string">
            <text:p text:style-name="P2"><text:change-start text:change-id="ct43516912"/>01<text:change-end text:change-id="ct43516912"/></text:p>
          </table:table-cell>
          <table:table-cell table:style-name="Table3.C8" office:value-type="string">
            <text:p text:style-name="P2"><text:change-start text:change-id="ct43517104"/>01<text:change-end text:change-id="ct43517104"/></text:p>
          </table:table-cell>
          <table:table-cell table:style-name="Table3.D8" office:value-type="string">
            <text:p text:style-name="P2"><text:change-start text:change-id="ct41911904"/>*<text:change-end text:change-id="ct41911904"/></text:p>
          </table:table-cell>
          <table:table-cell table:style-name="Table3.E5" table:number-columns-spanned="2" office:value-type="string">
            <text:p text:style-name="P2"><text:change-start text:change-id="ct41953824"/>Node ID<text:change-end text:change-id="ct41953824"/></text:p>
          </table:table-cell>
          <table:covered-table-cell/>
          <table:table-cell table:style-name="Table3.G8" office:value-type="string">
            <text:p text:style-name="P2"><text:change-start text:change-id="ct41957136"/>MERG<text:change-end text:change-id="ct41957136"/></text:p>
          </table:table-cell>
          <table:table-cell table:style-name="Table3.H8" office:value-type="string">
            <text:p text:style-name="P3"><text:change-start text:change-id="ct41958544"/>Reserved for CBUS-defined future expansion.<text:change-end text:change-id="ct41958544"/></text:p>
          </table:table-cell>
        </table:table-row>
        <table:table-row>
          <table:table-cell table:style-name="Table3.C8" office:value-type="string">
            <text:p text:style-name="P2"><text:change-start text:change-id="ct43518144"/>01<text:change-end text:change-id="ct43518144"/></text:p>
          </table:table-cell>
          <table:table-cell table:style-name="Table3.B8" office:value-type="string">
            <text:p text:style-name="P2"><text:change-start text:change-id="ct43518336"/>63<text:change-end text:change-id="ct43518336"/></text:p>
          </table:table-cell>
          <table:table-cell table:style-name="Table3.C8" office:value-type="string">
            <text:p text:style-name="P2"><text:change-start text:change-id="ct43518528"/>*<text:change-end text:change-id="ct43518528"/></text:p>
          </table:table-cell>
          <table:table-cell table:style-name="Table3.D8" office:value-type="string">
            <text:p text:style-name="P2"><text:change-start text:change-id="ct43518720"/>*<text:change-end text:change-id="ct43518720"/></text:p>
          </table:table-cell>
          <table:table-cell table:style-name="Table3.F8" office:value-type="string">
            <text:p text:style-name="P2"><text:change-start text:change-id="ct41895152"/>*<text:change-end text:change-id="ct41895152"/></text:p>
          </table:table-cell>
          <table:table-cell table:style-name="Table3.F8" office:value-type="string">
            <text:p text:style-name="P2"><text:change-start text:change-id="ct43517360"/>*<text:change-end text:change-id="ct43517360"/></text:p>
          </table:table-cell>
          <table:table-cell table:style-name="Table3.G8" office:value-type="string">
            <text:p text:style-name="P2"><text:change-start text:change-id="ct41895552"/>OpenLCB<text:change-end text:change-id="ct41895552"/></text:p>
          </table:table-cell>
          <table:table-cell table:style-name="Table3.H8" office:value-type="string">
            <text:p text:style-name="P3"><text:change-start text:change-id="ct43518912"/>XpressNet translation<text:change-end text:change-id="ct43518912"/></text:p>
          </table:table-cell>
        </table:table-row>
        <table:table-row>
          <table:table-cell table:style-name="Table3.C8" office:value-type="string">
            <text:p text:style-name="P2"><text:change-start text:change-id="ct43520032"/>01<text:change-end text:change-id="ct43520032"/></text:p>
          </table:table-cell>
          <table:table-cell table:style-name="Table3.B8" office:value-type="string">
            <text:p text:style-name="P2"><text:change-start text:change-id="ct43520224"/>81<text:change-end text:change-id="ct43520224"/></text:p>
          </table:table-cell>
          <table:table-cell table:style-name="Table3.C8" office:value-type="string">
            <text:p text:style-name="P2"><text:change-start text:change-id="ct43519760"/>*<text:change-end text:change-id="ct43519760"/></text:p>
          </table:table-cell>
          <table:table-cell table:style-name="Table3.D8" office:value-type="string">
            <text:p text:style-name="P2"><text:change-start text:change-id="ct43520416"/>*<text:change-end text:change-id="ct43520416"/></text:p>
          </table:table-cell>
          <table:table-cell table:style-name="Table3.F8" office:value-type="string">
            <text:p text:style-name="P2"><text:change-start text:change-id="ct43519184"/>*<text:change-end text:change-id="ct43519184"/></text:p>
          </table:table-cell>
          <table:table-cell table:style-name="Table3.F8" office:value-type="string">
            <text:p text:style-name="P2"><text:change-start text:change-id="ct41898096"/>*<text:change-end text:change-id="ct41898096"/></text:p>
          </table:table-cell>
          <table:table-cell table:style-name="Table3.G8" office:value-type="string">
            <text:p text:style-name="P2"><text:change-start text:change-id="ct43520608"/>OpenLCB<text:change-end text:change-id="ct43520608"/></text:p>
          </table:table-cell>
          <table:table-cell table:style-name="Table3.H8" office:value-type="string">
            <text:p text:style-name="P3"><text:change-start text:change-id="ct41538752"/>LocoNet translation<text:change-end text:change-id="ct41538752"/></text:p>
          </table:table-cell>
        </table:table-row>
        <table:table-row>
          <table:table-cell table:style-name="Table3.C8" office:value-type="string">
            <text:p text:style-name="P2"><text:change-start text:change-id="ct43522112"/>01<text:change-end text:change-id="ct43522112"/></text:p>
          </table:table-cell>
          <table:table-cell table:style-name="Table3.B8" office:value-type="string">
            <text:p text:style-name="P2"><text:change-start text:change-id="ct43522304"/>EE<text:change-end text:change-id="ct43522304"/></text:p>
          </table:table-cell>
          <table:table-cell table:style-name="Table3.C8" office:value-type="string">
            <text:p text:style-name="P2"><text:change-start text:change-id="ct43521888"/>*<text:change-end text:change-id="ct43521888"/></text:p>
          </table:table-cell>
          <table:table-cell table:style-name="Table3.D8" office:value-type="string">
            <text:p text:style-name="P2"><text:change-start text:change-id="ct41540224"/>*<text:change-end text:change-id="ct41540224"/></text:p>
          </table:table-cell>
          <table:table-cell table:style-name="Table3.F8" office:value-type="string">
            <text:p text:style-name="P2"><text:change-start text:change-id="ct41539424"/>*<text:change-end text:change-id="ct41539424"/></text:p>
          </table:table-cell>
          <table:table-cell table:style-name="Table3.F8" office:value-type="string">
            <text:p text:style-name="P2"><text:change-start text:change-id="ct43522720"/>*<text:change-end text:change-id="ct43522720"/></text:p>
          </table:table-cell>
          <table:table-cell table:style-name="Table3.G8" office:value-type="string">
            <text:p text:style-name="P2"><text:change-start text:change-id="ct43522912"/>OpenLCB<text:change-end text:change-id="ct43522912"/></text:p>
          </table:table-cell>
          <table:table-cell table:style-name="Table3.H8" office:value-type="string">
            <text:p text:style-name="P3"><text:change-start text:change-id="ct41541696"/>DCC Translation<text:change-end text:change-id="ct41541696"/></text:p>
          </table:table-cell>
        </table:table-row>
      </table:table>
      <text:p text:style-name="Standard"><text:change-start text:change-id="ct43521520"/></text:p>
      <text:h text:style-name="Heading_20_2" text:outline-level="2"><text:change-end text:change-id="ct43521520"/><text:change text:change-id="ct41894416"/><text:change-start text:change-id="ct43494368"/>Manufacture Specific<text:change-end text:change-id="ct43494368"/></text:h>
      <text:p text:style-name="Standard"><text:change text:change-id="ct41543472"/><text:change text:change-id="ct41912640"/><text:change-start text:change-id="ct41894784"/>Manufacturers shall ensure uniqueness for identifiers they assign.<text:change-end text:change-id="ct41894784"/></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5">Byte 1</text:p>
          </table:table-cell>
          <table:table-cell table:style-name="Table7.A1" office:value-type="string">
            <text:p text:style-name="P15">Byte 2</text:p>
          </table:table-cell>
          <table:table-cell table:style-name="Table7.A1" office:value-type="string">
            <text:p text:style-name="P15">Byte 3</text:p>
          </table:table-cell>
          <table:table-cell table:style-name="Table7.A1" office:value-type="string">
            <text:p text:style-name="P15">Byte 4</text:p>
          </table:table-cell>
          <table:table-cell table:style-name="Table7.A1" office:value-type="string">
            <text:p text:style-name="P15">Byte 5</text:p>
          </table:table-cell>
          <table:table-cell table:style-name="Table7.A1" office:value-type="string">
            <text:p text:style-name="P15">Byte 6</text:p>
          </table:table-cell>
          <table:table-cell table:style-name="Table7.A1" office:value-type="string">
            <text:p text:style-name="P15"><text:change-start text:change-id="ct41542368"/>Organization<text:change-end text:change-id="ct41542368"/></text:p>
          </table:table-cell>
          <table:table-cell table:style-name="Table7.H1" office:value-type="string">
            <text:p text:style-name="P15"><text:change-start text:change-id="ct42064976"/>Comment<text:change-end text:change-id="ct42064976"/></text:p>
          </table:table-cell>
        </table:table-row>
        <table:table-row>
          <table:table-cell table:style-name="Table7.C6" office:value-type="string">
            <text:p text:style-name="P2"><text:change text:change-id="ct41543104"/>02</text:p>
          </table:table-cell>
          <table:table-cell table:style-name="Table7.B6" office:value-type="string">
            <text:p text:style-name="P2"><text:change text:change-id="ct41908896"/>01</text:p>
          </table:table-cell>
          <table:table-cell table:style-name="Table7.C6" office:value-type="string">
            <text:p text:style-name="P2"><text:change text:change-id="ct42066064"/><text:change-start text:change-id="ct42068880"/>DCC <text:change-end text:change-id="ct42068880"/><text:change-start text:change-id="ct43526784"/>ID<text:change-end text:change-id="ct43526784"/></text:p>
          </table:table-cell>
          <table:table-cell table:style-name="Table7.D4" table:number-columns-spanned="3" office:value-type="string">
            <text:p text:style-name="P2">Self-<text:change text:change-id="ct41543664"/><text:change-start text:change-id="ct43527168"/>A<text:change-end text:change-id="ct43527168"/>ssigned</text:p>
          </table:table-cell>
          <table:covered-table-cell/>
          <table:covered-table-cell/>
          <table:table-cell table:style-name="Table7.G6" office:value-type="string">
            <text:p text:style-name="P2"><text:change-start text:change-id="ct43526976"/>DCC <text:change-end text:change-id="ct43526976"/><text:change-start text:change-id="ct43527360"/>Manufacturer<text:change-end text:change-id="ct43527360"/></text:p>
          </table:table-cell>
          <table:table-cell table:style-name="Table7.H6" office:value-type="string">
            <text:p text:style-name="P3"><text:change-start text:change-id="ct42043280"/>Manufactures who have been assigned a <text:change-end text:change-id="ct42043280"/><text:change-start text:change-id="ct43527744"/>DCC Manufacturer ID code may, but are not required to, use this range. <text:s/>These IDs are defined within <text:change-end text:change-id="ct43527744"/><text:change-start text:change-id="ct43528224"/>the <text:change-end text:change-id="ct43528224"/><text:change text:change-id="ct43529040"/><text:change-start text:change-id="ct43528496"/>NMRA standard “S-9.2.2 Appendix A, DCC Manu<text:change-end text:change-id="ct43528496"/><text:change-start text:change-id="ct43529232"/>facture ID Codes”<text:change-end text:change-id="ct43529232"/></text:p>
          </table:table-cell>
        </table:table-row>
        <table:table-row>
          <table:table-cell table:style-name="Table7.C6" office:value-type="string">
            <text:p text:style-name="P2"><text:change-start text:change-id="ct43527552"/>02<text:change-end text:change-id="ct43527552"/></text:p>
          </table:table-cell>
          <table:table-cell table:style-name="Table7.B6" office:value-type="string">
            <text:p text:style-name="P2"><text:change-start text:change-id="ct43529424"/>01<text:change-end text:change-id="ct43529424"/></text:p>
          </table:table-cell>
          <table:table-cell table:style-name="Table7.C6" office:value-type="string">
            <text:p text:style-name="P2"><text:change-start text:change-id="ct42046640"/>0D<text:change-end text:change-id="ct42046640"/></text:p>
          </table:table-cell>
          <table:table-cell table:style-name="Table7.D4" table:number-columns-spanned="3" office:value-type="string">
            <text:p text:style-name="P2"><text:change-start text:change-id="ct42048352"/>Self-Assigned<text:change-end text:change-id="ct42048352"/></text:p>
          </table:table-cell>
          <table:covered-table-cell/>
          <table:covered-table-cell/>
          <table:table-cell table:style-name="Table7.G6" office:value-type="string">
            <text:p text:style-name="P2"><text:change-start text:change-id="ct42047664"/>DIY<text:change-end text:change-id="ct42047664"/></text:p>
          </table:table-cell>
          <table:table-cell table:style-name="Table7.H6" office:value-type="string">
            <text:p text:style-name="P3"><text:change-start text:change-id="ct42045504"/>Do-It-Yourself (shared unmanaged space, not reco<text:change-end text:change-id="ct42045504"/><text:change-start text:change-id="ct42046832"/>mmended for individual use)<text:change-end text:change-id="ct42046832"/></text:p>
          </table:table-cell>
        </table:table-row>
        <table:table-row>
          <table:table-cell table:style-name="Table7.C6" office:value-type="string">
            <text:p text:style-name="P2"><text:change-start text:change-id="ct42043744"/>02<text:change-end text:change-id="ct42043744"/></text:p>
          </table:table-cell>
          <table:table-cell table:style-name="Table7.B6" office:value-type="string">
            <text:p text:style-name="P2"><text:change-start text:change-id="ct41482736"/>01<text:change-end text:change-id="ct41482736"/></text:p>
          </table:table-cell>
          <table:table-cell table:style-name="Table7.C6" office:value-type="string">
            <text:p text:style-name="P2"><text:change-start text:change-id="ct42045968"/>12<text:change-end text:change-id="ct42045968"/></text:p>
          </table:table-cell>
          <table:table-cell table:style-name="Table7.D4" table:number-columns-spanned="3" office:value-type="string">
            <text:p text:style-name="P2"><text:change-start text:change-id="ct42048624"/>Self-Assigned<text:change-end text:change-id="ct42048624"/></text:p>
          </table:table-cell>
          <table:covered-table-cell/>
          <table:covered-table-cell/>
          <table:table-cell table:style-name="Table7.G6" office:value-type="string">
            <text:p text:style-name="P2"><text:change-start text:change-id="ct41483840"/>JMRI<text:change-end text:change-id="ct41483840"/></text:p>
          </table:table-cell>
          <table:table-cell table:style-name="Table7.H6" office:value-type="string">
            <text:p text:style-name="P3"><text:change-start text:change-id="ct41484208"/>JMRI (for use <text:change-end text:change-id="ct41484208"/><text:change-start text:change-id="ct43530064"/>i<text:change-end text:change-id="ct43530064"/><text:change-start text:change-id="ct43530256"/>n software solutions)<text:change-end text:change-id="ct43530256"/></text:p>
          </table:table-cell>
        </table:table-row>
        <table:table-row>
          <table:table-cell table:style-name="Table7.C6" office:value-type="string">
            <text:p text:style-name="P2"><text:change-start text:change-id="ct41484576"/>02<text:change-end text:change-id="ct41484576"/></text:p>
          </table:table-cell>
          <table:table-cell table:style-name="Table7.B6" office:value-type="string">
            <text:p text:style-name="P2"><text:change-start text:change-id="ct41485744"/>01<text:change-end text:change-id="ct41485744"/></text:p>
          </table:table-cell>
          <table:table-cell table:style-name="Table7.C6" office:value-type="string">
            <text:p text:style-name="P2"><text:change-start text:change-id="ct41485312"/>EB<text:change-end text:change-id="ct41485312"/></text:p>
          </table:table-cell>
          <table:table-cell table:style-name="Table7.D6" office:value-type="string">
            <text:p text:style-name="P2"><text:change-start text:change-id="ct43494624"/>*<text:change-end text:change-id="ct43494624"/></text:p>
          </table:table-cell>
          <table:table-cell table:style-name="Table7.E5" table:number-columns-spanned="2" office:value-type="string">
            <text:p text:style-name="P2"><text:change-start text:change-id="ct43494816"/>Node ID<text:change-end text:change-id="ct43494816"/></text:p>
          </table:table-cell>
          <table:covered-table-cell/>
          <table:table-cell table:style-name="Table7.G6" office:value-type="string">
            <text:p text:style-name="P2"><text:change-start text:change-id="ct43495088"/>MERG<text:change-end text:change-id="ct43495088"/></text:p>
          </table:table-cell>
          <table:table-cell table:style-name="Table7.H6" office:value-type="string">
            <text:p text:style-name="P3"><text:change-start text:change-id="ct43495280"/>MERG Node ID translation<text:change-end text:change-id="ct43495280"/></text:p>
          </table:table-cell>
        </table:table-row>
        <table:table-row>
          <table:table-cell table:style-name="Table7.C6" office:value-type="string">
            <text:p text:style-name="P2"><text:change-start text:change-id="ct43495472"/>0<text:change-end text:change-id="ct43495472"/><text:change-start text:change-id="ct43495936"/>2<text:change-end text:change-id="ct43495936"/></text:p>
          </table:table-cell>
          <table:table-cell table:style-name="Table7.B6" office:value-type="string">
            <text:p text:style-name="P2"><text:change-start text:change-id="ct43495664"/>01<text:change-end text:change-id="ct43495664"/></text:p>
          </table:table-cell>
          <table:table-cell table:style-name="Table7.C6" office:value-type="string">
            <text:p text:style-name="P2"><text:change-start text:change-id="ct43496128"/>EE<text:change-end text:change-id="ct43496128"/></text:p>
          </table:table-cell>
          <table:table-cell table:style-name="Table7.D6" office:value-type="string">
            <text:p text:style-name="P2"><text:change-start text:change-id="ct41924976"/>*<text:change-end text:change-id="ct41924976"/></text:p>
          </table:table-cell>
          <table:table-cell table:style-name="Table7.F6" office:value-type="string">
            <text:p text:style-name="P2"><text:change-start text:change-id="ct41488624"/>*<text:change-end text:change-id="ct41488624"/></text:p>
          </table:table-cell>
          <table:table-cell table:style-name="Table7.F6" office:value-type="string">
            <text:p text:style-name="P2"><text:change-start text:change-id="ct41489056"/>*<text:change-end text:change-id="ct41489056"/></text:p>
          </table:table-cell>
          <table:table-cell table:style-name="Table7.G6" office:value-type="string">
            <text:p text:style-name="P2"><text:change-start text:change-id="ct41487152"/>NMRA<text:change-end text:change-id="ct41487152"/></text:p>
          </table:table-cell>
          <table:table-cell table:style-name="Table7.H6" office:value-type="string">
            <text:p text:style-name="P3"><text:change-start text:change-id="ct41487888"/>NMRA Reserved<text:change-end text:change-id="ct41487888"/></text:p>
          </table:table-cell>
        </table:table-row>
      </table:table>
      <text:p text:style-name="Standard"><text:change text:change-id="ct43536976"/></text:p>
      <text:h text:style-name="Heading_20_2" text:outline-level="2"><text:change text:change-id="ct43537168"/><text:change-start text:change-id="ct43537360"/>Self-Assigning Groups<text:change-end text:change-id="ct43537360"/><text:change-start text:change-id="ct41657088"/></text:h>
      <text:p text:style-name="Standard"><text:change-end text:change-id="ct41657088"/><text:change-start text:change-id="ct41925280"/>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change-end text:change-id="ct41925280"/></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5"><text:change-start text:change-id="ct43537696"/>Byte 1<text:change-end text:change-id="ct43537696"/></text:p>
            </table:table-cell>
            <table:table-cell table:style-name="Table16.A1" office:value-type="string">
              <text:p text:style-name="P15"><text:change-start text:change-id="ct41927920"/>Byte 2<text:change-end text:change-id="ct41927920"/></text:p>
            </table:table-cell>
            <table:table-cell table:style-name="Table16.A1" office:value-type="string">
              <text:p text:style-name="P15"><text:change-start text:change-id="ct41927120"/>Byte 3<text:change-end text:change-id="ct41927120"/></text:p>
            </table:table-cell>
            <table:table-cell table:style-name="Table16.A1" office:value-type="string">
              <text:p text:style-name="P15"><text:change-start text:change-id="ct41926016"/>Byte 4<text:change-end text:change-id="ct41926016"/></text:p>
            </table:table-cell>
            <table:table-cell table:style-name="Table16.A1" office:value-type="string">
              <text:p text:style-name="P15"><text:change-start text:change-id="ct43537888"/>Byte 5<text:change-end text:change-id="ct43537888"/></text:p>
            </table:table-cell>
            <table:table-cell table:style-name="Table16.A1" office:value-type="string">
              <text:p text:style-name="P15"><text:change-start text:change-id="ct43539040"/>Byte 6<text:change-end text:change-id="ct43539040"/></text:p>
            </table:table-cell>
            <table:table-cell table:style-name="Table16.A1" office:value-type="string">
              <text:p text:style-name="P15"><text:change-start text:change-id="ct43539232"/>Organization<text:change-end text:change-id="ct43539232"/></text:p>
            </table:table-cell>
            <table:table-cell table:style-name="Table16.H1" office:value-type="string">
              <text:p text:style-name="P15"><text:change-start text:change-id="ct43539424"/>Comment<text:change-end text:change-id="ct43539424"/></text:p>
            </table:table-cell>
          </table:table-row>
        </table:table-header-rows>
        <table:table-row table:style-name="Table16.1">
          <table:table-cell table:style-name="Table16.A4" office:value-type="string">
            <text:p text:style-name="P2"><text:change-start text:change-id="ct43539616"/>03<text:change-end text:change-id="ct43539616"/></text:p>
          </table:table-cell>
          <table:table-cell table:style-name="Table16.B4" office:value-type="string">
            <text:p text:style-name="P2"><text:change-start text:change-id="ct43539808"/>00<text:change-end text:change-id="ct43539808"/></text:p>
          </table:table-cell>
          <table:table-cell table:style-name="Table16.C3" table:number-columns-spanned="3" office:value-type="string">
            <text:p text:style-name="P2"><text:change-start text:change-id="ct43540000"/>Membership Number<text:change-end text:change-id="ct43540000"/></text:p>
          </table:table-cell>
          <table:covered-table-cell/>
          <table:covered-table-cell/>
          <table:table-cell table:style-name="Table16.F3" office:value-type="string">
            <text:p text:style-name="P2"><text:change-start text:change-id="ct41930976"/>*<text:change-end text:change-id="ct41930976"/></text:p>
          </table:table-cell>
          <table:table-cell table:style-name="Table16.G4" office:value-type="string">
            <text:p text:style-name="P2"><text:change-start text:change-id="ct41546960"/>NMRA<text:change-end text:change-id="ct41546960"/></text:p>
          </table:table-cell>
          <table:table-cell table:style-name="Table16.H4" office:value-type="string">
            <text:p text:style-name="P3"><text:change-start text:change-id="ct41930512"/>NMRA members may, but are not required to, use their NMRA membership number to self-assign Unique Identifiers. <text:s/>The least significant byte is self-assigned<text:change-end text:change-id="ct41930512"/><text:change-start text:change-id="ct41546528"/>.<text:change-end text:change-id="ct41546528"/></text:p>
          </table:table-cell>
        </table:table-row>
        <table:table-row table:style-name="Table16.1">
          <table:table-cell table:style-name="Table16.A4" office:value-type="string">
            <text:p text:style-name="P2"><text:change-start text:change-id="ct41928448"/>03<text:change-end text:change-id="ct41928448"/></text:p>
          </table:table-cell>
          <table:table-cell table:style-name="Table16.B4" office:value-type="string">
            <text:p text:style-name="P2"><text:change-start text:change-id="ct41931344"/>04<text:change-end text:change-id="ct41931344"/></text:p>
          </table:table-cell>
          <table:table-cell table:style-name="Table16.C3" table:number-columns-spanned="3" office:value-type="string">
            <text:p text:style-name="P2"><text:change-start text:change-id="ct41931712"/>Membership Number<text:change-end text:change-id="ct41931712"/></text:p>
          </table:table-cell>
          <table:covered-table-cell/>
          <table:covered-table-cell/>
          <table:table-cell table:style-name="Table16.F3" office:value-type="string">
            <text:p text:style-name="P2"><text:change-start text:change-id="ct43540192"/>*<text:change-end text:change-id="ct43540192"/></text:p>
          </table:table-cell>
          <table:table-cell table:style-name="Table16.G4" office:value-type="string">
            <text:p text:style-name="P2"><text:change-start text:change-id="ct43541248"/>MERG<text:change-end text:change-id="ct43541248"/></text:p>
          </table:table-cell>
          <table:table-cell table:style-name="Table16.H4" office:value-type="string">
            <text:p text:style-name="P3"><text:change-start text:change-id="ct41550272"/>MERG members may, but are not required to, use their MERG membership number to self-assign Unique Identifiers. <text:s/>The least significant byte is self-assigned.<text:change-end text:change-id="ct41550272"/></text:p>
          </table:table-cell>
        </table:table-row>
        <table:table-row table:style-name="Table16.1">
          <table:table-cell table:style-name="Table16.A4" office:value-type="string">
            <text:p text:style-name="P2"><text:change-start text:change-id="ct41548368"/>03<text:change-end text:change-id="ct41548368"/></text:p>
          </table:table-cell>
          <table:table-cell table:style-name="Table16.B4" office:value-type="string">
            <text:p text:style-name="P2"><text:change-start text:change-id="ct41548736"/>08<text:change-end text:change-id="ct41548736"/></text:p>
          </table:table-cell>
          <table:table-cell table:style-name="Table16.C4" table:number-columns-spanned="2" office:value-type="string">
            <text:p text:style-name="P2"><text:change-start text:change-id="ct41549840"/>Layout ID<text:change-end text:change-id="ct41549840"/></text:p>
          </table:table-cell>
          <table:covered-table-cell/>
          <table:table-cell table:style-name="Table16.E4" table:number-columns-spanned="2" office:value-type="string">
            <text:p text:style-name="P2"><text:change-start text:change-id="ct41550576"/>Node ID<text:change-end text:change-id="ct41550576"/></text:p>
          </table:table-cell>
          <table:covered-table-cell/>
          <table:table-cell table:style-name="Table16.G4" office:value-type="string">
            <text:p text:style-name="P2"><text:change-start text:change-id="ct41548000"/>MERG<text:change-end text:change-id="ct41548000"/></text:p>
          </table:table-cell>
          <table:table-cell table:style-name="Table16.H4" office:value-type="string">
            <text:p text:style-name="P3"><text:change-start text:change-id="ct43541440"/>CBUS – for mapping existing modules, using the Layout ID defined by CBUS<text:change-end text:change-id="ct43541440"/></text:p>
          </table:table-cell>
        </table:table-row>
      </table:table>
      <text:p text:style-name="Standard"><text:change text:change-id="ct43543808"/><text:soft-page-break/></text:p>
      <text:h text:style-name="Heading_20_2" text:outline-level="2"><text:change text:change-id="ct43481552"/><text:change-start text:change-id="ct41551008"/>A<text:change-end text:change-id="ct41551008"/>ssigned by <text:change text:change-id="ct41925712"/><text:change-start text:change-id="ct41552416"/>S<text:change-end text:change-id="ct41552416"/>oftware at <text:change text:change-id="ct41926384"/><text:change-start text:change-id="ct41552048"/>R<text:change-end text:change-id="ct41552048"/>un<text:change text:change-id="ct41552784"/><text:change text:change-id="ct41553152"/><text:change-start text:change-id="ct43543312"/>t<text:change-end text:change-id="ct43543312"/>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text:change text:change-id="ct41936336"/><text:change text:change-id="ct43541632"/><text:change-start text:change-id="ct41934208"/>designated<text:change-end text:change-id="ct41934208"/> to it.<text:change text:change-id="ct43543504"/></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5"><text:change-start text:change-id="ct43545856"/>Byte 1<text:change-end text:change-id="ct43545856"/></text:p>
          </table:table-cell>
          <table:table-cell table:style-name="Table17.A1" office:value-type="string">
            <text:p text:style-name="P15"><text:change-start text:change-id="ct43546192"/>Byte 2<text:change-end text:change-id="ct43546192"/></text:p>
          </table:table-cell>
          <table:table-cell table:style-name="Table17.A1" office:value-type="string">
            <text:p text:style-name="P15"><text:change-start text:change-id="ct43546384"/>Byte 3<text:change-end text:change-id="ct43546384"/></text:p>
          </table:table-cell>
          <table:table-cell table:style-name="Table17.A1" office:value-type="string">
            <text:p text:style-name="P15"><text:change-start text:change-id="ct43546576"/>Byte 4<text:change-end text:change-id="ct43546576"/></text:p>
          </table:table-cell>
          <table:table-cell table:style-name="Table17.A1" office:value-type="string">
            <text:p text:style-name="P15"><text:change-start text:change-id="ct43546768"/>Byte 5<text:change-end text:change-id="ct43546768"/></text:p>
          </table:table-cell>
          <table:table-cell table:style-name="Table17.A1" office:value-type="string">
            <text:p text:style-name="P15"><text:change-start text:change-id="ct43546960"/>Byte 6<text:change-end text:change-id="ct43546960"/></text:p>
          </table:table-cell>
          <table:table-cell table:style-name="Table17.A1" office:value-type="string">
            <text:p text:style-name="P15"><text:change-start text:change-id="ct43547152"/>Organization<text:change-end text:change-id="ct43547152"/></text:p>
          </table:table-cell>
          <table:table-cell table:style-name="Table17.H1" office:value-type="string">
            <text:p text:style-name="P15"><text:change-start text:change-id="ct43545488"/>Comment<text:change-end text:change-id="ct43545488"/></text:p>
          </table:table-cell>
        </table:table-row>
        <table:table-row>
          <table:table-cell table:style-name="Table17.C3" office:value-type="string">
            <text:p text:style-name="P2"><text:change-start text:change-id="ct41947520"/>0<text:change-end text:change-id="ct41947520"/><text:change-start text:change-id="ct41946528"/>4<text:change-end text:change-id="ct41946528"/></text:p>
          </table:table-cell>
          <table:table-cell table:style-name="Table17.B3" office:value-type="string">
            <text:p text:style-name="P2"><text:change-start text:change-id="ct43547344"/>0<text:change-end text:change-id="ct43547344"/><text:change-start text:change-id="ct43547536"/>0<text:change-end text:change-id="ct43547536"/></text:p>
          </table:table-cell>
          <table:table-cell table:style-name="Table17.C3" office:value-type="string">
            <text:p text:style-name="P2"><text:change-start text:change-id="ct43547728"/>00<text:change-end text:change-id="ct43547728"/></text:p>
          </table:table-cell>
          <table:table-cell table:style-name="Table17.D3" table:number-columns-spanned="3" office:value-type="string">
            <text:p text:style-name="P2"><text:change-start text:change-id="ct43547920"/>Sequentially Assigned Values<text:change-end text:change-id="ct43547920"/></text:p>
          </table:table-cell>
          <table:covered-table-cell/>
          <table:covered-table-cell/>
          <table:table-cell table:style-name="Table17.G3" office:value-type="string">
            <text:p text:style-name="P2"><text:change-start text:change-id="ct43548112"/>OpenLCB<text:change-end text:change-id="ct43548112"/></text:p>
          </table:table-cell>
          <table:table-cell table:style-name="Table17.H3" office:value-type="string">
            <text:p text:style-name="P3"><text:change-start text:change-id="ct43548304"/>Allocated through OpenLCB.org<text:change-end text:change-id="ct43548304"/></text:p>
          </table:table-cell>
        </table:table-row>
        <table:table-row>
          <table:table-cell table:style-name="Table17.C3" office:value-type="string">
            <text:p text:style-name="P2"><text:change-start text:change-id="ct43548496"/>04<text:change-end text:change-id="ct43548496"/></text:p>
          </table:table-cell>
          <table:table-cell table:style-name="Table17.B3" office:value-type="string">
            <text:p text:style-name="P2"><text:change-start text:change-id="ct43548688"/>00<text:change-end text:change-id="ct43548688"/></text:p>
          </table:table-cell>
          <table:table-cell table:style-name="Table17.C3" office:value-type="string">
            <text:p text:style-name="P2"><text:change-start text:change-id="ct43545296"/>*<text:change-end text:change-id="ct43545296"/></text:p>
          </table:table-cell>
          <table:table-cell table:style-name="Table17.D3" table:number-columns-spanned="3" office:value-type="string">
            <text:p text:style-name="P2"><text:change-start text:change-id="ct43545104"/>Sequentially Assigned Values<text:change-end text:change-id="ct43545104"/></text:p>
          </table:table-cell>
          <table:covered-table-cell/>
          <table:covered-table-cell/>
          <table:table-cell table:style-name="Table17.G3" office:value-type="string">
            <text:p text:style-name="P2"><text:change-start text:change-id="ct41949232"/>OpenLCB<text:change-end text:change-id="ct41949232"/></text:p>
          </table:table-cell>
          <table:table-cell table:style-name="Table17.H3" office:value-type="string">
            <text:p text:style-name="P3"><text:change-start text:change-id="ct43289664"/>Reserved for OpenLCB.org fu<text:change-end text:change-id="ct43289664"/><text:change-start text:change-id="ct43290464"/>ture expansion<text:change-end text:change-id="ct43290464"/></text:p>
          </table:table-cell>
        </table:table-row>
      </table:table>
      <text:p text:style-name="Standard"><text:change text:change-id="ct43548880"/><text:change text:change-id="ct43544912"/></text:p>
      <text:h text:style-name="Heading_20_2" text:outline-level="2"><text:change-start text:change-id="ct43290768"/>Specifically Assigned by Request</text:h>
      <text:p text:style-name="Standard"><text:change-end text:change-id="ct43290768"/><text:change-start text:change-id="ct43404928"/>These ranges are assigned by the OpenLCB organization. <text:s/>Periodically, but not on a predetermined schedule, this document will be updated<text:change-end text:change-id="ct43404928"/><text:change-start text:change-id="ct43544640"/> with any additionally assigned ranges. <text:s/>The OpenLCB organization reserves the right to <text:change-end text:change-id="ct43544640"/><text:change-start text:change-id="ct43292240"/>allocate additional Unique Identifiers out of this pool without updating this document, and a comprehensive list of specif<text:change-end text:change-id="ct43292240"/><text:change-start text:change-id="ct41921136"/>ically assigned Unique Identifiers is maintained in real-time on the OpenLCB Organization web site. <text:s/>In the unlikely event that the OpenLCB organization website is in confli<text:change-end text:change-id="ct41921136"/><text:change-start text:change-id="ct43292608"/>ct with the latest officially adopted version of this document, the document represents the true allocation.<text:change-end text:change-id="ct43292608"/></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5"><text:change-start text:change-id="ct43550048"/>Byte 1<text:change-end text:change-id="ct43550048"/></text:p>
            </table:table-cell>
            <table:table-cell table:style-name="Table18.A1" office:value-type="string">
              <text:p text:style-name="P15"><text:change-start text:change-id="ct43551952"/>Byte 2<text:change-end text:change-id="ct43551952"/></text:p>
            </table:table-cell>
            <table:table-cell table:style-name="Table18.A1" office:value-type="string">
              <text:p text:style-name="P15"><text:change-start text:change-id="ct43552144"/>Byte 3<text:change-end text:change-id="ct43552144"/></text:p>
            </table:table-cell>
            <table:table-cell table:style-name="Table18.A1" office:value-type="string">
              <text:p text:style-name="P15"><text:change-start text:change-id="ct43288560"/>Byte 4<text:change-end text:change-id="ct43288560"/></text:p>
            </table:table-cell>
            <table:table-cell table:style-name="Table18.A1" office:value-type="string">
              <text:p text:style-name="P15"><text:change-start text:change-id="ct43552336"/>Byte 5<text:change-end text:change-id="ct43552336"/></text:p>
            </table:table-cell>
            <table:table-cell table:style-name="Table18.A1" office:value-type="string">
              <text:p text:style-name="P15"><text:change-start text:change-id="ct43552528"/>Byte 6<text:change-end text:change-id="ct43552528"/></text:p>
            </table:table-cell>
            <table:table-cell table:style-name="Table18.A1" office:value-type="string">
              <text:p text:style-name="P15"><text:change-start text:change-id="ct43552720"/>Organization<text:change-end text:change-id="ct43552720"/></text:p>
            </table:table-cell>
            <table:table-cell table:style-name="Table18.H1" office:value-type="string">
              <text:p text:style-name="P15"><text:change-start text:change-id="ct43552912"/>Comment<text:change-end text:change-id="ct43552912"/></text:p>
            </table:table-cell>
          </table:table-row>
        </table:table-header-rows>
        <table:table-row>
          <table:table-cell table:style-name="Table18.C29" office:value-type="string">
            <text:p text:style-name="P2"><text:change-start text:change-id="ct43553568"/>05<text:change-end text:change-id="ct43553568"/></text:p>
          </table:table-cell>
          <table:table-cell table:style-name="Table18.B29" office:value-type="string">
            <text:p text:style-name="P2"><text:change-start text:change-id="ct43553840"/>01<text:change-end text:change-id="ct43553840"/></text:p>
          </table:table-cell>
          <table:table-cell table:style-name="Table18.C29" office:value-type="string">
            <text:p text:style-name="P2"><text:change-start text:change-id="ct43554112"/>00<text:change-end text:change-id="ct43554112"/></text:p>
          </table:table-cell>
          <table:table-cell table:style-name="Table18.D28" office:value-type="string">
            <text:p text:style-name="P2"><text:change-start text:change-id="ct41692544"/>00<text:change-end text:change-id="ct41692544"/></text:p>
          </table:table-cell>
          <table:table-cell table:style-name="Table18.F26" office:value-type="string">
            <text:p text:style-name="P2"><text:change-start text:change-id="ct41691440"/>*<text:change-end text:change-id="ct41691440"/></text:p>
          </table:table-cell>
          <table:table-cell table:style-name="Table18.F26" office:value-type="string">
            <text:p text:style-name="P2"><text:change-start text:change-id="ct41691808"/>*<text:change-end text:change-id="ct41691808"/></text:p>
          </table:table-cell>
          <table:table-cell table:style-name="Table18.G29" office:value-type="string">
            <text:p text:style-name="P2"><text:change-start text:change-id="ct43550240"/>OpenLCB<text:change-end text:change-id="ct43550240"/></text:p>
          </table:table-cell>
          <table:table-cell table:style-name="Table18.H29" office:value-type="string">
            <text:p text:style-name="P3"><text:change-start text:change-id="ct41693648"/>8-bit assigned ranges. <text:s/>Byte 5 is designated by the OpenLCB group and byte 6 is self-assigned<text:change-end text:change-id="ct41693648"/><text:change-start text:change-id="ct43554304"/>.<text:change-end text:change-id="ct43554304"/></text:p>
          </table:table-cell>
        </table:table-row>
        <table:table-row>
          <table:table-cell table:style-name="Table18.C29" office:value-type="string">
            <text:p text:style-name="P2"><text:change-start text:change-id="ct43555280"/>05<text:change-end text:change-id="ct43555280"/></text:p>
          </table:table-cell>
          <table:table-cell table:style-name="Table18.B29" office:value-type="string">
            <text:p text:style-name="P2"><text:change-start text:change-id="ct43555552"/>01<text:change-end text:change-id="ct43555552"/></text:p>
          </table:table-cell>
          <table:table-cell table:style-name="Table18.C29" office:value-type="string">
            <text:p text:style-name="P2"><text:change-start text:change-id="ct43555824"/>01<text:change-end text:change-id="ct43555824"/></text:p>
          </table:table-cell>
          <table:table-cell table:style-name="Table18.D28" office:value-type="string">
            <text:p text:style-name="P2"><text:change-start text:change-id="ct43556096"/>01<text:change-end text:change-id="ct43556096"/></text:p>
          </table:table-cell>
          <table:table-cell table:style-name="Table18.F26" office:value-type="string">
            <text:p text:style-name="P2"><text:change-start text:change-id="ct41696656"/>01<text:change-end text:change-id="ct41696656"/></text:p>
          </table:table-cell>
          <table:table-cell table:style-name="Table18.F26" office:value-type="string">
            <text:p text:style-name="P2"><text:change-start text:change-id="ct41695120"/>*<text:change-end text:change-id="ct41695120"/></text:p>
          </table:table-cell>
          <table:table-cell table:style-name="Table18.G29" office:value-type="string">
            <text:p text:style-name="P2"><text:change-start text:change-id="ct41695488"/>David Harris<text:change-end text:change-id="ct41695488"/></text:p>
          </table:table-cell>
          <table:table-cell table:style-name="Table18.H29" office:value-type="string">
            <text:p text:style-name="P3"><text:change-start text:change-id="ct41694016"/>Byte 6 is self-assigned<text:change-end text:change-id="ct41694016"/><text:change-start text:change-id="ct41697040"/>.<text:change-end text:change-id="ct41697040"/></text:p>
          </table:table-cell>
        </table:table-row>
        <table:table-row>
          <table:table-cell table:style-name="Table18.C29" office:value-type="string">
            <text:p text:style-name="P2"><text:change-start text:change-id="ct43556512"/>05<text:change-end text:change-id="ct43556512"/></text:p>
          </table:table-cell>
          <table:table-cell table:style-name="Table18.B29" office:value-type="string">
            <text:p text:style-name="P2"><text:change-start text:change-id="ct43556784"/>01<text:change-end text:change-id="ct43556784"/></text:p>
          </table:table-cell>
          <table:table-cell table:style-name="Table18.C29" office:value-type="string">
            <text:p text:style-name="P2"><text:change-start text:change-id="ct43557056"/>01<text:change-end text:change-id="ct43557056"/></text:p>
          </table:table-cell>
          <table:table-cell table:style-name="Table18.D28" office:value-type="string">
            <text:p text:style-name="P2"><text:change-start text:change-id="ct43557328"/>01<text:change-end text:change-id="ct43557328"/></text:p>
          </table:table-cell>
          <table:table-cell table:style-name="Table18.F26" office:value-type="string">
            <text:p text:style-name="P2"><text:change-start text:change-id="ct43557600"/>02<text:change-end text:change-id="ct43557600"/></text:p>
          </table:table-cell>
          <table:table-cell table:style-name="Table18.F26" office:value-type="string">
            <text:p text:style-name="P2"><text:change-start text:change-id="ct41696224"/>*<text:change-end text:change-id="ct41696224"/></text:p>
          </table:table-cell>
          <table:table-cell table:style-name="Table18.G29" office:value-type="string">
            <text:p text:style-name="P2"><text:change-start text:change-id="ct43553104"/>Alex Shepherd<text:change-end text:change-id="ct43553104"/></text:p>
          </table:table-cell>
          <table:table-cell table:style-name="Table18.H29" office:value-type="string">
            <text:p text:style-name="P3"><text:change-start text:change-id="ct40657360"/>Byte 6 is self-assigned.<text:change-end text:change-id="ct40657360"/></text:p>
          </table:table-cell>
        </table:table-row>
        <text:soft-page-break/>
        <table:table-row>
          <table:table-cell table:style-name="Table18.C29" office:value-type="string">
            <text:p text:style-name="P2"><text:change-start text:change-id="ct41699168"/>05<text:change-end text:change-id="ct41699168"/></text:p>
          </table:table-cell>
          <table:table-cell table:style-name="Table18.B29" office:value-type="string">
            <text:p text:style-name="P2"><text:change-start text:change-id="ct41698800"/>01<text:change-end text:change-id="ct41698800"/></text:p>
          </table:table-cell>
          <table:table-cell table:style-name="Table18.C29" office:value-type="string">
            <text:p text:style-name="P2"><text:change-start text:change-id="ct41700272"/>01<text:change-end text:change-id="ct41700272"/></text:p>
          </table:table-cell>
          <table:table-cell table:style-name="Table18.D28" office:value-type="string">
            <text:p text:style-name="P2"><text:change-start text:change-id="ct41699536"/>01<text:change-end text:change-id="ct41699536"/></text:p>
          </table:table-cell>
          <table:table-cell table:style-name="Table18.F26" office:value-type="string">
            <text:p text:style-name="P2"><text:change-start text:change-id="ct43557792"/>0<text:change-end text:change-id="ct43557792"/><text:change-start text:change-id="ct43558480"/>3<text:change-end text:change-id="ct43558480"/></text:p>
          </table:table-cell>
          <table:table-cell table:style-name="Table18.F26" office:value-type="string">
            <text:p text:style-name="P2"><text:change-start text:change-id="ct43558240"/>*<text:change-end text:change-id="ct43558240"/></text:p>
          </table:table-cell>
          <table:table-cell table:style-name="Table18.G29" office:value-type="string">
            <text:p text:style-name="P2"><text:change-start text:change-id="ct43558672"/>Bob Jacobson<text:change-end text:change-id="ct43558672"/></text:p>
          </table:table-cell>
          <table:table-cell table:style-name="Table18.H29" office:value-type="string">
            <text:p text:style-name="P3"><text:change-start text:change-id="ct40965024"/>Byte 6 is self-assigned.<text:change-end text:change-id="ct40965024"/></text:p>
          </table:table-cell>
        </table:table-row>
        <table:table-row>
          <table:table-cell table:style-name="Table18.C29" office:value-type="string">
            <text:p text:style-name="P2"><text:change-start text:change-id="ct40966128"/>05<text:change-end text:change-id="ct40966128"/></text:p>
          </table:table-cell>
          <table:table-cell table:style-name="Table18.B29" office:value-type="string">
            <text:p text:style-name="P2"><text:change-start text:change-id="ct40963920"/>01<text:change-end text:change-id="ct40963920"/></text:p>
          </table:table-cell>
          <table:table-cell table:style-name="Table18.C29" office:value-type="string">
            <text:p text:style-name="P2"><text:change-start text:change-id="ct40965392"/>01<text:change-end text:change-id="ct40965392"/></text:p>
          </table:table-cell>
          <table:table-cell table:style-name="Table18.D28" office:value-type="string">
            <text:p text:style-name="P2"><text:change-start text:change-id="ct43560304"/>01<text:change-end text:change-id="ct43560304"/></text:p>
          </table:table-cell>
          <table:table-cell table:style-name="Table18.F26" office:value-type="string">
            <text:p text:style-name="P2"><text:change-start text:change-id="ct40965760"/>0<text:change-end text:change-id="ct40965760"/><text:change-start text:change-id="ct43559568"/>4<text:change-end text:change-id="ct43559568"/></text:p>
          </table:table-cell>
          <table:table-cell table:style-name="Table18.F26" office:value-type="string">
            <text:p text:style-name="P2"><text:change-start text:change-id="ct43559120"/>*<text:change-end text:change-id="ct43559120"/></text:p>
          </table:table-cell>
          <table:table-cell table:style-name="Table18.G29" office:value-type="string">
            <text:p text:style-name="P2"><text:change-start text:change-id="ct43559760"/>SPCoast<text:change-end text:change-id="ct43559760"/></text:p>
          </table:table-cell>
          <table:table-cell table:style-name="Table18.H29" office:value-type="string">
            <text:p text:style-name="P3"><text:change-start text:change-id="ct40966928"/>For experimental and prototyp efforts. <text:s/><text:change-end text:change-id="ct40966928"/><text:change-start text:change-id="ct40967968"/>Byte 6 is self-assigned.<text:change-end text:change-id="ct40967968"/></text:p>
          </table:table-cell>
        </table:table-row>
        <table:table-row>
          <table:table-cell table:style-name="Table18.C29" office:value-type="string">
            <text:p text:style-name="P2"><text:change-start text:change-id="ct40968704"/>05<text:change-end text:change-id="ct40968704"/></text:p>
          </table:table-cell>
          <table:table-cell table:style-name="Table18.B29" office:value-type="string">
            <text:p text:style-name="P2"><text:change-start text:change-id="ct40969440"/>01<text:change-end text:change-id="ct40969440"/></text:p>
          </table:table-cell>
          <table:table-cell table:style-name="Table18.C29" office:value-type="string">
            <text:p text:style-name="P2"><text:change-start text:change-id="ct43560640"/>01<text:change-end text:change-id="ct43560640"/></text:p>
          </table:table-cell>
          <table:table-cell table:style-name="Table18.D28" office:value-type="string">
            <text:p text:style-name="P2"><text:change-start text:change-id="ct43560832"/>01<text:change-end text:change-id="ct43560832"/></text:p>
          </table:table-cell>
          <table:table-cell table:style-name="Table18.F26" office:value-type="string">
            <text:p text:style-name="P2"><text:change-start text:change-id="ct43560000"/>0<text:change-end text:change-id="ct43560000"/><text:change-start text:change-id="ct43561280"/>5<text:change-end text:change-id="ct43561280"/></text:p>
          </table:table-cell>
          <table:table-cell table:style-name="Table18.F26" office:value-type="string">
            <text:p text:style-name="P2"><text:change-start text:change-id="ct43561024"/>*<text:change-end text:change-id="ct43561024"/></text:p>
          </table:table-cell>
          <table:table-cell table:style-name="Table18.G29" office:value-type="string">
            <text:p text:style-name="P2"><text:change-start text:change-id="ct43562240"/>Greg Oberfield<text:change-end text:change-id="ct43562240"/></text:p>
          </table:table-cell>
          <table:table-cell table:style-name="Table18.H29" office:value-type="string">
            <text:p text:style-name="P3"><text:change-start text:change-id="ct40972016"/>Byte 6 is self-assigned.<text:change-end text:change-id="ct40972016"/></text:p>
          </table:table-cell>
        </table:table-row>
        <table:table-row>
          <table:table-cell table:style-name="Table18.C29" office:value-type="string">
            <text:p text:style-name="P2"><text:change-start text:change-id="ct40971712"/>05<text:change-end text:change-id="ct40971712"/></text:p>
          </table:table-cell>
          <table:table-cell table:style-name="Table18.B29" office:value-type="string">
            <text:p text:style-name="P2"><text:change-start text:change-id="ct43561968"/>01<text:change-end text:change-id="ct43561968"/></text:p>
          </table:table-cell>
          <table:table-cell table:style-name="Table18.C29" office:value-type="string">
            <text:p text:style-name="P2"><text:change-start text:change-id="ct43561472"/>01<text:change-end text:change-id="ct43561472"/></text:p>
          </table:table-cell>
          <table:table-cell table:style-name="Table18.D28" office:value-type="string">
            <text:p text:style-name="P2"><text:change-start text:change-id="ct40973120"/>01<text:change-end text:change-id="ct40973120"/></text:p>
          </table:table-cell>
          <table:table-cell table:style-name="Table18.F26" office:value-type="string">
            <text:p text:style-name="P2"><text:change-start text:change-id="ct40973488"/>0<text:change-end text:change-id="ct40973488"/><text:change-start text:change-id="ct40972752"/>6<text:change-end text:change-id="ct40972752"/></text:p>
          </table:table-cell>
          <table:table-cell table:style-name="Table18.F26" office:value-type="string">
            <text:p text:style-name="P2"><text:change-start text:change-id="ct40972384"/>*<text:change-end text:change-id="ct40972384"/></text:p>
          </table:table-cell>
          <table:table-cell table:style-name="Table18.G29" office:value-type="string">
            <text:p text:style-name="P2"><text:change-start text:change-id="ct43562432"/>TCH Technology<text:change-end text:change-id="ct43562432"/></text:p>
          </table:table-cell>
          <table:table-cell table:style-name="Table18.H29" office:value-type="string">
            <text:p text:style-name="P3"><text:change-start text:change-id="ct43563312"/>Byte 6 is self-assigned.<text:change-end text:change-id="ct43563312"/></text:p>
          </table:table-cell>
        </table:table-row>
        <table:table-row>
          <table:table-cell table:style-name="Table18.C29" office:value-type="string">
            <text:p text:style-name="P2"><text:change-start text:change-id="ct41346928"/>05<text:change-end text:change-id="ct41346928"/></text:p>
          </table:table-cell>
          <table:table-cell table:style-name="Table18.B29" office:value-type="string">
            <text:p text:style-name="P2"><text:change-start text:change-id="ct40974224"/>01<text:change-end text:change-id="ct40974224"/></text:p>
          </table:table-cell>
          <table:table-cell table:style-name="Table18.C29" office:value-type="string">
            <text:p text:style-name="P2"><text:change-start text:change-id="ct41349136"/>01<text:change-end text:change-id="ct41349136"/></text:p>
          </table:table-cell>
          <table:table-cell table:style-name="Table18.D28" office:value-type="string">
            <text:p text:style-name="P2"><text:change-start text:change-id="ct41349504"/>01<text:change-end text:change-id="ct41349504"/></text:p>
          </table:table-cell>
          <table:table-cell table:style-name="Table18.F26" office:value-type="string">
            <text:p text:style-name="P2"><text:change-start text:change-id="ct41347664"/>0<text:change-end text:change-id="ct41347664"/><text:change-start text:change-id="ct41348768"/>7<text:change-end text:change-id="ct41348768"/></text:p>
          </table:table-cell>
          <table:table-cell table:style-name="Table18.F26" office:value-type="string">
            <text:p text:style-name="P2"><text:change-start text:change-id="ct43563760"/>*<text:change-end text:change-id="ct43563760"/></text:p>
          </table:table-cell>
          <table:table-cell table:style-name="Table18.G29" office:value-type="string">
            <text:p text:style-name="P2"><text:change-start text:change-id="ct43563952"/>Mustangpeak<text:change-end text:change-id="ct43563952"/></text:p>
          </table:table-cell>
          <table:table-cell table:style-name="Table18.H29" office:value-type="string">
            <text:p text:style-name="P3"><text:change-start text:change-id="ct43564400"/>Byte 6 is self-assigned.<text:change-end text:change-id="ct43564400"/></text:p>
          </table:table-cell>
        </table:table-row>
        <table:table-row>
          <table:table-cell table:style-name="Table18.C29" office:value-type="string">
            <text:p text:style-name="P2"><text:change-start text:change-id="ct43566288"/>05<text:change-end text:change-id="ct43566288"/></text:p>
          </table:table-cell>
          <table:table-cell table:style-name="Table18.B29" office:value-type="string">
            <text:p text:style-name="P2"><text:change-start text:change-id="ct41350240"/>01<text:change-end text:change-id="ct41350240"/></text:p>
          </table:table-cell>
          <table:table-cell table:style-name="Table18.C29" office:value-type="string">
            <text:p text:style-name="P2"><text:change-start text:change-id="ct41352816"/>01<text:change-end text:change-id="ct41352816"/></text:p>
          </table:table-cell>
          <table:table-cell table:style-name="Table18.D28" office:value-type="string">
            <text:p text:style-name="P2"><text:change-start text:change-id="ct41350608"/>01<text:change-end text:change-id="ct41350608"/></text:p>
          </table:table-cell>
          <table:table-cell table:style-name="Table18.F26" office:value-type="string">
            <text:p text:style-name="P2"><text:change-start text:change-id="ct41350976"/>0<text:change-end text:change-id="ct41350976"/><text:change-start text:change-id="ct41352448"/>8<text:change-end text:change-id="ct41352448"/></text:p>
          </table:table-cell>
          <table:table-cell table:style-name="Table18.F26" office:value-type="string">
            <text:p text:style-name="P2"><text:change-start text:change-id="ct41351712"/>*<text:change-end text:change-id="ct41351712"/></text:p>
          </table:table-cell>
          <table:table-cell table:style-name="Table18.G29" office:value-type="string">
            <text:p text:style-name="P2"><text:change-start text:change-id="ct43565280"/>Tom Andersen<text:change-end text:change-id="ct43565280"/></text:p>
          </table:table-cell>
          <table:table-cell table:style-name="Table18.H29" office:value-type="string">
            <text:p text:style-name="P3"><text:change-start text:change-id="ct43565776"/>Byte 6 is self-assigned<text:change-end text:change-id="ct43565776"/><text:change-start text:change-id="ct43566480"/>.<text:change-end text:change-id="ct43566480"/></text:p>
          </table:table-cell>
        </table:table-row>
        <table:table-row>
          <table:table-cell table:style-name="Table18.C29" office:value-type="string">
            <text:p text:style-name="P2"><text:change-start text:change-id="ct43567680"/>05<text:change-end text:change-id="ct43567680"/></text:p>
          </table:table-cell>
          <table:table-cell table:style-name="Table18.B29" office:value-type="string">
            <text:p text:style-name="P2"><text:change-start text:change-id="ct43567952"/>01<text:change-end text:change-id="ct43567952"/></text:p>
          </table:table-cell>
          <table:table-cell table:style-name="Table18.C29" office:value-type="string">
            <text:p text:style-name="P2"><text:change-start text:change-id="ct41355760"/>01<text:change-end text:change-id="ct41355760"/></text:p>
          </table:table-cell>
          <table:table-cell table:style-name="Table18.D28" office:value-type="string">
            <text:p text:style-name="P2"><text:change-start text:change-id="ct41353552"/>01<text:change-end text:change-id="ct41353552"/></text:p>
          </table:table-cell>
          <table:table-cell table:style-name="Table18.F26" office:value-type="string">
            <text:p text:style-name="P2"><text:change-start text:change-id="ct41355024"/>0<text:change-end text:change-id="ct41355024"/><text:change-start text:change-id="ct41357232"/>9<text:change-end text:change-id="ct41357232"/></text:p>
          </table:table-cell>
          <table:table-cell table:style-name="Table18.F26" office:value-type="string">
            <text:p text:style-name="P2"><text:change-start text:change-id="ct43567088"/>*<text:change-end text:change-id="ct43567088"/></text:p>
          </table:table-cell>
          <table:table-cell table:style-name="Table18.G29" office:value-type="string">
            <text:p text:style-name="P2"><text:change-start text:change-id="ct41355472"/>Railflyer Technologies Inc.<text:change-end text:change-id="ct41355472"/></text:p>
          </table:table-cell>
          <table:table-cell table:style-name="Table18.H29" office:value-type="string">
            <text:p text:style-name="P3"><text:change-start text:change-id="ct41356864"/>Byte 6 is self-assigned<text:change-end text:change-id="ct41356864"/><text:change-start text:change-id="ct41354656"/>.<text:change-end text:change-id="ct41354656"/></text:p>
          </table:table-cell>
        </table:table-row>
        <table:table-row>
          <table:table-cell table:style-name="Table18.C29" office:value-type="string">
            <text:p text:style-name="P2"><text:change-start text:change-id="ct43568896"/>05<text:change-end text:change-id="ct43568896"/></text:p>
          </table:table-cell>
          <table:table-cell table:style-name="Table18.B29" office:value-type="string">
            <text:p text:style-name="P2"><text:change-start text:change-id="ct43569472"/>01<text:change-end text:change-id="ct43569472"/></text:p>
          </table:table-cell>
          <table:table-cell table:style-name="Table18.C29" office:value-type="string">
            <text:p text:style-name="P2"><text:change-start text:change-id="ct43569856"/>01<text:change-end text:change-id="ct43569856"/></text:p>
          </table:table-cell>
          <table:table-cell table:style-name="Table18.D28" office:value-type="string">
            <text:p text:style-name="P2"><text:change-start text:change-id="ct43569664"/>01<text:change-end text:change-id="ct43569664"/></text:p>
          </table:table-cell>
          <table:table-cell table:style-name="Table18.F26" office:value-type="string">
            <text:p text:style-name="P2"><text:change-start text:change-id="ct43570048"/>0<text:change-end text:change-id="ct43570048"/><text:change-start text:change-id="ct41359808"/>A<text:change-end text:change-id="ct41359808"/></text:p>
          </table:table-cell>
          <table:table-cell table:style-name="Table18.F26" office:value-type="string">
            <text:p text:style-name="P2"><text:change-start text:change-id="ct41360176"/>*<text:change-end text:change-id="ct41360176"/></text:p>
          </table:table-cell>
          <table:table-cell table:style-name="Table18.G29" office:value-type="string">
            <text:p text:style-name="P2"><text:change-start text:change-id="ct41359072"/>Telecom Paristech<text:change-end text:change-id="ct41359072"/></text:p>
          </table:table-cell>
          <table:table-cell table:style-name="Table18.H29" office:value-type="string">
            <text:p text:style-name="P3"><text:change-start text:change-id="ct41441936"/>Byte 6 is self-assigned<text:change-end text:change-id="ct41441936"/><text:change-start text:change-id="ct41358784"/>.<text:change-end text:change-id="ct41358784"/></text:p>
          </table:table-cell>
        </table:table-row>
        <table:table-row>
          <table:table-cell table:style-name="Table18.C29" office:value-type="string">
            <text:p text:style-name="P2"><text:change-start text:change-id="ct41441200"/>05<text:change-end text:change-id="ct41441200"/></text:p>
          </table:table-cell>
          <table:table-cell table:style-name="Table18.B29" office:value-type="string">
            <text:p text:style-name="P2"><text:change-start text:change-id="ct41441392"/>01<text:change-end text:change-id="ct41441392"/></text:p>
          </table:table-cell>
          <table:table-cell table:style-name="Table18.C29" office:value-type="string">
            <text:p text:style-name="P2"><text:change-start text:change-id="ct41440608"/>01<text:change-end text:change-id="ct41440608"/></text:p>
          </table:table-cell>
          <table:table-cell table:style-name="Table18.D28" office:value-type="string">
            <text:p text:style-name="P2"><text:change-start text:change-id="ct43571568"/>01<text:change-end text:change-id="ct43571568"/></text:p>
          </table:table-cell>
          <table:table-cell table:style-name="Table18.F26" office:value-type="string">
            <text:p text:style-name="P2"><text:change-start text:change-id="ct42249360"/>0<text:change-end text:change-id="ct42249360"/><text:change-start text:change-id="ct42253040"/>B<text:change-end text:change-id="ct42253040"/></text:p>
          </table:table-cell>
          <table:table-cell table:style-name="Table18.F26" office:value-type="string">
            <text:p text:style-name="P2"><text:change-start text:change-id="ct42251200"/>*<text:change-end text:change-id="ct42251200"/></text:p>
          </table:table-cell>
          <table:table-cell table:style-name="Table18.G29" office:value-type="string">
            <text:p text:style-name="P2"><text:change-start text:change-id="ct42251936"/>Geoffrey Crick<text:change-end text:change-id="ct42251936"/></text:p>
          </table:table-cell>
          <table:table-cell table:style-name="Table18.H29" office:value-type="string">
            <text:p text:style-name="P3"><text:change-start text:change-id="ct42254144"/>Byte 6 is self-assigned<text:change-end text:change-id="ct42254144"/><text:change-start text:change-id="ct42251568"/>.<text:change-end text:change-id="ct42251568"/></text:p>
          </table:table-cell>
        </table:table-row>
        <table:table-row>
          <table:table-cell table:style-name="Table18.C29" office:value-type="string">
            <text:p text:style-name="P2"><text:change-start text:change-id="ct43571760"/>05<text:change-end text:change-id="ct43571760"/></text:p>
          </table:table-cell>
          <table:table-cell table:style-name="Table18.B29" office:value-type="string">
            <text:p text:style-name="P2"><text:change-start text:change-id="ct42253776"/>01<text:change-end text:change-id="ct42253776"/></text:p>
          </table:table-cell>
          <table:table-cell table:style-name="Table18.C29" office:value-type="string">
            <text:p text:style-name="P2"><text:change-start text:change-id="ct43572464"/>01<text:change-end text:change-id="ct43572464"/></text:p>
          </table:table-cell>
          <table:table-cell table:style-name="Table18.D28" office:value-type="string">
            <text:p text:style-name="P2"><text:change-start text:change-id="ct43573360"/>01<text:change-end text:change-id="ct43573360"/></text:p>
          </table:table-cell>
          <table:table-cell table:style-name="Table18.F26" office:value-type="string">
            <text:p text:style-name="P2"><text:change-start text:change-id="ct43571952"/>0<text:change-end text:change-id="ct43571952"/><text:change-start text:change-id="ct42256720"/>C<text:change-end text:change-id="ct42256720"/></text:p>
          </table:table-cell>
          <table:table-cell table:style-name="Table18.F26" office:value-type="string">
            <text:p text:style-name="P2"><text:change-start text:change-id="ct42252672"/>*<text:change-end text:change-id="ct42252672"/></text:p>
          </table:table-cell>
          <table:table-cell table:style-name="Table18.G29" office:value-type="string">
            <text:p text:style-name="P2"><text:change-start text:change-id="ct42255248"/>Private<text:change-end text:change-id="ct42255248"/></text:p>
          </table:table-cell>
          <table:table-cell table:style-name="Table18.H29" office:value-type="string">
            <text:p text:style-name="P3"><text:change-start text:change-id="ct42255616"/>Private layout. <text:s/><text:change-end text:change-id="ct42255616"/><text:change-start text:change-id="ct42256352"/>Byte 6 is self-assigned<text:change-end text:change-id="ct42256352"/><text:change-start text:change-id="ct42257456"/>.<text:change-end text:change-id="ct42257456"/></text:p>
          </table:table-cell>
        </table:table-row>
        <table:table-row>
          <table:table-cell table:style-name="Table18.C29" office:value-type="string">
            <text:p text:style-name="P2"><text:change-start text:change-id="ct43574000"/>05<text:change-end text:change-id="ct43574000"/></text:p>
          </table:table-cell>
          <table:table-cell table:style-name="Table18.B29" office:value-type="string">
            <text:p text:style-name="P2"><text:change-start text:change-id="ct42257088"/>01<text:change-end text:change-id="ct42257088"/></text:p>
          </table:table-cell>
          <table:table-cell table:style-name="Table18.C29" office:value-type="string">
            <text:p text:style-name="P2"><text:change-start text:change-id="ct42255984"/>01<text:change-end text:change-id="ct42255984"/></text:p>
          </table:table-cell>
          <table:table-cell table:style-name="Table18.D28" office:value-type="string">
            <text:p text:style-name="P2"><text:change-start text:change-id="ct42259664"/>01<text:change-end text:change-id="ct42259664"/></text:p>
          </table:table-cell>
          <table:table-cell table:style-name="Table18.F26" office:value-type="string">
            <text:p text:style-name="P2"><text:change-start text:change-id="ct42258928"/>0<text:change-end text:change-id="ct42258928"/><text:change-start text:change-id="ct42261872"/>D<text:change-end text:change-id="ct42261872"/></text:p>
          </table:table-cell>
          <table:table-cell table:style-name="Table18.F26" office:value-type="string">
            <text:p text:style-name="P2"><text:change-start text:change-id="ct42261568"/>*<text:change-end text:change-id="ct42261568"/></text:p>
          </table:table-cell>
          <table:table-cell table:style-name="Table18.G29" office:value-type="string">
            <text:p text:style-name="P2"><text:change-start text:change-id="ct42260400"/>Jan H<text:change-end text:change-id="ct42260400"/><text:change-start text:change-id="ct42261136"/>nsen<text:change-end text:change-id="ct42261136"/></text:p>
          </table:table-cell>
          <table:table-cell table:style-name="Table18.H29" office:value-type="string">
            <text:p text:style-name="P3"><text:change-start text:change-id="ct42262976"/>Byte 6 is self-assigned<text:change-end text:change-id="ct42262976"/><text:change-start text:change-id="ct42260768"/>.<text:change-end text:change-id="ct42260768"/></text:p>
          </table:table-cell>
        </table:table-row>
        <table:table-row>
          <table:table-cell table:style-name="Table18.C29" office:value-type="string">
            <text:p text:style-name="P2"><text:change-start text:change-id="ct42287840"/>05<text:change-end text:change-id="ct42287840"/></text:p>
          </table:table-cell>
          <table:table-cell table:style-name="Table18.B29" office:value-type="string">
            <text:p text:style-name="P2"><text:change-start text:change-id="ct43574192"/>01<text:change-end text:change-id="ct43574192"/></text:p>
          </table:table-cell>
          <table:table-cell table:style-name="Table18.C29" office:value-type="string">
            <text:p text:style-name="P2"><text:change-start text:change-id="ct42259296"/>01<text:change-end text:change-id="ct42259296"/></text:p>
          </table:table-cell>
          <table:table-cell table:style-name="Table18.D28" office:value-type="string">
            <text:p text:style-name="P2"><text:change-start text:change-id="ct42288144"/>01<text:change-end text:change-id="ct42288144"/></text:p>
          </table:table-cell>
          <table:table-cell table:style-name="Table18.F26" office:value-type="string">
            <text:p text:style-name="P2"><text:change-start text:change-id="ct42289248"/>0<text:change-end text:change-id="ct42289248"/><text:change-start text:change-id="ct43574880"/>E<text:change-end text:change-id="ct43574880"/></text:p>
          </table:table-cell>
          <table:table-cell table:style-name="Table18.F26" office:value-type="string">
            <text:p text:style-name="P2"><text:change-start text:change-id="ct42289616"/>*<text:change-end text:change-id="ct42289616"/></text:p>
          </table:table-cell>
          <table:table-cell table:style-name="Table18.G29" office:value-type="string">
            <text:p text:style-name="P2"><text:change-start text:change-id="ct42290048"/>Digital Train Lab<text:change-end text:change-id="ct42290048"/></text:p>
          </table:table-cell>
          <table:table-cell table:style-name="Table18.H29" office:value-type="string">
            <text:p text:style-name="P3"><text:change-start text:change-id="ct42290784"/>Byte 6 is self-assigned<text:change-end text:change-id="ct42290784"/><text:change-start text:change-id="ct43575072"/>.<text:change-end text:change-id="ct43575072"/></text:p>
          </table:table-cell>
        </table:table-row>
        <table:table-row>
          <table:table-cell table:style-name="Table18.C29" office:value-type="string">
            <text:p text:style-name="P2"><text:change-start text:change-id="ct42290352"/>05<text:change-end text:change-id="ct42290352"/></text:p>
          </table:table-cell>
          <table:table-cell table:style-name="Table18.B29" office:value-type="string">
            <text:p text:style-name="P2"><text:change-start text:change-id="ct42291824"/>01<text:change-end text:change-id="ct42291824"/></text:p>
          </table:table-cell>
          <table:table-cell table:style-name="Table18.C29" office:value-type="string">
            <text:p text:style-name="P2"><text:change-start text:change-id="ct43575264"/>01<text:change-end text:change-id="ct43575264"/></text:p>
          </table:table-cell>
          <table:table-cell table:style-name="Table18.D28" office:value-type="string">
            <text:p text:style-name="P2"><text:change-start text:change-id="ct43575456"/>01<text:change-end text:change-id="ct43575456"/></text:p>
          </table:table-cell>
          <table:table-cell table:style-name="Table18.F26" office:value-type="string">
            <text:p text:style-name="P2"><text:change-start text:change-id="ct43575728"/>0<text:change-end text:change-id="ct43575728"/><text:change-start text:change-id="ct42292928"/>F<text:change-end text:change-id="ct42292928"/></text:p>
          </table:table-cell>
          <table:table-cell table:style-name="Table18.F26" office:value-type="string">
            <text:p text:style-name="P2"><text:change-start text:change-id="ct42293296"/>*<text:change-end text:change-id="ct42293296"/></text:p>
          </table:table-cell>
          <table:table-cell table:style-name="Table18.G29" office:value-type="string">
            <text:p text:style-name="P2"><text:change-start text:change-id="ct42294464"/>Renato Conca<text:change-end text:change-id="ct42294464"/></text:p>
          </table:table-cell>
          <table:table-cell table:style-name="Table18.H29" office:value-type="string">
            <text:p text:style-name="P3"><text:change-start text:change-id="ct42294096"/>Byte 6 is self-assigned<text:change-end text:change-id="ct42294096"/><text:change-start text:change-id="ct42294768"/>.<text:change-end text:change-id="ct42294768"/></text:p>
          </table:table-cell>
        </table:table-row>
        <text:soft-page-break/>
        <table:table-row>
          <table:table-cell table:style-name="Table18.C29" office:value-type="string">
            <text:p text:style-name="P2"><text:change-start text:change-id="ct43576400"/>05<text:change-end text:change-id="ct43576400"/></text:p>
          </table:table-cell>
          <table:table-cell table:style-name="Table18.B29" office:value-type="string">
            <text:p text:style-name="P2"><text:change-start text:change-id="ct42295200"/>01<text:change-end text:change-id="ct42295200"/></text:p>
          </table:table-cell>
          <table:table-cell table:style-name="Table18.C29" office:value-type="string">
            <text:p text:style-name="P2"><text:change-start text:change-id="ct43574464"/>01<text:change-end text:change-id="ct43574464"/></text:p>
          </table:table-cell>
          <table:table-cell table:style-name="Table18.D28" office:value-type="string">
            <text:p text:style-name="P2"><text:change-start text:change-id="ct43530992"/>01<text:change-end text:change-id="ct43530992"/></text:p>
          </table:table-cell>
          <table:table-cell table:style-name="Table18.F26" office:value-type="string">
            <text:p text:style-name="P2"><text:change-start text:change-id="ct43530720"/>10<text:change-end text:change-id="ct43530720"/></text:p>
          </table:table-cell>
          <table:table-cell table:style-name="Table18.F26" office:value-type="string">
            <text:p text:style-name="P2"><text:change-start text:change-id="ct43531568"/>*<text:change-end text:change-id="ct43531568"/></text:p>
          </table:table-cell>
          <table:table-cell table:style-name="Table18.G29" office:value-type="string">
            <text:p text:style-name="P2"><text:change-start text:change-id="ct43531344"/>Emanuele Zampieri<text:change-end text:change-id="ct43531344"/></text:p>
          </table:table-cell>
          <table:table-cell table:style-name="Table18.H29" office:value-type="string">
            <text:p text:style-name="P3"><text:change-start text:change-id="ct43532224"/>Byte 6 is self-assigned<text:change-end text:change-id="ct43532224"/><text:change-start text:change-id="ct43532416"/>.<text:change-end text:change-id="ct43532416"/></text:p>
          </table:table-cell>
        </table:table-row>
        <table:table-row>
          <table:table-cell table:style-name="Table18.C29" office:value-type="string">
            <text:p text:style-name="P2"><text:change-start text:change-id="ct42297344"/>05<text:change-end text:change-id="ct42297344"/></text:p>
          </table:table-cell>
          <table:table-cell table:style-name="Table18.B29" office:value-type="string">
            <text:p text:style-name="P2"><text:change-start text:change-id="ct42296976"/>01<text:change-end text:change-id="ct42296976"/></text:p>
          </table:table-cell>
          <table:table-cell table:style-name="Table18.C29" office:value-type="string">
            <text:p text:style-name="P2"><text:change-start text:change-id="ct42298080"/>01<text:change-end text:change-id="ct42298080"/></text:p>
          </table:table-cell>
          <table:table-cell table:style-name="Table18.D28" office:value-type="string">
            <text:p text:style-name="P2"><text:change-start text:change-id="ct43534288"/>01<text:change-end text:change-id="ct43534288"/></text:p>
          </table:table-cell>
          <table:table-cell table:style-name="Table18.F26" office:value-type="string">
            <text:p text:style-name="P2"><text:change-start text:change-id="ct43533104"/>11<text:change-end text:change-id="ct43533104"/></text:p>
          </table:table-cell>
          <table:table-cell table:style-name="Table18.F26" office:value-type="string">
            <text:p text:style-name="P2"><text:change-start text:change-id="ct43532832"/>*<text:change-end text:change-id="ct43532832"/></text:p>
          </table:table-cell>
          <table:table-cell table:style-name="Table18.G29" office:value-type="string">
            <text:p text:style-name="P2"><text:change-start text:change-id="ct42299920"/>MicROCZEK<text:change-end text:change-id="ct42299920"/></text:p>
          </table:table-cell>
          <table:table-cell table:style-name="Table18.H29" office:value-type="string">
            <text:p text:style-name="P3"><text:change-start text:change-id="ct43533296"/>Byte 6 is self-assigned<text:change-end text:change-id="ct43533296"/><text:change-start text:change-id="ct42301088"/>.<text:change-end text:change-id="ct42301088"/></text:p>
          </table:table-cell>
        </table:table-row>
        <table:table-row>
          <table:table-cell table:style-name="Table18.C29" office:value-type="string">
            <text:p text:style-name="P2"><text:change-start text:change-id="ct42300656"/>05<text:change-end text:change-id="ct42300656"/></text:p>
          </table:table-cell>
          <table:table-cell table:style-name="Table18.B29" office:value-type="string">
            <text:p text:style-name="P2"><text:change-start text:change-id="ct43533552"/>01<text:change-end text:change-id="ct43533552"/></text:p>
          </table:table-cell>
          <table:table-cell table:style-name="Table18.C29" office:value-type="string">
            <text:p text:style-name="P2"><text:change-start text:change-id="ct42300288"/>01<text:change-end text:change-id="ct42300288"/></text:p>
          </table:table-cell>
          <table:table-cell table:style-name="Table18.D28" office:value-type="string">
            <text:p text:style-name="P2"><text:change-start text:change-id="ct42297712"/>01<text:change-end text:change-id="ct42297712"/></text:p>
          </table:table-cell>
          <table:table-cell table:style-name="Table18.F26" office:value-type="string">
            <text:p text:style-name="P2"><text:change-start text:change-id="ct42299184"/>12<text:change-end text:change-id="ct42299184"/></text:p>
          </table:table-cell>
          <table:table-cell table:style-name="Table18.F26" office:value-type="string">
            <text:p text:style-name="P2"><text:change-start text:change-id="ct43533744"/>*<text:change-end text:change-id="ct43533744"/></text:p>
          </table:table-cell>
          <table:table-cell table:style-name="Table18.G29" office:value-type="string">
            <text:p text:style-name="P2"><text:change-start text:change-id="ct43534016"/>Mikael Sundin<text:change-end text:change-id="ct43534016"/></text:p>
          </table:table-cell>
          <table:table-cell table:style-name="Table18.H29" office:value-type="string">
            <text:p text:style-name="P3"><text:change-start text:change-id="ct41362912"/>Byte 6 is self-assigned<text:change-end text:change-id="ct41362912"/><text:change-start text:change-id="ct41362176"/>.<text:change-end text:change-id="ct41362176"/></text:p>
          </table:table-cell>
        </table:table-row>
        <table:table-row>
          <table:table-cell table:style-name="Table18.C29" office:value-type="string">
            <text:p text:style-name="P2"><text:change-start text:change-id="ct43585264"/>05<text:change-end text:change-id="ct43585264"/></text:p>
          </table:table-cell>
          <table:table-cell table:style-name="Table18.B29" office:value-type="string">
            <text:p text:style-name="P2"><text:change-start text:change-id="ct43585456"/>01<text:change-end text:change-id="ct43585456"/></text:p>
          </table:table-cell>
          <table:table-cell table:style-name="Table18.C29" office:value-type="string">
            <text:p text:style-name="P2"><text:change-start text:change-id="ct43585648"/>01<text:change-end text:change-id="ct43585648"/></text:p>
          </table:table-cell>
          <table:table-cell table:style-name="Table18.D28" office:value-type="string">
            <text:p text:style-name="P2"><text:change-start text:change-id="ct43585840"/>01<text:change-end text:change-id="ct43585840"/></text:p>
          </table:table-cell>
          <table:table-cell table:style-name="Table18.F26" office:value-type="string">
            <text:p text:style-name="P2"><text:change-start text:change-id="ct43586032"/>13<text:change-end text:change-id="ct43586032"/></text:p>
          </table:table-cell>
          <table:table-cell table:style-name="Table18.F26" office:value-type="string">
            <text:p text:style-name="P2"><text:change-start text:change-id="ct41364016"/>*<text:change-end text:change-id="ct41364016"/></text:p>
          </table:table-cell>
          <table:table-cell table:style-name="Table18.G29" office:value-type="string">
            <text:p text:style-name="P2"><text:change-start text:change-id="ct41362544"/>Luc Bos<text:change-end text:change-id="ct41362544"/></text:p>
          </table:table-cell>
          <table:table-cell table:style-name="Table18.H29" office:value-type="string">
            <text:p text:style-name="P3"><text:change-start text:change-id="ct43586416"/>Byte 6 is self-assigned<text:change-end text:change-id="ct43586416"/><text:change-start text:change-id="ct43586608"/>.<text:change-end text:change-id="ct43586608"/></text:p>
          </table:table-cell>
        </table:table-row>
        <table:table-row>
          <table:table-cell table:style-name="Table18.C29" office:value-type="string">
            <text:p text:style-name="P2"><text:change-start text:change-id="ct43587056"/>05<text:change-end text:change-id="ct43587056"/></text:p>
          </table:table-cell>
          <table:table-cell table:style-name="Table18.B29" office:value-type="string">
            <text:p text:style-name="P2"><text:change-start text:change-id="ct43586800"/>01<text:change-end text:change-id="ct43586800"/></text:p>
          </table:table-cell>
          <table:table-cell table:style-name="Table18.C29" office:value-type="string">
            <text:p text:style-name="P2"><text:change-start text:change-id="ct43587248"/>01<text:change-end text:change-id="ct43587248"/></text:p>
          </table:table-cell>
          <table:table-cell table:style-name="Table18.D28" office:value-type="string">
            <text:p text:style-name="P2"><text:change-start text:change-id="ct41368512"/>01<text:change-end text:change-id="ct41368512"/></text:p>
          </table:table-cell>
          <table:table-cell table:style-name="Table18.F26" office:value-type="string">
            <text:p text:style-name="P2"><text:change-start text:change-id="ct43587920"/>14<text:change-end text:change-id="ct43587920"/></text:p>
          </table:table-cell>
          <table:table-cell table:style-name="Table18.F26" office:value-type="string">
            <text:p text:style-name="P2"><text:change-start text:change-id="ct41367392"/>*<text:change-end text:change-id="ct41367392"/></text:p>
          </table:table-cell>
          <table:table-cell table:style-name="Table18.G29" office:value-type="string">
            <text:p text:style-name="P2"><text:change-start text:change-id="ct43586224"/>Balazs Racz<text:change-end text:change-id="ct43586224"/></text:p>
          </table:table-cell>
          <table:table-cell table:style-name="Table18.H29" office:value-type="string">
            <text:p text:style-name="P3"><text:change-start text:change-id="ct41369536"/>Byte 6 is self-assigned<text:change-end text:change-id="ct41369536"/><text:change-start text:change-id="ct43588112"/>.<text:change-end text:change-id="ct43588112"/></text:p>
          </table:table-cell>
        </table:table-row>
        <table:table-row>
          <table:table-cell table:style-name="Table18.C29" office:value-type="string">
            <text:p text:style-name="P2"><text:change-start text:change-id="ct43589024"/>05<text:change-end text:change-id="ct43589024"/></text:p>
          </table:table-cell>
          <table:table-cell table:style-name="Table18.B29" office:value-type="string">
            <text:p text:style-name="P2"><text:change-start text:change-id="ct41370640"/>01<text:change-end text:change-id="ct41370640"/></text:p>
          </table:table-cell>
          <table:table-cell table:style-name="Table18.C29" office:value-type="string">
            <text:p text:style-name="P2"><text:change-start text:change-id="ct43589216"/>01<text:change-end text:change-id="ct43589216"/></text:p>
          </table:table-cell>
          <table:table-cell table:style-name="Table18.D28" office:value-type="string">
            <text:p text:style-name="P2"><text:change-start text:change-id="ct43588768"/>01<text:change-end text:change-id="ct43588768"/></text:p>
          </table:table-cell>
          <table:table-cell table:style-name="Table18.F26" office:value-type="string">
            <text:p text:style-name="P2"><text:change-start text:change-id="ct43597424"/>15<text:change-end text:change-id="ct43597424"/></text:p>
          </table:table-cell>
          <table:table-cell table:style-name="Table18.F26" office:value-type="string">
            <text:p text:style-name="P2"><text:change-start text:change-id="ct41372544"/>*<text:change-end text:change-id="ct41372544"/></text:p>
          </table:table-cell>
          <table:table-cell table:style-name="Table18.G29" office:value-type="string">
            <text:p text:style-name="P2"><text:change-start text:change-id="ct41372848"/>Texas Western Railroad Association<text:change-end text:change-id="ct41372848"/></text:p>
          </table:table-cell>
          <table:table-cell table:style-name="Table18.H29" office:value-type="string">
            <text:p text:style-name="P3"><text:change-start text:change-id="ct43598128"/>Byte 6 is self-assigned<text:change-end text:change-id="ct43598128"/><text:change-start text:change-id="ct43598320"/>.<text:change-end text:change-id="ct43598320"/></text:p>
          </table:table-cell>
        </table:table-row>
        <table:table-row>
          <table:table-cell table:style-name="Table18.C29" office:value-type="string">
            <text:p text:style-name="P2"><text:change-start text:change-id="ct43598752"/>05<text:change-end text:change-id="ct43598752"/></text:p>
          </table:table-cell>
          <table:table-cell table:style-name="Table18.B29" office:value-type="string">
            <text:p text:style-name="P2"><text:change-start text:change-id="ct41374032"/>01<text:change-end text:change-id="ct41374032"/></text:p>
          </table:table-cell>
          <table:table-cell table:style-name="Table18.C29" office:value-type="string">
            <text:p text:style-name="P2"><text:change-start text:change-id="ct43599088"/>01<text:change-end text:change-id="ct43599088"/></text:p>
          </table:table-cell>
          <table:table-cell table:style-name="Table18.D28" office:value-type="string">
            <text:p text:style-name="P2"><text:change-start text:change-id="ct43597616"/>01<text:change-end text:change-id="ct43597616"/></text:p>
          </table:table-cell>
          <table:table-cell table:style-name="Table18.F26" office:value-type="string">
            <text:p text:style-name="P2"><text:change-start text:change-id="ct41373648"/>16<text:change-end text:change-id="ct41373648"/></text:p>
          </table:table-cell>
          <table:table-cell table:style-name="Table18.F26" office:value-type="string">
            <text:p text:style-name="P2"><text:change-start text:change-id="ct41375424"/>*<text:change-end text:change-id="ct41375424"/></text:p>
          </table:table-cell>
          <table:table-cell table:style-name="Table18.G29" office:value-type="string">
            <text:p text:style-name="P2"><text:change-start text:change-id="ct41375056"/>Yuriy Gorvitovskiy<text:change-end text:change-id="ct41375056"/></text:p>
          </table:table-cell>
          <table:table-cell table:style-name="Table18.H29" office:value-type="string">
            <text:p text:style-name="P3"><text:change-start text:change-id="ct43599280"/>Byte 6 is self-assigned<text:change-end text:change-id="ct43599280"/><text:change-start text:change-id="ct43599552"/>.<text:change-end text:change-id="ct43599552"/></text:p>
          </table:table-cell>
        </table:table-row>
        <table:table-row>
          <table:table-cell table:style-name="Table18.C29" office:value-type="string">
            <text:p text:style-name="P2"><text:change-start text:change-id="ct43600208"/>05<text:change-end text:change-id="ct43600208"/></text:p>
          </table:table-cell>
          <table:table-cell table:style-name="Table18.B29" office:value-type="string">
            <text:p text:style-name="P2"><text:change-start text:change-id="ct43599952"/>01<text:change-end text:change-id="ct43599952"/></text:p>
          </table:table-cell>
          <table:table-cell table:style-name="Table18.C29" office:value-type="string">
            <text:p text:style-name="P2"><text:change-start text:change-id="ct43600608"/>01<text:change-end text:change-id="ct43600608"/></text:p>
          </table:table-cell>
          <table:table-cell table:style-name="Table18.D28" office:value-type="string">
            <text:p text:style-name="P2"><text:change-start text:change-id="ct43600800"/>01<text:change-end text:change-id="ct43600800"/></text:p>
          </table:table-cell>
          <table:table-cell table:style-name="Table18.F26" office:value-type="string">
            <text:p text:style-name="P2"><text:change-start text:change-id="ct41294864"/>17<text:change-end text:change-id="ct41294864"/></text:p>
          </table:table-cell>
          <table:table-cell table:style-name="Table18.F26" office:value-type="string">
            <text:p text:style-name="P2"><text:change-start text:change-id="ct41296272"/>*<text:change-end text:change-id="ct41296272"/></text:p>
          </table:table-cell>
          <table:table-cell table:style-name="Table18.G29" office:value-type="string">
            <text:p text:style-name="P2"><text:change-start text:change-id="ct41296704"/>Mustangpeak<text:change-end text:change-id="ct41296704"/></text:p>
          </table:table-cell>
          <table:table-cell table:style-name="Table18.H29" office:value-type="string">
            <text:p text:style-name="P3"><text:change-start text:change-id="ct43600992"/>Byte 6 is self-assigned<text:change-end text:change-id="ct43600992"/><text:change-start text:change-id="ct43601184"/>.<text:change-end text:change-id="ct43601184"/></text:p>
          </table:table-cell>
        </table:table-row>
        <table:table-row>
          <table:table-cell table:style-name="Table18.C29" office:value-type="string">
            <text:p text:style-name="P2"><text:change-start text:change-id="ct43602032"/>05<text:change-end text:change-id="ct43602032"/></text:p>
          </table:table-cell>
          <table:table-cell table:style-name="Table18.B29" office:value-type="string">
            <text:p text:style-name="P2"><text:change-start text:change-id="ct43602224"/>01<text:change-end text:change-id="ct43602224"/></text:p>
          </table:table-cell>
          <table:table-cell table:style-name="Table18.C29" office:value-type="string">
            <text:p text:style-name="P2"><text:change-start text:change-id="ct43602560"/>01<text:change-end text:change-id="ct43602560"/></text:p>
          </table:table-cell>
          <table:table-cell table:style-name="Table18.D28" office:value-type="string">
            <text:p text:style-name="P2"><text:change-start text:change-id="ct43601568"/>01<text:change-end text:change-id="ct43601568"/></text:p>
          </table:table-cell>
          <table:table-cell table:style-name="Table18.F26" office:value-type="string">
            <text:p text:style-name="P2"><text:change-start text:change-id="ct41295904"/>18<text:change-end text:change-id="ct41295904"/></text:p>
          </table:table-cell>
          <table:table-cell table:style-name="Table18.F26" office:value-type="string">
            <text:p text:style-name="P2"><text:change-start text:change-id="ct43602752"/>*<text:change-end text:change-id="ct43602752"/></text:p>
          </table:table-cell>
          <table:table-cell table:style-name="Table18.G29" office:value-type="string">
            <text:p text:style-name="P2"><text:change-start text:change-id="ct41300384"/>OpenMRN<text:change-end text:change-id="ct41300384"/></text:p>
          </table:table-cell>
          <table:table-cell table:style-name="Table18.H29" office:value-type="string">
            <text:p text:style-name="P3"><text:change-start text:change-id="ct43602944"/>OpenMRN open source OpenLCB implementation demo applications. <text:s/><text:change-end text:change-id="ct43602944"/><text:change-start text:change-id="ct43603376"/>Byte 6 is self-assigned<text:change-end text:change-id="ct43603376"/><text:change-start text:change-id="ct43603568"/>.<text:change-end text:change-id="ct43603568"/></text:p>
          </table:table-cell>
        </table:table-row>
        <table:table-row>
          <table:table-cell table:style-name="Table18.C29" office:value-type="string">
            <text:p text:style-name="P2"><text:change-start text:change-id="ct43603760"/>0<text:change-end text:change-id="ct43603760"/><text:change-start text:change-id="ct41299584"/>5<text:change-end text:change-id="ct41299584"/></text:p>
          </table:table-cell>
          <table:table-cell table:style-name="Table18.B29" office:value-type="string">
            <text:p text:style-name="P2"><text:change-start text:change-id="ct43604272"/>02<text:change-end text:change-id="ct43604272"/></text:p>
          </table:table-cell>
          <table:table-cell table:style-name="Table18.C27" table:number-columns-spanned="2" office:value-type="string">
            <text:p text:style-name="P2"><text:change-start text:change-id="ct41302896"/>OpenLCB Assigned<text:change-end text:change-id="ct41302896"/></text:p>
          </table:table-cell>
          <table:covered-table-cell/>
          <table:table-cell table:style-name="Table18.E28" table:number-columns-spanned="2" office:value-type="string">
            <text:p text:style-name="P2"><text:change text:change-id="ct41294432"/><text:change-start text:change-id="ct43604464"/>Self-Assigned<text:change-end text:change-id="ct43604464"/></text:p>
          </table:table-cell>
          <table:covered-table-cell/>
          <table:table-cell table:style-name="Table18.G29" office:value-type="string">
            <text:p text:style-name="P2"><text:change-start text:change-id="ct41304064"/>OpenLCB<text:change-end text:change-id="ct41304064"/></text:p>
          </table:table-cell>
          <table:table-cell table:style-name="Table18.H29" office:value-type="string">
            <text:p text:style-name="P3"><text:change-start text:change-id="ct41303696"/>16-bit assigned ranges.<text:change-end text:change-id="ct41303696"/></text:p>
          </table:table-cell>
        </table:table-row>
        <table:table-row>
          <table:table-cell table:style-name="Table18.C29" office:value-type="string">
            <text:p text:style-name="P2"><text:change-start text:change-id="ct43605344"/>0<text:change-end text:change-id="ct43605344"/><text:change-start text:change-id="ct43605536"/>5<text:change-end text:change-id="ct43605536"/></text:p>
          </table:table-cell>
          <table:table-cell table:style-name="Table18.B29" office:value-type="string">
            <text:p text:style-name="P2"><text:change-start text:change-id="ct43604960"/>02<text:change-end text:change-id="ct43604960"/></text:p>
          </table:table-cell>
          <table:table-cell table:style-name="Table18.C29" office:value-type="string">
            <text:p text:style-name="P2"><text:change-start text:change-id="ct43605728"/>1<text:change-end text:change-id="ct43605728"/></text:p>
          </table:table-cell>
          <table:table-cell table:style-name="Table18.D28" office:value-type="string">
            <text:p text:style-name="P2"><text:change-start text:change-id="ct41304368"/>2<text:change-end text:change-id="ct41304368"/></text:p>
          </table:table-cell>
          <table:table-cell table:style-name="Table18.E28" table:number-columns-spanned="2" office:value-type="string">
            <text:p text:style-name="P2"><text:change-start text:change-id="ct43605920"/>Self-Assigned<text:change-end text:change-id="ct43605920"/></text:p>
          </table:table-cell>
          <table:covered-table-cell/>
          <table:table-cell table:style-name="Table18.G29" office:value-type="string">
            <text:p text:style-name="P2"><text:change-start text:change-id="ct43606192"/>Railstars<text:change-end text:change-id="ct43606192"/></text:p>
          </table:table-cell>
          <table:table-cell table:style-name="Table18.H29" office:value-type="string">
            <text:p text:style-name="P3"/>
          </table:table-cell>
        </table:table-row>
        <table:table-row>
          <table:table-cell table:style-name="Table18.C29" office:value-type="string">
            <text:p text:style-name="P2"><text:change-start text:change-id="ct43607024"/>0<text:change-end text:change-id="ct43607024"/><text:change-start text:change-id="ct43607440"/>5<text:change-end text:change-id="ct43607440"/></text:p>
          </table:table-cell>
          <table:table-cell table:style-name="Table18.B29" office:value-type="string">
            <text:p text:style-name="P2"><text:change-start text:change-id="ct43606384"/>03<text:change-end text:change-id="ct43606384"/></text:p>
          </table:table-cell>
          <table:table-cell table:style-name="Table18.C29" office:value-type="string">
            <text:p text:style-name="P2"><text:change-start text:change-id="ct43606576"/>*<text:change-end text:change-id="ct43606576"/></text:p>
          </table:table-cell>
          <table:table-cell table:style-name="Table18.D29" table:number-columns-spanned="3" office:value-type="string">
            <text:p text:style-name="P2"><text:change-start text:change-id="ct43606768"/>Self-<text:span text:style-name="T11">A</text:span>ssigned<text:change-end text:change-id="ct43606768"/></text:p>
          </table:table-cell>
          <table:covered-table-cell/>
          <table:covered-table-cell/>
          <table:table-cell table:style-name="Table18.G29" office:value-type="string">
            <text:p text:style-name="P2"><text:change-start text:change-id="ct43607632"/>OpenLCB<text:change-end text:change-id="ct43607632"/></text:p>
          </table:table-cell>
          <table:table-cell table:style-name="Table18.H29" office:value-type="string">
            <text:p text:style-name="P3"><text:change-start text:change-id="ct43607824"/>2<text:change-end text:change-id="ct43607824"/><text:change-start text:change-id="ct41308976"/>4-bit assigned ranges. <text:s/>Byte 3 is designated by the OpenLCB group and bytes 4 through 6 are self-assigned.<text:change-end text:change-id="ct41308976"/></text:p>
          </table:table-cell>
        </table:table-row>
      </table:table>
      <text:p text:style-name="Standard"><text:change-start text:change-id="ct40974592"/><text:soft-page-break/></text:p>
      <text:h text:style-name="Heading_20_2" text:outline-level="2"><text:change-end text:change-id="ct40974592"/><text:change text:change-id="ct41356128"/><text:change-start text:change-id="ct40967232"/>Locomotive Control Systems<text:change-end text:change-id="ct40967232"/></text:h>
      <text:p text:style-name="Standard"><text:change text:change-id="ct43291616"/><text:change-start text:change-id="ct41364752"/>Th<text:change-end text:change-id="ct41364752"/><text:change-start text:change-id="ct41691072"/>is Unique identifier range (starting with a most significant byte value of 0x06) was originally allocated for locomotive control systems. <text:s/>These allocations are <text:span text:style-name="T9">no l</text:span><text:change-end text:change-id="ct41691072"/><text:change-start text:change-id="ct41370272"/><text:span text:style-name="T9">onger valid</text:span>, because locomotive control is being implemented differently than originally conceived. <text:s/>For historical reasons, the values are displayed here<text:change-end text:change-id="ct41370272"/><text:change-start text:change-id="ct41368064"/>. <text:s/><text:span text:style-name="T9">Do not use</text:span> these Unique Identifiers for any reason, as their use has been <text:span text:style-name="T9">deprecated</text:span>, and they may be re-designated for anothe<text:change-end text:change-id="ct41368064"/><text:change-start text:change-id="ct41361520"/>r purpose in the future.<text:change-end text:change-id="ct41361520"/></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5"><text:change-start text:change-id="ct42301472"/>Byte 1<text:change-end text:change-id="ct42301472"/></text:p>
            </table:table-cell>
            <table:table-cell table:style-name="Table19.A1" office:value-type="string">
              <text:p text:style-name="P15"><text:change-start text:change-id="ct42254960"/>Byte 2<text:change-end text:change-id="ct42254960"/></text:p>
            </table:table-cell>
            <table:table-cell table:style-name="Table19.A1" office:value-type="string">
              <text:p text:style-name="P15"><text:change-start text:change-id="ct43291872"/>Byte 3<text:change-end text:change-id="ct43291872"/></text:p>
            </table:table-cell>
            <table:table-cell table:style-name="Table19.A1" office:value-type="string">
              <text:p text:style-name="P15"><text:change-start text:change-id="ct42293744"/>Byte 4<text:change-end text:change-id="ct42293744"/></text:p>
            </table:table-cell>
            <table:table-cell table:style-name="Table19.A1" office:value-type="string">
              <text:p text:style-name="P15"><text:change-start text:change-id="ct41694384"/>Byte 5<text:change-end text:change-id="ct41694384"/></text:p>
            </table:table-cell>
            <table:table-cell table:style-name="Table19.A1" office:value-type="string">
              <text:p text:style-name="P15"><text:change-start text:change-id="ct41133712"/>Byte 6<text:change-end text:change-id="ct41133712"/></text:p>
            </table:table-cell>
            <table:table-cell table:style-name="Table19.A1" office:value-type="string">
              <text:p text:style-name="P15"><text:change-start text:change-id="ct41348032"/>Organization<text:change-end text:change-id="ct41348032"/></text:p>
            </table:table-cell>
            <table:table-cell table:style-name="Table19.H1" office:value-type="string">
              <text:p text:style-name="P15"><text:change-start text:change-id="ct43621888"/>Comment<text:change-end text:change-id="ct43621888"/></text:p>
            </table:table-cell>
          </table:table-row>
        </table:table-header-rows>
        <table:table-row>
          <table:table-cell table:style-name="Table19.C6" office:value-type="string">
            <text:p text:style-name="P2"><text:change-start text:change-id="ct41694752"/>06<text:change-end text:change-id="ct41694752"/></text:p>
          </table:table-cell>
          <table:table-cell table:style-name="Table19.B6" office:value-type="string">
            <text:p text:style-name="P2"><text:change-start text:change-id="ct41347296"/>00<text:change-end text:change-id="ct41347296"/></text:p>
          </table:table-cell>
          <table:table-cell table:style-name="Table19.C6" office:value-type="string">
            <text:p text:style-name="P2"><text:change-start text:change-id="ct41303328"/>*<text:change-end text:change-id="ct41303328"/></text:p>
          </table:table-cell>
          <table:table-cell table:style-name="Table19.D6" office:value-type="string">
            <text:p text:style-name="P2"><text:change-start text:change-id="ct41349872"/>*<text:change-end text:change-id="ct41349872"/></text:p>
          </table:table-cell>
          <table:table-cell table:style-name="Table19.F6" office:value-type="string">
            <text:p text:style-name="P2"><text:change-start text:change-id="ct41136592"/>*<text:change-end text:change-id="ct41136592"/></text:p>
          </table:table-cell>
          <table:table-cell table:style-name="Table19.F6" office:value-type="string">
            <text:p text:style-name="P2"><text:change-start text:change-id="ct41135696"/>*<text:change-end text:change-id="ct41135696"/></text:p>
          </table:table-cell>
          <table:table-cell table:style-name="Table19.G6" office:value-type="string">
            <text:p text:style-name="P2"><text:change-start text:change-id="ct41135328"/>OpenLCB<text:change-end text:change-id="ct41135328"/></text:p>
          </table:table-cell>
          <table:table-cell table:style-name="Table19.H6" office:value-type="string">
            <text:p text:style-name="P3"><text:change-start text:change-id="ct43572656"/>DC system<text:change-end text:change-id="ct43572656"/></text:p>
          </table:table-cell>
        </table:table-row>
        <table:table-row>
          <table:table-cell table:style-name="Table19.C6" office:value-type="string">
            <text:p text:style-name="P2"><text:change-start text:change-id="ct40657104"/>06<text:change-end text:change-id="ct40657104"/></text:p>
          </table:table-cell>
          <table:table-cell table:style-name="Table19.B6" office:value-type="string">
            <text:p text:style-name="P2"><text:change-start text:change-id="ct43557984"/>01<text:change-end text:change-id="ct43557984"/></text:p>
          </table:table-cell>
          <table:table-cell table:style-name="Table19.C6" office:value-type="string">
            <text:p text:style-name="P2"><text:change-start text:change-id="ct43619936"/>*<text:change-end text:change-id="ct43619936"/><text:change text:change-id="ct41306672"/></text:p>
          </table:table-cell>
          <table:table-cell table:style-name="Table19.D6" office:value-type="string">
            <text:p text:style-name="P2"><text:change-start text:change-id="ct41374320"/>*<text:change-end text:change-id="ct41374320"/><text:change text:change-id="ct41137264"/></text:p>
          </table:table-cell>
          <table:table-cell table:style-name="Table19.F6" office:value-type="string">
            <text:p text:style-name="P2"><text:change-start text:change-id="ct41137632"/>*<text:change-end text:change-id="ct41137632"/><text:change text:change-id="ct41140208"/></text:p>
          </table:table-cell>
          <table:table-cell table:style-name="Table19.F6" office:value-type="string">
            <text:p text:style-name="P2"><text:change-start text:change-id="ct41138736"/>*<text:change-end text:change-id="ct41138736"/><text:change text:change-id="ct41138000"/></text:p>
          </table:table-cell>
          <table:table-cell table:style-name="Table19.G6" office:value-type="string">
            <text:p text:style-name="P2"><text:change-start text:change-id="ct41139104"/>OpenLCB<text:change-end text:change-id="ct41139104"/></text:p>
          </table:table-cell>
          <table:table-cell table:style-name="Table19.H6" office:value-type="string">
            <text:p text:style-name="P3"><text:change-start text:change-id="ct41139536"/>DCC operated<text:change-end text:change-id="ct41139536"/></text:p>
          </table:table-cell>
        </table:table-row>
        <table:table-row>
          <table:table-cell table:style-name="Table19.C6" office:value-type="string">
            <text:p text:style-name="P2"><text:change-start text:change-id="ct41136160"/>06<text:change-end text:change-id="ct41136160"/></text:p>
          </table:table-cell>
          <table:table-cell table:style-name="Table19.B6" office:value-type="string">
            <text:p text:style-name="P2"><text:change-start text:change-id="ct41132448"/>02<text:change-end text:change-id="ct41132448"/></text:p>
          </table:table-cell>
          <table:table-cell table:style-name="Table19.C6" office:value-type="string">
            <text:p text:style-name="P2"><text:change-start text:change-id="ct41136896"/>*<text:change-end text:change-id="ct41136896"/><text:change text:change-id="ct41293696"/></text:p>
          </table:table-cell>
          <table:table-cell table:style-name="Table19.D6" office:value-type="string">
            <text:p text:style-name="P2"><text:change-start text:change-id="ct41140576"/>*<text:change-end text:change-id="ct41140576"/><text:change text:change-id="ct41139840"/></text:p>
          </table:table-cell>
          <table:table-cell table:style-name="Table19.F6" office:value-type="string">
            <text:p text:style-name="P2"><text:change-start text:change-id="ct41138368"/>*<text:change-end text:change-id="ct41138368"/><text:change text:change-id="ct43619488"/></text:p>
          </table:table-cell>
          <table:table-cell table:style-name="Table19.F6" office:value-type="string">
            <text:p text:style-name="P2"><text:change-start text:change-id="ct41142784"/>*<text:change-end text:change-id="ct41142784"/><text:change text:change-id="ct41144016"/></text:p>
          </table:table-cell>
          <table:table-cell table:style-name="Table19.G6" office:value-type="string">
            <text:p text:style-name="P2"><text:change-start text:change-id="ct41145504"/>OpenLCB<text:change-end text:change-id="ct41145504"/></text:p>
          </table:table-cell>
          <table:table-cell table:style-name="Table19.H6" office:value-type="string">
            <text:p text:style-name="P3"><text:change-start text:change-id="ct41141008"/>TMCC operated<text:change-end text:change-id="ct41141008"/></text:p>
          </table:table-cell>
        </table:table-row>
        <table:table-row>
          <table:table-cell table:style-name="Table19.C6" office:value-type="string">
            <text:p text:style-name="P2"><text:change-start text:change-id="ct41141616"/>06<text:change-end text:change-id="ct41141616"/></text:p>
          </table:table-cell>
          <table:table-cell table:style-name="Table19.B6" office:value-type="string">
            <text:p text:style-name="P2"><text:change-start text:change-id="ct41144416"/>03<text:change-end text:change-id="ct41144416"/></text:p>
          </table:table-cell>
          <table:table-cell table:style-name="Table19.C6" office:value-type="string">
            <text:p text:style-name="P2"><text:change-start text:change-id="ct41134144"/>*<text:change-end text:change-id="ct41134144"/><text:change text:change-id="ct43621056"/></text:p>
          </table:table-cell>
          <table:table-cell table:style-name="Table19.D6" office:value-type="string">
            <text:p text:style-name="P2"><text:change-start text:change-id="ct41132880"/>*<text:change-end text:change-id="ct41132880"/><text:change text:change-id="ct41142096"/></text:p>
          </table:table-cell>
          <table:table-cell table:style-name="Table19.F6" office:value-type="string">
            <text:p text:style-name="P2"><text:change-start text:change-id="ct41133104"/>*<text:change-end text:change-id="ct41133104"/><text:change text:change-id="ct41146016"/></text:p>
          </table:table-cell>
          <table:table-cell table:style-name="Table19.F6" office:value-type="string">
            <text:p text:style-name="P2"><text:change-start text:change-id="ct41147264"/>*<text:change-end text:change-id="ct41147264"/><text:change text:change-id="ct41147888"/></text:p>
          </table:table-cell>
          <table:table-cell table:style-name="Table19.G6" office:value-type="string">
            <text:p text:style-name="P2"><text:change-start text:change-id="ct41148496"/>OpenLCB<text:change-end text:change-id="ct41148496"/></text:p>
          </table:table-cell>
          <table:table-cell table:style-name="Table19.H6" office:value-type="string">
            <text:p text:style-name="P3"><text:change-start text:change-id="ct43395664"/>Marklin/Motorola system<text:change-end text:change-id="ct43395664"/></text:p>
          </table:table-cell>
        </table:table-row>
        <table:table-row>
          <table:table-cell table:style-name="Table19.C6" office:value-type="string">
            <text:p text:style-name="P2"><text:change-start text:change-id="ct41149584"/>06<text:change-end text:change-id="ct41149584"/></text:p>
          </table:table-cell>
          <table:table-cell table:style-name="Table19.B6" office:value-type="string">
            <text:p text:style-name="P2"><text:change-start text:change-id="ct43621456"/>04<text:change-end text:change-id="ct43621456"/></text:p>
          </table:table-cell>
          <table:table-cell table:style-name="Table19.C6" office:value-type="string">
            <text:p text:style-name="P2"><text:change-start text:change-id="ct43620752"/>*<text:change-end text:change-id="ct43620752"/><text:change text:change-id="ct43396064"/></text:p>
          </table:table-cell>
          <table:table-cell table:style-name="Table19.D6" office:value-type="string">
            <text:p text:style-name="P2"><text:change-start text:change-id="ct43620320"/>*<text:change-end text:change-id="ct43620320"/><text:change text:change-id="ct43397120"/></text:p>
          </table:table-cell>
          <table:table-cell table:style-name="Table19.F6" office:value-type="string">
            <text:p text:style-name="P2"><text:change-start text:change-id="ct43394672"/>*<text:change-end text:change-id="ct43394672"/><text:change text:change-id="ct43398048"/></text:p>
          </table:table-cell>
          <table:table-cell table:style-name="Table19.F6" office:value-type="string">
            <text:p text:style-name="P2"><text:change-start text:change-id="ct43398720"/>*<text:change-end text:change-id="ct43398720"/><text:change text:change-id="ct43623072"/></text:p>
          </table:table-cell>
          <table:table-cell table:style-name="Table19.G6" office:value-type="string">
            <text:p text:style-name="P2"><text:change-start text:change-id="ct43398352"/>OpenLCB<text:change-end text:change-id="ct43398352"/></text:p>
          </table:table-cell>
          <table:table-cell table:style-name="Table19.H6" office:value-type="string">
            <text:p text:style-name="P3"><text:change-start text:change-id="ct43621648"/>MTH DCS<text:change-end text:change-id="ct43621648"/></text:p>
          </table:table-cell>
        </table:table-row>
      </table:table>
      <text:p text:style-name="Standard"><text:change-start text:change-id="ct41145248"/></text:p>
      <text:h text:style-name="Heading_20_2" text:outline-level="2"><text:change-end text:change-id="ct41145248"/><text:change text:change-id="ct43620544"/><text:change text:change-id="ct41146976"/><text:change-start text:change-id="ct43398960"/>RFID and NFC</text:h>
      <text:p text:style-name="Standard">The RFID <text:change-end text:change-id="ct43398960"/><text:change-start text:change-id="ct42298512"/>Unique Identifiers space is reserved for further specification in the future. <text:s/>Do not use this space before contacting the OpenLCB organization first.</text:p>
      <text:h text:style-name="Heading_20_2" text:outline-level="2"><text:change-end text:change-id="ct42298512"/><text:change-start text:change-id="ct41363728"/>Temporary Assigned by Software at Runtime</text:h>
      <text:p text:style-name="Standard"><text:change-end text:change-id="ct41363728"/><text:change-start text:change-id="ct41371088"/>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change-end text:change-id="ct41371088"/><text:change-start text:change-id="ct43399360"/></text:p>
      <text:p text:style-name="Standard"><text:soft-page-break/>These Unique Identifiers are assigned on a leased basis. <text:s/><text:change-end text:change-id="ct43399360"/><text:change-start text:change-id="ct43402080"/>A temporary (leased) Unique Identifier server will issue a Unique Identifier that is valid for a designated period of time.<text:change-end text:change-id="ct43402080"/><text:change-start text:change-id="ct41295168"/> <text:s/>When the lease period is up, the Unique Identifier server may re-issue the same Unique Identifier to another node as needed. <text:s/>The Unique Identifier server and client can periodically negotiate an <text:change-end text:change-id="ct41295168"/><text:change-start text:change-id="ct41149264"/>extension of the lease indefinitely.<text:change-end text:change-id="ct41149264"/></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5"><text:change-start text:change-id="ct43400400"/>Byte 1<text:change-end text:change-id="ct43400400"/></text:p>
            </table:table-cell>
            <table:table-cell table:style-name="Table6.A1" office:value-type="string">
              <text:p text:style-name="P15"><text:change-start text:change-id="ct43396256"/>Byte 2<text:change-end text:change-id="ct43396256"/></text:p>
            </table:table-cell>
            <table:table-cell table:style-name="Table6.A1" office:value-type="string">
              <text:p text:style-name="P15"><text:change-start text:change-id="ct43625280"/>Byte 3<text:change-end text:change-id="ct43625280"/></text:p>
            </table:table-cell>
            <table:table-cell table:style-name="Table6.A1" office:value-type="string">
              <text:p text:style-name="P15"><text:change-start text:change-id="ct43422064"/>Byte 4<text:change-end text:change-id="ct43422064"/></text:p>
            </table:table-cell>
            <table:table-cell table:style-name="Table6.A1" office:value-type="string">
              <text:p text:style-name="P15"><text:change-start text:change-id="ct43424224"/>Byte 5<text:change-end text:change-id="ct43424224"/></text:p>
            </table:table-cell>
            <table:table-cell table:style-name="Table6.A1" office:value-type="string">
              <text:p text:style-name="P15"><text:change-start text:change-id="ct43625504"/>Byte 6<text:change-end text:change-id="ct43625504"/></text:p>
            </table:table-cell>
            <table:table-cell table:style-name="Table6.A1" office:value-type="string">
              <text:p text:style-name="P15"><text:change-start text:change-id="ct43423856"/>Organization<text:change-end text:change-id="ct43423856"/></text:p>
            </table:table-cell>
            <table:table-cell table:style-name="Table6.H1" office:value-type="string">
              <text:p text:style-name="P15"><text:change-start text:change-id="ct43425328"/>Comment<text:change-end text:change-id="ct43425328"/></text:p>
            </table:table-cell>
          </table:table-row>
        </table:table-header-rows>
        <table:table-row>
          <table:table-cell table:style-name="Table6.C5" office:value-type="string">
            <text:p text:style-name="P2"><text:change-start text:change-id="ct43424592"/>0<text:change-end text:change-id="ct43424592"/><text:change-start text:change-id="ct43425696"/>7<text:change-end text:change-id="ct43425696"/></text:p>
          </table:table-cell>
          <table:table-cell table:style-name="Table6.B5" office:value-type="string">
            <text:p text:style-name="P2"><text:change-start text:change-id="ct43424960"/>00<text:change-end text:change-id="ct43424960"/></text:p>
          </table:table-cell>
          <table:table-cell table:style-name="Table6.C5" office:value-type="string">
            <text:p text:style-name="P2"><text:change-start text:change-id="ct43426800"/>00<text:change-end text:change-id="ct43426800"/></text:p>
          </table:table-cell>
          <table:table-cell table:style-name="Table6.D5" table:number-columns-spanned="3" office:value-type="string">
            <text:p text:style-name="P2"><text:change-start text:change-id="ct43426432"/>Sequentially Assigned Values<text:change-end text:change-id="ct43426432"/></text:p>
          </table:table-cell>
          <table:covered-table-cell/>
          <table:covered-table-cell/>
          <table:table-cell table:style-name="Table6.G5" office:value-type="string">
            <text:p text:style-name="P2"><text:change-start text:change-id="ct43426064"/>OpenLCB<text:change-end text:change-id="ct43426064"/></text:p>
          </table:table-cell>
          <table:table-cell table:style-name="Table6.H5" office:value-type="string">
            <text:p text:style-name="P3"><text:change-start text:change-id="ct43427168"/>Allocated through OpenLCB.org<text:change-end text:change-id="ct43427168"/></text:p>
          </table:table-cell>
        </table:table-row>
        <table:table-row>
          <table:table-cell table:style-name="Table6.C5" office:value-type="string">
            <text:p text:style-name="P2"><text:change-start text:change-id="ct43428272"/>0<text:change-end text:change-id="ct43428272"/><text:change-start text:change-id="ct43427904"/>7<text:change-end text:change-id="ct43427904"/></text:p>
          </table:table-cell>
          <table:table-cell table:style-name="Table6.B5" office:value-type="string">
            <text:p text:style-name="P2"><text:change-start text:change-id="ct43429008"/>00<text:change-end text:change-id="ct43429008"/></text:p>
          </table:table-cell>
          <table:table-cell table:style-name="Table6.C5" office:value-type="string">
            <text:p text:style-name="P2"><text:change-start text:change-id="ct43428704"/>*<text:change-end text:change-id="ct43428704"/></text:p>
          </table:table-cell>
          <table:table-cell table:style-name="Table6.D5" table:number-columns-spanned="3" office:value-type="string">
            <text:p text:style-name="P2"><text:change-start text:change-id="ct43427536"/>Sequentially Assigned Values<text:change-end text:change-id="ct43427536"/></text:p>
          </table:table-cell>
          <table:covered-table-cell/>
          <table:covered-table-cell/>
          <table:table-cell table:style-name="Table6.G5" office:value-type="string">
            <text:p text:style-name="P2"><text:change-start text:change-id="ct43429440"/>OpenLCB<text:change-end text:change-id="ct43429440"/></text:p>
          </table:table-cell>
          <table:table-cell table:style-name="Table6.H5" office:value-type="string">
            <text:p text:style-name="P3"><text:change-start text:change-id="ct43429808"/>Reserved for OpenLCB.org future expansion<text:change-end text:change-id="ct43429808"/></text:p>
          </table:table-cell>
        </table:table-row>
        <table:table-row>
          <table:table-cell table:style-name="Table6.C5" office:value-type="string">
            <text:p text:style-name="P2"><text:change-start text:change-id="ct43430544"/>0<text:change-end text:change-id="ct43430544"/><text:change text:change-id="ct43626736"/><text:change-start text:change-id="ct43626928"/>7<text:change-end text:change-id="ct43626928"/></text:p>
          </table:table-cell>
          <table:table-cell table:style-name="Table6.B5" office:value-type="string">
            <text:p text:style-name="P2"><text:change-start text:change-id="ct43430112"/>01<text:change-end text:change-id="ct43430112"/><text:change text:change-id="ct43431280"/></text:p>
          </table:table-cell>
          <table:table-cell table:style-name="Table6.C5" office:value-type="string">
            <text:p text:style-name="P2"><text:change-start text:change-id="ct41149056"/>DCC ID<text:change-end text:change-id="ct41149056"/><text:change text:change-id="ct43431584"/></text:p>
          </table:table-cell>
          <table:table-cell table:style-name="Table6.D5" table:number-columns-spanned="3" office:value-type="string">
            <text:p text:style-name="P2"><text:change-start text:change-id="ct43430912"/>Self-Assigned<text:change-end text:change-id="ct43430912"/></text:p>
          </table:table-cell>
          <table:covered-table-cell/>
          <table:covered-table-cell/>
          <table:table-cell table:style-name="Table6.G5" office:value-type="string">
            <text:p text:style-name="P2"><text:change-start text:change-id="ct43431952"/>DCC Manufacturer<text:change-end text:change-id="ct43431952"/><text:change text:change-id="ct43627120"/></text:p>
          </table:table-cell>
          <table:table-cell table:style-name="Table6.H5" office:value-type="string">
            <text:p text:style-name="P3"><text:change-start text:change-id="ct43433040"/>Manufactures who have been assigned a DCC Manufacturer ID code may, but are not required to, use this range. <text:s/>These IDs are defined within the the NMRA standard “S-9.2.2 Appendix A, DCC Manufacture ID Codes”<text:change-end text:change-id="ct43433040"/><text:change text:change-id="ct43433648"/></text:p>
          </table:table-cell>
        </table:table-row>
        <table:table-row>
          <table:table-cell table:style-name="Table6.C5" office:value-type="string">
            <text:p text:style-name="P2"><text:change-start text:change-id="ct43434352"/>07<text:change-end text:change-id="ct43434352"/></text:p>
          </table:table-cell>
          <table:table-cell table:style-name="Table6.B5" office:value-type="string">
            <text:p text:style-name="P2"><text:change-start text:change-id="ct43627312"/>02<text:change-end text:change-id="ct43627312"/></text:p>
          </table:table-cell>
          <table:table-cell table:style-name="Table6.C5" office:value-type="string">
            <text:p text:style-name="P2"><text:change-start text:change-id="ct43432736"/>00<text:change-end text:change-id="ct43432736"/></text:p>
          </table:table-cell>
          <table:table-cell table:style-name="Table6.D5" table:number-columns-spanned="3" office:value-type="string">
            <text:p text:style-name="P2"><text:change-start text:change-id="ct43436400"/>Self-Assigned<text:change-end text:change-id="ct43436400"/></text:p>
          </table:table-cell>
          <table:covered-table-cell/>
          <table:covered-table-cell/>
          <table:table-cell table:style-name="Table6.G5" office:value-type="string">
            <text:p text:style-name="P2"><text:change-start text:change-id="ct43437440"/>Private<text:change-end text:change-id="ct43437440"/></text:p>
          </table:table-cell>
          <table:table-cell table:style-name="Table6.H5" office:value-type="string">
            <text:p text:style-name="P3"><text:change-start text:change-id="ct43435920"/>Private Layout. <text:s/>Use with Caution.<text:change-end text:change-id="ct43435920"/></text:p>
          </table:table-cell>
        </table:table-row>
      </table:table>
      <text:p text:style-name="Standard"><text:change-start text:change-id="ct43420176"/></text:p>
      <text:h text:style-name="Heading_20_2" text:outline-level="2"><text:change-end text:change-id="ct43420176"/>Reserved <text:change text:change-id="ct43438432"/><text:change-start text:change-id="ct43408624"/>U<text:change-end text:change-id="ct43408624"/>nique <text:change text:change-id="ct43623264"/><text:change-start text:change-id="ct43628096"/>I<text:change-end text:change-id="ct43628096"/>dentifiers</text:h>
      <text:p text:style-name="Standard">All other unique identifiers not specifically discussed in this Standard shall not be used until the Standard is revised to permit their use.<text:change text:change-id="ct43439024"/><text:change-start text:change-id="ct43439392"/> <text:s/>Additionally, the following table identifies <text:change-end text:change-id="ct43439392"/><text:change-start text:change-id="ct43440256"/>Unique Identifiers that shall be reserved indefinitely.<text:change-end text:change-id="ct43440256"/><text:change-start text:change-id="ct43441088"/></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5">Byte 1</text:p>
            </table:table-cell>
            <table:table-cell table:style-name="Table9.A1" office:value-type="string">
              <text:p text:style-name="P15">Byte 2</text:p>
            </table:table-cell>
            <table:table-cell table:style-name="Table9.A1" office:value-type="string">
              <text:p text:style-name="P15">Byte 3</text:p>
            </table:table-cell>
            <table:table-cell table:style-name="Table9.A1" office:value-type="string">
              <text:p text:style-name="P15">Byte 4</text:p>
            </table:table-cell>
            <table:table-cell table:style-name="Table9.A1" office:value-type="string">
              <text:p text:style-name="P15">Byte 5</text:p>
            </table:table-cell>
            <table:table-cell table:style-name="Table9.A1" office:value-type="string">
              <text:p text:style-name="P15">Byte 6</text:p>
            </table:table-cell>
            <table:table-cell table:style-name="Table9.A1" office:value-type="string">
              <text:p text:style-name="P15">Organization</text:p>
            </table:table-cell>
            <table:table-cell table:style-name="Table9.H1" office:value-type="string">
              <text:p text:style-name="P15">Comment</text:p>
            </table:table-cell>
          </table:table-row>
        </table:table-header-rows>
        <table:table-row>
          <table:table-cell table:style-name="Table9.C3" office:value-type="string">
            <text:p text:style-name="P2">00</text:p>
          </table:table-cell>
          <table:table-cell table:style-name="Table9.B3" office:value-type="string">
            <text:p text:style-name="P2">*</text:p>
          </table:table-cell>
          <table:table-cell table:style-name="Table9.C3" office:value-type="string">
            <text:p text:style-name="P2">*</text:p>
          </table:table-cell>
          <table:table-cell table:style-name="Table9.D3" office:value-type="string">
            <text:p text:style-name="P2">*</text:p>
          </table:table-cell>
          <table:table-cell table:style-name="Table9.F3" office:value-type="string">
            <text:p text:style-name="P2">*</text:p>
          </table:table-cell>
          <table:table-cell table:style-name="Table9.F3" office:value-type="string">
            <text:p text:style-name="P2">*</text:p>
          </table:table-cell>
          <table:table-cell table:style-name="Table9.G3" office:value-type="string">
            <text:p text:style-name="P2">OpenLCB</text:p>
          </table:table-cell>
          <table:table-cell table:style-name="Table9.H3" office:value-type="string">
            <text:p text:style-name="P3">Shall not be used at any point.</text:p>
          </table:table-cell>
        </table:table-row>
        <table:table-row>
          <table:table-cell table:style-name="Table9.C3" office:value-type="string">
            <text:p text:style-name="P2">FF</text:p>
          </table:table-cell>
          <table:table-cell table:style-name="Table9.B3" office:value-type="string">
            <text:p text:style-name="P2">*</text:p>
          </table:table-cell>
          <table:table-cell table:style-name="Table9.C3" office:value-type="string">
            <text:p text:style-name="P2">*</text:p>
          </table:table-cell>
          <table:table-cell table:style-name="Table9.D3" office:value-type="string">
            <text:p text:style-name="P2">*</text:p>
          </table:table-cell>
          <table:table-cell table:style-name="Table9.F3" office:value-type="string">
            <text:p text:style-name="P2">*</text:p>
          </table:table-cell>
          <table:table-cell table:style-name="Table9.F3" office:value-type="string">
            <text:p text:style-name="P2">*</text:p>
          </table:table-cell>
          <table:table-cell table:style-name="Table9.G3" office:value-type="string">
            <text:p text:style-name="P2">OpenLCB</text:p>
          </table:table-cell>
          <table:table-cell table:style-name="Table9.H3" office:value-type="string">
            <text:p text:style-name="P3">Shall not be used at any point.</text:p>
          </table:table-cell>
        </table:table-row>
      </table:table>
      <text:p text:style-name="Standard"><text:change-end text:change-id="ct43441088"/><text:change text:change-id="ct43629200"/></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References and Context (Informative)<text:tab/>1</text:p>
          <text:p text:style-name="P16"><text:s/>3 Format<text:tab/>1</text:p>
          <text:p text:style-name="P16"><text:s/>4 Allocation (Normative)<text:tab/>1</text:p>
          <text:p text:style-name="P17"><text:s/>4.1 Overview<text:tab/>2</text:p>
          <text:p text:style-name="P17"><text:s/>4.2 Reserved Leading Zero<text:tab/>2</text:p>
          <text:p text:style-name="P17"><text:s/>4.3 Reserved for Well-Known Global Identifiers<text:tab/>3</text:p>
          <text:p text:style-name="P17"><text:s/>4.4 Manufacture Specific<text:tab/>3</text:p>
          <text:p text:style-name="P17"><text:s/>4.5 Self-Assigning Groups<text:tab/>4</text:p>
          <text:p text:style-name="P17"><text:s/>4.6 Assigned by Software at Run-Time<text:tab/>5</text:p>
          <text:p text:style-name="P17"><text:s/>4.7 Specifically Assigned<text:tab/>5</text:p>
          <text:p text:style-name="P17"><text:s/>4.8 Locomotive Control Systems<text:tab/>8</text:p>
          <text:p text:style-name="P17"><text:s/>4.9 RFID<text:tab/>8</text:p>
          <text:p text:style-name="P17"><text:s/>4.10 Temporary Assigned by Software at Runtime<text:tab/>8</text:p>
          <text:p text:style-name="P17"><text:s/>4.11 Reserved Unique Identifiers<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5701in" style:rel-column-width="16091*"/>
    </style:style>
    <style:style style:name="Table1.D" style:family="table-column">
      <style:table-column-properties style:column-width="1.2653in" style:rel-column-width="129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number:date-style style:name="N121">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43180784" text:id="ct43180784">
            <text:insertion>
              <office:change-info>
                <dc:creator>Bob Jacobsen</dc:creator>
                <dc:date>2013-02-06T22:32:00</dc:date>
              </office:change-info>
            </text:insertion>
          </text:changed-region>
          <text:changed-region xml:id="ct43179296" text:id="ct43179296">
            <text:deletion>
              <office:change-info>
                <dc:creator>Bob Jacobsen</dc:creator>
                <dc:date>2013-02-06T22:32:00</dc:date>
              </office:change-info>
              <text:p text:style-name="MP4"><text:span text:style-name="Page_20_Number"><text:span text:style-name="MT2"><text:date style:data-style-name="N120" text:date-value="2015-02-08T12:25:58.284129761">2-8-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change-start text:change-id="ct43180784"/><text:span text:style-name="Page_20_Number"><text:span text:style-name="MT2"><text:date style:data-style-name="N75" text:date-value="2015-02-08T12:25:58.285204740">Feb 8, 2015</text:date></text:span></text:span><text:change-end text:change-id="ct43180784"/><text:change text:change-id="ct43179296"/></text:p>
      </style:footer>
    </style:master-page>
    <style:master-page style:name="First_20_Page" style:display-name="First Page" style:page-layout-name="Mpm2" style:next-style-name="Standard">
      <style:header>
        <text:tracked-changes>
          <text:changed-region xml:id="ct43222416" text:id="ct43222416">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3222416"/>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2:25:58.292282628">Feb 8, 2015</text:date></text:p>
            </table:table-cell>
            <table:table-cell table:style-name="Table1.C1" office:value-type="string">
              <text:p text:style-name="MP7">Preliminary</text:p>
            </table:table-cell>
          </table:table-row>
        </table:table>
        <text:p text:style-name="Header"/>
      </style:header>
      <style:footer>
        <text:tracked-changes>
          <text:changed-region xml:id="ct43278352" text:id="ct43278352">
            <text:insertion>
              <office:change-info>
                <dc:creator>Bob Jacobsen</dc:creator>
                <dc:date>2013-02-06T22:32:00</dc:date>
              </office:change-info>
            </text:insertion>
          </text:changed-region>
          <text:changed-region xml:id="ct41130176" text:id="ct41130176">
            <text:deletion>
              <office:change-info>
                <dc:creator>Bob Jacobsen</dc:creator>
                <dc:date>2013-02-06T22:32:00</dc:date>
              </office:change-info>
              <text:p text:style-name="MP8"><text:span text:style-name="Page_20_Number"><text:span text:style-name="MT2"><text:date style:data-style-name="N121" text:date-value="2015-02-08T12:25:58.293808344">2/8/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change-start text:change-id="ct43278352"/><text:span text:style-name="Page_20_Number"><text:span text:style-name="MT2"><text:date style:data-style-name="N75" text:date-value="2015-02-08T12:25:58.294785884">Feb 8, 2015</text:date></text:span></text:span><text:change-end text:change-id="ct43278352"/><text:change text:change-id="ct4113017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224</meta:editing-cycles>
    <meta:editing-duration>PT19H28M11S</meta:editing-duration>
    <meta:generator>LibreOffice/4.2.7.2$Linux_X86_64 LibreOffice_project/420m0$Build-2</meta:generator>
    <dc:date>2015-02-08T12:25:58.229200649</dc:date>
    <dc:creator>Stuart Baker</dc:creator>
    <meta:printed-by>Bob Jacobsen</meta:printed-by>
    <meta:print-date>2010-10-24T14:21:59</meta:print-date>
    <meta:document-statistic meta:table-count="19" meta:image-count="1" meta:object-count="0" meta:page-count="10" meta:paragraph-count="642" meta:word-count="2074" meta:character-count="11819" meta:non-whitespace-character-count="10324"/>
    <meta:user-defined meta:name="Info 1"/>
    <meta:user-defined meta:name="Info 2"/>
    <meta:user-defined meta:name="Info 3"/>
    <meta:user-defined meta:name="Info 4"/>
  </office:meta>
</office:document-meta>
</file>